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17mm"/>
    </style:style>
    <style:style style:name="co2" style:family="table-column">
      <style:table-column-properties fo:break-before="auto" style:column-width="476.66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4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  <style:text-properties fo:color="#000000"/>
    </style:style>
    <style:style style:name="ce3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test_data1_PRE_0.9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upplierUrl</text:p>
          </table:table-cell>
          <table:table-cell office:value-type="string" calcext:value-type="string">
            <text:p>amaonUr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imilarity_result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outsource</text:p>
          </table:table-cell>
          <table:table-cell office:value-type="string" calcext:value-type="string">
            <text:p>colorSimila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pIifPVpgL._SL75_.jpg</text:p>
          </table:table-cell>
          <table:table-cell office:value-type="string" calcext:value-type="string">
            <text:p>https://gloimg.rowcdn.com/ROSE/pdm-product-pic/Clothing/2018/10/15/goods-img/154016414992175241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93" calcext:value-type="float">
            <text:p>0.0593</text:p>
          </table:table-cell>
          <table:table-cell office:value-type="float" office:value="0" calcext:value-type="float">
            <text:p>0</text:p>
          </table:table-cell>
          <table:table-cell office:value-type="float" office:value="0.444473108897161" calcext:value-type="float">
            <text:p>0.444473108897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ycGc%2BSbxL._SL75_.jpg</text:p>
          </table:table-cell>
          <table:table-cell office:value-type="string" calcext:value-type="string">
            <text:p>https://gloimg.rowcdn.com/ROSE/pdm-product-pic/Clothing/2018/07/12/goods-img/153905346453078818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18" calcext:value-type="float">
            <text:p>0.0518</text:p>
          </table:table-cell>
          <table:table-cell office:value-type="float" office:value="0" calcext:value-type="float">
            <text:p>0</text:p>
          </table:table-cell>
          <table:table-cell office:value-type="float" office:value="0.499481243762822" calcext:value-type="float">
            <text:p>0.499481243762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o9YhbW22L._SL75_.jpg</text:p>
          </table:table-cell>
          <table:table-cell office:value-type="string" calcext:value-type="string">
            <text:p>https://gloimg.rowcdn.com/ROSE/pdm-product-pic/Clothing/2018/09/20/goods-img/154516876636636661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383566931963461" calcext:value-type="float">
            <text:p>0.383566931963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o9YhbW22L._SL75_.jpg</text:p>
          </table:table-cell>
          <table:table-cell office:value-type="string" calcext:value-type="string">
            <text:p>https://gloimg.rowcdn.com/ROSE/pdm-product-pic/Clothing/2018/09/20/goods-img/154516876636636661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83566931963461" calcext:value-type="float">
            <text:p>0.383566931963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o9YhbW22L._SL75_.jpg</text:p>
          </table:table-cell>
          <table:table-cell office:value-type="string" calcext:value-type="string">
            <text:p>https://gloimg.rowcdn.com/ROSE/pdm-product-pic/Clothing/2018/09/20/goods-img/154516876636636661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83566931963461" calcext:value-type="float">
            <text:p>0.383566931963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TwM4%2BYbFL._SL75_.jpg</text:p>
          </table:table-cell>
          <table:table-cell office:value-type="string" calcext:value-type="string">
            <text:p>https://gloimg.rowcdn.com/ROSE/pdm-product-pic/Clothing/2018/06/09/goods-img/152874620487503817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53" calcext:value-type="float">
            <text:p>0.0853</text:p>
          </table:table-cell>
          <table:table-cell office:value-type="float" office:value="0" calcext:value-type="float">
            <text:p>0</text:p>
          </table:table-cell>
          <table:table-cell office:value-type="float" office:value="0.335223261236009" calcext:value-type="float">
            <text:p>0.335223261236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TwM4%2BYbFL._SL75_.jpg</text:p>
          </table:table-cell>
          <table:table-cell office:value-type="string" calcext:value-type="string">
            <text:p>https://gloimg.rowcdn.com/ROSE/pdm-product-pic/Clothing/2018/06/09/goods-img/152874620487503817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35223261236009" calcext:value-type="float">
            <text:p>0.335223261236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N9ilOnHYL._SL75_.jpg</text:p>
          </table:table-cell>
          <table:table-cell office:value-type="string" calcext:value-type="string">
            <text:p>https://gloimg.rowcdn.com/ROSE/pdm-product-pic/Clothing/2018/06/23/goods-img/153056081029134644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17" calcext:value-type="float">
            <text:p>0.0617</text:p>
          </table:table-cell>
          <table:table-cell office:value-type="float" office:value="0" calcext:value-type="float">
            <text:p>0</text:p>
          </table:table-cell>
          <table:table-cell office:value-type="float" office:value="0.314051904494517" calcext:value-type="float">
            <text:p>0.314051904494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ZX0DHQ8NL._SL75_.jpg</text:p>
          </table:table-cell>
          <table:table-cell office:value-type="string" calcext:value-type="string">
            <text:p>https://gloimg.rowcdn.com/ROSE/pdm-provider-img/straight-product-img/20180808/T027813/T0278130071/goods-img/153376620239636462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71" calcext:value-type="float">
            <text:p>0.0671</text:p>
          </table:table-cell>
          <table:table-cell office:value-type="float" office:value="0" calcext:value-type="float">
            <text:p>0</text:p>
          </table:table-cell>
          <table:table-cell office:value-type="float" office:value="0.401478144975477" calcext:value-type="float">
            <text:p>0.401478144975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k9eGUh9nL._SL75_.jpg</text:p>
          </table:table-cell>
          <table:table-cell office:value-type="string" calcext:value-type="string">
            <text:p>https://gloimg.rowcdn.com/ROSE/pdm-provider-img/straight-product-img/20180810/T029173/T0291730010/goods-img/153412263113068623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17" calcext:value-type="float">
            <text:p>0.0617</text:p>
          </table:table-cell>
          <table:table-cell office:value-type="float" office:value="0" calcext:value-type="float">
            <text:p>0</text:p>
          </table:table-cell>
          <table:table-cell office:value-type="float" office:value="0.484088552257712" calcext:value-type="float">
            <text:p>0.4840885522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BKG6BYjL._SL75_.jpg</text:p>
          </table:table-cell>
          <table:table-cell office:value-type="string" calcext:value-type="string">
            <text:p>https://gloimg.rowcdn.com/ROSE/pdm-product-pic/Clothing/2018/07/19/goods-img/153211623792753332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08" calcext:value-type="float">
            <text:p>0.0708</text:p>
          </table:table-cell>
          <table:table-cell office:value-type="float" office:value="0" calcext:value-type="float">
            <text:p>0</text:p>
          </table:table-cell>
          <table:table-cell office:value-type="float" office:value="0.30842621922544" calcext:value-type="float">
            <text:p>0.30842621922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0Al36tYmL._SL75_.jpg</text:p>
          </table:table-cell>
          <table:table-cell office:value-type="string" calcext:value-type="string">
            <text:p>https://gloimg.rowcdn.com/ROSE/pdm-provider-img/straight-product-img/20180722/T027813/T0278130040/goods-img/153240558452073917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51" calcext:value-type="float">
            <text:p>0.0851</text:p>
          </table:table-cell>
          <table:table-cell office:value-type="float" office:value="0" calcext:value-type="float">
            <text:p>0</text:p>
          </table:table-cell>
          <table:table-cell office:value-type="float" office:value="0.390544819601608" calcext:value-type="float">
            <text:p>0.390544819601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DSEDnP2WL._SL75_.jpg</text:p>
          </table:table-cell>
          <table:table-cell office:value-type="string" calcext:value-type="string">
            <text:p>https://gloimg.rowcdn.com/ROSE/pdm-provider-img/straight-product-img/20180710/T011046/T0110460494/goods-img/154040495325148158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68" calcext:value-type="float">
            <text:p>0.0768</text:p>
          </table:table-cell>
          <table:table-cell office:value-type="float" office:value="0" calcext:value-type="float">
            <text:p>0</text:p>
          </table:table-cell>
          <table:table-cell office:value-type="float" office:value="0.389895010468856" calcext:value-type="float">
            <text:p>0.389895010468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qIHGs4nuL._SL75_.jpg</text:p>
          </table:table-cell>
          <table:table-cell office:value-type="string" calcext:value-type="string">
            <text:p>https://gloimg.rowcdn.com/ROSE/pdm-product-pic/Clothing/2018/07/24/goods-img/154512891437307349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83463030173732" calcext:value-type="float">
            <text:p>0.283463030173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mbuZzVBlL._SL75_.jpg</text:p>
          </table:table-cell>
          <table:table-cell office:value-type="string" calcext:value-type="string">
            <text:p>https://gloimg.rowcdn.com/ROSE/pdm-product-pic/Clothing/2017/07/04/goods-img/149914113084720086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31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0.321836206209487" calcext:value-type="float">
            <text:p>0.321836206209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mbuZzVBlL._SL75_.jpg</text:p>
          </table:table-cell>
          <table:table-cell office:value-type="string" calcext:value-type="string">
            <text:p>https://gloimg.rowcdn.com/ROSE/pdm-product-pic/Clothing/2017/07/04/goods-img/149914113084720086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21836206209487" calcext:value-type="float">
            <text:p>0.321836206209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6qVVNpDHL._SL75_.jpg</text:p>
          </table:table-cell>
          <table:table-cell office:value-type="string" calcext:value-type="string">
            <text:p>https://gloimg.rowcdn.com/ROSE/pdm-product-pic/Clothing/2017/08/29/goods-img/150420737128745312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85" calcext:value-type="float">
            <text:p>0.0885</text:p>
          </table:table-cell>
          <table:table-cell office:value-type="float" office:value="0" calcext:value-type="float">
            <text:p>0</text:p>
          </table:table-cell>
          <table:table-cell office:value-type="float" office:value="0.423687088566284" calcext:value-type="float">
            <text:p>0.423687088566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6qVVNpDHL._SL75_.jpg</text:p>
          </table:table-cell>
          <table:table-cell office:value-type="string" calcext:value-type="string">
            <text:p>https://gloimg.rowcdn.com/ROSE/pdm-product-pic/Clothing/2017/08/29/goods-img/150420737128745312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3687088566284" calcext:value-type="float">
            <text:p>0.423687088566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B6L3vwtwL._SL75_.jpg</text:p>
          </table:table-cell>
          <table:table-cell office:value-type="string" calcext:value-type="string">
            <text:p>https://gloimg.rowcdn.com/ROSE/pdm-product-pic/Clothing/2018/11/16/goods-img/154302769146655294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05" calcext:value-type="float">
            <text:p>0.0805</text:p>
          </table:table-cell>
          <table:table-cell office:value-type="float" office:value="0" calcext:value-type="float">
            <text:p>0</text:p>
          </table:table-cell>
          <table:table-cell office:value-type="float" office:value="0.425898236976528" calcext:value-type="float">
            <text:p>0.425898236976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txzws9atL._SL75_.jpg</text:p>
          </table:table-cell>
          <table:table-cell office:value-type="string" calcext:value-type="string">
            <text:p>https://gloimg.rowcdn.com/ROSE/pdm-provider-img/straight-product-img/20181123/T001421/T0014210420/goods-img/154302228912735713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01" calcext:value-type="float">
            <text:p>0.0701</text:p>
          </table:table-cell>
          <table:table-cell office:value-type="float" office:value="0" calcext:value-type="float">
            <text:p>0</text:p>
          </table:table-cell>
          <table:table-cell office:value-type="float" office:value="0.315924750554807" calcext:value-type="float">
            <text:p>0.315924750554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nikMbFZpL._SL75_.jpg</text:p>
          </table:table-cell>
          <table:table-cell office:value-type="string" calcext:value-type="string">
            <text:p>https://gloimg.rowcdn.com/ROSE/pdm-product-pic/Clothing/2018/11/23/goods-img/154304429184559544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35" calcext:value-type="float">
            <text:p>0.0435</text:p>
          </table:table-cell>
          <table:table-cell office:value-type="float" office:value="0" calcext:value-type="float">
            <text:p>0</text:p>
          </table:table-cell>
          <table:table-cell office:value-type="float" office:value="0.330811792171386" calcext:value-type="float">
            <text:p>0.330811792171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wg64tZ7eL._SL75_.jpg</text:p>
          </table:table-cell>
          <table:table-cell office:value-type="string" calcext:value-type="string">
            <text:p>https://gloimg.rowcdn.com/ROSE/pdm-product-pic/Clothing/2019/01/08/goods-img/154740885121260481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12" calcext:value-type="float">
            <text:p>0.0412</text:p>
          </table:table-cell>
          <table:table-cell office:value-type="float" office:value="0" calcext:value-type="float">
            <text:p>0</text:p>
          </table:table-cell>
          <table:table-cell office:value-type="float" office:value="0.277607284676671" calcext:value-type="float">
            <text:p>0.277607284676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y9zQXxxL._SL75_.jpg</text:p>
          </table:table-cell>
          <table:table-cell office:value-type="string" calcext:value-type="string">
            <text:p>https://gloimg.rowcdn.com/ROSE/pdm-product-pic/Clothing/2019/01/09/goods-img/154827240881206330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98" calcext:value-type="float">
            <text:p>0.0598</text:p>
          </table:table-cell>
          <table:table-cell office:value-type="float" office:value="0" calcext:value-type="float">
            <text:p>0</text:p>
          </table:table-cell>
          <table:table-cell office:value-type="float" office:value="0.424254152607036" calcext:value-type="float">
            <text:p>0.424254152607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y9zQXxxL._SL75_.jpg</text:p>
          </table:table-cell>
          <table:table-cell office:value-type="string" calcext:value-type="string">
            <text:p>https://gloimg.rowcdn.com/ROSE/pdm-product-pic/Clothing/2019/01/09/goods-img/154990681913257701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4254152607036" calcext:value-type="float">
            <text:p>0.424254152607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2jMJE7hTL._SL75_.jpg</text:p>
          </table:table-cell>
          <table:table-cell office:value-type="string" calcext:value-type="string">
            <text:p>https://gloimg.rowcdn.com/ROSE/pdm-product-pic/Clothing/2018/08/31/goods-img/154505566436508177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2073490474016" calcext:value-type="float">
            <text:p>0.202073490474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2jMJE7hTL._SL75_.jpg</text:p>
          </table:table-cell>
          <table:table-cell office:value-type="string" calcext:value-type="string">
            <text:p>https://gloimg.rowcdn.com/ROSE/pdm-product-pic/Clothing/2018/08/31/goods-img/154505566436508177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2073490474016" calcext:value-type="float">
            <text:p>0.202073490474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2jMJE7hTL._SL75_.jpg</text:p>
          </table:table-cell>
          <table:table-cell office:value-type="string" calcext:value-type="string">
            <text:p>https://gloimg.rowcdn.com/ROSE/pdm-product-pic/Clothing/2018/08/31/goods-img/153634737014083228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29" calcext:value-type="float">
            <text:p>0.0729</text:p>
          </table:table-cell>
          <table:table-cell office:value-type="float" office:value="0" calcext:value-type="float">
            <text:p>0</text:p>
          </table:table-cell>
          <table:table-cell office:value-type="float" office:value="0.202073490474016" calcext:value-type="float">
            <text:p>0.202073490474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R-UiqTRL._SL75_.jpg</text:p>
          </table:table-cell>
          <table:table-cell office:value-type="string" calcext:value-type="string">
            <text:p>https://gloimg.rowcdn.com/ROSE/pdm-product-pic/Clothing/2018/09/07/goods-img/154513273496561506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77" calcext:value-type="float">
            <text:p>0.0977</text:p>
          </table:table-cell>
          <table:table-cell office:value-type="float" office:value="0" calcext:value-type="float">
            <text:p>0</text:p>
          </table:table-cell>
          <table:table-cell office:value-type="float" office:value="0.438786795499346" calcext:value-type="float">
            <text:p>0.438786795499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EwYk3NYhL._SL75_.jpg</text:p>
          </table:table-cell>
          <table:table-cell office:value-type="string" calcext:value-type="string">
            <text:p>https://gloimg.rowcdn.com/ROSE/pdm-provider-img/straight-product-img/20180925/T031334/T0313340008/goods-img/153792426940788628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59" calcext:value-type="float">
            <text:p>0.0459</text:p>
          </table:table-cell>
          <table:table-cell office:value-type="float" office:value="0" calcext:value-type="float">
            <text:p>0</text:p>
          </table:table-cell>
          <table:table-cell office:value-type="float" office:value="0.458012378802247" calcext:value-type="float">
            <text:p>0.458012378802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yvZrjg5uL._SL75_.jpg</text:p>
          </table:table-cell>
          <table:table-cell office:value-type="string" calcext:value-type="string">
            <text:p>https://gloimg.rowcdn.com/ROSE/pdm-product-pic/Clothing/2018/08/09/goods-img/154505940158133608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81" calcext:value-type="float">
            <text:p>0.0681</text:p>
          </table:table-cell>
          <table:table-cell office:value-type="float" office:value="0" calcext:value-type="float">
            <text:p>0</text:p>
          </table:table-cell>
          <table:table-cell office:value-type="float" office:value="0.528684975553718" calcext:value-type="float">
            <text:p>0.528684975553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EQ%2B2g9IBL._SL75_.jpg</text:p>
          </table:table-cell>
          <table:table-cell office:value-type="string" calcext:value-type="string">
            <text:p>https://gloimg.rowcdn.com/ROSE/pdm-provider-img/straight-product-img/20180821/SJXZ0546/SJXZ05460005/goods-img/153488944427825870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53" calcext:value-type="float">
            <text:p>0.0553</text:p>
          </table:table-cell>
          <table:table-cell office:value-type="float" office:value="0" calcext:value-type="float">
            <text:p>0</text:p>
          </table:table-cell>
          <table:table-cell office:value-type="float" office:value="0.42566012010427" calcext:value-type="float">
            <text:p>0.42566012010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HvlSwShRL._SL75_.jpg</text:p>
          </table:table-cell>
          <table:table-cell office:value-type="string" calcext:value-type="string">
            <text:p>https://gloimg.rowcdn.com/ROSE/pdm-provider-img/straight-product-img/20181010/T028996/T0289960171/goods-img/153963266122094696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59" calcext:value-type="float">
            <text:p>0.0759</text:p>
          </table:table-cell>
          <table:table-cell office:value-type="float" office:value="0" calcext:value-type="float">
            <text:p>0</text:p>
          </table:table-cell>
          <table:table-cell office:value-type="float" office:value="0.300470214147307" calcext:value-type="float">
            <text:p>0.300470214147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zIkcLiVpL._SL75_.jpg</text:p>
          </table:table-cell>
          <table:table-cell office:value-type="string" calcext:value-type="string">
            <text:p>https://gloimg.rowcdn.com/ROSE/pdm-product-pic/Clothing/2018/10/11/goods-img/154112314201009742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49" calcext:value-type="float">
            <text:p>0.0549</text:p>
          </table:table-cell>
          <table:table-cell office:value-type="float" office:value="0" calcext:value-type="float">
            <text:p>0</text:p>
          </table:table-cell>
          <table:table-cell office:value-type="float" office:value="0.368793169774219" calcext:value-type="float">
            <text:p>0.368793169774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ADxZ-SDL._SL75_.jpg</text:p>
          </table:table-cell>
          <table:table-cell office:value-type="string" calcext:value-type="string">
            <text:p>https://gloimg.rowcdn.com/ROSE/pdm-product-pic/Clothing/2018/09/28/goods-img/154111810080781181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19777324086081" calcext:value-type="float">
            <text:p>0.319777324086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ADxZ-SDL._SL75_.jpg</text:p>
          </table:table-cell>
          <table:table-cell office:value-type="string" calcext:value-type="string">
            <text:p>https://gloimg.rowcdn.com/ROSE/pdm-product-pic/Clothing/2018/09/28/goods-img/154111810080781181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18" calcext:value-type="float">
            <text:p>0.0618</text:p>
          </table:table-cell>
          <table:table-cell office:value-type="float" office:value="0" calcext:value-type="float">
            <text:p>0</text:p>
          </table:table-cell>
          <table:table-cell office:value-type="float" office:value="0.319777324086081" calcext:value-type="float">
            <text:p>0.319777324086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Y%2Bhub6owL._SL75_.jpg</text:p>
          </table:table-cell>
          <table:table-cell office:value-type="string" calcext:value-type="string">
            <text:p>https://gloimg.rowcdn.com/ROSE/pdm-product-pic/Clothing/2018/10/13/goods-img/153940645028393632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9181931839145" calcext:value-type="float">
            <text:p>0.359181931839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Y%2Bhub6owL._SL75_.jpg</text:p>
          </table:table-cell>
          <table:table-cell office:value-type="string" calcext:value-type="string">
            <text:p>https://gloimg.rowcdn.com/ROSE/pdm-product-pic/Clothing/2018/10/13/goods-img/153940645028393632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9181931839145" calcext:value-type="float">
            <text:p>0.359181931839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Y%2Bhub6owL._SL75_.jpg</text:p>
          </table:table-cell>
          <table:table-cell office:value-type="string" calcext:value-type="string">
            <text:p>https://gloimg.rowcdn.com/ROSE/pdm-product-pic/Clothing/2018/10/13/goods-img/153940645028393632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9181931839145" calcext:value-type="float">
            <text:p>0.359181931839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Y%2Bhub6owL._SL75_.jpg</text:p>
          </table:table-cell>
          <table:table-cell office:value-type="string" calcext:value-type="string">
            <text:p>https://gloimg.rowcdn.com/ROSE/pdm-product-pic/Clothing/2018/10/13/goods-img/153940645028393632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9181931839145" calcext:value-type="float">
            <text:p>0.359181931839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Y%2Bhub6owL._SL75_.jpg</text:p>
          </table:table-cell>
          <table:table-cell office:value-type="string" calcext:value-type="string">
            <text:p>https://gloimg.rowcdn.com/ROSE/pdm-product-pic/Clothing/2018/10/13/goods-img/153940645028393632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9181931839145" calcext:value-type="float">
            <text:p>0.359181931839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Y%2Bhub6owL._SL75_.jpg</text:p>
          </table:table-cell>
          <table:table-cell office:value-type="string" calcext:value-type="string">
            <text:p>https://gloimg.rowcdn.com/ROSE/pdm-product-pic/Clothing/2018/10/13/goods-img/153940645028393632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03" calcext:value-type="float">
            <text:p>0.0703</text:p>
          </table:table-cell>
          <table:table-cell office:value-type="float" office:value="0" calcext:value-type="float">
            <text:p>0</text:p>
          </table:table-cell>
          <table:table-cell office:value-type="float" office:value="0.359181931839145" calcext:value-type="float">
            <text:p>0.359181931839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Y%2Bhub6owL._SL75_.jpg</text:p>
          </table:table-cell>
          <table:table-cell office:value-type="string" calcext:value-type="string">
            <text:p>https://gloimg.rowcdn.com/ROSE/pdm-product-pic/Clothing/2018/10/13/goods-img/153940645028393632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9181931839145" calcext:value-type="float">
            <text:p>0.359181931839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Y%2Bhub6owL._SL75_.jpg</text:p>
          </table:table-cell>
          <table:table-cell office:value-type="string" calcext:value-type="string">
            <text:p>https://gloimg.rowcdn.com/ROSE/pdm-product-pic/Clothing/2018/10/13/goods-img/153940645028393632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9181931839145" calcext:value-type="float">
            <text:p>0.359181931839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qBSNxU3L._SL75_.jpg</text:p>
          </table:table-cell>
          <table:table-cell office:value-type="string" calcext:value-type="string">
            <text:p>https://gloimg.rowcdn.com/ROSE/pdm-product-pic/Clothing/2016/12/30/goods-img/149849916702105230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76" calcext:value-type="float">
            <text:p>0.0776</text:p>
          </table:table-cell>
          <table:table-cell office:value-type="float" office:value="0" calcext:value-type="float">
            <text:p>0</text:p>
          </table:table-cell>
          <table:table-cell office:value-type="float" office:value="0.48481568814639" calcext:value-type="float">
            <text:p>0.48481568814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vAglP2nVL._SL75_.jpg</text:p>
          </table:table-cell>
          <table:table-cell office:value-type="string" calcext:value-type="string">
            <text:p>https://ii.steinmart.com/fcgi-bin/iipsrv.fcgi?FIF=/images/steinmart/source/steinmart/products/61044798_117.tif&amp;qlt=75&amp;wid=270&amp;cvt=jpe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86" calcext:value-type="float">
            <text:p>0.0686</text:p>
          </table:table-cell>
          <table:table-cell office:value-type="float" office:value="0" calcext:value-type="float">
            <text:p>0</text:p>
          </table:table-cell>
          <table:table-cell office:value-type="float" office:value="0.394142567583667" calcext:value-type="float">
            <text:p>0.394142567583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WdfdkPfXL._SL75_.jpg</text:p>
          </table:table-cell>
          <table:table-cell office:value-type="string" calcext:value-type="string">
            <text:p>https://cdnimg.webstaurantstore.com/images/products/medium/418935/1562271.jpg</text:p>
          </table:table-cell>
          <table:table-cell office:value-type="string" calcext:value-type="string">
            <text:p>16 <text:s/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ZAibVvZhL._SL75_.jpg</text:p>
          </table:table-cell>
          <table:table-cell office:value-type="string" calcext:value-type="string">
            <text:p>https://images10.newegg.com/NeweggImage/ProductImageCompressAll300/96-106-075-0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328" calcext:value-type="float">
            <text:p>0.0328</text:p>
          </table:table-cell>
          <table:table-cell office:value-type="float" office:value="0" calcext:value-type="float">
            <text:p>0</text:p>
          </table:table-cell>
          <table:table-cell office:value-type="float" office:value="0.389193861022135" calcext:value-type="float">
            <text:p>0.389193861022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XNn3wrztL._SL75_.jpg</text:p>
          </table:table-cell>
          <table:table-cell office:value-type="string" calcext:value-type="string">
            <text:p>https://c.shld.net/rpx/i/s/pi/mp/29267/prod_4884164023?src=http%3A%2F%2Fm2.uxcell.com%2Fphoto_new%2F20140416%2Fg%2Fux_a14041600ux0520_ux_g03.jpg&amp;d=3f048dc35e4a3c1fc671142acab0cb615ff7e54d&amp;hei=245&amp;wid=245&amp;op_sharpen=1&amp;qlt=85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syN2UiK-L._SL75_.jpg</text:p>
          </table:table-cell>
          <table:table-cell office:value-type="string" calcext:value-type="string">
            <text:p>https://gloimg.rowcdn.com/ROSE/pdm-product-pic/Clothing/2018/01/03/goods-img/151500306344426554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22" calcext:value-type="float">
            <text:p>0.0822</text:p>
          </table:table-cell>
          <table:table-cell office:value-type="float" office:value="0" calcext:value-type="float">
            <text:p>0</text:p>
          </table:table-cell>
          <table:table-cell office:value-type="float" office:value="0.731768679964592" calcext:value-type="float">
            <text:p>0.731768679964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QxqPzpS3L._SL75_.jpg</text:p>
          </table:table-cell>
          <table:table-cell office:value-type="string" calcext:value-type="string">
            <text:p>https://gloimg.rowcdn.com/ROSE/pdm-product-pic/Clothing/2016/02/04/goods-img/149686014584812246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58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0.523945491433008" calcext:value-type="float">
            <text:p>0.523945491433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pqZjqFKqL._SL75_.jpg</text:p>
          </table:table-cell>
          <table:table-cell office:value-type="string" calcext:value-type="string">
            <text:p>https://gloimg.rowcdn.com/ROSE/pdm-product-pic/Clothing/2017/07/10/goods-img/149964866640896898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59317544390064" calcext:value-type="float">
            <text:p>0.559317544390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pqZjqFKqL._SL75_.jpg</text:p>
          </table:table-cell>
          <table:table-cell office:value-type="string" calcext:value-type="string">
            <text:p>https://gloimg.rowcdn.com/ROSE/pdm-product-pic/Clothing/2017/07/10/goods-img/149964866640896898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office:value-type="float" office:value="0.559317544390064" calcext:value-type="float">
            <text:p>0.559317544390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pqZjqFKqL._SL75_.jpg</text:p>
          </table:table-cell>
          <table:table-cell office:value-type="string" calcext:value-type="string">
            <text:p>https://gloimg.rowcdn.com/ROSE/pdm-product-pic/Clothing/2017/07/10/goods-img/149964866640896898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59317544390064" calcext:value-type="float">
            <text:p>0.559317544390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RBoWxo0SL._SL75_.jpg</text:p>
          </table:table-cell>
          <table:table-cell office:value-type="string" calcext:value-type="string">
            <text:p>https://gloimg.rowcdn.com/ROSE/pdm-product-pic/Clothing/2018/05/17/goods-img/154505315822948591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12" calcext:value-type="float">
            <text:p>0.0912</text:p>
          </table:table-cell>
          <table:table-cell office:value-type="float" office:value="0" calcext:value-type="float">
            <text:p>0</text:p>
          </table:table-cell>
          <table:table-cell office:value-type="float" office:value="0.493708628038567" calcext:value-type="float">
            <text:p>0.493708628038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s2Vc4eyrL._SL75_.jpg</text:p>
          </table:table-cell>
          <table:table-cell office:value-type="string" calcext:value-type="string">
            <text:p>https://gloimg.rowcdn.com/ROSE/pdm-product-pic/Clothing/2018/01/03/goods-img/151502897022988071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62" calcext:value-type="float">
            <text:p>0.0462</text:p>
          </table:table-cell>
          <table:table-cell office:value-type="float" office:value="0" calcext:value-type="float">
            <text:p>0</text:p>
          </table:table-cell>
          <table:table-cell office:value-type="float" office:value="0.663255635127629" calcext:value-type="float">
            <text:p>0.663255635127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ojD6adzVL._SL75_.jpg</text:p>
          </table:table-cell>
          <table:table-cell office:value-type="string" calcext:value-type="string">
            <text:p>https://gloimg.rowcdn.com/ROSE/2015/201503/goods-img/148478467121093984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99" calcext:value-type="float">
            <text:p>0.0999</text:p>
          </table:table-cell>
          <table:table-cell office:value-type="float" office:value="0" calcext:value-type="float">
            <text:p>0</text:p>
          </table:table-cell>
          <table:table-cell office:value-type="float" office:value="0.594057530521183" calcext:value-type="float">
            <text:p>0.594057530521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dF1ZnIvL._SL75_.jpg</text:p>
          </table:table-cell>
          <table:table-cell office:value-type="string" calcext:value-type="string">
            <text:p>https://gloimg.rowcdn.com/ROSE/pdm-product-pic/Clothing/2018/08/02/goods-img/153548293862515738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33" calcext:value-type="float">
            <text:p>0.0933</text:p>
          </table:table-cell>
          <table:table-cell office:value-type="float" office:value="0" calcext:value-type="float">
            <text:p>0</text:p>
          </table:table-cell>
          <table:table-cell office:value-type="float" office:value="0.451865053653816" calcext:value-type="float">
            <text:p>0.451865053653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HNzNJP25L._SL75_.jpg</text:p>
          </table:table-cell>
          <table:table-cell office:value-type="string" calcext:value-type="string">
            <text:p>https://cdnimg.webstaurantstore.com/uploads/design/2014/1/blank.pn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48" calcext:value-type="float">
            <text:p>0.0948</text:p>
          </table:table-cell>
          <table:table-cell office:value-type="float" office:value="0" calcext:value-type="float">
            <text:p>0</text:p>
          </table:table-cell>
          <table:table-cell office:value-type="float" office:value="0.157323691019482" calcext:value-type="float">
            <text:p>0.157323691019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H1AjUQctL._SL75_.jpg</text:p>
          </table:table-cell>
          <table:table-cell office:value-type="string" calcext:value-type="string">
            <text:p>https://gloimg.rowcdn.com/ROSE/pdm-product-pic/Clothing/2017/11/02/goods-img/151029489192690485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35" calcext:value-type="float">
            <text:p>0.0635</text:p>
          </table:table-cell>
          <table:table-cell office:value-type="float" office:value="0" calcext:value-type="float">
            <text:p>0</text:p>
          </table:table-cell>
          <table:table-cell office:value-type="float" office:value="0.468402344385336" calcext:value-type="float">
            <text:p>0.468402344385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ju5uvJawL._SL75_.jpg</text:p>
          </table:table-cell>
          <table:table-cell office:value-type="string" calcext:value-type="string">
            <text:p>https://gloimg.rowcdn.com/ROSE/pdm-product-pic/Clothing/2016/08/23/goods-img/147191881169187005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6692554715337" calcext:value-type="float">
            <text:p>0.76692554715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ju5uvJawL._SL75_.jpg</text:p>
          </table:table-cell>
          <table:table-cell office:value-type="string" calcext:value-type="string">
            <text:p>https://gloimg.rowcdn.com/ROSE/pdm-product-pic/Clothing/2016/08/23/goods-img/147191881169187005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86" calcext:value-type="float">
            <text:p>0.0786</text:p>
          </table:table-cell>
          <table:table-cell office:value-type="float" office:value="0" calcext:value-type="float">
            <text:p>0</text:p>
          </table:table-cell>
          <table:table-cell office:value-type="float" office:value="0.76692554715337" calcext:value-type="float">
            <text:p>0.76692554715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WYWoCLGQL._SL75_.jpg</text:p>
          </table:table-cell>
          <table:table-cell office:value-type="string" calcext:value-type="string">
            <text:p>https://gloimg.rowcdn.com/ROSE/pdm-product-pic/Clothing/2016/08/23/goods-img/147197220238161228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8382729544193" calcext:value-type="float">
            <text:p>0.428382729544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WYWoCLGQL._SL75_.jpg</text:p>
          </table:table-cell>
          <table:table-cell office:value-type="string" calcext:value-type="string">
            <text:p>https://gloimg.rowcdn.com/ROSE/pdm-product-pic/Clothing/2016/08/23/goods-img/147197220238161228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377" calcext:value-type="float">
            <text:p>0.0377</text:p>
          </table:table-cell>
          <table:table-cell office:value-type="float" office:value="0" calcext:value-type="float">
            <text:p>0</text:p>
          </table:table-cell>
          <table:table-cell office:value-type="float" office:value="0.428382729544193" calcext:value-type="float">
            <text:p>0.428382729544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VuA3ZoM7L._SL75_.jpg</text:p>
          </table:table-cell>
          <table:table-cell office:value-type="string" calcext:value-type="string">
            <text:p>https://gloimg.rowcdn.com/ROSE/pdm-product-pic/Clothing/2016/08/11/goods-img/147563114405856488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39" calcext:value-type="float">
            <text:p>0.0539</text:p>
          </table:table-cell>
          <table:table-cell office:value-type="float" office:value="0" calcext:value-type="float">
            <text:p>0</text:p>
          </table:table-cell>
          <table:table-cell office:value-type="float" office:value="0.337038189523506" calcext:value-type="float">
            <text:p>0.337038189523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RI%2B5PJd1L._SL75_.jpg</text:p>
          </table:table-cell>
          <table:table-cell office:value-type="string" calcext:value-type="string">
            <text:p>https://gloimg.rowcdn.com/ROSE/pdm-product-pic/Clothing/2016/08/17/goods-img/147139488286742909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0.272359869019902" calcext:value-type="float">
            <text:p>0.272359869019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1gO8bgDFL._SL75_.jpg</text:p>
          </table:table-cell>
          <table:table-cell office:value-type="string" calcext:value-type="string">
            <text:p>https://gloimg.rowcdn.com/ROSE/pdm-product-pic/Clothing/2016/08/24/goods-img/147205790177297759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21" calcext:value-type="float">
            <text:p>0.0921</text:p>
          </table:table-cell>
          <table:table-cell office:value-type="float" office:value="0" calcext:value-type="float">
            <text:p>0</text:p>
          </table:table-cell>
          <table:table-cell office:value-type="float" office:value="0.321836205976748" calcext:value-type="float">
            <text:p>0.321836205976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jYJ4nx6L._SL75_.jpg</text:p>
          </table:table-cell>
          <table:table-cell office:value-type="string" calcext:value-type="string">
            <text:p>https://gloimg.rowcdn.com/ROSE/pdm-product-pic/Clothing/2016/08/25/goods-img/147208669990455497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11" calcext:value-type="float">
            <text:p>0.0811</text:p>
          </table:table-cell>
          <table:table-cell office:value-type="float" office:value="0" calcext:value-type="float">
            <text:p>0</text:p>
          </table:table-cell>
          <table:table-cell office:value-type="float" office:value="0.448873672874844" calcext:value-type="float">
            <text:p>0.448873672874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pSfh6Xw-L._SL75_.jpg</text:p>
          </table:table-cell>
          <table:table-cell office:value-type="string" calcext:value-type="string">
            <text:p>https://gloimg.rowcdn.com/ROSE/pdm-product-pic/Clothing/2016/08/29/goods-img/147248970203750112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02" calcext:value-type="float">
            <text:p>0.0702</text:p>
          </table:table-cell>
          <table:table-cell office:value-type="float" office:value="0" calcext:value-type="float">
            <text:p>0</text:p>
          </table:table-cell>
          <table:table-cell office:value-type="float" office:value="0.257512481289333" calcext:value-type="float">
            <text:p>0.257512481289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95w5qqubL._SL75_.jpg</text:p>
          </table:table-cell>
          <table:table-cell office:value-type="string" calcext:value-type="string">
            <text:p>https://gloimg.rowcdn.com/ROSE/pdm-product-pic/Clothing/2016/08/29/goods-img/147243247392257908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99" calcext:value-type="float">
            <text:p>0.0899</text:p>
          </table:table-cell>
          <table:table-cell office:value-type="float" office:value="0" calcext:value-type="float">
            <text:p>0</text:p>
          </table:table-cell>
          <table:table-cell office:value-type="float" office:value="0.663375776581028" calcext:value-type="float">
            <text:p>0.663375776581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Gr9OW9fJL._SL75_.jpg</text:p>
          </table:table-cell>
          <table:table-cell office:value-type="string" calcext:value-type="string">
            <text:p>https://gloimg.rowcdn.com/ROSE/pdm-product-pic/Clothing/2016/08/31/goods-img/147261120720214614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31" calcext:value-type="float">
            <text:p>0.0631</text:p>
          </table:table-cell>
          <table:table-cell office:value-type="float" office:value="0" calcext:value-type="float">
            <text:p>0</text:p>
          </table:table-cell>
          <table:table-cell office:value-type="float" office:value="0.518609029461238" calcext:value-type="float">
            <text:p>0.518609029461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xCsy-oDL._SL75_.jpg</text:p>
          </table:table-cell>
          <table:table-cell office:value-type="string" calcext:value-type="string">
            <text:p>https://gloimg.rowcdn.com/ROSE/pdm-product-pic/Clothing/2016/08/31/goods-img/1472611204248648624.jpg</text:p>
          </table:table-cell>
          <table:table-cell office:value-type="string" calcext:value-type="string">
            <text:p>16 <text:s/>208</text:p>
          </table:table-cell>
          <table:table-cell office:value-type="float" office:value="0" calcext:value-type="float">
            <text:p>0</text:p>
          </table:table-cell>
          <table:table-cell office:value-type="float" office:value="0.0334" calcext:value-type="float">
            <text:p>0.0334</text:p>
          </table:table-cell>
          <table:table-cell office:value-type="float" office:value="0" calcext:value-type="float">
            <text:p>0</text:p>
          </table:table-cell>
          <table:table-cell office:value-type="float" office:value="0.611069128257628" calcext:value-type="float">
            <text:p>0.611069128257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yCAAXDtwL._SL75_.jpg</text:p>
          </table:table-cell>
          <table:table-cell office:value-type="string" calcext:value-type="string">
            <text:p>https://gloimg.rowcdn.com/ROSE/pdm-product-pic/Clothing/2016/06/30/goods-img/146722794561385582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55" calcext:value-type="float">
            <text:p>0.0855</text:p>
          </table:table-cell>
          <table:table-cell office:value-type="float" office:value="0" calcext:value-type="float">
            <text:p>0</text:p>
          </table:table-cell>
          <table:table-cell office:value-type="float" office:value="0.490352401433707" calcext:value-type="float">
            <text:p>0.490352401433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5-jF5Un%2BL._SL75_.jpg</text:p>
          </table:table-cell>
          <table:table-cell office:value-type="string" calcext:value-type="string">
            <text:p>https://gloimg.rowcdn.com/ROSE/2015/201510/goods-img/1444158256094-P-320983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57" calcext:value-type="float">
            <text:p>0.0557</text:p>
          </table:table-cell>
          <table:table-cell office:value-type="float" office:value="0" calcext:value-type="float">
            <text:p>0</text:p>
          </table:table-cell>
          <table:table-cell office:value-type="float" office:value="0.573438680291404" calcext:value-type="float">
            <text:p>0.57343868029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1V9gVXQmL._SL75_.jpg</text:p>
          </table:table-cell>
          <table:table-cell office:value-type="string" calcext:value-type="string">
            <text:p>https://gloimg.rowcdn.com/ROSE/2014/201409/goods-img/147441342344258159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65" calcext:value-type="float">
            <text:p>0.0865</text:p>
          </table:table-cell>
          <table:table-cell office:value-type="float" office:value="0" calcext:value-type="float">
            <text:p>0</text:p>
          </table:table-cell>
          <table:table-cell office:value-type="float" office:value="0.756328682793678" calcext:value-type="float">
            <text:p>0.756328682793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-B22Y7VAL._SL75_.jpg</text:p>
          </table:table-cell>
          <table:table-cell office:value-type="string" calcext:value-type="string">
            <text:p>https://gloimg.rowcdn.com/ROSE/pdm-product-pic/Clothing/2016/06/29/goods-img/146714634271258465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06" calcext:value-type="float">
            <text:p>0.0506</text:p>
          </table:table-cell>
          <table:table-cell office:value-type="float" office:value="0" calcext:value-type="float">
            <text:p>0</text:p>
          </table:table-cell>
          <table:table-cell office:value-type="float" office:value="0.471069156181803" calcext:value-type="float">
            <text:p>0.471069156181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PcyeHKA-L._SL75_.jpg</text:p>
          </table:table-cell>
          <table:table-cell office:value-type="string" calcext:value-type="string">
            <text:p>https://gloimg.rowcdn.com/ROSE/2015/201501/goods-img/1420409961251-P-233541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57" calcext:value-type="float">
            <text:p>0.0657</text:p>
          </table:table-cell>
          <table:table-cell office:value-type="float" office:value="0" calcext:value-type="float">
            <text:p>0</text:p>
          </table:table-cell>
          <table:table-cell office:value-type="float" office:value="0.794839704801479" calcext:value-type="float">
            <text:p>0.794839704801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flGocBnbL._SL75_.jpg</text:p>
          </table:table-cell>
          <table:table-cell office:value-type="string" calcext:value-type="string">
            <text:p>https://gloimg.rowcdn.com/ROSE/pdm-product-pic/Clothing/2016/06/30/goods-img/146722618145169740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25" calcext:value-type="float">
            <text:p>0.0425</text:p>
          </table:table-cell>
          <table:table-cell office:value-type="float" office:value="0" calcext:value-type="float">
            <text:p>0</text:p>
          </table:table-cell>
          <table:table-cell office:value-type="float" office:value="0.353184049237317" calcext:value-type="float">
            <text:p>0.353184049237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3XmTR1lKL._SL75_.jpg</text:p>
          </table:table-cell>
          <table:table-cell office:value-type="string" calcext:value-type="string">
            <text:p>https://gloimg.rowcdn.com/ROSE/pdm-product-pic/Clothing/2016/04/27/goods-img/146172000362097445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0.468332761034396" calcext:value-type="float">
            <text:p>0.468332761034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4KHcNEsHL._SL75_.jpg</text:p>
          </table:table-cell>
          <table:table-cell office:value-type="string" calcext:value-type="string">
            <text:p>https://gloimg.rowcdn.com/ROSE/pdm-product-pic/Clothing/2018/08/20/goods-img/153478596531634612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336" calcext:value-type="float">
            <text:p>0.0336</text:p>
          </table:table-cell>
          <table:table-cell office:value-type="float" office:value="0" calcext:value-type="float">
            <text:p>0</text:p>
          </table:table-cell>
          <table:table-cell office:value-type="float" office:value="0.382650122170161" calcext:value-type="float">
            <text:p>0.38265012217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4KHcNEsHL._SL75_.jpg</text:p>
          </table:table-cell>
          <table:table-cell office:value-type="string" calcext:value-type="string">
            <text:p>https://gloimg.rowcdn.com/ROSE/pdm-product-pic/Clothing/2018/08/20/goods-img/153478596531634612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82650122170161" calcext:value-type="float">
            <text:p>0.38265012217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jqR2esX7L._SL75_.jpg</text:p>
          </table:table-cell>
          <table:table-cell office:value-type="string" calcext:value-type="string">
            <text:p>https://gloimg.rowcdn.com/ROSE/pdm-product-pic/Clothing/2016/05/30/goods-img/146457760797996250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57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0.71876700570393" calcext:value-type="float">
            <text:p>0.71876700570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n7RPPsFmL._SL75_.jpg</text:p>
          </table:table-cell>
          <table:table-cell office:value-type="string" calcext:value-type="string">
            <text:p>https://gloimg.rowcdn.com/ROSE/pdm-product-pic/Clothing/2016/08/07/goods-img/147070806218183962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21" calcext:value-type="float">
            <text:p>0.0621</text:p>
          </table:table-cell>
          <table:table-cell office:value-type="float" office:value="0" calcext:value-type="float">
            <text:p>0</text:p>
          </table:table-cell>
          <table:table-cell office:value-type="float" office:value="0.49519417585342" calcext:value-type="float">
            <text:p>0.49519417585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i2qupM45L._SL75_.jpg</text:p>
          </table:table-cell>
          <table:table-cell office:value-type="string" calcext:value-type="string">
            <text:p>https://gloimg.rowcdn.com/ROSE/pdm-product-pic/Clothing/2016/08/01/goods-img/147001866325844651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73" calcext:value-type="float">
            <text:p>0.0873</text:p>
          </table:table-cell>
          <table:table-cell office:value-type="float" office:value="0" calcext:value-type="float">
            <text:p>0</text:p>
          </table:table-cell>
          <table:table-cell office:value-type="float" office:value="0.28258641749215" calcext:value-type="float">
            <text:p>0.28258641749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lKfXqE0CL._SL75_.jpg</text:p>
          </table:table-cell>
          <table:table-cell office:value-type="string" calcext:value-type="string">
            <text:p>https://gloimg.rowcdn.com/ROSE/pdm-product-pic/Clothing/2016/08/11/goods-img/147104286260419769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88" calcext:value-type="float">
            <text:p>0.0488</text:p>
          </table:table-cell>
          <table:table-cell office:value-type="float" office:value="0" calcext:value-type="float">
            <text:p>0</text:p>
          </table:table-cell>
          <table:table-cell office:value-type="float" office:value="0.427216058990217" calcext:value-type="float">
            <text:p>0.427216058990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Lx8yDy2dL._SL75_.jpg</text:p>
          </table:table-cell>
          <table:table-cell office:value-type="string" calcext:value-type="string">
            <text:p>https://gloimg.rowcdn.com/ROSE/pdm-product-pic/Clothing/2016/05/24/goods-img/1464055082971942354.JPG</text:p>
          </table:table-cell>
          <table:table-cell office:value-type="string" calcext:value-type="string">
            <text:p>16 <text:s/>464</text:p>
          </table:table-cell>
          <table:table-cell office:value-type="float" office:value="0" calcext:value-type="float">
            <text:p>0</text:p>
          </table:table-cell>
          <table:table-cell office:value-type="float" office:value="0.0298" calcext:value-type="float">
            <text:p>0.0298</text:p>
          </table:table-cell>
          <table:table-cell office:value-type="float" office:value="0" calcext:value-type="float">
            <text:p>0</text:p>
          </table:table-cell>
          <table:table-cell office:value-type="float" office:value="0.610397858841078" calcext:value-type="float">
            <text:p>0.61039785884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Wx8l13u6L._SL75_.jpg</text:p>
          </table:table-cell>
          <table:table-cell office:value-type="string" calcext:value-type="string">
            <text:p>https://gloimg.rowcdn.com/ROSE/pdm-product-pic/Clothing/2016/11/14/goods-img/147975882544330758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24" calcext:value-type="float">
            <text:p>0.0924</text:p>
          </table:table-cell>
          <table:table-cell office:value-type="float" office:value="0" calcext:value-type="float">
            <text:p>0</text:p>
          </table:table-cell>
          <table:table-cell office:value-type="float" office:value="0.416352362519262" calcext:value-type="float">
            <text:p>0.416352362519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KJFX1F0yL._SL75_.jpg</text:p>
          </table:table-cell>
          <table:table-cell office:value-type="string" calcext:value-type="string">
            <text:p>https://gloimg.rowcdn.com/ROSE/pdm-product-pic/Clothing/2016/10/27/goods-img/147753199044418313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" calcext:value-type="float">
            <text:p>0</text:p>
          </table:table-cell>
          <table:table-cell office:value-type="float" office:value="0.82621956034055" calcext:value-type="float">
            <text:p>0.82621956034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PfRgOKIYL._SL75_.jpg</text:p>
          </table:table-cell>
          <table:table-cell office:value-type="string" calcext:value-type="string">
            <text:p>https://gloimg.rowcdn.com/ROSE/pdm-product-pic/Clothing/2016/10/12/goods-img/147623955657075501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PfRgOKIYL._SL75_.jpg</text:p>
          </table:table-cell>
          <table:table-cell office:value-type="string" calcext:value-type="string">
            <text:p>https://gloimg.rowcdn.com/ROSE/pdm-product-pic/Clothing/2016/10/12/goods-img/147623955657075501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PfRgOKIYL._SL75_.jpg</text:p>
          </table:table-cell>
          <table:table-cell office:value-type="string" calcext:value-type="string">
            <text:p>https://gloimg.rowcdn.com/ROSE/pdm-product-pic/Clothing/2016/10/12/goods-img/147623955657075501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2q3KdPXtL._SL75_.jpg</text:p>
          </table:table-cell>
          <table:table-cell office:value-type="string" calcext:value-type="string">
            <text:p>https://gloimg.rowcdn.com/ROSE/pdm-product-pic/fromebay/2018/11/20/goods-img/154275649576708489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243" calcext:value-type="float">
            <text:p>0.0243</text:p>
          </table:table-cell>
          <table:table-cell office:value-type="float" office:value="0" calcext:value-type="float">
            <text:p>0</text:p>
          </table:table-cell>
          <table:table-cell office:value-type="float" office:value="0.512051210763655" calcext:value-type="float">
            <text:p>0.512051210763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PNnTzERL._SL75_.jpg</text:p>
          </table:table-cell>
          <table:table-cell office:value-type="string" calcext:value-type="string">
            <text:p>https://gloimg.rowcdn.com/ROSE/pdm-product-pic/Clothing/2018/08/30/goods-img/1536103923104369359.jpg</text:p>
          </table:table-cell>
          <table:table-cell office:value-type="string" calcext:value-type="string">
            <text:p>16 <text:s/>144</text:p>
          </table:table-cell>
          <table:table-cell office:value-type="float" office:value="0" calcext:value-type="float">
            <text:p>0</text:p>
          </table:table-cell>
          <table:table-cell office:value-type="float" office:value="0.0415" calcext:value-type="float">
            <text:p>0.0415</text:p>
          </table:table-cell>
          <table:table-cell office:value-type="float" office:value="0" calcext:value-type="float">
            <text:p>0</text:p>
          </table:table-cell>
          <table:table-cell office:value-type="float" office:value="0.45075595137524" calcext:value-type="float">
            <text:p>0.45075595137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5dvQu4ngL._SL75_.jpg</text:p>
          </table:table-cell>
          <table:table-cell office:value-type="string" calcext:value-type="string">
            <text:p>https://gloimg.rowcdn.com/ROSE/pdm-product-pic/Clothing/2016/06/27/goods-img/152107176406076497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46" calcext:value-type="float">
            <text:p>0.0546</text:p>
          </table:table-cell>
          <table:table-cell office:value-type="float" office:value="0" calcext:value-type="float">
            <text:p>0</text:p>
          </table:table-cell>
          <table:table-cell office:value-type="float" office:value="0.500366171915548" calcext:value-type="float">
            <text:p>0.500366171915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nCvtOy2L._SL75_.jpg</text:p>
          </table:table-cell>
          <table:table-cell office:value-type="string" calcext:value-type="string">
            <text:p>https://gloimg.rowcdn.com/ROSE/pdm-product-pic/Clothing/2018/09/19/goods-img/154204199156846232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98" calcext:value-type="float">
            <text:p>0.0598</text:p>
          </table:table-cell>
          <table:table-cell office:value-type="float" office:value="0" calcext:value-type="float">
            <text:p>0</text:p>
          </table:table-cell>
          <table:table-cell office:value-type="float" office:value="0.437555746970735" calcext:value-type="float">
            <text:p>0.437555746970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JDg0rmQ6L._SL75_.jpg</text:p>
          </table:table-cell>
          <table:table-cell office:value-type="string" calcext:value-type="string">
            <text:p>https://gloimg.rowcdn.com/ROSE/pdm-product-pic/Electronic/2018/03/08/goods-img/153729225956857155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0.202073487419353" calcext:value-type="float">
            <text:p>0.202073487419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JDg0rmQ6L._SL75_.jpg</text:p>
          </table:table-cell>
          <table:table-cell office:value-type="string" calcext:value-type="string">
            <text:p>https://gloimg.rowcdn.com/ROSE/pdm-product-pic/Electronic/2018/03/08/goods-img/153729225956857155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0.202073487419353" calcext:value-type="float">
            <text:p>0.202073487419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j9wuF2RL._SL75_.jpg</text:p>
          </table:table-cell>
          <table:table-cell office:value-type="string" calcext:value-type="string">
            <text:p>https://www.organizeit.com/images/diamond-dazzle-stik.jpg?width=125&amp;height=150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59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0.298596606703325" calcext:value-type="float">
            <text:p>0.298596606703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j9wuF2RL._SL75_.jpg</text:p>
          </table:table-cell>
          <table:table-cell office:value-type="string" calcext:value-type="string">
            <text:p>https://www.organizeit.com/images/diamond-dazzle-stik.jpg?width=150&amp;height=180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59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0.298596606703325" calcext:value-type="float">
            <text:p>0.298596606703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kELLlabBL._SL75_.jpg</text:p>
          </table:table-cell>
          <table:table-cell office:value-type="string" calcext:value-type="string">
            <text:p>https://gloimg.rowcdn.com/ROSE/pdm-product-pic/Clothing/2017/10/30/goods-img/151190217851433400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92" calcext:value-type="float">
            <text:p>0.0792</text:p>
          </table:table-cell>
          <table:table-cell office:value-type="float" office:value="0" calcext:value-type="float">
            <text:p>0</text:p>
          </table:table-cell>
          <table:table-cell office:value-type="float" office:value="0.777648521879815" calcext:value-type="float">
            <text:p>0.777648521879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g8QjS374L._SL75_.jpg</text:p>
          </table:table-cell>
          <table:table-cell office:value-type="string" calcext:value-type="string">
            <text:p>https://gloimg.rowcdn.com/ROSE/pdm-product-pic/Clothing/2017/12/05/goods-img/151511943884456220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25023002241646" calcext:value-type="float">
            <text:p>0.725023002241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g8QjS374L._SL75_.jpg</text:p>
          </table:table-cell>
          <table:table-cell office:value-type="string" calcext:value-type="string">
            <text:p>https://gloimg.rowcdn.com/ROSE/pdm-product-pic/Clothing/2017/12/05/goods-img/151511943884456220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13" calcext:value-type="float">
            <text:p>0.0913</text:p>
          </table:table-cell>
          <table:table-cell office:value-type="float" office:value="0" calcext:value-type="float">
            <text:p>0</text:p>
          </table:table-cell>
          <table:table-cell office:value-type="float" office:value="0.725023002241646" calcext:value-type="float">
            <text:p>0.725023002241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BHAcgvUmL._SL75_.jpg</text:p>
          </table:table-cell>
          <table:table-cell office:value-type="string" calcext:value-type="string">
            <text:p>https://gloimg.rowcdn.com/ROSE/pdm-product-pic/Clothing/2017/11/22/goods-img/151133830942615815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04678614838004" calcext:value-type="float">
            <text:p>0.404678614838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BHAcgvUmL._SL75_.jpg</text:p>
          </table:table-cell>
          <table:table-cell office:value-type="string" calcext:value-type="string">
            <text:p>https://gloimg.rowcdn.com/ROSE/pdm-product-pic/Clothing/2017/11/22/goods-img/151133830942615815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98" calcext:value-type="float">
            <text:p>0.0498</text:p>
          </table:table-cell>
          <table:table-cell office:value-type="float" office:value="0" calcext:value-type="float">
            <text:p>0</text:p>
          </table:table-cell>
          <table:table-cell office:value-type="float" office:value="0.404678614838004" calcext:value-type="float">
            <text:p>0.404678614838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WOfK-cefL._SL75_.jpg</text:p>
          </table:table-cell>
          <table:table-cell office:value-type="string" calcext:value-type="string">
            <text:p>https://gloimg.rowcdn.com/ROSE/pdm-product-pic/Clothing/2017/11/25/goods-img/151234343534592113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15" calcext:value-type="float">
            <text:p>0.0715</text:p>
          </table:table-cell>
          <table:table-cell office:value-type="float" office:value="0" calcext:value-type="float">
            <text:p>0</text:p>
          </table:table-cell>
          <table:table-cell office:value-type="float" office:value="0.701694924249498" calcext:value-type="float">
            <text:p>0.701694924249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GTryEqtwL._SL75_.jpg</text:p>
          </table:table-cell>
          <table:table-cell office:value-type="string" calcext:value-type="string">
            <text:p>https://gloimg.rowcdn.com/ROSE/pdm-product-pic/Clothing/2018/01/26/goods-img/151690005757835855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57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0.476328310261552" calcext:value-type="float">
            <text:p>0.476328310261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GTryEqtwL._SL75_.jpg</text:p>
          </table:table-cell>
          <table:table-cell office:value-type="string" calcext:value-type="string">
            <text:p>https://gloimg.rowcdn.com/ROSE/pdm-product-pic/Clothing/2018/01/26/goods-img/151690005757835855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76328310261552" calcext:value-type="float">
            <text:p>0.476328310261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L9aE5x3%2BL._SL75_.jpg</text:p>
          </table:table-cell>
          <table:table-cell office:value-type="string" calcext:value-type="string">
            <text:p>https://gloimg.rowcdn.com/ROSE/pdm-product-pic/Clothing/2018/01/29/goods-img/151785926460679274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04" calcext:value-type="float">
            <text:p>0.0604</text:p>
          </table:table-cell>
          <table:table-cell office:value-type="float" office:value="0" calcext:value-type="float">
            <text:p>0</text:p>
          </table:table-cell>
          <table:table-cell office:value-type="float" office:value="0.740554295065467" calcext:value-type="float">
            <text:p>0.740554295065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O8uHOvY3L._SL75_.jpg</text:p>
          </table:table-cell>
          <table:table-cell office:value-type="string" calcext:value-type="string">
            <text:p>https://gloimg.rowcdn.com/ROSE/pdm-product-pic/Clothing/2018/01/06/goods-img/151640059747734307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56" calcext:value-type="float">
            <text:p>0.0656</text:p>
          </table:table-cell>
          <table:table-cell office:value-type="float" office:value="0" calcext:value-type="float">
            <text:p>0</text:p>
          </table:table-cell>
          <table:table-cell office:value-type="float" office:value="0.61735430891692" calcext:value-type="float">
            <text:p>0.61735430891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0NcYWucZL._SL75_.jpg</text:p>
          </table:table-cell>
          <table:table-cell office:value-type="string" calcext:value-type="string">
            <text:p>https://gloimg.rowcdn.com/ROSE/pdm-product-pic/Clothing/2018/01/31/goods-img/151742797068883828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16" calcext:value-type="float">
            <text:p>0.0416</text:p>
          </table:table-cell>
          <table:table-cell office:value-type="float" office:value="0" calcext:value-type="float">
            <text:p>0</text:p>
          </table:table-cell>
          <table:table-cell office:value-type="float" office:value="0.636437871397389" calcext:value-type="float">
            <text:p>0.636437871397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0NcYWucZL._SL75_.jpg</text:p>
          </table:table-cell>
          <table:table-cell office:value-type="string" calcext:value-type="string">
            <text:p>https://gloimg.rowcdn.com/ROSE/pdm-product-pic/Clothing/2018/01/31/goods-img/151742797068883828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36437871397389" calcext:value-type="float">
            <text:p>0.636437871397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0NcYWucZL._SL75_.jpg</text:p>
          </table:table-cell>
          <table:table-cell office:value-type="string" calcext:value-type="string">
            <text:p>https://gloimg.rowcdn.com/ROSE/pdm-product-pic/Clothing/2018/01/31/goods-img/151742797068883828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36437871397389" calcext:value-type="float">
            <text:p>0.636437871397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ne3oNWIL._SL75_.jpg</text:p>
          </table:table-cell>
          <table:table-cell office:value-type="string" calcext:value-type="string">
            <text:p>https://gloimg.rowcdn.com/ROSE/pdm-product-pic/Clothing/2018/02/01/goods-img/151742764960187428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02888771510702" calcext:value-type="float">
            <text:p>0.502888771510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ne3oNWIL._SL75_.jpg</text:p>
          </table:table-cell>
          <table:table-cell office:value-type="string" calcext:value-type="string">
            <text:p>https://gloimg.rowcdn.com/ROSE/pdm-product-pic/Clothing/2018/02/01/goods-img/151742764960187428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02888771510702" calcext:value-type="float">
            <text:p>0.502888771510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ne3oNWIL._SL75_.jpg</text:p>
          </table:table-cell>
          <table:table-cell office:value-type="string" calcext:value-type="string">
            <text:p>https://gloimg.rowcdn.com/ROSE/pdm-product-pic/Clothing/2018/02/01/goods-img/151742764960187428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02888771510702" calcext:value-type="float">
            <text:p>0.502888771510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ne3oNWIL._SL75_.jpg</text:p>
          </table:table-cell>
          <table:table-cell office:value-type="string" calcext:value-type="string">
            <text:p>https://gloimg.rowcdn.com/ROSE/pdm-product-pic/Clothing/2018/02/01/goods-img/151742764960187428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02888771510702" calcext:value-type="float">
            <text:p>0.502888771510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-ChBSaWL._SL75_.jpg</text:p>
          </table:table-cell>
          <table:table-cell office:value-type="string" calcext:value-type="string">
            <text:p>https://gloimg.rowcdn.com/ROSE/pdm-product-pic/Clothing/2018/01/31/goods-img/151737373236478227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411044614259" calcext:value-type="float">
            <text:p>0.21411044614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-ChBSaWL._SL75_.jpg</text:p>
          </table:table-cell>
          <table:table-cell office:value-type="string" calcext:value-type="string">
            <text:p>https://gloimg.rowcdn.com/ROSE/pdm-product-pic/Clothing/2018/01/31/goods-img/151737373236478227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33" calcext:value-type="float">
            <text:p>0.0633</text:p>
          </table:table-cell>
          <table:table-cell office:value-type="float" office:value="0" calcext:value-type="float">
            <text:p>0</text:p>
          </table:table-cell>
          <table:table-cell office:value-type="float" office:value="0.21411044614259" calcext:value-type="float">
            <text:p>0.21411044614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ne3oNWIL._SL75_.jpg</text:p>
          </table:table-cell>
          <table:table-cell office:value-type="string" calcext:value-type="string">
            <text:p>https://gloimg.rowcdn.com/ROSE/pdm-product-pic/Clothing/2018/02/01/goods-img/151742764960187428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59" calcext:value-type="float">
            <text:p>0.0659</text:p>
          </table:table-cell>
          <table:table-cell office:value-type="float" office:value="0" calcext:value-type="float">
            <text:p>0</text:p>
          </table:table-cell>
          <table:table-cell office:value-type="float" office:value="0.502888771510702" calcext:value-type="float">
            <text:p>0.502888771510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bEYQWiQ4L._SL75_.jpg</text:p>
          </table:table-cell>
          <table:table-cell office:value-type="string" calcext:value-type="string">
            <text:p>https://gloimg.rowcdn.com/ROSE/pdm-product-pic/Clothing/2017/12/29/goods-img/152114274249501424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07106788635291" calcext:value-type="float">
            <text:p>0.707106788635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bEYQWiQ4L._SL75_.jpg</text:p>
          </table:table-cell>
          <table:table-cell office:value-type="string" calcext:value-type="string">
            <text:p>https://gloimg.rowcdn.com/ROSE/pdm-product-pic/Clothing/2017/12/29/goods-img/152114274249501424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49" calcext:value-type="float">
            <text:p>0.0849</text:p>
          </table:table-cell>
          <table:table-cell office:value-type="float" office:value="0" calcext:value-type="float">
            <text:p>0</text:p>
          </table:table-cell>
          <table:table-cell office:value-type="float" office:value="0.707106788635291" calcext:value-type="float">
            <text:p>0.707106788635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SeN10WNxL._SL75_.jpg</text:p>
          </table:table-cell>
          <table:table-cell office:value-type="string" calcext:value-type="string">
            <text:p>https://gloimg.rowcdn.com/ROSE/pdm-product-pic/Clothing/2017/11/14/goods-img/151494257571402424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58" calcext:value-type="float">
            <text:p>0.0858</text:p>
          </table:table-cell>
          <table:table-cell office:value-type="float" office:value="0" calcext:value-type="float">
            <text:p>0</text:p>
          </table:table-cell>
          <table:table-cell office:value-type="float" office:value="0.453901171759877" calcext:value-type="float">
            <text:p>0.453901171759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dDhh0kQEL._SL75_.jpg</text:p>
          </table:table-cell>
          <table:table-cell office:value-type="string" calcext:value-type="string">
            <text:p>https://gloimg.rowcdn.com/ROSE/pdm-product-pic/Clothing/2018/01/08/goods-img/151631677084142308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09" calcext:value-type="float">
            <text:p>0.0709</text:p>
          </table:table-cell>
          <table:table-cell office:value-type="float" office:value="0" calcext:value-type="float">
            <text:p>0</text:p>
          </table:table-cell>
          <table:table-cell office:value-type="float" office:value="0.390742170360466" calcext:value-type="float">
            <text:p>0.390742170360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o5LEKYSrL._SL75_.jpg</text:p>
          </table:table-cell>
          <table:table-cell office:value-type="string" calcext:value-type="string">
            <text:p>https://gloimg.rowcdn.com/ROSE/pdm-product-pic/Clothing/2017/11/07/goods-img/151811852669013084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68" calcext:value-type="float">
            <text:p>0.0868</text:p>
          </table:table-cell>
          <table:table-cell office:value-type="float" office:value="0" calcext:value-type="float">
            <text:p>0</text:p>
          </table:table-cell>
          <table:table-cell office:value-type="float" office:value="0.573855581845444" calcext:value-type="float">
            <text:p>0.573855581845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lcXNQmzGL._SL75_.jpg</text:p>
          </table:table-cell>
          <table:table-cell office:value-type="string" calcext:value-type="string">
            <text:p>https://gloimg.rowcdn.com/ROSE/pdm-product-pic/Clothing/2018/01/11/goods-img/151803432364831077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float" office:value="0.402673065995618" calcext:value-type="float">
            <text:p>0.402673065995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f%2BOOYGFZL._SL75_.jpg</text:p>
          </table:table-cell>
          <table:table-cell office:value-type="string" calcext:value-type="string">
            <text:p>https://gloimg.rowcdn.com/ROSE/pdm-product-pic/Clothing/2018/01/23/goods-img/152167543147654645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11" calcext:value-type="float">
            <text:p>0.0911</text:p>
          </table:table-cell>
          <table:table-cell office:value-type="float" office:value="0" calcext:value-type="float">
            <text:p>0</text:p>
          </table:table-cell>
          <table:table-cell office:value-type="float" office:value="0.406143617400424" calcext:value-type="float">
            <text:p>0.406143617400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EVVxNJqFL._SL75_.jpg</text:p>
          </table:table-cell>
          <table:table-cell office:value-type="string" calcext:value-type="string">
            <text:p>https://gloimg.rowcdn.com/ROSE/pdm-product-pic/Clothing/2018/03/01/goods-img/152124306211140341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15" calcext:value-type="float">
            <text:p>0.0715</text:p>
          </table:table-cell>
          <table:table-cell office:value-type="float" office:value="0" calcext:value-type="float">
            <text:p>0</text:p>
          </table:table-cell>
          <table:table-cell office:value-type="float" office:value="0.591417225005044" calcext:value-type="float">
            <text:p>0.591417225005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EVVxNJqFL._SL75_.jpg</text:p>
          </table:table-cell>
          <table:table-cell office:value-type="string" calcext:value-type="string">
            <text:p>https://gloimg.rowcdn.com/ROSE/pdm-product-pic/Clothing/2018/03/01/goods-img/152124306211140341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91417225005044" calcext:value-type="float">
            <text:p>0.591417225005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NQE30wZuL._SL75_.jpg</text:p>
          </table:table-cell>
          <table:table-cell office:value-type="string" calcext:value-type="string">
            <text:p>https://gloimg.rowcdn.com/ROSE/pdm-product-pic/Clothing/2018/02/27/goods-img/152087940192302395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76" calcext:value-type="float">
            <text:p>0.0976</text:p>
          </table:table-cell>
          <table:table-cell office:value-type="float" office:value="0" calcext:value-type="float">
            <text:p>0</text:p>
          </table:table-cell>
          <table:table-cell office:value-type="float" office:value="0.505132644049956" calcext:value-type="float">
            <text:p>0.505132644049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NQE30wZuL._SL75_.jpg</text:p>
          </table:table-cell>
          <table:table-cell office:value-type="string" calcext:value-type="string">
            <text:p>https://gloimg.rowcdn.com/ROSE/pdm-product-pic/Clothing/2018/02/27/goods-img/152087940192302395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05132644049956" calcext:value-type="float">
            <text:p>0.505132644049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G43G6TxKL._SL75_.jpg</text:p>
          </table:table-cell>
          <table:table-cell office:value-type="string" calcext:value-type="string">
            <text:p>https://gloimg.rowcdn.com/ROSE/2014/201409/goods-img/152850984490700424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84" calcext:value-type="float">
            <text:p>0.0984</text:p>
          </table:table-cell>
          <table:table-cell office:value-type="float" office:value="0" calcext:value-type="float">
            <text:p>0</text:p>
          </table:table-cell>
          <table:table-cell office:value-type="float" office:value="0.436275312946066" calcext:value-type="float">
            <text:p>0.436275312946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2tx3TizL._SL75_.jpg</text:p>
          </table:table-cell>
          <table:table-cell office:value-type="string" calcext:value-type="string">
            <text:p>https://gloimg.rowcdn.com/ROSE/pdm-product-pic/Electronic/2018/12/06/goods-img/1544087991042810459.jpg</text:p>
          </table:table-cell>
          <table:table-cell office:value-type="string" calcext:value-type="string">
            <text:p>16 <text:s/>5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773379050351" calcext:value-type="float">
            <text:p>0.20773379050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2tx3TizL._SL75_.jpg</text:p>
          </table:table-cell>
          <table:table-cell office:value-type="string" calcext:value-type="string">
            <text:p>https://gloimg.rowcdn.com/ROSE/pdm-product-pic/Electronic/2018/12/06/goods-img/1544087991042810459.jpg</text:p>
          </table:table-cell>
          <table:table-cell office:value-type="string" calcext:value-type="string">
            <text:p>16 <text:s/>5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773379050351" calcext:value-type="float">
            <text:p>0.20773379050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2tx3TizL._SL75_.jpg</text:p>
          </table:table-cell>
          <table:table-cell office:value-type="string" calcext:value-type="string">
            <text:p>https://gloimg.rowcdn.com/ROSE/pdm-product-pic/Electronic/2018/12/06/goods-img/1544087991042810459.jpg</text:p>
          </table:table-cell>
          <table:table-cell office:value-type="string" calcext:value-type="string">
            <text:p>16 <text:s/>5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773379050351" calcext:value-type="float">
            <text:p>0.20773379050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2tx3TizL._SL75_.jpg</text:p>
          </table:table-cell>
          <table:table-cell office:value-type="string" calcext:value-type="string">
            <text:p>https://gloimg.rowcdn.com/ROSE/pdm-product-pic/Electronic/2018/12/06/goods-img/1544087991042810459.jpg</text:p>
          </table:table-cell>
          <table:table-cell office:value-type="string" calcext:value-type="string">
            <text:p>16 <text:s/>5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773379050351" calcext:value-type="float">
            <text:p>0.20773379050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2tx3TizL._SL75_.jpg</text:p>
          </table:table-cell>
          <table:table-cell office:value-type="string" calcext:value-type="string">
            <text:p>https://gloimg.rowcdn.com/ROSE/pdm-product-pic/Electronic/2018/12/06/goods-img/1544087991042810459.jpg</text:p>
          </table:table-cell>
          <table:table-cell office:value-type="string" calcext:value-type="string">
            <text:p>16 <text:s/>5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773379050351" calcext:value-type="float">
            <text:p>0.20773379050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2tx3TizL._SL75_.jpg</text:p>
          </table:table-cell>
          <table:table-cell office:value-type="string" calcext:value-type="string">
            <text:p>https://gloimg.rowcdn.com/ROSE/pdm-product-pic/Electronic/2018/12/06/goods-img/1544087991042810459.jpg</text:p>
          </table:table-cell>
          <table:table-cell office:value-type="string" calcext:value-type="string">
            <text:p>16 <text:s/>5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773379050351" calcext:value-type="float">
            <text:p>0.20773379050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2tx3TizL._SL75_.jpg</text:p>
          </table:table-cell>
          <table:table-cell office:value-type="string" calcext:value-type="string">
            <text:p>https://gloimg.rowcdn.com/ROSE/pdm-product-pic/Electronic/2018/12/06/goods-img/1544087991042810459.jpg</text:p>
          </table:table-cell>
          <table:table-cell office:value-type="string" calcext:value-type="string">
            <text:p>16 <text:s/>5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773379050351" calcext:value-type="float">
            <text:p>0.20773379050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2tx3TizL._SL75_.jpg</text:p>
          </table:table-cell>
          <table:table-cell office:value-type="string" calcext:value-type="string">
            <text:p>https://gloimg.rowcdn.com/ROSE/pdm-product-pic/Electronic/2018/12/06/goods-img/1544087991042810459.jpg</text:p>
          </table:table-cell>
          <table:table-cell office:value-type="string" calcext:value-type="string">
            <text:p>16 <text:s/>592</text:p>
          </table:table-cell>
          <table:table-cell office:value-type="float" office:value="0" calcext:value-type="float">
            <text:p>0</text:p>
          </table:table-cell>
          <table:table-cell office:value-type="float" office:value="0.0504" calcext:value-type="float">
            <text:p>0.0504</text:p>
          </table:table-cell>
          <table:table-cell office:value-type="float" office:value="0" calcext:value-type="float">
            <text:p>0</text:p>
          </table:table-cell>
          <table:table-cell office:value-type="float" office:value="0.20773379050351" calcext:value-type="float">
            <text:p>0.20773379050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2tx3TizL._SL75_.jpg</text:p>
          </table:table-cell>
          <table:table-cell office:value-type="string" calcext:value-type="string">
            <text:p>https://gloimg.rowcdn.com/ROSE/pdm-product-pic/Electronic/2018/12/06/goods-img/1544087991042810459.jpg</text:p>
          </table:table-cell>
          <table:table-cell office:value-type="string" calcext:value-type="string">
            <text:p>16 <text:s/>5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773379050351" calcext:value-type="float">
            <text:p>0.20773379050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2tx3TizL._SL75_.jpg</text:p>
          </table:table-cell>
          <table:table-cell office:value-type="string" calcext:value-type="string">
            <text:p>https://gloimg.rowcdn.com/ROSE/pdm-product-pic/Electronic/2018/12/06/goods-img/1544087991042810459.jpg</text:p>
          </table:table-cell>
          <table:table-cell office:value-type="string" calcext:value-type="string">
            <text:p>16 <text:s/>5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773379050351" calcext:value-type="float">
            <text:p>0.20773379050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Us-Qi--fL._SL75_.jpg</text:p>
          </table:table-cell>
          <table:table-cell office:value-type="string" calcext:value-type="string">
            <text:p>https://images.homedepot-static.com/productImages/340ab16d-591b-4490-b588-d30fe903c023/svn/multi-blue-jeffrey-court-mosaic-tile-99148-64_400_compressed.jpg</text:p>
          </table:table-cell>
          <table:table-cell office:value-type="string" calcext:value-type="string">
            <text:p>16 <text:s/>240</text:p>
          </table:table-cell>
          <table:table-cell office:value-type="float" office:value="0" calcext:value-type="float">
            <text:p>0</text:p>
          </table:table-cell>
          <table:table-cell office:value-type="float" office:value="0.0443" calcext:value-type="float">
            <text:p>0.04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GVifY%2BhHL._SL75_.jpg</text:p>
          </table:table-cell>
          <table:table-cell office:value-type="string" calcext:value-type="string">
            <text:p>https://cdnimg.webstaurantstore.com/uploads/design/2014/1/blank.pn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19" calcext:value-type="float">
            <text:p>0.0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cmi8sgL1L._SL75_.jpg</text:p>
          </table:table-cell>
          <table:table-cell office:value-type="string" calcext:value-type="string">
            <text:p>https://gloimg.rowcdn.com/ROSE/pdm-provider-img/straight-product-img/20180919/T011306/T0113063502/goods-img/153963242430209382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16" calcext:value-type="float">
            <text:p>0.0816</text:p>
          </table:table-cell>
          <table:table-cell office:value-type="float" office:value="0" calcext:value-type="float">
            <text:p>0</text:p>
          </table:table-cell>
          <table:table-cell office:value-type="float" office:value="0.270845555770429" calcext:value-type="float">
            <text:p>0.270845555770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ev5H%2Bvp9L._SL75_.jpg</text:p>
          </table:table-cell>
          <table:table-cell office:value-type="string" calcext:value-type="string">
            <text:p>https://gloimg.rowcdn.com/ROSE/pdm-provider-img/straight-product-img/20180927/T014922/T0149220434/goods-img/1539632766087877137.jpg</text:p>
          </table:table-cell>
          <table:table-cell office:value-type="string" calcext:value-type="string">
            <text:p>304 <text:s/>400</text:p>
          </table:table-cell>
          <table:table-cell office:value-type="float" office:value="0" calcext:value-type="float">
            <text:p>0</text:p>
          </table:table-cell>
          <table:table-cell office:value-type="float" office:value="0.0518" calcext:value-type="float">
            <text:p>0.0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xwgLTxjNL._SL75_.jpg</text:p>
          </table:table-cell>
          <table:table-cell office:value-type="string" calcext:value-type="string">
            <text:p>https://gloimg.rowcdn.com/ROSE/pdm-provider-img/straight-product-img/20181024/T004186/T0041860524/goods-img/154042656168628635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59" calcext:value-type="float">
            <text:p>0.0859</text:p>
          </table:table-cell>
          <table:table-cell office:value-type="float" office:value="0" calcext:value-type="float">
            <text:p>0</text:p>
          </table:table-cell>
          <table:table-cell office:value-type="float" office:value="0.295176338043079" calcext:value-type="float">
            <text:p>0.295176338043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97X2iYMPL._SL75_.jpg</text:p>
          </table:table-cell>
          <table:table-cell office:value-type="string" calcext:value-type="string">
            <text:p>https://gloimg.rowcdn.com/ROSE/pdm-provider-img/straight-product-img/20181018/T004186/T0041860502/goods-img/153982435554785642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88" calcext:value-type="float">
            <text:p>0.0788</text:p>
          </table:table-cell>
          <table:table-cell office:value-type="float" office:value="0" calcext:value-type="float">
            <text:p>0</text:p>
          </table:table-cell>
          <table:table-cell office:value-type="float" office:value="0.348659993807069" calcext:value-type="float">
            <text:p>0.348659993807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WIl6SPXVL._SL75_.jpg</text:p>
          </table:table-cell>
          <table:table-cell office:value-type="string" calcext:value-type="string">
            <text:p>https://gloimg.rowcdn.com/ROSE/pdm-provider-img/straight-product-img/20181018/T004186/T0041860498/goods-img/153982434339123255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72" calcext:value-type="float">
            <text:p>0.0972</text:p>
          </table:table-cell>
          <table:table-cell office:value-type="float" office:value="0" calcext:value-type="float">
            <text:p>0</text:p>
          </table:table-cell>
          <table:table-cell office:value-type="float" office:value="0.362880794570576" calcext:value-type="float">
            <text:p>0.362880794570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crUN%2Btg4L._SL75_.jpg</text:p>
          </table:table-cell>
          <table:table-cell office:value-type="string" calcext:value-type="string">
            <text:p>https://gloimg.rowcdn.com/ROSE/pdm-provider-img/straight-product-img/20180424/goods-img/152453508226911169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0.518307388659252" calcext:value-type="float">
            <text:p>0.518307388659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XUT0SZ4nL._SL75_.jpg</text:p>
          </table:table-cell>
          <table:table-cell office:value-type="string" calcext:value-type="string">
            <text:p>https://gloimg.rowcdn.com/ROSE/pdm-provider-img/straight-product-img/20180404/T014725/T0147250959/goods-img/152312965871169744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68" calcext:value-type="float">
            <text:p>0.0968</text:p>
          </table:table-cell>
          <table:table-cell office:value-type="float" office:value="0" calcext:value-type="float">
            <text:p>0</text:p>
          </table:table-cell>
          <table:table-cell office:value-type="float" office:value="0.571335880942657" calcext:value-type="float">
            <text:p>0.571335880942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Z8gQHgpOL._SL75_.jpg</text:p>
          </table:table-cell>
          <table:table-cell office:value-type="string" calcext:value-type="string">
            <text:p>https://gloimg.rowcdn.com/ROSE/pdm-provider-img/straight-product-img/20180404/T014725/T0147250967/goods-img/152312968392857577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21" calcext:value-type="float">
            <text:p>0.0821</text:p>
          </table:table-cell>
          <table:table-cell office:value-type="float" office:value="0" calcext:value-type="float">
            <text:p>0</text:p>
          </table:table-cell>
          <table:table-cell office:value-type="float" office:value="0.346894164826677" calcext:value-type="float">
            <text:p>0.346894164826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v1McvnipL._SL75_.jpg</text:p>
          </table:table-cell>
          <table:table-cell office:value-type="string" calcext:value-type="string">
            <text:p>https://gloimg.rowcdn.com/ROSE/pdm-product-pic/Electronic/2018/06/29/goods-img/153022773240884511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68" calcext:value-type="float">
            <text:p>0.0468</text:p>
          </table:table-cell>
          <table:table-cell office:value-type="float" office:value="0" calcext:value-type="float">
            <text:p>0</text:p>
          </table:table-cell>
          <table:table-cell office:value-type="float" office:value="0.366025404484054" calcext:value-type="float">
            <text:p>0.366025404484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Gs7f-1MOL._SL75_.jpg</text:p>
          </table:table-cell>
          <table:table-cell office:value-type="string" calcext:value-type="string">
            <text:p>https://gloimg.rowcdn.com/ROSE/pdm-provider-img/straight-product-img/20171208/T015206/T0152060125/goods-img/151279080758095670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39" calcext:value-type="float">
            <text:p>0.0639</text:p>
          </table:table-cell>
          <table:table-cell office:value-type="float" office:value="0" calcext:value-type="float">
            <text:p>0</text:p>
          </table:table-cell>
          <table:table-cell office:value-type="float" office:value="0.34728412916064" calcext:value-type="float">
            <text:p>0.34728412916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fW2HrqsWL._SL75_.jpg</text:p>
          </table:table-cell>
          <table:table-cell office:value-type="string" calcext:value-type="string">
            <text:p>https://gloimg.rowcdn.com/ROSE/pdm-provider-img/straight-product-img/20180411/T004186/T0041860036/goods-img/152338879112947598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21" calcext:value-type="float">
            <text:p>0.09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9jhx5iN6L._SL75_.jpg</text:p>
          </table:table-cell>
          <table:table-cell office:value-type="string" calcext:value-type="string">
            <text:p>https://gloimg.rowcdn.com/ROSE/pdm-provider-img/straight-product-img/20181208/T004186/T0041860617/goods-img/154422108425094774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96" calcext:value-type="float">
            <text:p>0.0596</text:p>
          </table:table-cell>
          <table:table-cell office:value-type="float" office:value="0" calcext:value-type="float">
            <text:p>0</text:p>
          </table:table-cell>
          <table:table-cell office:value-type="float" office:value="0.386611236072692" calcext:value-type="float">
            <text:p>0.386611236072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9jhx5iN6L._SL75_.jpg</text:p>
          </table:table-cell>
          <table:table-cell office:value-type="string" calcext:value-type="string">
            <text:p>https://gloimg.rowcdn.com/ROSE/pdm-provider-img/straight-product-img/20181208/T004186/T0041860617/goods-img/154422108425094774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86611236072692" calcext:value-type="float">
            <text:p>0.386611236072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4qz6XKLNL._SL75_.jpg</text:p>
          </table:table-cell>
          <table:table-cell office:value-type="string" calcext:value-type="string">
            <text:p>https://gloimg.rowcdn.com/ROSE/pdm-provider-img/straight-product-img/20181030/T000809/T0008090645/goods-img/154087308203161755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99" calcext:value-type="float">
            <text:p>0.0499</text:p>
          </table:table-cell>
          <table:table-cell office:value-type="float" office:value="0" calcext:value-type="float">
            <text:p>0</text:p>
          </table:table-cell>
          <table:table-cell office:value-type="float" office:value="0.580593642966945" calcext:value-type="float">
            <text:p>0.580593642966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4qz6XKLNL._SL75_.jpg</text:p>
          </table:table-cell>
          <table:table-cell office:value-type="string" calcext:value-type="string">
            <text:p>https://gloimg.rowcdn.com/ROSE/pdm-provider-img/straight-product-img/20181030/T000809/T0008090645/goods-img/154087308203161755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0593642966945" calcext:value-type="float">
            <text:p>0.580593642966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PCh4fX7-L._SL75_.jpg</text:p>
          </table:table-cell>
          <table:table-cell office:value-type="string" calcext:value-type="string">
            <text:p>https://c.shld.net/rpx/i/s/i/spin/10000595/prod_19401050112?hei=245&amp;wid=245&amp;op_sharpen=1&amp;qlt=85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EgoF%2BEBWL._SL75_.jpg</text:p>
          </table:table-cell>
          <table:table-cell office:value-type="string" calcext:value-type="string">
            <text:p>https://gloimg.rowcdn.com/ROSE/pdm-provider-img/straight-product-img/20181022/T031643/T0316430078/goods-img/154027013971689481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34" calcext:value-type="float">
            <text:p>0.0634</text:p>
          </table:table-cell>
          <table:table-cell office:value-type="float" office:value="0" calcext:value-type="float">
            <text:p>0</text:p>
          </table:table-cell>
          <table:table-cell office:value-type="float" office:value="0.228495995214985" calcext:value-type="float">
            <text:p>0.228495995214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xOj33UaHL._SL75_.jpg</text:p>
          </table:table-cell>
          <table:table-cell office:value-type="string" calcext:value-type="string">
            <text:p>https://gloimg.rowcdn.com/ROSE/pdm-provider-img/straight-product-img/20180107/T005060/T0050600001/goods-img/1540368823256761482.jpg</text:p>
          </table:table-cell>
          <table:table-cell office:value-type="string" calcext:value-type="string">
            <text:p>144 <text:s/>240</text:p>
          </table:table-cell>
          <table:table-cell office:value-type="float" office:value="0" calcext:value-type="float">
            <text:p>0</text:p>
          </table:table-cell>
          <table:table-cell office:value-type="float" office:value="0.0976" calcext:value-type="float">
            <text:p>0.0976</text:p>
          </table:table-cell>
          <table:table-cell office:value-type="float" office:value="0" calcext:value-type="float">
            <text:p>0</text:p>
          </table:table-cell>
          <table:table-cell office:value-type="float" office:value="0.313289085893833" calcext:value-type="float">
            <text:p>0.313289085893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K6iOMIFNL._SL75_.jpg</text:p>
          </table:table-cell>
          <table:table-cell office:value-type="string" calcext:value-type="string">
            <text:p>https://gloimg.rowcdn.com/ROSE/pdm-provider-img/straight-product-img/20180913/T016456/T0164560094/goods-img/154036763495747518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85" calcext:value-type="float">
            <text:p>0.0785</text:p>
          </table:table-cell>
          <table:table-cell office:value-type="float" office:value="0" calcext:value-type="float">
            <text:p>0</text:p>
          </table:table-cell>
          <table:table-cell office:value-type="float" office:value="0.382366399215369" calcext:value-type="float">
            <text:p>0.382366399215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lAbqt4BWL._SL75_.jpg</text:p>
          </table:table-cell>
          <table:table-cell office:value-type="string" calcext:value-type="string">
            <text:p>https://gloimg.rowcdn.com/ROSE/pdm-provider-img/straight-product-img/20181017/T031643/T0316430042/goods-img/1540270101607588806.jpg</text:p>
          </table:table-cell>
          <table:table-cell office:value-type="string" calcext:value-type="string">
            <text:p>176 <text:s/>272</text:p>
          </table:table-cell>
          <table:table-cell office:value-type="float" office:value="0" calcext:value-type="float">
            <text:p>0</text:p>
          </table:table-cell>
          <table:table-cell office:value-type="float" office:value="0.0373" calcext:value-type="float">
            <text:p>0.0373</text:p>
          </table:table-cell>
          <table:table-cell office:value-type="float" office:value="0" calcext:value-type="float">
            <text:p>0</text:p>
          </table:table-cell>
          <table:table-cell office:value-type="float" office:value="0.301310278494477" calcext:value-type="float">
            <text:p>0.301310278494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-1jVQuepL._SL75_.jpg</text:p>
          </table:table-cell>
          <table:table-cell office:value-type="string" calcext:value-type="string">
            <text:p>https://gloimg.rowcdn.com/ROSE/pdm-product-pic/Electronic/2018/10/07/goods-img/1540792637632215940.jpg</text:p>
          </table:table-cell>
          <table:table-cell office:value-type="string" calcext:value-type="string">
            <text:p>144 <text:s/>272</text:p>
          </table:table-cell>
          <table:table-cell office:value-type="float" office:value="0" calcext:value-type="float">
            <text:p>0</text:p>
          </table:table-cell>
          <table:table-cell office:value-type="float" office:value="0.0361" calcext:value-type="float">
            <text:p>0.0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N5G0quK4L._SL75_.jpg</text:p>
          </table:table-cell>
          <table:table-cell office:value-type="string" calcext:value-type="string">
            <text:p>https://gloimg.rowcdn.com/ROSE/pdm-provider-img/straight-product-img/20181026/T018828/T0188280368/goods-img/154050861053343241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84" calcext:value-type="float">
            <text:p>0.0484</text:p>
          </table:table-cell>
          <table:table-cell office:value-type="float" office:value="0" calcext:value-type="float">
            <text:p>0</text:p>
          </table:table-cell>
          <table:table-cell office:value-type="float" office:value="0.232582664188566" calcext:value-type="float">
            <text:p>0.232582664188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N5G0quK4L._SL75_.jpg</text:p>
          </table:table-cell>
          <table:table-cell office:value-type="string" calcext:value-type="string">
            <text:p>https://gloimg.rowcdn.com/ROSE/pdm-product-pic/Distribution/2018/11/02/goods-img/154112328308232394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81644073230049" calcext:value-type="float">
            <text:p>0.281644073230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mVU7TZdRL._SL75_.jpg</text:p>
          </table:table-cell>
          <table:table-cell office:value-type="string" calcext:value-type="string">
            <text:p>https://gloimg.rowcdn.com/ROSE/pdm-product-pic/Distribution/2018/10/30/goods-img/1540858570378087452.jpg</text:p>
          </table:table-cell>
          <table:table-cell office:value-type="string" calcext:value-type="string">
            <text:p>16 <text:s/>400</text:p>
          </table:table-cell>
          <table:table-cell office:value-type="float" office:value="0" calcext:value-type="float">
            <text:p>0</text:p>
          </table:table-cell>
          <table:table-cell office:value-type="float" office:value="0.0759" calcext:value-type="float">
            <text:p>0.0759</text:p>
          </table:table-cell>
          <table:table-cell office:value-type="float" office:value="0" calcext:value-type="float">
            <text:p>0</text:p>
          </table:table-cell>
          <table:table-cell office:value-type="float" office:value="0.202073488437344" calcext:value-type="float">
            <text:p>0.202073488437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ZiO-C4TL._SL75_.jpg</text:p>
          </table:table-cell>
          <table:table-cell office:value-type="string" calcext:value-type="string">
            <text:p>https://gloimg.rowcdn.com/ROSE/pdm-product-pic/Electronic/2018/06/22/goods-img/154257699984558376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37" calcext:value-type="float">
            <text:p>0.0737</text:p>
          </table:table-cell>
          <table:table-cell office:value-type="float" office:value="0" calcext:value-type="float">
            <text:p>0</text:p>
          </table:table-cell>
          <table:table-cell office:value-type="float" office:value="0.262774924546379" calcext:value-type="float">
            <text:p>0.262774924546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u9a49JsAL._SL75_.jpg</text:p>
          </table:table-cell>
          <table:table-cell office:value-type="string" calcext:value-type="string">
            <text:p>https://gloimg.rowcdn.com/ROSE/pdm-product-pic/Electronic/2018/09/10/goods-img/153756178952302338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56" calcext:value-type="float">
            <text:p>0.0856</text:p>
          </table:table-cell>
          <table:table-cell office:value-type="float" office:value="0" calcext:value-type="float">
            <text:p>0</text:p>
          </table:table-cell>
          <table:table-cell office:value-type="float" office:value="0.223933492362706" calcext:value-type="float">
            <text:p>0.223933492362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u9a49JsAL._SL75_.jpg</text:p>
          </table:table-cell>
          <table:table-cell office:value-type="string" calcext:value-type="string">
            <text:p>https://gloimg.rowcdn.com/ROSE/pdm-product-pic/Electronic/2018/09/10/goods-img/153756178952302338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23933492362706" calcext:value-type="float">
            <text:p>0.223933492362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oIzgrYpL._SL75_.jpg</text:p>
          </table:table-cell>
          <table:table-cell office:value-type="string" calcext:value-type="string">
            <text:p>https://gloimg.rowcdn.com/ROSE/pdm-provider-img/straight-product-img/20180227/T011275/T0112750088/goods-img/151979172605010766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397" calcext:value-type="float">
            <text:p>0.0397</text:p>
          </table:table-cell>
          <table:table-cell office:value-type="float" office:value="0" calcext:value-type="float">
            <text:p>0</text:p>
          </table:table-cell>
          <table:table-cell office:value-type="float" office:value="0.285581985681596" calcext:value-type="float">
            <text:p>0.285581985681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WMxPNkmPL._SL75_.jpg</text:p>
          </table:table-cell>
          <table:table-cell office:value-type="string" calcext:value-type="string">
            <text:p>https://gloimg.rowcdn.com/ROSE/pdm-product-pic/Clothing/2018/09/30/goods-img/153844290557736457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03" calcext:value-type="float">
            <text:p>0.0903</text:p>
          </table:table-cell>
          <table:table-cell office:value-type="float" office:value="0" calcext:value-type="float">
            <text:p>0</text:p>
          </table:table-cell>
          <table:table-cell office:value-type="float" office:value="0.258347582522714" calcext:value-type="float">
            <text:p>0.258347582522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Rmg9iNLLL._SL75_.jpg</text:p>
          </table:table-cell>
          <table:table-cell office:value-type="string" calcext:value-type="string">
            <text:p>https://gloimg.rowcdn.com/ROSE/pdm-product-pic/2018/09/26/goods-img/153801835282845124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87" calcext:value-type="float">
            <text:p>0.0887</text:p>
          </table:table-cell>
          <table:table-cell office:value-type="float" office:value="0" calcext:value-type="float">
            <text:p>0</text:p>
          </table:table-cell>
          <table:table-cell office:value-type="float" office:value="0.504622640330778" calcext:value-type="float">
            <text:p>0.504622640330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IMuE6vMdL._SL75_.jpg</text:p>
          </table:table-cell>
          <table:table-cell office:value-type="string" calcext:value-type="string">
            <text:p>https://gloimg.rowcdn.com/ROSE/pdm-provider-img/straight-product-img/20181117/T032216/T0322160107/goods-img/154242876326141199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21" calcext:value-type="float">
            <text:p>0.05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BJ6lhHdL._SL75_.jpg</text:p>
          </table:table-cell>
          <table:table-cell office:value-type="string" calcext:value-type="string">
            <text:p>https://gloimg.rowcdn.com/ROSE/pdm-product-pic/Electronic/2018/09/28/goods-img/154079674514938392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67" calcext:value-type="float">
            <text:p>0.0967</text:p>
          </table:table-cell>
          <table:table-cell office:value-type="float" office:value="0" calcext:value-type="float">
            <text:p>0</text:p>
          </table:table-cell>
          <table:table-cell office:value-type="float" office:value="0.416456477117391" calcext:value-type="float">
            <text:p>0.416456477117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KbOEr%2BOyL._SL75_.jpg</text:p>
          </table:table-cell>
          <table:table-cell office:value-type="string" calcext:value-type="string">
            <text:p>https://gloimg.rowcdn.com/ROSE/pdm-product-pic/Clothing/2017/07/31/goods-img/152746758565778598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0677553620177" calcext:value-type="float">
            <text:p>0.42067755362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KbOEr%2BOyL._SL75_.jpg</text:p>
          </table:table-cell>
          <table:table-cell office:value-type="string" calcext:value-type="string">
            <text:p>https://gloimg.rowcdn.com/ROSE/pdm-product-pic/Clothing/2017/07/31/goods-img/152746758565778598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44" calcext:value-type="float">
            <text:p>0.0544</text:p>
          </table:table-cell>
          <table:table-cell office:value-type="float" office:value="0" calcext:value-type="float">
            <text:p>0</text:p>
          </table:table-cell>
          <table:table-cell office:value-type="float" office:value="0.420677553620177" calcext:value-type="float">
            <text:p>0.42067755362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NphHigzAL._SL75_.jpg</text:p>
          </table:table-cell>
          <table:table-cell office:value-type="string" calcext:value-type="string">
            <text:p>https://gloimg.rowcdn.com/ROSE/pdm-product-pic/Clothing/2018/08/02/goods-img/153567979318534705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07" calcext:value-type="float">
            <text:p>0.0707</text:p>
          </table:table-cell>
          <table:table-cell office:value-type="float" office:value="0" calcext:value-type="float">
            <text:p>0</text:p>
          </table:table-cell>
          <table:table-cell office:value-type="float" office:value="0.43394650381463" calcext:value-type="float">
            <text:p>0.43394650381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8byPBxjXL._SL75_.jpg</text:p>
          </table:table-cell>
          <table:table-cell office:value-type="string" calcext:value-type="string">
            <text:p>https://gloimg.rowcdn.com/ROSE/pdm-product-pic/Clothing/2018/07/12/goods-img/153489581711292091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08" calcext:value-type="float">
            <text:p>0.0408</text:p>
          </table:table-cell>
          <table:table-cell office:value-type="float" office:value="0" calcext:value-type="float">
            <text:p>0</text:p>
          </table:table-cell>
          <table:table-cell office:value-type="float" office:value="0.39755613504943" calcext:value-type="float">
            <text:p>0.39755613504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d5kBXWtmL._SL75_.jpg</text:p>
          </table:table-cell>
          <table:table-cell office:value-type="string" calcext:value-type="string">
            <text:p>https://gloimg.rowcdn.com/ROSE/pdm-product-pic/Clothing/2018/08/30/goods-img/153809829497616922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38" calcext:value-type="float">
            <text:p>0.0538</text:p>
          </table:table-cell>
          <table:table-cell office:value-type="float" office:value="0" calcext:value-type="float">
            <text:p>0</text:p>
          </table:table-cell>
          <table:table-cell office:value-type="float" office:value="0.435866292894046" calcext:value-type="float">
            <text:p>0.435866292894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nyAR3-poL._SL75_.jpg</text:p>
          </table:table-cell>
          <table:table-cell office:value-type="string" calcext:value-type="string">
            <text:p>https://gloimg.rowcdn.com/ROSE/pdm-product-pic/Clothing/2018/08/18/goods-img/153488046029931167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87" calcext:value-type="float">
            <text:p>0.0487</text:p>
          </table:table-cell>
          <table:table-cell office:value-type="float" office:value="0" calcext:value-type="float">
            <text:p>0</text:p>
          </table:table-cell>
          <table:table-cell office:value-type="float" office:value="0.381961308258455" calcext:value-type="float">
            <text:p>0.381961308258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jnpvysyPL._SL75_.jpg</text:p>
          </table:table-cell>
          <table:table-cell office:value-type="string" calcext:value-type="string">
            <text:p>https://gloimg.rowcdn.com/ROSE/pdm-product-pic/fromebay/2018/08/27/goods-img/153551352278543083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04" calcext:value-type="float">
            <text:p>0.0904</text:p>
          </table:table-cell>
          <table:table-cell office:value-type="float" office:value="0" calcext:value-type="float">
            <text:p>0</text:p>
          </table:table-cell>
          <table:table-cell office:value-type="float" office:value="0.274924935350229" calcext:value-type="float">
            <text:p>0.274924935350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ra1TDXsyL._SL75_.jpg</text:p>
          </table:table-cell>
          <table:table-cell office:value-type="string" calcext:value-type="string">
            <text:p>https://gloimg.rowcdn.com/ROSE/pdm-product-pic/Clothing/2018/06/12/goods-img/153132969537704548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  <table:table-cell office:value-type="float" office:value="0.391974396712788" calcext:value-type="float">
            <text:p>0.391974396712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Zrq3TKjrL._SL75_.jpg</text:p>
          </table:table-cell>
          <table:table-cell office:value-type="string" calcext:value-type="string">
            <text:p>https://gloimg.rowcdn.com/ROSE/pdm-product-pic/Clothing/2018/07/03/goods-img/153194250663102391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47" calcext:value-type="float">
            <text:p>0.0547</text:p>
          </table:table-cell>
          <table:table-cell office:value-type="float" office:value="0" calcext:value-type="float">
            <text:p>0</text:p>
          </table:table-cell>
          <table:table-cell office:value-type="float" office:value="0.44242750602068" calcext:value-type="float">
            <text:p>0.44242750602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d5kBXWtmL._SL75_.jpg</text:p>
          </table:table-cell>
          <table:table-cell office:value-type="string" calcext:value-type="string">
            <text:p>https://gloimg.rowcdn.com/ROSE/pdm-product-pic/Electronic/2018/09/21/goods-img/153755696677289878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34" calcext:value-type="float">
            <text:p>0.0534</text:p>
          </table:table-cell>
          <table:table-cell office:value-type="float" office:value="0" calcext:value-type="float">
            <text:p>0</text:p>
          </table:table-cell>
          <table:table-cell office:value-type="float" office:value="0.41192000462783" calcext:value-type="float">
            <text:p>0.41192000462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ECoRn205L._SL75_.jpg</text:p>
          </table:table-cell>
          <table:table-cell office:value-type="string" calcext:value-type="string">
            <text:p>https://gloimg.rowcdn.com/ROSE/pdm-product-pic/Clothing/2018/07/10/goods-img/153910977493313316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float" office:value="0.414394476191787" calcext:value-type="float">
            <text:p>0.414394476191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eSFPjDzhL._SL75_.jpg</text:p>
          </table:table-cell>
          <table:table-cell office:value-type="string" calcext:value-type="string">
            <text:p>https://gloimg.rowcdn.com/ROSE/pdm-product-pic/Clothing/2018/09/03/goods-img/153669305258724895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44" calcext:value-type="float">
            <text:p>0.0744</text:p>
          </table:table-cell>
          <table:table-cell office:value-type="float" office:value="0" calcext:value-type="float">
            <text:p>0</text:p>
          </table:table-cell>
          <table:table-cell office:value-type="float" office:value="0.530964856423407" calcext:value-type="float">
            <text:p>0.530964856423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UibrrkKAL._SL75_.jpg</text:p>
          </table:table-cell>
          <table:table-cell office:value-type="string" calcext:value-type="string">
            <text:p>https://gloimg.rowcdn.com/ROSE/pdm-product-pic/Clothing/2018/09/12/goods-img/153681576390584604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99129206468054" calcext:value-type="float">
            <text:p>0.399129206468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UibrrkKAL._SL75_.jpg</text:p>
          </table:table-cell>
          <table:table-cell office:value-type="string" calcext:value-type="string">
            <text:p>https://gloimg.rowcdn.com/ROSE/pdm-product-pic/Clothing/2018/09/12/goods-img/153681576390584604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33" calcext:value-type="float">
            <text:p>0.0933</text:p>
          </table:table-cell>
          <table:table-cell office:value-type="float" office:value="0" calcext:value-type="float">
            <text:p>0</text:p>
          </table:table-cell>
          <table:table-cell office:value-type="float" office:value="0.399129206468054" calcext:value-type="float">
            <text:p>0.399129206468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pvMeTGsQL._SL75_.jpg</text:p>
          </table:table-cell>
          <table:table-cell office:value-type="string" calcext:value-type="string">
            <text:p>https://gloimg.rowcdn.com/ROSE/pdm-product-pic/Clothing/2018/04/28/goods-img/152488916588197289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01" calcext:value-type="float">
            <text:p>0.0801</text:p>
          </table:table-cell>
          <table:table-cell office:value-type="float" office:value="0" calcext:value-type="float">
            <text:p>0</text:p>
          </table:table-cell>
          <table:table-cell office:value-type="float" office:value="0.438443201683915" calcext:value-type="float">
            <text:p>0.438443201683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Sud9PeC6L._SL75_.jpg</text:p>
          </table:table-cell>
          <table:table-cell office:value-type="string" calcext:value-type="string">
            <text:p>https://gloimg.rowcdn.com/ROSE/pdm-product-pic/Clothing/2017/12/08/goods-img/151736414101164033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22" calcext:value-type="float">
            <text:p>0.0722</text:p>
          </table:table-cell>
          <table:table-cell office:value-type="float" office:value="0" calcext:value-type="float">
            <text:p>0</text:p>
          </table:table-cell>
          <table:table-cell office:value-type="float" office:value="0.538979078028717" calcext:value-type="float">
            <text:p>0.538979078028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OrlyZGKWL._SL75_.jpg</text:p>
          </table:table-cell>
          <table:table-cell office:value-type="string" calcext:value-type="string">
            <text:p>https://gloimg.rowcdn.com/ROSE/pdm-product-pic/Clothing/2017/10/20/goods-img/151029418757124550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37452355976124" calcext:value-type="float">
            <text:p>0.737452355976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OrlyZGKWL._SL75_.jpg</text:p>
          </table:table-cell>
          <table:table-cell office:value-type="string" calcext:value-type="string">
            <text:p>https://gloimg.rowcdn.com/ROSE/pdm-product-pic/Clothing/2017/10/20/goods-img/151029418757124550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24" calcext:value-type="float">
            <text:p>0.0624</text:p>
          </table:table-cell>
          <table:table-cell office:value-type="float" office:value="0" calcext:value-type="float">
            <text:p>0</text:p>
          </table:table-cell>
          <table:table-cell office:value-type="float" office:value="0.737452355976124" calcext:value-type="float">
            <text:p>0.737452355976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jm969expL._SL75_.jpg</text:p>
          </table:table-cell>
          <table:table-cell office:value-type="string" calcext:value-type="string">
            <text:p>https://gloimg.rowcdn.com/ROSE/pdm-provider-img/straight-product-img/20181112/T034691/T0346910147/goods-img/154199655768430501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32" calcext:value-type="float">
            <text:p>0.0532</text:p>
          </table:table-cell>
          <table:table-cell office:value-type="float" office:value="0" calcext:value-type="float">
            <text:p>0</text:p>
          </table:table-cell>
          <table:table-cell office:value-type="float" office:value="0.417608754367225" calcext:value-type="float">
            <text:p>0.417608754367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H2GdJ9DqL._SL75_.jpg</text:p>
          </table:table-cell>
          <table:table-cell office:value-type="string" calcext:value-type="string">
            <text:p>https://gloimg.rowcdn.com/ROSE/pdm-product-pic/Clothing/2018/09/12/goods-img/153821114851263372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81" calcext:value-type="float">
            <text:p>0.0681</text:p>
          </table:table-cell>
          <table:table-cell office:value-type="float" office:value="0" calcext:value-type="float">
            <text:p>0</text:p>
          </table:table-cell>
          <table:table-cell office:value-type="float" office:value="0.223643231545996" calcext:value-type="float">
            <text:p>0.223643231545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StXacxWdL._SL75_.jpg</text:p>
          </table:table-cell>
          <table:table-cell office:value-type="string" calcext:value-type="string">
            <text:p>https://gloimg.rowcdn.com/ROSE/pdm-product-pic/Clothing/2018/09/27/goods-img/153833517934760911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89" calcext:value-type="float">
            <text:p>0.0589</text:p>
          </table:table-cell>
          <table:table-cell office:value-type="float" office:value="0" calcext:value-type="float">
            <text:p>0</text:p>
          </table:table-cell>
          <table:table-cell office:value-type="float" office:value="0.382877608780853" calcext:value-type="float">
            <text:p>0.382877608780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qQr0v6NsL._SL75_.jpg</text:p>
          </table:table-cell>
          <table:table-cell office:value-type="string" calcext:value-type="string">
            <text:p>https://gloimg.rowcdn.com/ROSE/pdm-product-pic/Clothing/2018/10/24/goods-img/154062989286159799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05994124168904" calcext:value-type="float">
            <text:p>0.405994124168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qQr0v6NsL._SL75_.jpg</text:p>
          </table:table-cell>
          <table:table-cell office:value-type="string" calcext:value-type="string">
            <text:p>https://gloimg.rowcdn.com/ROSE/pdm-product-pic/Clothing/2018/10/24/goods-img/154062989286159799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05994124168904" calcext:value-type="float">
            <text:p>0.405994124168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qQr0v6NsL._SL75_.jpg</text:p>
          </table:table-cell>
          <table:table-cell office:value-type="string" calcext:value-type="string">
            <text:p>https://gloimg.rowcdn.com/ROSE/pdm-product-pic/Clothing/2018/10/24/goods-img/154062989286159799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29" calcext:value-type="float">
            <text:p>0.0829</text:p>
          </table:table-cell>
          <table:table-cell office:value-type="float" office:value="0" calcext:value-type="float">
            <text:p>0</text:p>
          </table:table-cell>
          <table:table-cell office:value-type="float" office:value="0.405994124168904" calcext:value-type="float">
            <text:p>0.405994124168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Fqf%2B4p32L._SL75_.jpg</text:p>
          </table:table-cell>
          <table:table-cell office:value-type="string" calcext:value-type="string">
            <text:p>https://gloimg.rowcdn.com/ROSE/pdm-product-pic/Clothing/2018/09/27/goods-img/154153146998088227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09" calcext:value-type="float">
            <text:p>0.0809</text:p>
          </table:table-cell>
          <table:table-cell office:value-type="float" office:value="0" calcext:value-type="float">
            <text:p>0</text:p>
          </table:table-cell>
          <table:table-cell office:value-type="float" office:value="0.322998596634461" calcext:value-type="float">
            <text:p>0.322998596634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KcMME00rL._SL75_.jpg</text:p>
          </table:table-cell>
          <table:table-cell office:value-type="string" calcext:value-type="string">
            <text:p>https://gloimg.rowcdn.com/ROSE/pdm-product-pic/Clothing/2018/09/11/goods-img/154472233751044383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57" calcext:value-type="float">
            <text:p>0.0557</text:p>
          </table:table-cell>
          <table:table-cell office:value-type="float" office:value="0" calcext:value-type="float">
            <text:p>0</text:p>
          </table:table-cell>
          <table:table-cell office:value-type="float" office:value="0.415728045048388" calcext:value-type="float">
            <text:p>0.415728045048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LNb5jC-FL._SL75_.jpg</text:p>
          </table:table-cell>
          <table:table-cell office:value-type="string" calcext:value-type="string">
            <text:p>https://gloimg.rowcdn.com/ROSE/pdm-product-pic/Clothing/2018/10/13/goods-img/153989244136189173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383" calcext:value-type="float">
            <text:p>0.0383</text:p>
          </table:table-cell>
          <table:table-cell office:value-type="float" office:value="0" calcext:value-type="float">
            <text:p>0</text:p>
          </table:table-cell>
          <table:table-cell office:value-type="float" office:value="0.454546089164827" calcext:value-type="float">
            <text:p>0.454546089164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P4Xr4rwOL._SL75_.jpg</text:p>
          </table:table-cell>
          <table:table-cell office:value-type="string" calcext:value-type="string">
            <text:p>https://gloimg.rowcdn.com/ROSE/pdm-product-pic/Clothing/2018/09/28/goods-img/153988977297133685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32" calcext:value-type="float">
            <text:p>0.0532</text:p>
          </table:table-cell>
          <table:table-cell office:value-type="float" office:value="0" calcext:value-type="float">
            <text:p>0</text:p>
          </table:table-cell>
          <table:table-cell office:value-type="float" office:value="0.393547001815739" calcext:value-type="float">
            <text:p>0.393547001815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GYVlVrsEL._SL75_.jpg</text:p>
          </table:table-cell>
          <table:table-cell office:value-type="string" calcext:value-type="string">
            <text:p>https://c.shld.net/rpx/i/s/pi/mp/10166071/prod_9217023530?src=https%3A%2F%2Fcb.cwa.sellercloud.com%2Fimages%2Fproducts%2FHP101%2Fd81dbb0d-0de6-478f-9b80-ed7aaca7fa65.jpg&amp;d=08c21c601e07ce1ca5e4c74f1dbae2750b67be91&amp;hei=245&amp;wid=245&amp;op_sharpen=1&amp;qlt=85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56" calcext:value-type="float">
            <text:p>0.07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nXijQEYL._SL75_.jpg</text:p>
          </table:table-cell>
          <table:table-cell office:value-type="string" calcext:value-type="string">
            <text:p>http://images.samsclubresources.com/is/image/samsclub/0074793577490_A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91" calcext:value-type="float">
            <text:p>0.04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QEujdfAL._SL75_.jpg</text:p>
          </table:table-cell>
          <table:table-cell office:value-type="string" calcext:value-type="string">
            <text:p>https://images.samsclubresources.com/is/image/samsclub/0084155023166_A?wid=280&amp;hei=280</text:p>
          </table:table-cell>
          <table:table-cell office:value-type="string" calcext:value-type="string">
            <text:p>16 <text:s/>304</text:p>
          </table:table-cell>
          <table:table-cell office:value-type="float" office:value="0" calcext:value-type="float">
            <text:p>0</text:p>
          </table:table-cell>
          <table:table-cell office:value-type="float" office:value="0.0276" calcext:value-type="float">
            <text:p>0.0276</text:p>
          </table:table-cell>
          <table:table-cell office:value-type="float" office:value="0" calcext:value-type="float">
            <text:p>0</text:p>
          </table:table-cell>
          <table:table-cell office:value-type="float" office:value="0.824789608911685" calcext:value-type="float">
            <text:p>0.824789608911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nXijQEYL._SL75_.jpg</text:p>
          </table:table-cell>
          <table:table-cell office:value-type="string" calcext:value-type="string">
            <text:p>http://images.samsclubresources.com/is/image/samsclub/0074793577496_A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358" calcext:value-type="float">
            <text:p>0.0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XGhSnU66L._SL75_.jpg</text:p>
          </table:table-cell>
          <table:table-cell office:value-type="string" calcext:value-type="string">
            <text:p>https://qvc.scene7.com/is/image/QVC/e/35/e230335.001?$aemprodgallery$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84" calcext:value-type="float">
            <text:p>0.0684</text:p>
          </table:table-cell>
          <table:table-cell office:value-type="float" office:value="0" calcext:value-type="float">
            <text:p>0</text:p>
          </table:table-cell>
          <table:table-cell office:value-type="float" office:value="0.252959737490282" calcext:value-type="float">
            <text:p>0.252959737490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KzBqZWWbL._SL75_.jpg</text:p>
          </table:table-cell>
          <table:table-cell office:value-type="string" calcext:value-type="string">
            <text:p>https://cdnimg.webstaurantstore.com/uploads/design/2014/1/blank.pn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XI6RXoU3L._SL75_.jpg</text:p>
          </table:table-cell>
          <table:table-cell office:value-type="string" calcext:value-type="string">
            <text:p>https://gloimg.rowcdn.com/ROSE/pdm-product-pic/Clothing/2018/05/08/goods-img/154517031944612916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09" calcext:value-type="float">
            <text:p>0.0509</text:p>
          </table:table-cell>
          <table:table-cell office:value-type="float" office:value="0" calcext:value-type="float">
            <text:p>0</text:p>
          </table:table-cell>
          <table:table-cell office:value-type="float" office:value="0.289804495901776" calcext:value-type="float">
            <text:p>0.289804495901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gcotpYQHL._SL75_.jpg</text:p>
          </table:table-cell>
          <table:table-cell office:value-type="string" calcext:value-type="string">
            <text:p>https://gloimg.rowcdn.com/ROSE/pdm-product-pic/Clothing/2018/05/12/goods-img/154505922301170923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51821737907474" calcext:value-type="float">
            <text:p>0.251821737907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gcotpYQHL._SL75_.jpg</text:p>
          </table:table-cell>
          <table:table-cell office:value-type="string" calcext:value-type="string">
            <text:p>https://gloimg.rowcdn.com/ROSE/pdm-product-pic/Clothing/2018/05/12/goods-img/154505922301170923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04" calcext:value-type="float">
            <text:p>0.0804</text:p>
          </table:table-cell>
          <table:table-cell office:value-type="float" office:value="0" calcext:value-type="float">
            <text:p>0</text:p>
          </table:table-cell>
          <table:table-cell office:value-type="float" office:value="0.251821737907474" calcext:value-type="float">
            <text:p>0.251821737907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kh49KqCJL._SL75_.jpg</text:p>
          </table:table-cell>
          <table:table-cell office:value-type="string" calcext:value-type="string">
            <text:p>https://gloimg.rowcdn.com/ROSE/pdm-product-pic/Clothing/2018/05/11/goods-img/1526587883986549676.jpg</text:p>
          </table:table-cell>
          <table:table-cell office:value-type="string" calcext:value-type="string">
            <text:p>16 <text:s/>336</text:p>
          </table:table-cell>
          <table:table-cell office:value-type="float" office:value="0" calcext:value-type="float">
            <text:p>0</text:p>
          </table:table-cell>
          <table:table-cell office:value-type="float" office:value="0.0895" calcext:value-type="float">
            <text:p>0.0895</text:p>
          </table:table-cell>
          <table:table-cell office:value-type="float" office:value="0" calcext:value-type="float">
            <text:p>0</text:p>
          </table:table-cell>
          <table:table-cell office:value-type="float" office:value="0.169048356113027" calcext:value-type="float">
            <text:p>0.169048356113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CyTT8dDL._SL75_.jpg</text:p>
          </table:table-cell>
          <table:table-cell office:value-type="string" calcext:value-type="string">
            <text:p>https://gloimg.rowcdn.com/ROSE/pdm-product-pic/Clothing/2018/05/12/goods-img/1545103686676823949.jpg</text:p>
          </table:table-cell>
          <table:table-cell office:value-type="string" calcext:value-type="string">
            <text:p>176 <text:s/>368</text:p>
          </table:table-cell>
          <table:table-cell office:value-type="float" office:value="0" calcext:value-type="float">
            <text:p>0</text:p>
          </table:table-cell>
          <table:table-cell office:value-type="float" office:value="0.0491" calcext:value-type="float">
            <text:p>0.0491</text:p>
          </table:table-cell>
          <table:table-cell office:value-type="float" office:value="0" calcext:value-type="float">
            <text:p>0</text:p>
          </table:table-cell>
          <table:table-cell office:value-type="float" office:value="0.377560206605646" calcext:value-type="float">
            <text:p>0.377560206605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CyTT8dDL._SL75_.jpg</text:p>
          </table:table-cell>
          <table:table-cell office:value-type="string" calcext:value-type="string">
            <text:p>https://gloimg.rowcdn.com/ROSE/pdm-product-pic/Clothing/2018/05/12/goods-img/1545103686676823949.jpg</text:p>
          </table:table-cell>
          <table:table-cell office:value-type="string" calcext:value-type="string">
            <text:p>176 <text:s/>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77560206605646" calcext:value-type="float">
            <text:p>0.377560206605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R5I9vWjoL._SL75_.jpg</text:p>
          </table:table-cell>
          <table:table-cell office:value-type="string" calcext:value-type="string">
            <text:p>https://gloimg.rowcdn.com/ROSE/pdm-product-pic/Clothing/2018/05/14/goods-img/154512457891136875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45" calcext:value-type="float">
            <text:p>0.0745</text:p>
          </table:table-cell>
          <table:table-cell office:value-type="float" office:value="0" calcext:value-type="float">
            <text:p>0</text:p>
          </table:table-cell>
          <table:table-cell office:value-type="float" office:value="0.503348803732956" calcext:value-type="float">
            <text:p>0.503348803732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lhigndEDL._SL75_.jpg</text:p>
          </table:table-cell>
          <table:table-cell office:value-type="string" calcext:value-type="string">
            <text:p>https://gloimg.rowcdn.com/ROSE/pdm-provider-img/straight-product-img/20180427/WWW5149/WWW51490213/goods-img/152487941919388942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04" calcext:value-type="float">
            <text:p>0.0704</text:p>
          </table:table-cell>
          <table:table-cell office:value-type="float" office:value="0" calcext:value-type="float">
            <text:p>0</text:p>
          </table:table-cell>
          <table:table-cell office:value-type="float" office:value="0.386053177280435" calcext:value-type="float">
            <text:p>0.386053177280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LDuQwrD-L._SL75_.jpg</text:p>
          </table:table-cell>
          <table:table-cell office:value-type="string" calcext:value-type="string">
            <text:p>https://gloimg.rowcdn.com/ROSE/pdm-product-pic/2018/10/01/goods-img/153836285765096958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" calcext:value-type="float">
            <text:p>0</text:p>
          </table:table-cell>
          <table:table-cell office:value-type="float" office:value="0.961003688080378" calcext:value-type="float">
            <text:p>0.961003688080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VQwF0GjtL._SL75_.jpg</text:p>
          </table:table-cell>
          <table:table-cell office:value-type="string" calcext:value-type="string">
            <text:p>https://gloimg.rowcdn.com/ROSE/pdm-provider-img/straight-product-img/20180615/T021892/T0218920193/goods-img/153445468760836246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99" calcext:value-type="float">
            <text:p>0.0699</text:p>
          </table:table-cell>
          <table:table-cell office:value-type="float" office:value="0" calcext:value-type="float">
            <text:p>0</text:p>
          </table:table-cell>
          <table:table-cell office:value-type="float" office:value="0.531777288415993" calcext:value-type="float">
            <text:p>0.531777288415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W1dYOqC1L._SL75_.jpg</text:p>
          </table:table-cell>
          <table:table-cell office:value-type="string" calcext:value-type="string">
            <text:p>https://gloimg.rowcdn.com/ROSE/pdm-product-pic/Clothing/2018/07/03/goods-img/1531338685161693784.jpg</text:p>
          </table:table-cell>
          <table:table-cell office:value-type="string" calcext:value-type="string">
            <text:p>16 <text:s/>496</text:p>
          </table:table-cell>
          <table:table-cell office:value-type="float" office:value="0" calcext:value-type="float">
            <text:p>0</text:p>
          </table:table-cell>
          <table:table-cell office:value-type="float" office:value="0.0737" calcext:value-type="float">
            <text:p>0.0737</text:p>
          </table:table-cell>
          <table:table-cell office:value-type="float" office:value="0" calcext:value-type="float">
            <text:p>0</text:p>
          </table:table-cell>
          <table:table-cell office:value-type="float" office:value="0.268401331680154" calcext:value-type="float">
            <text:p>0.26840133168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RztDGLyTL._SL75_.jpg</text:p>
          </table:table-cell>
          <table:table-cell office:value-type="string" calcext:value-type="string">
            <text:p>https://gloimg.rowcdn.com/ROSE/pdm-product-pic/Clothing/2017/08/16/goods-img/151028951459902963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0504470253981" calcext:value-type="float">
            <text:p>0.200504470253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RztDGLyTL._SL75_.jpg</text:p>
          </table:table-cell>
          <table:table-cell office:value-type="string" calcext:value-type="string">
            <text:p>https://gloimg.rowcdn.com/ROSE/pdm-product-pic/Clothing/2017/08/16/goods-img/151028951459902963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96" calcext:value-type="float">
            <text:p>0.0596</text:p>
          </table:table-cell>
          <table:table-cell office:value-type="float" office:value="0" calcext:value-type="float">
            <text:p>0</text:p>
          </table:table-cell>
          <table:table-cell office:value-type="float" office:value="0.200504470253981" calcext:value-type="float">
            <text:p>0.200504470253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7CV78tunL._SL75_.jpg</text:p>
          </table:table-cell>
          <table:table-cell office:value-type="string" calcext:value-type="string">
            <text:p>https://gloimg.rowcdn.com/ROSE/pdm-product-pic/Clothing/2017/10/17/goods-img/151029391310000210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77" calcext:value-type="float">
            <text:p>0.0877</text:p>
          </table:table-cell>
          <table:table-cell office:value-type="float" office:value="0" calcext:value-type="float">
            <text:p>0</text:p>
          </table:table-cell>
          <table:table-cell office:value-type="float" office:value="0.445214860952995" calcext:value-type="float">
            <text:p>0.445214860952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lHDIHwxBL._SL75_.jpg</text:p>
          </table:table-cell>
          <table:table-cell office:value-type="string" calcext:value-type="string">
            <text:p>https://gloimg.rowcdn.com/ROSE/pdm-product-pic/Clothing/2017/03/18/goods-img/149376529766984868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41" calcext:value-type="float">
            <text:p>0.0941</text:p>
          </table:table-cell>
          <table:table-cell office:value-type="float" office:value="0" calcext:value-type="float">
            <text:p>0</text:p>
          </table:table-cell>
          <table:table-cell office:value-type="float" office:value="0.809616460543171" calcext:value-type="float">
            <text:p>0.809616460543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PinfItHL._SL75_.jpg</text:p>
          </table:table-cell>
          <table:table-cell office:value-type="string" calcext:value-type="string">
            <text:p>https://gloimg.rowcdn.com/ROSE/pdm-product-pic/Clothing/2017/03/01/goods-img/148834100048945630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94" calcext:value-type="float">
            <text:p>0.0694</text:p>
          </table:table-cell>
          <table:table-cell office:value-type="float" office:value="0" calcext:value-type="float">
            <text:p>0</text:p>
          </table:table-cell>
          <table:table-cell office:value-type="float" office:value="0.164414205476588" calcext:value-type="float">
            <text:p>0.164414205476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Fwgcx1OkL._SL75_.jpg</text:p>
          </table:table-cell>
          <table:table-cell office:value-type="string" calcext:value-type="string">
            <text:p>https://gloimg.rowcdn.com/ROSE/pdm-product-pic/Clothing/2017/02/24/goods-img/1487898237937492823.jpg</text:p>
          </table:table-cell>
          <table:table-cell office:value-type="string" calcext:value-type="string">
            <text:p>208 <text:s/>368</text:p>
          </table:table-cell>
          <table:table-cell office:value-type="float" office:value="0" calcext:value-type="float">
            <text:p>0</text:p>
          </table:table-cell>
          <table:table-cell office:value-type="float" office:value="0.0679" calcext:value-type="float">
            <text:p>0.0679</text:p>
          </table:table-cell>
          <table:table-cell office:value-type="float" office:value="0" calcext:value-type="float">
            <text:p>0</text:p>
          </table:table-cell>
          <table:table-cell office:value-type="float" office:value="0.833363641211897" calcext:value-type="float">
            <text:p>0.833363641211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vRtpA4PvL._SL75_.jpg</text:p>
          </table:table-cell>
          <table:table-cell office:value-type="string" calcext:value-type="string">
            <text:p>https://gloimg.rowcdn.com/ROSE/pdm-product-pic/Clothing/2016/03/16/goods-img/145825214053115114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23" calcext:value-type="float">
            <text:p>0.0523</text:p>
          </table:table-cell>
          <table:table-cell office:value-type="float" office:value="0" calcext:value-type="float">
            <text:p>0</text:p>
          </table:table-cell>
          <table:table-cell office:value-type="float" office:value="0.20207348790761" calcext:value-type="float">
            <text:p>0.20207348790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%2BoEnKHI1L._SL75_.jpg</text:p>
          </table:table-cell>
          <table:table-cell office:value-type="string" calcext:value-type="string">
            <text:p>https://gloimg.rowcdn.com/ROSE/pdm-product-pic/Clothing/2016/04/27/goods-img/1462153262113213813.jpg</text:p>
          </table:table-cell>
          <table:table-cell office:value-type="string" calcext:value-type="string">
            <text:p>16 <text:s/>208</text:p>
          </table:table-cell>
          <table:table-cell office:value-type="float" office:value="0" calcext:value-type="float">
            <text:p>0</text:p>
          </table:table-cell>
          <table:table-cell office:value-type="float" office:value="0.0553" calcext:value-type="float">
            <text:p>0.05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OAVr3ZD0L._SL75_.jpg</text:p>
          </table:table-cell>
          <table:table-cell office:value-type="string" calcext:value-type="string">
            <text:p>https://gloimg.rowcdn.com/ROSE/pdm-product-pic/Clothing/2016/10/11/goods-img/147616012267221654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64" calcext:value-type="float">
            <text:p>0.0464</text:p>
          </table:table-cell>
          <table:table-cell office:value-type="float" office:value="0" calcext:value-type="float">
            <text:p>0</text:p>
          </table:table-cell>
          <table:table-cell office:value-type="float" office:value="0.506693530819234" calcext:value-type="float">
            <text:p>0.506693530819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TK1ZzAFuL._SL75_.jpg</text:p>
          </table:table-cell>
          <table:table-cell office:value-type="string" calcext:value-type="string">
            <text:p>https://c.shld.net/rpx/i/s/pi/mp/10139695/prod_18763028607?src=http%3A%2F%2Fd1k0ppjronk6up.cloudfront.net%2Fproducts%2F21%2Fdatafeeds_250x250_688eb180_fee9_471c_be93_91bbac8a1737.jpg&amp;d=a4addc179ace4512551adfc5ec1c857cb4f976de&amp;hei=245&amp;wid=245&amp;op_sharpen=1&amp;qlt=85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JYeyaBtpL._SL75_.jpg</text:p>
          </table:table-cell>
          <table:table-cell office:value-type="string" calcext:value-type="string">
            <text:p>https://qvc.scene7.com/is/image/QVC/k/57/k176657.001?$aemprodgallery$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11" calcext:value-type="float">
            <text:p>0.0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lLCyf%2BXvL._SL75_.jpg</text:p>
          </table:table-cell>
          <table:table-cell office:value-type="string" calcext:value-type="string">
            <text:p>https://gloimg.rowcdn.com/ROSE/pdm-product-pic/Clothing/2018/07/09/goods-img/153109956585321613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68" calcext:value-type="float">
            <text:p>0.0668</text:p>
          </table:table-cell>
          <table:table-cell office:value-type="float" office:value="0" calcext:value-type="float">
            <text:p>0</text:p>
          </table:table-cell>
          <table:table-cell office:value-type="float" office:value="0.14214113926302" calcext:value-type="float">
            <text:p>0.14214113926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QX8paakAL._SL75_.jpg</text:p>
          </table:table-cell>
          <table:table-cell office:value-type="string" calcext:value-type="string">
            <text:p>https://www.plowhearth.com/medias/sys_master/images/images/h93/he6/8863796953118/63706x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16" calcext:value-type="float">
            <text:p>0.08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QX8paakAL._SL75_.jpg</text:p>
          </table:table-cell>
          <table:table-cell office:value-type="string" calcext:value-type="string">
            <text:p>https://www.plowhearth.com/medias/sys_master/images/images/h93/he6/8863796953118/63706x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Uhuag7ntL._SL75_.jpg</text:p>
          </table:table-cell>
          <table:table-cell office:value-type="string" calcext:value-type="string">
            <text:p>https://gloimg.rowcdn.com/ROSE/pdm-product-pic/Clothing/2016/11/23/goods-img/147985358966779431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33" calcext:value-type="float">
            <text:p>0.0533</text:p>
          </table:table-cell>
          <table:table-cell office:value-type="float" office:value="0" calcext:value-type="float">
            <text:p>0</text:p>
          </table:table-cell>
          <table:table-cell office:value-type="float" office:value="0.429425411411966" calcext:value-type="float">
            <text:p>0.429425411411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V-lGjaRKL._SL75_.jpg</text:p>
          </table:table-cell>
          <table:table-cell office:value-type="string" calcext:value-type="string">
            <text:p>https://gloimg.rowcdn.com/ROSE/pdm-product-pic/Clothing/2016/11/23/goods-img/148036291452289788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13" calcext:value-type="float">
            <text:p>0.0613</text:p>
          </table:table-cell>
          <table:table-cell office:value-type="float" office:value="0" calcext:value-type="float">
            <text:p>0</text:p>
          </table:table-cell>
          <table:table-cell office:value-type="float" office:value="0.313089068383618" calcext:value-type="float">
            <text:p>0.313089068383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udZzv75WL._SL75_.jpg</text:p>
          </table:table-cell>
          <table:table-cell office:value-type="string" calcext:value-type="string">
            <text:p>https://gloimg.rowcdn.com/ROSE/pdm-product-pic/Clothing/2017/09/29/goods-img/151029308125840068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42" calcext:value-type="float">
            <text:p>0.0642</text:p>
          </table:table-cell>
          <table:table-cell office:value-type="float" office:value="0" calcext:value-type="float">
            <text:p>0</text:p>
          </table:table-cell>
          <table:table-cell office:value-type="float" office:value="0.380244488234903" calcext:value-type="float">
            <text:p>0.380244488234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udZzv75WL._SL75_.jpg</text:p>
          </table:table-cell>
          <table:table-cell office:value-type="string" calcext:value-type="string">
            <text:p>https://gloimg.rowcdn.com/ROSE/pdm-product-pic/Clothing/2017/09/29/goods-img/151029308125840068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80244488234903" calcext:value-type="float">
            <text:p>0.380244488234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wVFNQfWpL._SL75_.jpg</text:p>
          </table:table-cell>
          <table:table-cell office:value-type="string" calcext:value-type="string">
            <text:p>https://gloimg.rowcdn.com/ROSE/pdm-product-pic/Clothing/2018/09/28/goods-img/153824872903781485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  <table:table-cell office:value-type="float" office:value="0.40520751234731" calcext:value-type="float">
            <text:p>0.40520751234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6JtwczCLL._SL75_.jpg</text:p>
          </table:table-cell>
          <table:table-cell office:value-type="string" calcext:value-type="string">
            <text:p>https://gloimg.rowcdn.com/ROSE/pdm-product-pic/Clothing/2018/10/07/goods-img/154222314265960205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92" calcext:value-type="float">
            <text:p>0.0692</text:p>
          </table:table-cell>
          <table:table-cell office:value-type="float" office:value="0" calcext:value-type="float">
            <text:p>0</text:p>
          </table:table-cell>
          <table:table-cell office:value-type="float" office:value="0.488045331975766" calcext:value-type="float">
            <text:p>0.488045331975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YNXXSulBL._SL75_.jpg</text:p>
          </table:table-cell>
          <table:table-cell office:value-type="string" calcext:value-type="string">
            <text:p>https://gloimg.rowcdn.com/ROSE/pdm-provider-img/straight-product-img/20181124/T014142/T0141420116/goods-img/1543022294013142662.jpg</text:p>
          </table:table-cell>
          <table:table-cell office:value-type="string" calcext:value-type="string">
            <text:p>16 <text:s/>528</text:p>
          </table:table-cell>
          <table:table-cell office:value-type="float" office:value="0" calcext:value-type="float">
            <text:p>0</text:p>
          </table:table-cell>
          <table:table-cell office:value-type="float" office:value="0.0697" calcext:value-type="float">
            <text:p>0.0697</text:p>
          </table:table-cell>
          <table:table-cell office:value-type="float" office:value="0" calcext:value-type="float">
            <text:p>0</text:p>
          </table:table-cell>
          <table:table-cell office:value-type="float" office:value="0.336240515523765" calcext:value-type="float">
            <text:p>0.336240515523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aNcp%2B7jRL._SL75_.jpg</text:p>
          </table:table-cell>
          <table:table-cell office:value-type="string" calcext:value-type="string">
            <text:p>https://gloimg.rowcdn.com/ROSE/pdm-provider-img/straight-product-img/20181124/T034139/T0341390005/goods-img/154303365408613995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22" calcext:value-type="float">
            <text:p>0.0522</text:p>
          </table:table-cell>
          <table:table-cell office:value-type="float" office:value="0" calcext:value-type="float">
            <text:p>0</text:p>
          </table:table-cell>
          <table:table-cell office:value-type="float" office:value="0.370256709806856" calcext:value-type="float">
            <text:p>0.370256709806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OVGTh%2Bm7L._SL75_.jpg</text:p>
          </table:table-cell>
          <table:table-cell office:value-type="string" calcext:value-type="string">
            <text:p>https://gloimg.rowcdn.com/ROSE/pdm-provider-img/straight-product-img/20181105/T002577/T0025770291/goods-img/1541477796796978560.jpg</text:p>
          </table:table-cell>
          <table:table-cell office:value-type="string" calcext:value-type="string">
            <text:p>16 <text:s/>144</text:p>
          </table:table-cell>
          <table:table-cell office:value-type="float" office:value="0" calcext:value-type="float">
            <text:p>0</text:p>
          </table:table-cell>
          <table:table-cell office:value-type="float" office:value="0.0552" calcext:value-type="float">
            <text:p>0.0552</text:p>
          </table:table-cell>
          <table:table-cell office:value-type="float" office:value="0" calcext:value-type="float">
            <text:p>0</text:p>
          </table:table-cell>
          <table:table-cell office:value-type="float" office:value="0.234172747030485" calcext:value-type="float">
            <text:p>0.234172747030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LqiGj6S4L._SL75_.jpg</text:p>
          </table:table-cell>
          <table:table-cell office:value-type="string" calcext:value-type="string">
            <text:p>https://gloimg.rowcdn.com/ROSE/pdm-product-pic/Clothing/2017/12/16/goods-img/151364806895324138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11" calcext:value-type="float">
            <text:p>0.0811</text:p>
          </table:table-cell>
          <table:table-cell office:value-type="float" office:value="0" calcext:value-type="float">
            <text:p>0</text:p>
          </table:table-cell>
          <table:table-cell office:value-type="float" office:value="0.32296051284461" calcext:value-type="float">
            <text:p>0.32296051284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SZ7gqf-GL._SL75_.jpg</text:p>
          </table:table-cell>
          <table:table-cell office:value-type="string" calcext:value-type="string">
            <text:p>https://img.dealspluscdn.com/ai/220x220/dealimage/20000/7473000/7473759_154544111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86" calcext:value-type="float">
            <text:p>0.0886</text:p>
          </table:table-cell>
          <table:table-cell office:value-type="float" office:value="0" calcext:value-type="float">
            <text:p>0</text:p>
          </table:table-cell>
          <table:table-cell office:value-type="float" office:value="0.531214971273166" calcext:value-type="float">
            <text:p>0.531214971273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SZ7gqf-GL._SL75_.jpg</text:p>
          </table:table-cell>
          <table:table-cell office:value-type="string" calcext:value-type="string">
            <text:p>https://img.dealspluscdn.com/ai/220x220/dealimage/20000/7473000/7473759_154544111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31214971273166" calcext:value-type="float">
            <text:p>0.531214971273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R7XTgoesL._SL75_.jpg</text:p>
          </table:table-cell>
          <table:table-cell office:value-type="string" calcext:value-type="string">
            <text:p>https://img.dealspluscdn.com/ai/220x220/dealimage/20000/6312000/6312917_146699329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02" calcext:value-type="float">
            <text:p>0.08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%2BqFXBxi7L._SL75_.jpg</text:p>
          </table:table-cell>
          <table:table-cell office:value-type="string" calcext:value-type="string">
            <text:p>https://gloimg.rowcdn.com/ROSE/pdm-product-pic/Clothing/2018/04/13/goods-img/152355678447428314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59" calcext:value-type="float">
            <text:p>0.0759</text:p>
          </table:table-cell>
          <table:table-cell office:value-type="float" office:value="0" calcext:value-type="float">
            <text:p>0</text:p>
          </table:table-cell>
          <table:table-cell office:value-type="float" office:value="0.251993058397133" calcext:value-type="float">
            <text:p>0.251993058397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zjzlKV%2ByL._SL75_.jpg</text:p>
          </table:table-cell>
          <table:table-cell office:value-type="string" calcext:value-type="string">
            <text:p>https://img.dealspluscdn.com/ai/220x220/dealimage/20000/7784000/7784016_1541163258.pn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44" calcext:value-type="float">
            <text:p>0.0944</text:p>
          </table:table-cell>
          <table:table-cell office:value-type="float" office:value="0" calcext:value-type="float">
            <text:p>0</text:p>
          </table:table-cell>
          <table:table-cell office:value-type="float" office:value="0.650115162643109" calcext:value-type="float">
            <text:p>0.650115162643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sCUrckWsL._SL75_.jpg</text:p>
          </table:table-cell>
          <table:table-cell office:value-type="string" calcext:value-type="string">
            <text:p>https://img.dealspluscdn.com/ai/220x220/dealimage/20000/7648000/7648842_153167940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19" calcext:value-type="float">
            <text:p>0.0719</text:p>
          </table:table-cell>
          <table:table-cell office:value-type="float" office:value="0" calcext:value-type="float">
            <text:p>0</text:p>
          </table:table-cell>
          <table:table-cell office:value-type="float" office:value="0.733566483232859" calcext:value-type="float">
            <text:p>0.733566483232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w97PxuMhL._SL75_.jpg</text:p>
          </table:table-cell>
          <table:table-cell office:value-type="string" calcext:value-type="string">
            <text:p>https://img.dealspluscdn.com/ai/220x220/dealimage/20000/7249000/7249303_150078323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0.96580656727656" calcext:value-type="float">
            <text:p>0.96580656727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HVdQfirRL._SL75_.jpg</text:p>
          </table:table-cell>
          <table:table-cell office:value-type="string" calcext:value-type="string">
            <text:p>https://img.dealspluscdn.com/ai/220x220/dealimage/20000/7798000/7798726_154200435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NRm4vIfNL._SL75_.jpg</text:p>
          </table:table-cell>
          <table:table-cell office:value-type="string" calcext:value-type="string">
            <text:p>https://cdnimg.webstaurantstore.com/uploads/design/2014/1/blank.pn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78" calcext:value-type="float">
            <text:p>0.0678</text:p>
          </table:table-cell>
          <table:table-cell office:value-type="float" office:value="0" calcext:value-type="float">
            <text:p>0</text:p>
          </table:table-cell>
          <table:table-cell office:value-type="float" office:value="0.604614536953406" calcext:value-type="float">
            <text:p>0.604614536953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F26IPSBUL._SL75_.jpg</text:p>
          </table:table-cell>
          <table:table-cell office:value-type="string" calcext:value-type="string">
            <text:p>https://gloimg.rowcdn.com/ROSE/pdm-product-pic/Clothing/2018/09/27/goods-img/153895002335093767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68" calcext:value-type="float">
            <text:p>0.0768</text:p>
          </table:table-cell>
          <table:table-cell office:value-type="float" office:value="0" calcext:value-type="float">
            <text:p>0</text:p>
          </table:table-cell>
          <table:table-cell office:value-type="float" office:value="0.202073483564551" calcext:value-type="float">
            <text:p>0.202073483564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RJn06ivL._SL75_.jpg</text:p>
          </table:table-cell>
          <table:table-cell office:value-type="string" calcext:value-type="string">
            <text:p>https://gloimg.rowcdn.com/ROSE/pdm-product-pic/Clothing/2018/10/18/goods-img/153982379730890173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25" calcext:value-type="float">
            <text:p>0.0825</text:p>
          </table:table-cell>
          <table:table-cell office:value-type="float" office:value="0" calcext:value-type="float">
            <text:p>0</text:p>
          </table:table-cell>
          <table:table-cell office:value-type="float" office:value="0.272359869021643" calcext:value-type="float">
            <text:p>0.272359869021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4Htxx2i9L._SL75_.jpg</text:p>
          </table:table-cell>
          <table:table-cell office:value-type="string" calcext:value-type="string">
            <text:p>https://gloimg.rowcdn.com/ROSE/pdm-product-pic/Clothing/2018/10/16/goods-img/153980058634013227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75" calcext:value-type="float">
            <text:p>0.0775</text:p>
          </table:table-cell>
          <table:table-cell office:value-type="float" office:value="0" calcext:value-type="float">
            <text:p>0</text:p>
          </table:table-cell>
          <table:table-cell office:value-type="float" office:value="0.44098027602726" calcext:value-type="float">
            <text:p>0.44098027602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Ff52dFQnL._SL75_.jpg</text:p>
          </table:table-cell>
          <table:table-cell office:value-type="string" calcext:value-type="string">
            <text:p>https://gloimg.rowcdn.com/ROSE/pdm-product-pic/Clothing/2018/07/03/goods-img/1530841158896131833.jpg</text:p>
          </table:table-cell>
          <table:table-cell office:value-type="string" calcext:value-type="string">
            <text:p>144 <text:s/>336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iH1xCdl4L._SL75_.jpg</text:p>
          </table:table-cell>
          <table:table-cell office:value-type="string" calcext:value-type="string">
            <text:p>https://gloimg.rowcdn.com/ROSE/pdm-product-pic/Clothing/2018/05/22/goods-img/1526951827809755753.jpg</text:p>
          </table:table-cell>
          <table:table-cell office:value-type="string" calcext:value-type="string">
            <text:p>144 <text:s/>336</text:p>
          </table:table-cell>
          <table:table-cell office:value-type="float" office:value="0" calcext:value-type="float">
            <text:p>0</text:p>
          </table:table-cell>
          <table:table-cell office:value-type="float" office:value="0.0917" calcext:value-type="float">
            <text:p>0.09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D3pUPEHpL._SL75_.jpg</text:p>
          </table:table-cell>
          <table:table-cell office:value-type="string" calcext:value-type="string">
            <text:p>https://gloimg.rowcdn.com/ROSE/pdm-product-pic/Clothing/2018/05/08/goods-img/152578390577824721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07" calcext:value-type="float">
            <text:p>0.0807</text:p>
          </table:table-cell>
          <table:table-cell office:value-type="float" office:value="0" calcext:value-type="float">
            <text:p>0</text:p>
          </table:table-cell>
          <table:table-cell office:value-type="float" office:value="0.336240519637922" calcext:value-type="float">
            <text:p>0.336240519637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huqDOUVxL._SL75_.jpg</text:p>
          </table:table-cell>
          <table:table-cell office:value-type="string" calcext:value-type="string">
            <text:p>https://gloimg.rowcdn.com/ROSE/pdm-product-pic/Clothing/2018/10/30/goods-img/154088243327703633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88" calcext:value-type="float">
            <text:p>0.0788</text:p>
          </table:table-cell>
          <table:table-cell office:value-type="float" office:value="0" calcext:value-type="float">
            <text:p>0</text:p>
          </table:table-cell>
          <table:table-cell office:value-type="float" office:value="0.362554889513341" calcext:value-type="float">
            <text:p>0.362554889513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3LIUko7bL._SL75_.jpg</text:p>
          </table:table-cell>
          <table:table-cell office:value-type="string" calcext:value-type="string">
            <text:p>https://gloimg.rowcdn.com/ROSE/pdm-provider-img/straight-product-img/20180731/T023846/T0238460242/goods-img/1533698220820401308.jpg</text:p>
          </table:table-cell>
          <table:table-cell office:value-type="string" calcext:value-type="string">
            <text:p>16 <text:s/>368</text:p>
          </table:table-cell>
          <table:table-cell office:value-type="float" office:value="0" calcext:value-type="float">
            <text:p>0</text:p>
          </table:table-cell>
          <table:table-cell office:value-type="float" office:value="0.0693" calcext:value-type="float">
            <text:p>0.0693</text:p>
          </table:table-cell>
          <table:table-cell office:value-type="float" office:value="0" calcext:value-type="float">
            <text:p>0</text:p>
          </table:table-cell>
          <table:table-cell office:value-type="float" office:value="0.184141837505615" calcext:value-type="float">
            <text:p>0.184141837505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3yUiwtwsL._SL75_.jpg</text:p>
          </table:table-cell>
          <table:table-cell office:value-type="string" calcext:value-type="string">
            <text:p>https://gloimg.rowcdn.com/ROSE/pdm-product-pic/Electronic/2018/09/07/goods-img/153679836661537767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64" calcext:value-type="float">
            <text:p>0.0964</text:p>
          </table:table-cell>
          <table:table-cell office:value-type="float" office:value="0" calcext:value-type="float">
            <text:p>0</text:p>
          </table:table-cell>
          <table:table-cell office:value-type="float" office:value="0.281275463812227" calcext:value-type="float">
            <text:p>0.281275463812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8keQ1tKvL._SL75_.jpg</text:p>
          </table:table-cell>
          <table:table-cell office:value-type="string" calcext:value-type="string">
            <text:p>https://gloimg.rowcdn.com/ROSE/pdm-provider-img/straight-product-img/20180915/T030520/T0305200060/goods-img/1537138530065393670.jpg</text:p>
          </table:table-cell>
          <table:table-cell office:value-type="string" calcext:value-type="string">
            <text:p>16 <text:s/>304</text:p>
          </table:table-cell>
          <table:table-cell office:value-type="float" office:value="0" calcext:value-type="float">
            <text:p>0</text:p>
          </table:table-cell>
          <table:table-cell office:value-type="float" office:value="0.0727" calcext:value-type="float">
            <text:p>0.07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qksBCo7IL._SL75_.jpg</text:p>
          </table:table-cell>
          <table:table-cell office:value-type="string" calcext:value-type="string">
            <text:p>http://www.kirinhobby.com/shop/images/TY22/BA0019580_khs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2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0.685976292455494" calcext:value-type="float">
            <text:p>0.685976292455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qksBCo7IL._SL75_.jpg</text:p>
          </table:table-cell>
          <table:table-cell office:value-type="string" calcext:value-type="string">
            <text:p>http://www.kirinhobby.com/shop/images/TY22/BA0019580_khs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85976292455494" calcext:value-type="float">
            <text:p>0.685976292455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qksBCo7IL._SL75_.jpg</text:p>
          </table:table-cell>
          <table:table-cell office:value-type="string" calcext:value-type="string">
            <text:p>http://www.kirinhobby.com/shop/images/TY22/BA0019579_khs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" calcext:value-type="float">
            <text:p>0</text:p>
          </table:table-cell>
          <table:table-cell office:value-type="float" office:value="0.685976292455494" calcext:value-type="float">
            <text:p>0.685976292455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qksBCo7IL._SL75_.jpg</text:p>
          </table:table-cell>
          <table:table-cell office:value-type="string" calcext:value-type="string">
            <text:p>http://www.kirinhobby.com/shop/images/TY22/BA0019579_khs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85976292455494" calcext:value-type="float">
            <text:p>0.685976292455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qksBCo7IL._SL75_.jpg</text:p>
          </table:table-cell>
          <table:table-cell office:value-type="string" calcext:value-type="string">
            <text:p>http://www.kirinhobby.com/shop/images/TY22/BA0019580_khs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85976292455494" calcext:value-type="float">
            <text:p>0.685976292455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qksBCo7IL._SL75_.jpg</text:p>
          </table:table-cell>
          <table:table-cell office:value-type="string" calcext:value-type="string">
            <text:p>http://www.kirinhobby.com/shop/images/TY22/BA0019579_khs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85976292455494" calcext:value-type="float">
            <text:p>0.685976292455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cU4N9wSnL._SL75_.jpg</text:p>
          </table:table-cell>
          <table:table-cell office:value-type="string" calcext:value-type="string">
            <text:p>https://gloimg.rowcdn.com/ROSE/pdm-provider-img/straight-product-img/20180729/T028000/T0280000077/goods-img/153292368701951524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77" calcext:value-type="float">
            <text:p>0.0877</text:p>
          </table:table-cell>
          <table:table-cell office:value-type="float" office:value="0" calcext:value-type="float">
            <text:p>0</text:p>
          </table:table-cell>
          <table:table-cell office:value-type="float" office:value="0.207733785999272" calcext:value-type="float">
            <text:p>0.207733785999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flUpPIOrL._SL75_.jpg</text:p>
          </table:table-cell>
          <table:table-cell office:value-type="string" calcext:value-type="string">
            <text:p>https://gloimg.rowcdn.com/ROSE/pdm-provider-img/straight-product-img/20180801/T013905/T0139050229/goods-img/153315049343821618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17" calcext:value-type="float">
            <text:p>0.05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drcDUelDL._SL75_.jpg</text:p>
          </table:table-cell>
          <table:table-cell office:value-type="string" calcext:value-type="string">
            <text:p>https://gloimg.rowcdn.com/ROSE/pdm-provider-img/straight-product-img/20180606/T024502/T0245020164/goods-img/1528248744962436242.jpg</text:p>
          </table:table-cell>
          <table:table-cell office:value-type="string" calcext:value-type="string">
            <text:p>432 <text:s/>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55967862323767" calcext:value-type="float">
            <text:p>0.455967862323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drcDUelDL._SL75_.jpg</text:p>
          </table:table-cell>
          <table:table-cell office:value-type="string" calcext:value-type="string">
            <text:p>https://gloimg.rowcdn.com/ROSE/pdm-provider-img/straight-product-img/20180606/T024502/T0245020164/goods-img/1528248744962436242.jpg</text:p>
          </table:table-cell>
          <table:table-cell office:value-type="string" calcext:value-type="string">
            <text:p>432 <text:s/>176</text:p>
          </table:table-cell>
          <table:table-cell office:value-type="float" office:value="0" calcext:value-type="float">
            <text:p>0</text:p>
          </table:table-cell>
          <table:table-cell office:value-type="float" office:value="0.0425" calcext:value-type="float">
            <text:p>0.0425</text:p>
          </table:table-cell>
          <table:table-cell office:value-type="float" office:value="0" calcext:value-type="float">
            <text:p>0</text:p>
          </table:table-cell>
          <table:table-cell office:value-type="float" office:value="0.455967862323767" calcext:value-type="float">
            <text:p>0.455967862323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fJ2qVnMzL._SL75_.jpg</text:p>
          </table:table-cell>
          <table:table-cell office:value-type="string" calcext:value-type="string">
            <text:p>https://gloimg.rowcdn.com/ROSE/pdm-provider-img/straight-product-img/20181107/T027973/T0279730149/goods-img/1541542268549205820.jpg</text:p>
          </table:table-cell>
          <table:table-cell office:value-type="string" calcext:value-type="string">
            <text:p>16 <text:s/>144</text:p>
          </table:table-cell>
          <table:table-cell office:value-type="float" office:value="0" calcext:value-type="float">
            <text:p>0</text:p>
          </table:table-cell>
          <table:table-cell office:value-type="float" office:value="0.0278" calcext:value-type="float">
            <text:p>0.02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FspOPU3AL._SL75_.jpg</text:p>
          </table:table-cell>
          <table:table-cell office:value-type="string" calcext:value-type="string">
            <text:p>https://gloimg.rowcdn.com/ROSE/pdm-provider-img/straight-product-img/20181106/T009101/T0091010529/goods-img/1541445338416621001.jpg</text:p>
          </table:table-cell>
          <table:table-cell office:value-type="string" calcext:value-type="string">
            <text:p>16 <text:s/>304</text:p>
          </table:table-cell>
          <table:table-cell office:value-type="float" office:value="0" calcext:value-type="float">
            <text:p>0</text:p>
          </table:table-cell>
          <table:table-cell office:value-type="float" office:value="0.0627" calcext:value-type="float">
            <text:p>0.0627</text:p>
          </table:table-cell>
          <table:table-cell office:value-type="float" office:value="0" calcext:value-type="float">
            <text:p>0</text:p>
          </table:table-cell>
          <table:table-cell office:value-type="float" office:value="0.350908686064349" calcext:value-type="float">
            <text:p>0.350908686064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qlCCqDq2L._SL75_.jpg</text:p>
          </table:table-cell>
          <table:table-cell office:value-type="string" calcext:value-type="string">
            <text:p>https://gloimg.rowcdn.com/ROSE/pdm-product-pic/Electronic/2018/07/05/goods-img/1541393237106703053.jpg</text:p>
          </table:table-cell>
          <table:table-cell office:value-type="string" calcext:value-type="string">
            <text:p>144 <text:s/>20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qlCCqDq2L._SL75_.jpg</text:p>
          </table:table-cell>
          <table:table-cell office:value-type="string" calcext:value-type="string">
            <text:p>https://gloimg.rowcdn.com/ROSE/pdm-product-pic/Electronic/2018/07/05/goods-img/1541393237106703053.jpg</text:p>
          </table:table-cell>
          <table:table-cell office:value-type="string" calcext:value-type="string">
            <text:p>144 <text:s/>208</text:p>
          </table:table-cell>
          <table:table-cell office:value-type="float" office:value="0" calcext:value-type="float">
            <text:p>0</text:p>
          </table:table-cell>
          <table:table-cell office:value-type="float" office:value="0.0614" calcext:value-type="float">
            <text:p>0.06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qlCCqDq2L._SL75_.jpg</text:p>
          </table:table-cell>
          <table:table-cell office:value-type="string" calcext:value-type="string">
            <text:p>https://gloimg.rowcdn.com/ROSE/pdm-product-pic/Electronic/2018/07/05/goods-img/1541393237106703053.jpg</text:p>
          </table:table-cell>
          <table:table-cell office:value-type="string" calcext:value-type="string">
            <text:p>144 <text:s/>20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E9MdDSV5L._SL75_.jpg</text:p>
          </table:table-cell>
          <table:table-cell office:value-type="string" calcext:value-type="string">
            <text:p>https://gloimg.rowcdn.com/ROSE/pdm-product-pic/Electronic/2018/09/15/goods-img/154078855993080881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70638982558835" calcext:value-type="float">
            <text:p>0.470638982558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E9MdDSV5L._SL75_.jpg</text:p>
          </table:table-cell>
          <table:table-cell office:value-type="string" calcext:value-type="string">
            <text:p>https://gloimg.rowcdn.com/ROSE/pdm-product-pic/Electronic/2018/09/15/goods-img/154078855993080881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02" calcext:value-type="float">
            <text:p>0.0702</text:p>
          </table:table-cell>
          <table:table-cell office:value-type="float" office:value="0" calcext:value-type="float">
            <text:p>0</text:p>
          </table:table-cell>
          <table:table-cell office:value-type="float" office:value="0.470638982558835" calcext:value-type="float">
            <text:p>0.470638982558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3qxLTiZuL._SL75_.jpg</text:p>
          </table:table-cell>
          <table:table-cell office:value-type="string" calcext:value-type="string">
            <text:p>https://gloimg.rowcdn.com/ROSE/pdm-product-pic/Electronic/2018/10/22/goods-img/154078853718091188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49" calcext:value-type="float">
            <text:p>0.0949</text:p>
          </table:table-cell>
          <table:table-cell office:value-type="float" office:value="0" calcext:value-type="float">
            <text:p>0</text:p>
          </table:table-cell>
          <table:table-cell office:value-type="float" office:value="0.34766948743572" calcext:value-type="float">
            <text:p>0.34766948743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3qxLTiZuL._SL75_.jpg</text:p>
          </table:table-cell>
          <table:table-cell office:value-type="string" calcext:value-type="string">
            <text:p>https://gloimg.rowcdn.com/ROSE/pdm-product-pic/Electronic/2018/10/22/goods-img/154078853718091188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4766948743572" calcext:value-type="float">
            <text:p>0.34766948743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803W0MkvL._SL75_.jpg</text:p>
          </table:table-cell>
          <table:table-cell office:value-type="string" calcext:value-type="string">
            <text:p>http://www.kirinhobby.com/shop/images/TY23/FU0020175_khs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803W0MkvL._SL75_.jpg</text:p>
          </table:table-cell>
          <table:table-cell office:value-type="string" calcext:value-type="string">
            <text:p>http://www.kirinhobby.com/shop/images/TY23/FU0020175_khs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803W0MkvL._SL75_.jpg</text:p>
          </table:table-cell>
          <table:table-cell office:value-type="string" calcext:value-type="string">
            <text:p>http://www.kirinhobby.com/shop/images/TY23/FU0020175_khs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41" calcext:value-type="float">
            <text:p>0.08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7njz2EIeL._SL75_.jpg</text:p>
          </table:table-cell>
          <table:table-cell office:value-type="string" calcext:value-type="string">
            <text:p>https://cdnimg.webstaurantstore.com/images/products/medium/168728/33143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42" calcext:value-type="float">
            <text:p>0.0942</text:p>
          </table:table-cell>
          <table:table-cell office:value-type="float" office:value="0" calcext:value-type="float">
            <text:p>0</text:p>
          </table:table-cell>
          <table:table-cell office:value-type="float" office:value="0.226531897372397" calcext:value-type="float">
            <text:p>0.226531897372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21lj9ZQwd7L._SL75_.jpg</text:p>
          </table:table-cell>
          <table:table-cell office:value-type="string" calcext:value-type="string">
            <text:p>https://www.revzilla.com/product_images/0784/6738/risk_racing_ez3_jug_hose_bender_spout_300x30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45" calcext:value-type="float">
            <text:p>0.09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58nPSznqL._SL75_.jpg</text:p>
          </table:table-cell>
          <table:table-cell office:value-type="string" calcext:value-type="string">
            <text:p>https://gloimg.rowcdn.com/ROSE/pdm-product-pic/Electronic/2018/11/22/goods-img/154286160756520909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58nPSznqL._SL75_.jpg</text:p>
          </table:table-cell>
          <table:table-cell office:value-type="string" calcext:value-type="string">
            <text:p>https://gloimg.rowcdn.com/ROSE/pdm-product-pic/Electronic/2018/11/22/goods-img/154286160756520909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94" calcext:value-type="float">
            <text:p>0.05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7qm2vvQXL._SL75_.jpg</text:p>
          </table:table-cell>
          <table:table-cell office:value-type="string" calcext:value-type="string">
            <text:p>http://www.kirinhobby.com/shop/images/TY24/DI0020814_khs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0044346460377" calcext:value-type="float">
            <text:p>0.580044346460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7qm2vvQXL._SL75_.jpg</text:p>
          </table:table-cell>
          <table:table-cell office:value-type="string" calcext:value-type="string">
            <text:p>http://www.kirinhobby.com/shop/images/TY24/DI0020814_khs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292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0.580044346460377" calcext:value-type="float">
            <text:p>0.580044346460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7qm2vvQXL._SL75_.jpg</text:p>
          </table:table-cell>
          <table:table-cell office:value-type="string" calcext:value-type="string">
            <text:p>http://www.kirinhobby.com/shop/images/TY24/DI0020814_khs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580044346460377" calcext:value-type="float">
            <text:p>0.580044346460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It5RmEChL._SL75_.jpg</text:p>
          </table:table-cell>
          <table:table-cell office:value-type="string" calcext:value-type="string">
            <text:p>https://dnm8jy24zqiqb.cloudfront.net/prodpics/100x100/170814-P3190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335" calcext:value-type="float">
            <text:p>0.0335</text:p>
          </table:table-cell>
          <table:table-cell office:value-type="float" office:value="0" calcext:value-type="float">
            <text:p>0</text:p>
          </table:table-cell>
          <table:table-cell office:value-type="float" office:value="0.646279173799501" calcext:value-type="float">
            <text:p>0.646279173799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vd-nJxVoL._SL75_.jpg</text:p>
          </table:table-cell>
          <table:table-cell office:value-type="string" calcext:value-type="string">
            <text:p>https://gloimg.rowcdn.com/ROSE/pdm-product-pic/Clothing/2017/01/12/goods-img/149643331334982340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16" calcext:value-type="float">
            <text:p>0.0916</text:p>
          </table:table-cell>
          <table:table-cell office:value-type="float" office:value="0" calcext:value-type="float">
            <text:p>0</text:p>
          </table:table-cell>
          <table:table-cell office:value-type="float" office:value="0.401461366423634" calcext:value-type="float">
            <text:p>0.401461366423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IPskoNGL._SL75_.jpg</text:p>
          </table:table-cell>
          <table:table-cell office:value-type="string" calcext:value-type="string">
            <text:p>https://www.revzilla.com/product_images/0045/9199/ram_mounts_combo_handlebar_clamp_base_300x300.jpg</text:p>
          </table:table-cell>
          <table:table-cell office:value-type="string" calcext:value-type="string">
            <text:p>144 <text:s/>336</text:p>
          </table:table-cell>
          <table:table-cell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office:value-type="float" office:value="0.428372983431955" calcext:value-type="float">
            <text:p>0.42837298343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2%2BbNgg%2BAL._SL75_.jpg</text:p>
          </table:table-cell>
          <table:table-cell office:value-type="string" calcext:value-type="string">
            <text:p>https://dnm8jy24zqiqb.cloudfront.net/prodpics/100x100/180710-P711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394" calcext:value-type="float">
            <text:p>0.0394</text:p>
          </table:table-cell>
          <table:table-cell office:value-type="float" office:value="0" calcext:value-type="float">
            <text:p>0</text:p>
          </table:table-cell>
          <table:table-cell office:value-type="float" office:value="0.532320103176776" calcext:value-type="float">
            <text:p>0.532320103176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IO1CCAp6L._SL75_.jpg</text:p>
          </table:table-cell>
          <table:table-cell office:value-type="string" calcext:value-type="string">
            <text:p>https://dnm8jy24zqiqb.cloudfront.net/prodpics/100x100/160518-P1434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71" calcext:value-type="float">
            <text:p>0.0871</text:p>
          </table:table-cell>
          <table:table-cell office:value-type="float" office:value="0" calcext:value-type="float">
            <text:p>0</text:p>
          </table:table-cell>
          <table:table-cell office:value-type="float" office:value="0.712671794626107" calcext:value-type="float">
            <text:p>0.712671794626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K0lnRrD%2BL._SL75_.jpg</text:p>
          </table:table-cell>
          <table:table-cell office:value-type="string" calcext:value-type="string">
            <text:p>https://dnm8jy24zqiqb.cloudfront.net/prodpics/100x100/100625-P1247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0.368377079093006" calcext:value-type="float">
            <text:p>0.368377079093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soAbX1kTL._SL75_.jpg</text:p>
          </table:table-cell>
          <table:table-cell office:value-type="string" calcext:value-type="string">
            <text:p>https://gloimg.rowcdn.com/ROSE/pdm-product-pic/Clothing/2016/11/22/goods-img/147977035327894138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24" calcext:value-type="float">
            <text:p>0.0924</text:p>
          </table:table-cell>
          <table:table-cell office:value-type="float" office:value="0" calcext:value-type="float">
            <text:p>0</text:p>
          </table:table-cell>
          <table:table-cell office:value-type="float" office:value="0.517759542999148" calcext:value-type="float">
            <text:p>0.517759542999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7vckB%2BnpL._SL75_.jpg</text:p>
          </table:table-cell>
          <table:table-cell office:value-type="string" calcext:value-type="string">
            <text:p>https://gloimg.rowcdn.com/ROSE/pdm-product-pic/Clothing/2016/12/20/goods-img/149859251028457674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1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0.48486587555679" calcext:value-type="float">
            <text:p>0.48486587555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1RTMh7pIL._SL75_.jpg</text:p>
          </table:table-cell>
          <table:table-cell office:value-type="string" calcext:value-type="string">
            <text:p>https://gloimg.rowcdn.com/ROSE/pdm-product-pic/Clothing/2016/09/02/goods-img/147277123915284085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2393381518239" calcext:value-type="float">
            <text:p>0.422393381518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1RTMh7pIL._SL75_.jpg</text:p>
          </table:table-cell>
          <table:table-cell office:value-type="string" calcext:value-type="string">
            <text:p>https://gloimg.rowcdn.com/ROSE/pdm-product-pic/Clothing/2016/09/02/goods-img/147277123915284085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2393381518239" calcext:value-type="float">
            <text:p>0.422393381518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1RTMh7pIL._SL75_.jpg</text:p>
          </table:table-cell>
          <table:table-cell office:value-type="string" calcext:value-type="string">
            <text:p>https://gloimg.rowcdn.com/ROSE/pdm-product-pic/Clothing/2016/09/02/goods-img/147277123915284085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21" calcext:value-type="float">
            <text:p>0.0721</text:p>
          </table:table-cell>
          <table:table-cell office:value-type="float" office:value="0" calcext:value-type="float">
            <text:p>0</text:p>
          </table:table-cell>
          <table:table-cell office:value-type="float" office:value="0.422393381518239" calcext:value-type="float">
            <text:p>0.422393381518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2i-P6t%2BqL._SL75_.jpg</text:p>
          </table:table-cell>
          <table:table-cell office:value-type="string" calcext:value-type="string">
            <text:p>https://gloimg.rowcdn.com/ROSE/pdm-product-pic/Clothing/2016/04/28/goods-img/146180976629576620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12" calcext:value-type="float">
            <text:p>0.0612</text:p>
          </table:table-cell>
          <table:table-cell office:value-type="float" office:value="0" calcext:value-type="float">
            <text:p>0</text:p>
          </table:table-cell>
          <table:table-cell office:value-type="float" office:value="0.488243770100479" calcext:value-type="float">
            <text:p>0.488243770100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PvWl-kHaL._SL75_.jpg</text:p>
          </table:table-cell>
          <table:table-cell office:value-type="string" calcext:value-type="string">
            <text:p>https://gloimg.rowcdn.com/ROSE/2015/201508/goods-img/1439234793413-P-293959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33739545648526" calcext:value-type="float">
            <text:p>0.433739545648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0MTEy5Z0L._SL75_.jpg</text:p>
          </table:table-cell>
          <table:table-cell office:value-type="string" calcext:value-type="string">
            <text:p>https://gloimg.rowcdn.com/ROSE/2015/201508/goods-img/1439765888815-P-296368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03226590672222" calcext:value-type="float">
            <text:p>0.30322659067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PvWl-kHaL._SL75_.jpg</text:p>
          </table:table-cell>
          <table:table-cell office:value-type="string" calcext:value-type="string">
            <text:p>https://gloimg.rowcdn.com/ROSE/2015/201508/goods-img/1439234793413-P-293959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348" calcext:value-type="float">
            <text:p>0.0348</text:p>
          </table:table-cell>
          <table:table-cell office:value-type="float" office:value="0" calcext:value-type="float">
            <text:p>0</text:p>
          </table:table-cell>
          <table:table-cell office:value-type="float" office:value="0.433739545648526" calcext:value-type="float">
            <text:p>0.433739545648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PvWl-kHaL._SL75_.jpg</text:p>
          </table:table-cell>
          <table:table-cell office:value-type="string" calcext:value-type="string">
            <text:p>https://gloimg.rowcdn.com/ROSE/2015/201508/goods-img/1439234793413-P-293959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33739545648526" calcext:value-type="float">
            <text:p>0.433739545648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0MTEy5Z0L._SL75_.jpg</text:p>
          </table:table-cell>
          <table:table-cell office:value-type="string" calcext:value-type="string">
            <text:p>https://gloimg.rowcdn.com/ROSE/2015/201508/goods-img/1439765888815-P-296368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63" calcext:value-type="float">
            <text:p>0.0863</text:p>
          </table:table-cell>
          <table:table-cell office:value-type="float" office:value="0" calcext:value-type="float">
            <text:p>0</text:p>
          </table:table-cell>
          <table:table-cell office:value-type="float" office:value="0.303226590672222" calcext:value-type="float">
            <text:p>0.30322659067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0MTEy5Z0L._SL75_.jpg</text:p>
          </table:table-cell>
          <table:table-cell office:value-type="string" calcext:value-type="string">
            <text:p>https://gloimg.rowcdn.com/ROSE/2015/201508/goods-img/1439765888815-P-296368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03226590672222" calcext:value-type="float">
            <text:p>0.30322659067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F1H%2BCS5vL._SL75_.jpg</text:p>
          </table:table-cell>
          <table:table-cell office:value-type="string" calcext:value-type="string">
            <text:p>https://gloimg.rowcdn.com/ROSE/201301/goods-img/1357155727508-P-57442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30430864494446" calcext:value-type="float">
            <text:p>0.330430864494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0ispTC5TL._SL75_.jpg</text:p>
          </table:table-cell>
          <table:table-cell office:value-type="string" calcext:value-type="string">
            <text:p>https://gloimg.rowcdn.com/ROSE/pdm-product-pic/Clothing/2016/06/07/goods-img/146526972290180956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81467297636344" calcext:value-type="float">
            <text:p>0.481467297636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0ispTC5TL._SL75_.jpg</text:p>
          </table:table-cell>
          <table:table-cell office:value-type="string" calcext:value-type="string">
            <text:p>https://gloimg.rowcdn.com/ROSE/pdm-product-pic/Clothing/2016/06/07/goods-img/146526972290180956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39" calcext:value-type="float">
            <text:p>0.0739</text:p>
          </table:table-cell>
          <table:table-cell office:value-type="float" office:value="0" calcext:value-type="float">
            <text:p>0</text:p>
          </table:table-cell>
          <table:table-cell office:value-type="float" office:value="0.481467297636344" calcext:value-type="float">
            <text:p>0.481467297636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F1H%2BCS5vL._SL75_.jpg</text:p>
          </table:table-cell>
          <table:table-cell office:value-type="string" calcext:value-type="string">
            <text:p>https://gloimg.rowcdn.com/ROSE/201301/goods-img/1357155727508-P-57442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0.330430864494446" calcext:value-type="float">
            <text:p>0.330430864494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jOIlr0RtL._SL75_.jpg</text:p>
          </table:table-cell>
          <table:table-cell office:value-type="string" calcext:value-type="string">
            <text:p>https://gloimg.rowcdn.com/ROSE/pdm-product-pic/Clothing/2017/01/23/goods-img/148512666294193537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89" calcext:value-type="float">
            <text:p>0.0689</text:p>
          </table:table-cell>
          <table:table-cell office:value-type="float" office:value="0" calcext:value-type="float">
            <text:p>0</text:p>
          </table:table-cell>
          <table:table-cell office:value-type="float" office:value="0.320945944775023" calcext:value-type="float">
            <text:p>0.320945944775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jOIlr0RtL._SL75_.jpg</text:p>
          </table:table-cell>
          <table:table-cell office:value-type="string" calcext:value-type="string">
            <text:p>https://gloimg.rowcdn.com/ROSE/pdm-product-pic/Clothing/2017/01/23/goods-img/148512666294193537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20945944775023" calcext:value-type="float">
            <text:p>0.320945944775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XvPMmCiIL._SL75_.jpg</text:p>
          </table:table-cell>
          <table:table-cell office:value-type="string" calcext:value-type="string">
            <text:p>https://gloimg.rowcdn.com/ROSE/2015/201502/goods-img/153384033781774964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22" calcext:value-type="float">
            <text:p>0.0722</text:p>
          </table:table-cell>
          <table:table-cell office:value-type="float" office:value="0" calcext:value-type="float">
            <text:p>0</text:p>
          </table:table-cell>
          <table:table-cell office:value-type="float" office:value="0.230512143367895" calcext:value-type="float">
            <text:p>0.230512143367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LPbV-tLlL._SL75_.jpg</text:p>
          </table:table-cell>
          <table:table-cell office:value-type="string" calcext:value-type="string">
            <text:p>https://gloimg.rowcdn.com/ROSE/pdm-product-pic/Clothing/2016/10/11/goods-img/147614154201092279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18" calcext:value-type="float">
            <text:p>0.0718</text:p>
          </table:table-cell>
          <table:table-cell office:value-type="float" office:value="0" calcext:value-type="float">
            <text:p>0</text:p>
          </table:table-cell>
          <table:table-cell office:value-type="float" office:value="0.453417967396473" calcext:value-type="float">
            <text:p>0.453417967396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LPbV-tLlL._SL75_.jpg</text:p>
          </table:table-cell>
          <table:table-cell office:value-type="string" calcext:value-type="string">
            <text:p>https://gloimg.rowcdn.com/ROSE/pdm-product-pic/Clothing/2016/10/11/goods-img/147614154201092279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53417967396473" calcext:value-type="float">
            <text:p>0.453417967396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ZNVLGXsL._SL75_.jpg</text:p>
          </table:table-cell>
          <table:table-cell office:value-type="string" calcext:value-type="string">
            <text:p>https://gloimg.rowcdn.com/ROSE/2015/201510/goods-img/1445983289581-P-333025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62263432397528" calcext:value-type="float">
            <text:p>0.262263432397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ZNVLGXsL._SL75_.jpg</text:p>
          </table:table-cell>
          <table:table-cell office:value-type="string" calcext:value-type="string">
            <text:p>https://gloimg.rowcdn.com/ROSE/2015/201510/goods-img/1445983289581-P-333025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94" calcext:value-type="float">
            <text:p>0.0594</text:p>
          </table:table-cell>
          <table:table-cell office:value-type="float" office:value="0" calcext:value-type="float">
            <text:p>0</text:p>
          </table:table-cell>
          <table:table-cell office:value-type="float" office:value="0.262263432397528" calcext:value-type="float">
            <text:p>0.262263432397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ZNVLGXsL._SL75_.jpg</text:p>
          </table:table-cell>
          <table:table-cell office:value-type="string" calcext:value-type="string">
            <text:p>https://gloimg.rowcdn.com/ROSE/2015/201510/goods-img/1445983289581-P-333025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62263432397528" calcext:value-type="float">
            <text:p>0.262263432397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C4yEYABEL._SL75_.jpg</text:p>
          </table:table-cell>
          <table:table-cell office:value-type="string" calcext:value-type="string">
            <text:p>http://www.miniaturemarket.com/media/catalog/product/cache/1/image/145x145/9df78eab33525d08d6e5fb8d27136e95/d/d/ddskt-038i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28" calcext:value-type="float">
            <text:p>0.0828</text:p>
          </table:table-cell>
          <table:table-cell office:value-type="float" office:value="0" calcext:value-type="float">
            <text:p>0</text:p>
          </table:table-cell>
          <table:table-cell office:value-type="float" office:value="0.438117920719847" calcext:value-type="float">
            <text:p>0.438117920719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C4yEYABEL._SL75_.jpg</text:p>
          </table:table-cell>
          <table:table-cell office:value-type="string" calcext:value-type="string">
            <text:p>http://www.miniaturemarket.com/media/catalog/product/cache/1/image/145x145/9df78eab33525d08d6e5fb8d27136e95/d/d/ddskt-03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16" calcext:value-type="float">
            <text:p>0.0716</text:p>
          </table:table-cell>
          <table:table-cell office:value-type="float" office:value="0" calcext:value-type="float">
            <text:p>0</text:p>
          </table:table-cell>
          <table:table-cell office:value-type="float" office:value="0.429870028791176" calcext:value-type="float">
            <text:p>0.429870028791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d87FAI9gL._SL75_.jpg</text:p>
          </table:table-cell>
          <table:table-cell office:value-type="string" calcext:value-type="string">
            <text:p>https://cdnimg.webstaurantstore.com/uploads/design/2014/1/blank.pn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24" calcext:value-type="float">
            <text:p>0.0824</text:p>
          </table:table-cell>
          <table:table-cell office:value-type="float" office:value="0" calcext:value-type="float">
            <text:p>0</text:p>
          </table:table-cell>
          <table:table-cell office:value-type="float" office:value="0.408248292844299" calcext:value-type="float">
            <text:p>0.408248292844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syzbomKL._SL75_.jpg</text:p>
          </table:table-cell>
          <table:table-cell office:value-type="string" calcext:value-type="string">
            <text:p>https://www.revzilla.com/product_images/0090/1290/performance_machine_max_hp_air_intake_replacement_filter_300x30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35" calcext:value-type="float">
            <text:p>0.0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YPH85fRkL._SL75_.jpg</text:p>
          </table:table-cell>
          <table:table-cell office:value-type="string" calcext:value-type="string">
            <text:p>https://www.revzilla.com/product_images/0107/8322/oakley_airbrake_mx_replacement_lens_300x30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383" calcext:value-type="float">
            <text:p>0.0383</text:p>
          </table:table-cell>
          <table:table-cell office:value-type="float" office:value="0" calcext:value-type="float">
            <text:p>0</text:p>
          </table:table-cell>
          <table:table-cell office:value-type="float" office:value="0.431543304007171" calcext:value-type="float">
            <text:p>0.431543304007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Fl1LpGnL._SL75_.jpg</text:p>
          </table:table-cell>
          <table:table-cell office:value-type="string" calcext:value-type="string">
            <text:p>https://gloimg.rowcdn.com/ROSE/pdm-provider-img/straight-product-img/20181120/T032556/T0325560032/goods-img/154268778913754430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53" calcext:value-type="float">
            <text:p>0.0453</text:p>
          </table:table-cell>
          <table:table-cell office:value-type="float" office:value="0" calcext:value-type="float">
            <text:p>0</text:p>
          </table:table-cell>
          <table:table-cell office:value-type="float" office:value="0.359119947221208" calcext:value-type="float">
            <text:p>0.359119947221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hgNQ2gRVL._SL75_.jpg</text:p>
          </table:table-cell>
          <table:table-cell office:value-type="string" calcext:value-type="string">
            <text:p>https://gloimg.rowcdn.com/ROSE/pdm-product-pic/Clothing/2018/09/19/goods-img/153731431818568712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92" calcext:value-type="float">
            <text:p>0.0592</text:p>
          </table:table-cell>
          <table:table-cell office:value-type="float" office:value="0" calcext:value-type="float">
            <text:p>0</text:p>
          </table:table-cell>
          <table:table-cell office:value-type="float" office:value="0.430182418156197" calcext:value-type="float">
            <text:p>0.430182418156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bJMpFtkL._SL75_.jpg</text:p>
          </table:table-cell>
          <table:table-cell office:value-type="string" calcext:value-type="string">
            <text:p>https://gloimg.rowcdn.com/ROSE/pdm-product-pic/Clothing/2018/09/12/goods-img/153703862602777681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34" calcext:value-type="float">
            <text:p>0.0534</text:p>
          </table:table-cell>
          <table:table-cell office:value-type="float" office:value="0" calcext:value-type="float">
            <text:p>0</text:p>
          </table:table-cell>
          <table:table-cell office:value-type="float" office:value="0.353609504920111" calcext:value-type="float">
            <text:p>0.353609504920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1SBPIB-QL._SL75_.jpg</text:p>
          </table:table-cell>
          <table:table-cell office:value-type="string" calcext:value-type="string">
            <text:p>https://gloimg.rowcdn.com/ROSE/pdm-product-pic/fromebay/2018/09/14/goods-img/153697470339609592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86" calcext:value-type="float">
            <text:p>0.0586</text:p>
          </table:table-cell>
          <table:table-cell office:value-type="float" office:value="0" calcext:value-type="float">
            <text:p>0</text:p>
          </table:table-cell>
          <table:table-cell office:value-type="float" office:value="0.463123747694414" calcext:value-type="float">
            <text:p>0.463123747694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jraQvt9zL._SL75_.jpg</text:p>
          </table:table-cell>
          <table:table-cell office:value-type="string" calcext:value-type="string">
            <text:p>https://gloimg.rowcdn.com/ROSE/pdm-provider-img/straight-product-img/20181008/T011046/T0110460692/goods-img/153963330721389030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0.431906271825758" calcext:value-type="float">
            <text:p>0.431906271825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-gANaJLKL._SL75_.jpg</text:p>
          </table:table-cell>
          <table:table-cell office:value-type="string" calcext:value-type="string">
            <text:p>http://www.kirinhobby.com/shop/images/TY12/GE0009230_khs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72" calcext:value-type="float">
            <text:p>0.0672</text:p>
          </table:table-cell>
          <table:table-cell office:value-type="float" office:value="0" calcext:value-type="float">
            <text:p>0</text:p>
          </table:table-cell>
          <table:table-cell office:value-type="float" office:value="0.341563464009324" calcext:value-type="float">
            <text:p>0.341563464009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HrL8tto9L._SL75_.jpg</text:p>
          </table:table-cell>
          <table:table-cell office:value-type="string" calcext:value-type="string">
            <text:p>http://www.kirinhobby.com/shop/images/TY14/BI0011058_khs.jpg</text:p>
          </table:table-cell>
          <table:table-cell office:value-type="string" calcext:value-type="string">
            <text:p>176 <text:s/>304</text:p>
          </table:table-cell>
          <table:table-cell office:value-type="float" office:value="0" calcext:value-type="float">
            <text:p>0</text:p>
          </table:table-cell>
          <table:table-cell office:value-type="float" office:value="0.0887" calcext:value-type="float">
            <text:p>0.0887</text:p>
          </table:table-cell>
          <table:table-cell office:value-type="float" office:value="0" calcext:value-type="float">
            <text:p>0</text:p>
          </table:table-cell>
          <table:table-cell office:value-type="float" office:value="0.280443109175914" calcext:value-type="float">
            <text:p>0.280443109175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k9bvU8VLL._SL75_.jpg</text:p>
          </table:table-cell>
          <table:table-cell office:value-type="string" calcext:value-type="string">
            <text:p>https://gloimg.rowcdn.com/ROSE/pdm-product-pic/Clothing/2016/12/01/goods-img/1481681104462258861.jpe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35" calcext:value-type="float">
            <text:p>0.0635</text:p>
          </table:table-cell>
          <table:table-cell office:value-type="float" office:value="0" calcext:value-type="float">
            <text:p>0</text:p>
          </table:table-cell>
          <table:table-cell office:value-type="float" office:value="0.393504441234763" calcext:value-type="float">
            <text:p>0.393504441234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61UmUHzJL._SL75_.jpg</text:p>
          </table:table-cell>
          <table:table-cell office:value-type="string" calcext:value-type="string">
            <text:p>http://www.acmetoolstore.com/wcsstore/ExtendedSitesCatalogAssetStore/images/catalog/products/thumbnail/CD3A2B97-AE43-4975-AF32-8208DFDE60BC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09" calcext:value-type="float">
            <text:p>0.0609</text:p>
          </table:table-cell>
          <table:table-cell office:value-type="float" office:value="0" calcext:value-type="float">
            <text:p>0</text:p>
          </table:table-cell>
          <table:table-cell office:value-type="float" office:value="0.16441420965064" calcext:value-type="float">
            <text:p>0.16441420965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vRK6Y7yXL._SL75_.jpg</text:p>
          </table:table-cell>
          <table:table-cell office:value-type="string" calcext:value-type="string">
            <text:p>https://gloimg.rowcdn.com/ROSE/pdm-product-pic/Clothing/2016/06/22/goods-img/146716901900253583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19" calcext:value-type="float">
            <text:p>0.0819</text:p>
          </table:table-cell>
          <table:table-cell office:value-type="float" office:value="0" calcext:value-type="float">
            <text:p>0</text:p>
          </table:table-cell>
          <table:table-cell office:value-type="float" office:value="0.300470211797708" calcext:value-type="float">
            <text:p>0.300470211797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v9h0CcwuL._SL75_.jpg</text:p>
          </table:table-cell>
          <table:table-cell office:value-type="string" calcext:value-type="string">
            <text:p>https://gloimg.rowcdn.com/ROSE/pdm-provider-img/straight-product-img/20171029/T010444/T0104440177/goods-img/150939324779812647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83" calcext:value-type="float">
            <text:p>0.0583</text:p>
          </table:table-cell>
          <table:table-cell office:value-type="float" office:value="0" calcext:value-type="float">
            <text:p>0</text:p>
          </table:table-cell>
          <table:table-cell office:value-type="float" office:value="0.368647853936905" calcext:value-type="float">
            <text:p>0.368647853936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qJsFBKLhL._SL75_.jpg</text:p>
          </table:table-cell>
          <table:table-cell office:value-type="string" calcext:value-type="string">
            <text:p>https://gloimg.rowcdn.com/ROSE/pdm-provider-img/straight-product-img/20180322/T011263/T0112630136/goods-img/152176854803408245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PWoZbLSjL._SL75_.jpg</text:p>
          </table:table-cell>
          <table:table-cell office:value-type="string" calcext:value-type="string">
            <text:p>https://gloimg.rowcdn.com/ROSE/pdm-provider-img/straight-product-img/20181004/T000653/T0006530249/goods-img/153879263820820308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17" calcext:value-type="float">
            <text:p>0.0717</text:p>
          </table:table-cell>
          <table:table-cell office:value-type="float" office:value="0" calcext:value-type="float">
            <text:p>0</text:p>
          </table:table-cell>
          <table:table-cell office:value-type="float" office:value="0.434701043133259" calcext:value-type="float">
            <text:p>0.434701043133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RFbaviP-L._SL75_.jpg</text:p>
          </table:table-cell>
          <table:table-cell office:value-type="string" calcext:value-type="string">
            <text:p>https://www.acmetoolstore.com/wcsstore/ExtendedSitesCatalogAssetStore/images/catalog/products/thumbnail/C59EDA77-67A5-4C8E-9039-CBE2EF2E36B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22" calcext:value-type="float">
            <text:p>0.07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vDgsXozLL._SL75_.jpg</text:p>
          </table:table-cell>
          <table:table-cell office:value-type="string" calcext:value-type="string">
            <text:p>http://www.miniaturemarket.com/media/catalog/product/cache/1/image/145x145/9df78eab33525d08d6e5fb8d27136e95/b/h/bh08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95" calcext:value-type="float">
            <text:p>0.0995</text:p>
          </table:table-cell>
          <table:table-cell office:value-type="float" office:value="0" calcext:value-type="float">
            <text:p>0</text:p>
          </table:table-cell>
          <table:table-cell office:value-type="float" office:value="0.864449810012051" calcext:value-type="float">
            <text:p>0.86444981001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qS5KPuWiL._SL75_.jpg</text:p>
          </table:table-cell>
          <table:table-cell office:value-type="string" calcext:value-type="string">
            <text:p>http://www.miniaturemarket.com/media/catalog/product/cache/1/image/145x145/9df78eab33525d08d6e5fb8d27136e95/w/z/wzk73110-brick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97" calcext:value-type="float">
            <text:p>0.0797</text:p>
          </table:table-cell>
          <table:table-cell office:value-type="float" office:value="0" calcext:value-type="float">
            <text:p>0</text:p>
          </table:table-cell>
          <table:table-cell office:value-type="float" office:value="0.961348113355344" calcext:value-type="float">
            <text:p>0.961348113355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OVrqUjedL._SL75_.jpg</text:p>
          </table:table-cell>
          <table:table-cell office:value-type="string" calcext:value-type="string">
            <text:p>https://gloimg.rowcdn.com/ROSE/pdm-product-pic/Maiyang/2017/09/06/goods-img/150498506108081369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76" calcext:value-type="float">
            <text:p>0.0576</text:p>
          </table:table-cell>
          <table:table-cell office:value-type="float" office:value="0" calcext:value-type="float">
            <text:p>0</text:p>
          </table:table-cell>
          <table:table-cell office:value-type="float" office:value="0.496869968920681" calcext:value-type="float">
            <text:p>0.496869968920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YaVW63V1L._SL75_.jpg</text:p>
          </table:table-cell>
          <table:table-cell office:value-type="string" calcext:value-type="string">
            <text:p>https://gloimg.rowcdn.com/ROSE/pdm-product-pic/Clothing/2017/09/12/goods-img/150525519789729181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87" calcext:value-type="float">
            <text:p>0.0787</text:p>
          </table:table-cell>
          <table:table-cell office:value-type="float" office:value="0" calcext:value-type="float">
            <text:p>0</text:p>
          </table:table-cell>
          <table:table-cell office:value-type="float" office:value="0.474766609505824" calcext:value-type="float">
            <text:p>0.474766609505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xfCk2c5aL._SL75_.jpg</text:p>
          </table:table-cell>
          <table:table-cell office:value-type="string" calcext:value-type="string">
            <text:p>https://gloimg.rowcdn.com/ROSE/pdm-product-pic/Clothing/2017/10/16/goods-img/150818211004601307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81" calcext:value-type="float">
            <text:p>0.0781</text:p>
          </table:table-cell>
          <table:table-cell office:value-type="float" office:value="0" calcext:value-type="float">
            <text:p>0</text:p>
          </table:table-cell>
          <table:table-cell office:value-type="float" office:value="0.493222963029111" calcext:value-type="float">
            <text:p>0.493222963029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JYOVNtmL._SL75_.jpg</text:p>
          </table:table-cell>
          <table:table-cell office:value-type="string" calcext:value-type="string">
            <text:p>https://gloimg.rowcdn.com/ROSE/pdm-product-pic/Clothing/2017/11/17/goods-img/1511131983833778919.jpg</text:p>
          </table:table-cell>
          <table:table-cell office:value-type="string" calcext:value-type="string">
            <text:p>144 <text:s/>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68308542770318" calcext:value-type="float">
            <text:p>0.768308542770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JYOVNtmL._SL75_.jpg</text:p>
          </table:table-cell>
          <table:table-cell office:value-type="string" calcext:value-type="string">
            <text:p>https://gloimg.rowcdn.com/ROSE/pdm-product-pic/Clothing/2017/11/17/goods-img/1511131983833778919.jpg</text:p>
          </table:table-cell>
          <table:table-cell office:value-type="string" calcext:value-type="string">
            <text:p>144 <text:s/>464</text:p>
          </table:table-cell>
          <table:table-cell office:value-type="float" office:value="0" calcext:value-type="float">
            <text:p>0</text:p>
          </table:table-cell>
          <table:table-cell office:value-type="float" office:value="0.0672" calcext:value-type="float">
            <text:p>0.0672</text:p>
          </table:table-cell>
          <table:table-cell office:value-type="float" office:value="0" calcext:value-type="float">
            <text:p>0</text:p>
          </table:table-cell>
          <table:table-cell office:value-type="float" office:value="0.768308542770318" calcext:value-type="float">
            <text:p>0.768308542770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JYOVNtmL._SL75_.jpg</text:p>
          </table:table-cell>
          <table:table-cell office:value-type="string" calcext:value-type="string">
            <text:p>https://gloimg.rowcdn.com/ROSE/pdm-product-pic/Clothing/2017/11/17/goods-img/1511131983833778919.jpg</text:p>
          </table:table-cell>
          <table:table-cell office:value-type="string" calcext:value-type="string">
            <text:p>144 <text:s/>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68308542770318" calcext:value-type="float">
            <text:p>0.768308542770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JYOVNtmL._SL75_.jpg</text:p>
          </table:table-cell>
          <table:table-cell office:value-type="string" calcext:value-type="string">
            <text:p>https://gloimg.rowcdn.com/ROSE/pdm-product-pic/Clothing/2017/11/17/goods-img/1511131983833778919.jpg</text:p>
          </table:table-cell>
          <table:table-cell office:value-type="string" calcext:value-type="string">
            <text:p>144 <text:s/>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68308542770318" calcext:value-type="float">
            <text:p>0.768308542770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JYOVNtmL._SL75_.jpg</text:p>
          </table:table-cell>
          <table:table-cell office:value-type="string" calcext:value-type="string">
            <text:p>https://gloimg.rowcdn.com/ROSE/pdm-product-pic/Clothing/2017/11/17/goods-img/1511131983833778919.jpg</text:p>
          </table:table-cell>
          <table:table-cell office:value-type="string" calcext:value-type="string">
            <text:p>144 <text:s/>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68308542770318" calcext:value-type="float">
            <text:p>0.768308542770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JYOVNtmL._SL75_.jpg</text:p>
          </table:table-cell>
          <table:table-cell office:value-type="string" calcext:value-type="string">
            <text:p>https://gloimg.rowcdn.com/ROSE/pdm-product-pic/Clothing/2017/11/17/goods-img/1511131983833778919.jpg</text:p>
          </table:table-cell>
          <table:table-cell office:value-type="string" calcext:value-type="string">
            <text:p>144 <text:s/>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68308542770318" calcext:value-type="float">
            <text:p>0.768308542770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JYOVNtmL._SL75_.jpg</text:p>
          </table:table-cell>
          <table:table-cell office:value-type="string" calcext:value-type="string">
            <text:p>https://gloimg.rowcdn.com/ROSE/pdm-product-pic/Clothing/2017/11/17/goods-img/1511131983833778919.jpg</text:p>
          </table:table-cell>
          <table:table-cell office:value-type="string" calcext:value-type="string">
            <text:p>144 <text:s/>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68308542770318" calcext:value-type="float">
            <text:p>0.768308542770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JYOVNtmL._SL75_.jpg</text:p>
          </table:table-cell>
          <table:table-cell office:value-type="string" calcext:value-type="string">
            <text:p>https://gloimg.rowcdn.com/ROSE/pdm-product-pic/Clothing/2017/11/17/goods-img/1511131983833778919.jpg</text:p>
          </table:table-cell>
          <table:table-cell office:value-type="string" calcext:value-type="string">
            <text:p>144 <text:s/>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68308542770318" calcext:value-type="float">
            <text:p>0.768308542770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JYOVNtmL._SL75_.jpg</text:p>
          </table:table-cell>
          <table:table-cell office:value-type="string" calcext:value-type="string">
            <text:p>https://gloimg.rowcdn.com/ROSE/pdm-product-pic/Clothing/2017/11/17/goods-img/1511131983833778919.jpg</text:p>
          </table:table-cell>
          <table:table-cell office:value-type="string" calcext:value-type="string">
            <text:p>144 <text:s/>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68308542770318" calcext:value-type="float">
            <text:p>0.768308542770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Hd8KhHnlL._SL75_.jpg</text:p>
          </table:table-cell>
          <table:table-cell office:value-type="string" calcext:value-type="string">
            <text:p>https://gloimg.rowcdn.com/ROSE/pdm-product-pic/Clothing/2018/07/24/goods-img/153240714484985967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82" calcext:value-type="float">
            <text:p>0.0782</text:p>
          </table:table-cell>
          <table:table-cell office:value-type="float" office:value="0" calcext:value-type="float">
            <text:p>0</text:p>
          </table:table-cell>
          <table:table-cell office:value-type="float" office:value="0.855847328641662" calcext:value-type="float">
            <text:p>0.855847328641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IvlMMRkKL._SL75_.jpg</text:p>
          </table:table-cell>
          <table:table-cell office:value-type="string" calcext:value-type="string">
            <text:p>https://gloimg.rowcdn.com/ROSE/pdm-product-pic/Clothing/2018/08/10/goods-img/153386442299512163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45" calcext:value-type="float">
            <text:p>0.0945</text:p>
          </table:table-cell>
          <table:table-cell office:value-type="float" office:value="0" calcext:value-type="float">
            <text:p>0</text:p>
          </table:table-cell>
          <table:table-cell office:value-type="float" office:value="0.757279231007973" calcext:value-type="float">
            <text:p>0.757279231007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9SfKvddfL._SL75_.jpg</text:p>
          </table:table-cell>
          <table:table-cell office:value-type="string" calcext:value-type="string">
            <text:p>https://gloimg.rowcdn.com/ROSE/pdm-product-pic/Clothing/2018/09/05/goods-img/153612039592504191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31077741200248" calcext:value-type="float">
            <text:p>0.731077741200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9SfKvddfL._SL75_.jpg</text:p>
          </table:table-cell>
          <table:table-cell office:value-type="string" calcext:value-type="string">
            <text:p>https://gloimg.rowcdn.com/ROSE/pdm-product-pic/Clothing/2018/09/05/goods-img/153612039592504191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31077741200248" calcext:value-type="float">
            <text:p>0.731077741200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9SfKvddfL._SL75_.jpg</text:p>
          </table:table-cell>
          <table:table-cell office:value-type="string" calcext:value-type="string">
            <text:p>https://gloimg.rowcdn.com/ROSE/pdm-product-pic/Clothing/2018/09/05/goods-img/153612039592504191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41" calcext:value-type="float">
            <text:p>0.0741</text:p>
          </table:table-cell>
          <table:table-cell office:value-type="float" office:value="0" calcext:value-type="float">
            <text:p>0</text:p>
          </table:table-cell>
          <table:table-cell office:value-type="float" office:value="0.731077741200248" calcext:value-type="float">
            <text:p>0.731077741200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NRXujgXDL._SL75_.jpg</text:p>
          </table:table-cell>
          <table:table-cell office:value-type="string" calcext:value-type="string">
            <text:p>https://gloimg.rowcdn.com/ROSE/pdm-product-pic/Clothing/2018/09/13/goods-img/153682237972129579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23" calcext:value-type="float">
            <text:p>0.0923</text:p>
          </table:table-cell>
          <table:table-cell office:value-type="float" office:value="0" calcext:value-type="float">
            <text:p>0</text:p>
          </table:table-cell>
          <table:table-cell office:value-type="float" office:value="0.688247200390171" calcext:value-type="float">
            <text:p>0.68824720039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uQ7DwVqmL._SL75_.jpg</text:p>
          </table:table-cell>
          <table:table-cell office:value-type="string" calcext:value-type="string">
            <text:p>https://gloimg.rowcdn.com/ROSE/pdm-product-pic/Clothing/2018/09/23/goods-img/1537675625226722428.jpg</text:p>
          </table:table-cell>
          <table:table-cell office:value-type="string" calcext:value-type="string">
            <text:p>304 <text:s/>400</text:p>
          </table:table-cell>
          <table:table-cell office:value-type="float" office:value="0" calcext:value-type="float">
            <text:p>0</text:p>
          </table:table-cell>
          <table:table-cell office:value-type="float" office:value="0.0893" calcext:value-type="float">
            <text:p>0.08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v%2BAj9rGL._SL75_.jpg</text:p>
          </table:table-cell>
          <table:table-cell office:value-type="string" calcext:value-type="string">
            <text:p>https://gloimg.rowcdn.com/ROSE/pdm-product-pic/Clothing/2018/09/25/goods-img/153790968935613939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59" calcext:value-type="float">
            <text:p>0.07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v%2BAj9rGL._SL75_.jpg</text:p>
          </table:table-cell>
          <table:table-cell office:value-type="string" calcext:value-type="string">
            <text:p>https://gloimg.rowcdn.com/ROSE/pdm-product-pic/Clothing/2018/09/25/goods-img/153790968935613939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v%2BAj9rGL._SL75_.jpg</text:p>
          </table:table-cell>
          <table:table-cell office:value-type="string" calcext:value-type="string">
            <text:p>https://gloimg.rowcdn.com/ROSE/pdm-product-pic/Clothing/2018/09/25/goods-img/153790968935613939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v%2BAj9rGL._SL75_.jpg</text:p>
          </table:table-cell>
          <table:table-cell office:value-type="string" calcext:value-type="string">
            <text:p>https://gloimg.rowcdn.com/ROSE/pdm-product-pic/Clothing/2018/09/25/goods-img/153790968935613939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v%2BAj9rGL._SL75_.jpg</text:p>
          </table:table-cell>
          <table:table-cell office:value-type="string" calcext:value-type="string">
            <text:p>https://gloimg.rowcdn.com/ROSE/pdm-product-pic/Clothing/2018/09/25/goods-img/153790968935613939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v%2BAj9rGL._SL75_.jpg</text:p>
          </table:table-cell>
          <table:table-cell office:value-type="string" calcext:value-type="string">
            <text:p>https://gloimg.rowcdn.com/ROSE/pdm-product-pic/Clothing/2018/09/25/goods-img/153790968935613939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v%2BAj9rGL._SL75_.jpg</text:p>
          </table:table-cell>
          <table:table-cell office:value-type="string" calcext:value-type="string">
            <text:p>https://gloimg.rowcdn.com/ROSE/pdm-product-pic/Clothing/2018/09/25/goods-img/153790968935613939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v%2BAj9rGL._SL75_.jpg</text:p>
          </table:table-cell>
          <table:table-cell office:value-type="string" calcext:value-type="string">
            <text:p>https://gloimg.rowcdn.com/ROSE/pdm-product-pic/Clothing/2018/09/25/goods-img/153790968935613939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v%2BAj9rGL._SL75_.jpg</text:p>
          </table:table-cell>
          <table:table-cell office:value-type="string" calcext:value-type="string">
            <text:p>https://gloimg.rowcdn.com/ROSE/pdm-product-pic/Clothing/2018/09/25/goods-img/153790968935613939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v%2BAj9rGL._SL75_.jpg</text:p>
          </table:table-cell>
          <table:table-cell office:value-type="string" calcext:value-type="string">
            <text:p>https://gloimg.rowcdn.com/ROSE/pdm-product-pic/Clothing/2018/09/25/goods-img/153790968935613939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v%2BAj9rGL._SL75_.jpg</text:p>
          </table:table-cell>
          <table:table-cell office:value-type="string" calcext:value-type="string">
            <text:p>https://gloimg.rowcdn.com/ROSE/pdm-product-pic/Clothing/2018/09/25/goods-img/153790968935613939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v%2BAj9rGL._SL75_.jpg</text:p>
          </table:table-cell>
          <table:table-cell office:value-type="string" calcext:value-type="string">
            <text:p>https://gloimg.rowcdn.com/ROSE/pdm-product-pic/Clothing/2018/09/25/goods-img/153790968935613939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v%2BAj9rGL._SL75_.jpg</text:p>
          </table:table-cell>
          <table:table-cell office:value-type="string" calcext:value-type="string">
            <text:p>https://gloimg.rowcdn.com/ROSE/pdm-product-pic/Clothing/2018/09/25/goods-img/153790968935613939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mym8v8TLL._SL75_.jpg</text:p>
          </table:table-cell>
          <table:table-cell office:value-type="string" calcext:value-type="string">
            <text:p>https://gloimg.rowcdn.com/ROSE/pdm-product-pic/Electronic/2018/10/03/goods-img/154506265018223844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91" calcext:value-type="float">
            <text:p>0.0691</text:p>
          </table:table-cell>
          <table:table-cell office:value-type="float" office:value="0" calcext:value-type="float">
            <text:p>0</text:p>
          </table:table-cell>
          <table:table-cell office:value-type="float" office:value="0.907533237167672" calcext:value-type="float">
            <text:p>0.907533237167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lmZM0QvWL._SL75_.jpg</text:p>
          </table:table-cell>
          <table:table-cell office:value-type="string" calcext:value-type="string">
            <text:p>https://gloimg.rowcdn.com/ROSE/pdm-product-pic/Clothing/2018/10/16/goods-img/154505000381454339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40484685023743" calcext:value-type="float">
            <text:p>0.940484685023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e6vKYyvmL._SL75_.jpg</text:p>
          </table:table-cell>
          <table:table-cell office:value-type="string" calcext:value-type="string">
            <text:p>https://gloimg.rowcdn.com/ROSE/pdm-product-pic/Clothing/2018/10/16/goods-img/153967380497112074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74" calcext:value-type="float">
            <text:p>0.0974</text:p>
          </table:table-cell>
          <table:table-cell office:value-type="float" office:value="0" calcext:value-type="float">
            <text:p>0</text:p>
          </table:table-cell>
          <table:table-cell office:value-type="float" office:value="0.921349225310959" calcext:value-type="float">
            <text:p>0.921349225310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aFKeq%2BbmL._SL75_.jpg</text:p>
          </table:table-cell>
          <table:table-cell office:value-type="string" calcext:value-type="string">
            <text:p>https://gloimg.rowcdn.com/ROSE/pdm-product-pic/Electronic/2018/10/30/goods-img/154088206226862276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zkMNCScVL._SL75_.jpg</text:p>
          </table:table-cell>
          <table:table-cell office:value-type="string" calcext:value-type="string">
            <text:p>https://www.revzilla.com/product_images/0313/2409/leatt3_df_air_fit_back_protector_black_300x30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77274908552536" calcext:value-type="float">
            <text:p>0.277274908552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zkMNCScVL._SL75_.jpg</text:p>
          </table:table-cell>
          <table:table-cell office:value-type="string" calcext:value-type="string">
            <text:p>https://www.revzilla.com/product_images/0313/2409/leatt3_df_air_fit_back_protector_black_300x30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77274908552536" calcext:value-type="float">
            <text:p>0.277274908552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zkMNCScVL._SL75_.jpg</text:p>
          </table:table-cell>
          <table:table-cell office:value-type="string" calcext:value-type="string">
            <text:p>https://www.revzilla.com/product_images/0313/2409/leatt3_df_air_fit_back_protector_black_300x30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72" calcext:value-type="float">
            <text:p>0.0672</text:p>
          </table:table-cell>
          <table:table-cell office:value-type="float" office:value="0" calcext:value-type="float">
            <text:p>0</text:p>
          </table:table-cell>
          <table:table-cell office:value-type="float" office:value="0.277274908552536" calcext:value-type="float">
            <text:p>0.277274908552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d-55h0viL._SL75_.jpg</text:p>
          </table:table-cell>
          <table:table-cell office:value-type="string" calcext:value-type="string">
            <text:p>https://mediacdn.bellacor.com/images/500/251FIRST-60175471162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23" calcext:value-type="float">
            <text:p>0.0523</text:p>
          </table:table-cell>
          <table:table-cell office:value-type="float" office:value="0" calcext:value-type="float">
            <text:p>0</text:p>
          </table:table-cell>
          <table:table-cell office:value-type="float" office:value="0.348840850886711" calcext:value-type="float">
            <text:p>0.348840850886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kRsZmJqJL._SL75_.jpg</text:p>
          </table:table-cell>
          <table:table-cell office:value-type="string" calcext:value-type="string">
            <text:p>https://gloimg.rowcdn.com/ROSE/pdm-product-pic/Clothing/2018/07/30/goods-img/153323749558050359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49" calcext:value-type="float">
            <text:p>0.0649</text:p>
          </table:table-cell>
          <table:table-cell office:value-type="float" office:value="0" calcext:value-type="float">
            <text:p>0</text:p>
          </table:table-cell>
          <table:table-cell office:value-type="float" office:value="0.560728041096447" calcext:value-type="float">
            <text:p>0.560728041096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0zy1pOvTL._SL75_.jpg</text:p>
          </table:table-cell>
          <table:table-cell office:value-type="string" calcext:value-type="string">
            <text:p>https://gloimg.rowcdn.com/ROSE/pdm-product-pic/Clothing/2018/07/26/goods-img/153315111448492386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69" calcext:value-type="float">
            <text:p>0.0769</text:p>
          </table:table-cell>
          <table:table-cell office:value-type="float" office:value="0" calcext:value-type="float">
            <text:p>0</text:p>
          </table:table-cell>
          <table:table-cell office:value-type="float" office:value="0.359181934645406" calcext:value-type="float">
            <text:p>0.359181934645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a2VAwpgL._SL75_.jpg</text:p>
          </table:table-cell>
          <table:table-cell office:value-type="string" calcext:value-type="string">
            <text:p>https://gloimg.rowcdn.com/ROSE/pdm-product-pic/Clothing/2016/10/24/goods-img/147732827222059682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97" calcext:value-type="float">
            <text:p>0.0497</text:p>
          </table:table-cell>
          <table:table-cell office:value-type="float" office:value="0" calcext:value-type="float">
            <text:p>0</text:p>
          </table:table-cell>
          <table:table-cell office:value-type="float" office:value="0.399034585068123" calcext:value-type="float">
            <text:p>0.399034585068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rErJD6dtL._SL75_.jpg</text:p>
          </table:table-cell>
          <table:table-cell office:value-type="string" calcext:value-type="string">
            <text:p>https://gloimg.rowcdn.com/ROSE/pdm-product-pic/Clothing/2016/10/27/goods-img/1477538736988200903.jpg</text:p>
          </table:table-cell>
          <table:table-cell office:value-type="string" calcext:value-type="string">
            <text:p>144 <text:s/>432</text:p>
          </table:table-cell>
          <table:table-cell office:value-type="float" office:value="0" calcext:value-type="float">
            <text:p>0</text:p>
          </table:table-cell>
          <table:table-cell office:value-type="float" office:value="0.0819" calcext:value-type="float">
            <text:p>0.0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rErJD6dtL._SL75_.jpg</text:p>
          </table:table-cell>
          <table:table-cell office:value-type="string" calcext:value-type="string">
            <text:p>https://gloimg.rowcdn.com/ROSE/pdm-product-pic/Clothing/2016/10/27/goods-img/1477538736988200903.jpg</text:p>
          </table:table-cell>
          <table:table-cell office:value-type="string" calcext:value-type="string">
            <text:p>144 <text:s/>43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xCsy-oDL._SL75_.jpg</text:p>
          </table:table-cell>
          <table:table-cell office:value-type="string" calcext:value-type="string">
            <text:p>https://gloimg.rowcdn.com/ROSE/pdm-product-pic/Clothing/2017/09/22/goods-img/151029262310584341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18" calcext:value-type="float">
            <text:p>0.0618</text:p>
          </table:table-cell>
          <table:table-cell office:value-type="float" office:value="0" calcext:value-type="float">
            <text:p>0</text:p>
          </table:table-cell>
          <table:table-cell office:value-type="float" office:value="0.447465362127685" calcext:value-type="float">
            <text:p>0.447465362127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xCsy-oDL._SL75_.jpg</text:p>
          </table:table-cell>
          <table:table-cell office:value-type="string" calcext:value-type="string">
            <text:p>https://gloimg.rowcdn.com/ROSE/pdm-product-pic/Clothing/2017/09/22/goods-img/151029262310584341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47465362127685" calcext:value-type="float">
            <text:p>0.447465362127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euX2Z5O9L._SL75_.jpg</text:p>
          </table:table-cell>
          <table:table-cell office:value-type="string" calcext:value-type="string">
            <text:p>https://gloimg.rowcdn.com/ROSE/pdm-product-pic/Clothing/2017/10/11/goods-img/1510293569040922634.jpg</text:p>
          </table:table-cell>
          <table:table-cell office:value-type="string" calcext:value-type="string">
            <text:p>16 <text:s/>272</text:p>
          </table:table-cell>
          <table:table-cell office:value-type="float" office:value="0" calcext:value-type="float">
            <text:p>0</text:p>
          </table:table-cell>
          <table:table-cell office:value-type="float" office:value="0.0904" calcext:value-type="float">
            <text:p>0.0904</text:p>
          </table:table-cell>
          <table:table-cell office:value-type="float" office:value="0" calcext:value-type="float">
            <text:p>0</text:p>
          </table:table-cell>
          <table:table-cell office:value-type="float" office:value="0.330181815927771" calcext:value-type="float">
            <text:p>0.330181815927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euX2Z5O9L._SL75_.jpg</text:p>
          </table:table-cell>
          <table:table-cell office:value-type="string" calcext:value-type="string">
            <text:p>https://gloimg.rowcdn.com/ROSE/pdm-product-pic/Clothing/2017/10/11/goods-img/1510293569040922634.jpg</text:p>
          </table:table-cell>
          <table:table-cell office:value-type="string" calcext:value-type="string">
            <text:p>16 <text:s/>2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30181815927771" calcext:value-type="float">
            <text:p>0.330181815927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izl6n44aL._SL75_.jpg</text:p>
          </table:table-cell>
          <table:table-cell office:value-type="string" calcext:value-type="string">
            <text:p>https://gloimg.rowcdn.com/ROSE/pdm-product-pic/Clothing/2016/11/26/goods-img/148012703850695528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18782608024183" calcext:value-type="float">
            <text:p>0.418782608024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izl6n44aL._SL75_.jpg</text:p>
          </table:table-cell>
          <table:table-cell office:value-type="string" calcext:value-type="string">
            <text:p>https://gloimg.rowcdn.com/ROSE/pdm-product-pic/Clothing/2016/11/26/goods-img/148012703850695528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" calcext:value-type="float">
            <text:p>0</text:p>
          </table:table-cell>
          <table:table-cell office:value-type="float" office:value="0.418782608024183" calcext:value-type="float">
            <text:p>0.418782608024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oizmD0GrL._SL75_.jpg</text:p>
          </table:table-cell>
          <table:table-cell office:value-type="string" calcext:value-type="string">
            <text:p>https://gloimg.rowcdn.com/ROSE/pdm-product-pic/Clothing/2016/11/15/goods-img/147917575807935212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53" calcext:value-type="float">
            <text:p>0.05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s3kPLsmbL._SL75_.jpg</text:p>
          </table:table-cell>
          <table:table-cell office:value-type="string" calcext:value-type="string">
            <text:p>https://gloimg.rowcdn.com/ROSE/pdm-product-pic/Clothing/2018/05/17/goods-img/152719153499993831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45758724893218" calcext:value-type="float">
            <text:p>0.345758724893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s3kPLsmbL._SL75_.jpg</text:p>
          </table:table-cell>
          <table:table-cell office:value-type="string" calcext:value-type="string">
            <text:p>https://gloimg.rowcdn.com/ROSE/pdm-product-pic/Clothing/2018/05/17/goods-img/152719153499993831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45758724893218" calcext:value-type="float">
            <text:p>0.345758724893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s3kPLsmbL._SL75_.jpg</text:p>
          </table:table-cell>
          <table:table-cell office:value-type="string" calcext:value-type="string">
            <text:p>https://gloimg.rowcdn.com/ROSE/pdm-product-pic/Clothing/2018/05/17/goods-img/152719153499993831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  <table:table-cell office:value-type="float" office:value="0.345758724893218" calcext:value-type="float">
            <text:p>0.345758724893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9roE3rKaL._SL75_.jpg</text:p>
          </table:table-cell>
          <table:table-cell office:value-type="string" calcext:value-type="string">
            <text:p>https://gloimg.rowcdn.com/ROSE/pdm-product-pic/Clothing/2018/05/03/goods-img/154503300679497299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9444298708979" calcext:value-type="float">
            <text:p>0.39444298708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9roE3rKaL._SL75_.jpg</text:p>
          </table:table-cell>
          <table:table-cell office:value-type="string" calcext:value-type="string">
            <text:p>https://gloimg.rowcdn.com/ROSE/pdm-product-pic/Clothing/2018/05/03/goods-img/154503300679497299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99" calcext:value-type="float">
            <text:p>0.0699</text:p>
          </table:table-cell>
          <table:table-cell office:value-type="float" office:value="0" calcext:value-type="float">
            <text:p>0</text:p>
          </table:table-cell>
          <table:table-cell office:value-type="float" office:value="0.39444298708979" calcext:value-type="float">
            <text:p>0.39444298708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Va2IZlGNL._SL75_.jpg</text:p>
          </table:table-cell>
          <table:table-cell office:value-type="string" calcext:value-type="string">
            <text:p>http://www.kirinhobby.com/shop/images/TY17/BI0014436_khs.jpg</text:p>
          </table:table-cell>
          <table:table-cell office:value-type="string" calcext:value-type="string">
            <text:p>16 <text:s/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bf1zELD4L._SL75_.jpg</text:p>
          </table:table-cell>
          <table:table-cell office:value-type="string" calcext:value-type="string">
            <text:p>https://www.cyclegear.com/_a/product_images/0373/5992/fly_ce_back_armor_300x30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bf1zELD4L._SL75_.jpg</text:p>
          </table:table-cell>
          <table:table-cell office:value-type="string" calcext:value-type="string">
            <text:p>https://www.revzilla.com/product_images/0373/5992/fly_ce_back_armor_300x30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26" calcext:value-type="float">
            <text:p>0.07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bf1zELD4L._SL75_.jpg</text:p>
          </table:table-cell>
          <table:table-cell office:value-type="string" calcext:value-type="string">
            <text:p>https://www.revzilla.com/product_images/0373/5992/fly_ce_back_armor_300x30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sFCZpDhZL._SL75_.jpg</text:p>
          </table:table-cell>
          <table:table-cell office:value-type="string" calcext:value-type="string">
            <text:p>http://www.miniaturemarket.com/media/catalog/product/cache/1/image/145x145/9df78eab33525d08d6e5fb8d27136e95/p/z/pzo90126_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49" calcext:value-type="float">
            <text:p>0.0949</text:p>
          </table:table-cell>
          <table:table-cell office:value-type="float" office:value="0" calcext:value-type="float">
            <text:p>0</text:p>
          </table:table-cell>
          <table:table-cell office:value-type="float" office:value="0.832679731669158" calcext:value-type="float">
            <text:p>0.832679731669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e1RjdyNDL._SL75_.jpg</text:p>
          </table:table-cell>
          <table:table-cell office:value-type="string" calcext:value-type="string">
            <text:p>http://www.miniaturemarket.com/media/catalog/product/cache/1/image/145x145/9df78eab33525d08d6e5fb8d27136e95/p/z/pzo90131_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46" calcext:value-type="float">
            <text:p>0.0946</text:p>
          </table:table-cell>
          <table:table-cell office:value-type="float" office:value="0" calcext:value-type="float">
            <text:p>0</text:p>
          </table:table-cell>
          <table:table-cell office:value-type="float" office:value="0.605962459663779" calcext:value-type="float">
            <text:p>0.605962459663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e1RjdyNDL._SL75_.jpg</text:p>
          </table:table-cell>
          <table:table-cell office:value-type="string" calcext:value-type="string">
            <text:p>http://www.miniaturemarket.com/media/catalog/product/cache/1/image/145x145/9df78eab33525d08d6e5fb8d27136e95/p/z/pzo90131_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46" calcext:value-type="float">
            <text:p>0.0946</text:p>
          </table:table-cell>
          <table:table-cell office:value-type="float" office:value="0" calcext:value-type="float">
            <text:p>0</text:p>
          </table:table-cell>
          <table:table-cell office:value-type="float" office:value="0.605962459663779" calcext:value-type="float">
            <text:p>0.605962459663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5dkwPWNKL._SL75_.jpg</text:p>
          </table:table-cell>
          <table:table-cell office:value-type="string" calcext:value-type="string">
            <text:p>https://www.lakeside.com/images/product/67554_mn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1088" calcext:value-type="float">
            <text:p>0.1088</text:p>
          </table:table-cell>
          <table:table-cell office:value-type="float" office:value="0" calcext:value-type="float">
            <text:p>0</text:p>
          </table:table-cell>
          <table:table-cell office:value-type="float" office:value="0.700397809640228" calcext:value-type="float">
            <text:p>0.700397809640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5dkwPWNKL._SL75_.jpg</text:p>
          </table:table-cell>
          <table:table-cell office:value-type="string" calcext:value-type="string">
            <text:p>https://www.lakeside.com/images/product/67554_mn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45" calcext:value-type="float">
            <text:p>0.0645</text:p>
          </table:table-cell>
          <table:table-cell office:value-type="float" office:value="0" calcext:value-type="float">
            <text:p>0</text:p>
          </table:table-cell>
          <table:table-cell office:value-type="float" office:value="0.700397809640228" calcext:value-type="float">
            <text:p>0.700397809640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5dkwPWNKL._SL75_.jpg</text:p>
          </table:table-cell>
          <table:table-cell office:value-type="string" calcext:value-type="string">
            <text:p>https://www.lakeside.com/images/product/67554_mn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45" calcext:value-type="float">
            <text:p>0.0645</text:p>
          </table:table-cell>
          <table:table-cell office:value-type="float" office:value="0" calcext:value-type="float">
            <text:p>0</text:p>
          </table:table-cell>
          <table:table-cell office:value-type="float" office:value="0.700397809640228" calcext:value-type="float">
            <text:p>0.700397809640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5dkwPWNKL._SL75_.jpg</text:p>
          </table:table-cell>
          <table:table-cell office:value-type="string" calcext:value-type="string">
            <text:p>https://www.lakeside.com/images/product/67554_mn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23" calcext:value-type="float">
            <text:p>0.0723</text:p>
          </table:table-cell>
          <table:table-cell office:value-type="float" office:value="0" calcext:value-type="float">
            <text:p>0</text:p>
          </table:table-cell>
          <table:table-cell office:value-type="float" office:value="0.700397809640228" calcext:value-type="float">
            <text:p>0.700397809640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5dkwPWNKL._SL75_.jpg</text:p>
          </table:table-cell>
          <table:table-cell office:value-type="string" calcext:value-type="string">
            <text:p>https://www.lakeside.com/images/product/67554_mn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45" calcext:value-type="float">
            <text:p>0.0645</text:p>
          </table:table-cell>
          <table:table-cell office:value-type="float" office:value="0" calcext:value-type="float">
            <text:p>0</text:p>
          </table:table-cell>
          <table:table-cell office:value-type="float" office:value="0.700397809640228" calcext:value-type="float">
            <text:p>0.700397809640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5dkwPWNKL._SL75_.jpg</text:p>
          </table:table-cell>
          <table:table-cell office:value-type="string" calcext:value-type="string">
            <text:p>https://www.lakeside.com/images/product/67554_mn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1088" calcext:value-type="float">
            <text:p>0.1088</text:p>
          </table:table-cell>
          <table:table-cell office:value-type="float" office:value="0" calcext:value-type="float">
            <text:p>0</text:p>
          </table:table-cell>
          <table:table-cell office:value-type="float" office:value="0.700397809640228" calcext:value-type="float">
            <text:p>0.700397809640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5dkwPWNKL._SL75_.jpg</text:p>
          </table:table-cell>
          <table:table-cell office:value-type="string" calcext:value-type="string">
            <text:p>https://www.lakeside.com/images/product/67554_mn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00397809640228" calcext:value-type="float">
            <text:p>0.700397809640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5dkwPWNKL._SL75_.jpg</text:p>
          </table:table-cell>
          <table:table-cell office:value-type="string" calcext:value-type="string">
            <text:p>https://www.lakeside.com/images/product/67554_mn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1088" calcext:value-type="float">
            <text:p>0.1088</text:p>
          </table:table-cell>
          <table:table-cell office:value-type="float" office:value="0" calcext:value-type="float">
            <text:p>0</text:p>
          </table:table-cell>
          <table:table-cell office:value-type="float" office:value="0.700397809640228" calcext:value-type="float">
            <text:p>0.700397809640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5dkwPWNKL._SL75_.jpg</text:p>
          </table:table-cell>
          <table:table-cell office:value-type="string" calcext:value-type="string">
            <text:p>https://www.lakeside.com/images/product/67554_mn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1069" calcext:value-type="float">
            <text:p>0.1069</text:p>
          </table:table-cell>
          <table:table-cell office:value-type="float" office:value="0" calcext:value-type="float">
            <text:p>0</text:p>
          </table:table-cell>
          <table:table-cell office:value-type="float" office:value="0.700397809640228" calcext:value-type="float">
            <text:p>0.700397809640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aXlV8puTL._SL75_.jpg</text:p>
          </table:table-cell>
          <table:table-cell office:value-type="string" calcext:value-type="string">
            <text:p>https://gloimg.rowcdn.com/ROSE/pdm-product-pic/Clothing/2017/08/04/goods-img/151028829423297379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77871816209332" calcext:value-type="float">
            <text:p>0.677871816209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1M4o8DlCL._SL75_.jpg</text:p>
          </table:table-cell>
          <table:table-cell office:value-type="string" calcext:value-type="string">
            <text:p>https://gloimg.rowcdn.com/ROSE/pdm-product-pic/Clothing/2017/08/04/goods-img/151027386297142658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85" calcext:value-type="float">
            <text:p>0.0585</text:p>
          </table:table-cell>
          <table:table-cell office:value-type="float" office:value="0" calcext:value-type="float">
            <text:p>0</text:p>
          </table:table-cell>
          <table:table-cell office:value-type="float" office:value="0.568680830415634" calcext:value-type="float">
            <text:p>0.568680830415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aXlV8puTL._SL75_.jpg</text:p>
          </table:table-cell>
          <table:table-cell office:value-type="string" calcext:value-type="string">
            <text:p>https://gloimg.rowcdn.com/ROSE/pdm-product-pic/Clothing/2017/08/04/goods-img/1510288294232973793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42" calcext:value-type="float">
            <text:p>0.0842</text:p>
          </table:table-cell>
          <table:table-cell office:value-type="float" office:value="0" calcext:value-type="float">
            <text:p>0</text:p>
          </table:table-cell>
          <table:table-cell office:value-type="float" office:value="0.677871816209332" calcext:value-type="float">
            <text:p>0.677871816209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LM4bKXG6L._SL75_.jpg</text:p>
          </table:table-cell>
          <table:table-cell office:value-type="string" calcext:value-type="string">
            <text:p>https://gloimg.rowcdn.com/ROSE/pdm-product-pic/Clothing/2017/04/17/goods-img/149262258972387213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76" calcext:value-type="float">
            <text:p>0.0776</text:p>
          </table:table-cell>
          <table:table-cell office:value-type="float" office:value="0" calcext:value-type="float">
            <text:p>0</text:p>
          </table:table-cell>
          <table:table-cell office:value-type="float" office:value="0.297879180719433" calcext:value-type="float">
            <text:p>0.297879180719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gCK7wDgTL._SL75_.jpg</text:p>
          </table:table-cell>
          <table:table-cell office:value-type="string" calcext:value-type="string">
            <text:p>https://gloimg.rowcdn.com/ROSE/pdm-product-pic/Clothing/2017/08/25/goods-img/150844404443811535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82" calcext:value-type="float">
            <text:p>0.0582</text:p>
          </table:table-cell>
          <table:table-cell office:value-type="float" office:value="0" calcext:value-type="float">
            <text:p>0</text:p>
          </table:table-cell>
          <table:table-cell office:value-type="float" office:value="0.389429080030773" calcext:value-type="float">
            <text:p>0.389429080030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gCK7wDgTL._SL75_.jpg</text:p>
          </table:table-cell>
          <table:table-cell office:value-type="string" calcext:value-type="string">
            <text:p>https://gloimg.rowcdn.com/ROSE/pdm-product-pic/Clothing/2017/08/25/goods-img/150844404443811535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89429080030773" calcext:value-type="float">
            <text:p>0.389429080030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gCK7wDgTL._SL75_.jpg</text:p>
          </table:table-cell>
          <table:table-cell office:value-type="string" calcext:value-type="string">
            <text:p>https://gloimg.rowcdn.com/ROSE/pdm-product-pic/Clothing/2017/08/25/goods-img/150844404443811535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89429080030773" calcext:value-type="float">
            <text:p>0.389429080030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3VhGazXpL._SL75_.jpg</text:p>
          </table:table-cell>
          <table:table-cell office:value-type="string" calcext:value-type="string">
            <text:p>https://www.acmetoolstore.com/wcsstore/ExtendedSitesCatalogAssetStore/images/catalog/products/thumbnail/0D9D3BBA-293D-40F4-85E2-F2974872CEF9.jpe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Va2IZlGNL._SL75_.jpg</text:p>
          </table:table-cell>
          <table:table-cell office:value-type="string" calcext:value-type="string">
            <text:p>http://www.kirinhobby.com/shop/images/TY19/BI0016066_khs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OzFER1CmL._SL75_.jpg</text:p>
          </table:table-cell>
          <table:table-cell office:value-type="string" calcext:value-type="string">
            <text:p>http://www.kirinhobby.com/shop/images/TY8/TYFU05463_khs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55" calcext:value-type="float">
            <text:p>0.0455</text:p>
          </table:table-cell>
          <table:table-cell office:value-type="float" office:value="0" calcext:value-type="float">
            <text:p>0</text:p>
          </table:table-cell>
          <table:table-cell office:value-type="float" office:value="0.034464643602527" calcext:value-type="float">
            <text:p>0.034464643602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kuRRIQi2L._SL75_.jpg</text:p>
          </table:table-cell>
          <table:table-cell office:value-type="string" calcext:value-type="string">
            <text:p>https://gloimg.rowcdn.com/ROSE/pdm-product-pic/Clothing/2018/09/22/goods-img/153893308054800064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0982160671478" calcext:value-type="float">
            <text:p>0.420982160671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kuRRIQi2L._SL75_.jpg</text:p>
          </table:table-cell>
          <table:table-cell office:value-type="string" calcext:value-type="string">
            <text:p>https://gloimg.rowcdn.com/ROSE/pdm-product-pic/Clothing/2018/09/22/goods-img/153893308054800064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0" calcext:value-type="float">
            <text:p>0</text:p>
          </table:table-cell>
          <table:table-cell office:value-type="float" office:value="0.420982160671478" calcext:value-type="float">
            <text:p>0.420982160671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hMhi6MGnL._SL75_.jpg</text:p>
          </table:table-cell>
          <table:table-cell office:value-type="string" calcext:value-type="string">
            <text:p>https://gloimg.rowcdn.com/ROSE/pdm-product-pic/fromebay/2018/09/14/goods-img/153868620312539195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63" calcext:value-type="float">
            <text:p>0.0963</text:p>
          </table:table-cell>
          <table:table-cell office:value-type="float" office:value="0" calcext:value-type="float">
            <text:p>0</text:p>
          </table:table-cell>
          <table:table-cell office:value-type="float" office:value="0.546990559421346" calcext:value-type="float">
            <text:p>0.546990559421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NrtILv5AL._SL75_.jpg</text:p>
          </table:table-cell>
          <table:table-cell office:value-type="string" calcext:value-type="string">
            <text:p>https://gloimg.rowcdn.com/ROSE/pdm-product-pic/Clothing/2018/09/14/goods-img/153697477480929045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07" calcext:value-type="float">
            <text:p>0.0807</text:p>
          </table:table-cell>
          <table:table-cell office:value-type="float" office:value="0" calcext:value-type="float">
            <text:p>0</text:p>
          </table:table-cell>
          <table:table-cell office:value-type="float" office:value="0.48904363710976" calcext:value-type="float">
            <text:p>0.48904363710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DlERfiIpL._SL75_.jpg</text:p>
          </table:table-cell>
          <table:table-cell office:value-type="string" calcext:value-type="string">
            <text:p>https://mediacdn.bellacor.com/images/500/979EB2602KL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08" calcext:value-type="float">
            <text:p>0.0908</text:p>
          </table:table-cell>
          <table:table-cell office:value-type="float" office:value="0" calcext:value-type="float">
            <text:p>0</text:p>
          </table:table-cell>
          <table:table-cell office:value-type="float" office:value="0.223933496416485" calcext:value-type="float">
            <text:p>0.223933496416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DlERfiIpL._SL75_.jpg</text:p>
          </table:table-cell>
          <table:table-cell office:value-type="string" calcext:value-type="string">
            <text:p>https://mediacdn.bellacor.com/images/500/979ES295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  <table:table-cell office:value-type="float" office:value="0.223933496416485" calcext:value-type="float">
            <text:p>0.223933496416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DlERfiIpL._SL75_.jpg</text:p>
          </table:table-cell>
          <table:table-cell office:value-type="string" calcext:value-type="string">
            <text:p>https://mediacdn.bellacor.com/images/500/979ES2952ML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16" calcext:value-type="float">
            <text:p>0.0816</text:p>
          </table:table-cell>
          <table:table-cell office:value-type="float" office:value="0" calcext:value-type="float">
            <text:p>0</text:p>
          </table:table-cell>
          <table:table-cell office:value-type="float" office:value="0.223933496416485" calcext:value-type="float">
            <text:p>0.223933496416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Zb9Y4wExL._SL75_.jpg</text:p>
          </table:table-cell>
          <table:table-cell office:value-type="string" calcext:value-type="string">
            <text:p>https://imagesprod4.dickssportinggoods.com/is/image/dkscdn/16CONWCTSXDYBRKPNLFS_Blue_is/?$DSG_ProductCard$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38" calcext:value-type="float">
            <text:p>0.0538</text:p>
          </table:table-cell>
          <table:table-cell office:value-type="float" office:value="0" calcext:value-type="float">
            <text:p>0</text:p>
          </table:table-cell>
          <table:table-cell office:value-type="float" office:value="0.284716378580752" calcext:value-type="float">
            <text:p>0.284716378580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RjEsTpCwL._SL75_.jpg</text:p>
          </table:table-cell>
          <table:table-cell office:value-type="string" calcext:value-type="string">
            <text:p>https://imagesprod2.dickssportinggoods.com/is/image/dkscdn/16ADIWSPRSTRWHTWHLFS_White_Black_is/?$DSG_ProductCard$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95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0.133935342984738" calcext:value-type="float">
            <text:p>0.133935342984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oAEUCYDPL._SL75_.jpg</text:p>
          </table:table-cell>
          <table:table-cell office:value-type="string" calcext:value-type="string">
            <text:p>https://imagesprod5.dickssportinggoods.com/is/image/dkscdn/16UARWTWSTTCHCRWXAPT_Graphite_is/?$DSG_ProductCard$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  <table:table-cell office:value-type="float" office:value="0.395925862950309" calcext:value-type="float">
            <text:p>0.395925862950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IeOcksZ0L._SL75_.jpg</text:p>
          </table:table-cell>
          <table:table-cell office:value-type="string" calcext:value-type="string">
            <text:p>https://imagesprod.dickssportinggoods.com/is/image/dkscdn/17HFLU22ZTMBLRSTRCAC_is/?$DSG_ProductCard$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89" calcext:value-type="float">
            <text:p>0.0789</text:p>
          </table:table-cell>
          <table:table-cell office:value-type="float" office:value="0" calcext:value-type="float">
            <text:p>0</text:p>
          </table:table-cell>
          <table:table-cell office:value-type="float" office:value="0.276115137753436" calcext:value-type="float">
            <text:p>0.276115137753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u3Ca72QiL._SL75_.jpg</text:p>
          </table:table-cell>
          <table:table-cell office:value-type="string" calcext:value-type="string">
            <text:p>https://imagesprod1.dickssportinggoods.com/is/image/dkscdn/15TLDMMTMDDSNMDWPFBO_Dark_Brown_is/?$DSG_ProductCard$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glvAxwt%2BL._SL75_.jpg</text:p>
          </table:table-cell>
          <table:table-cell office:value-type="string" calcext:value-type="string">
            <text:p>https://imagesprod2.dickssportinggoods.com/is/image/dkscdn/17CMBMGRNDCNYNCTYFBO_Pebble_is/?$DSG_ProductCard$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79" calcext:value-type="float">
            <text:p>0.0579</text:p>
          </table:table-cell>
          <table:table-cell office:value-type="float" office:value="0" calcext:value-type="float">
            <text:p>0</text:p>
          </table:table-cell>
          <table:table-cell office:value-type="float" office:value="0.375579662080944" calcext:value-type="float">
            <text:p>0.375579662080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FilMuJxL._SL75_.jpg</text:p>
          </table:table-cell>
          <table:table-cell office:value-type="string" calcext:value-type="string">
            <text:p>https://imagesprod5.dickssportinggoods.com/is/image/dkscdn/18ADIAXRFLXYLRDBKSCS_Yellow_Red_Black_is/?$DSG_ProductCard$</text:p>
          </table:table-cell>
          <table:table-cell office:value-type="string" calcext:value-type="string">
            <text:p>16 <text:s/>336</text:p>
          </table:table-cell>
          <table:table-cell office:value-type="float" office:value="0" calcext:value-type="float">
            <text:p>0</text:p>
          </table:table-cell>
          <table:table-cell office:value-type="float" office:value="0.0612" calcext:value-type="float">
            <text:p>0.0612</text:p>
          </table:table-cell>
          <table:table-cell office:value-type="float" office:value="0" calcext:value-type="float">
            <text:p>0</text:p>
          </table:table-cell>
          <table:table-cell office:value-type="float" office:value="0.264450135871302" calcext:value-type="float">
            <text:p>0.264450135871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0D-hz9wuL._SL75_.jpg</text:p>
          </table:table-cell>
          <table:table-cell office:value-type="string" calcext:value-type="string">
            <text:p>https://media.entertainmentearth.com/assets/images/d5bee1457fdf46ef9954383908c9e0f0md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99" calcext:value-type="float">
            <text:p>0.05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PlpJrlXiL._SL75_.jpg</text:p>
          </table:table-cell>
          <table:table-cell office:value-type="string" calcext:value-type="string">
            <text:p>https://media.entertainmentearth.com/assets/images/93485cbe764e4e8496d6de39e5439b70md.jpg</text:p>
          </table:table-cell>
          <table:table-cell office:value-type="string" calcext:value-type="string">
            <text:p>16 <text:s/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1844855667017" calcext:value-type="float">
            <text:p>0.191844855667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hiihvkzCL._SL75_.jpg</text:p>
          </table:table-cell>
          <table:table-cell office:value-type="string" calcext:value-type="string">
            <text:p>https://media.entertainmentearth.com/assets/images/16bc97786678469e8639e508b4b21721md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84" calcext:value-type="float">
            <text:p>0.0684</text:p>
          </table:table-cell>
          <table:table-cell office:value-type="float" office:value="0" calcext:value-type="float">
            <text:p>0</text:p>
          </table:table-cell>
          <table:table-cell office:value-type="float" office:value="0.845021406801478" calcext:value-type="float">
            <text:p>0.845021406801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LhcAMAPxL._SL75_.jpg</text:p>
          </table:table-cell>
          <table:table-cell office:value-type="string" calcext:value-type="string">
            <text:p>https://gloimg.rowcdn.com/ROSE/pdm-product-pic/fromebay/2018/07/10/goods-img/1534978806487053037.jpg</text:p>
          </table:table-cell>
          <table:table-cell office:value-type="string" calcext:value-type="string">
            <text:p>16 <text:s/>368</text:p>
          </table:table-cell>
          <table:table-cell office:value-type="float" office:value="0" calcext:value-type="float">
            <text:p>0</text:p>
          </table:table-cell>
          <table:table-cell office:value-type="float" office:value="0.0668" calcext:value-type="float">
            <text:p>0.0668</text:p>
          </table:table-cell>
          <table:table-cell office:value-type="float" office:value="0" calcext:value-type="float">
            <text:p>0</text:p>
          </table:table-cell>
          <table:table-cell office:value-type="float" office:value="0.812444071864783" calcext:value-type="float">
            <text:p>0.812444071864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szsK4R1zL._SL75_.jpg</text:p>
          </table:table-cell>
          <table:table-cell office:value-type="string" calcext:value-type="string">
            <text:p>https://gloimg.rowcdn.com/ROSE/pdm-product-pic/Clothing/2018/09/14/goods-img/153698465750772786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69" calcext:value-type="float">
            <text:p>0.08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FxAXPxgL._SL75_.jpg</text:p>
          </table:table-cell>
          <table:table-cell office:value-type="string" calcext:value-type="string">
            <text:p>https://gloimg.rowcdn.com/ROSE/pdm-provider-img/straight-product-img/20181019/T032989/T0329890039/goods-img/153992378443366549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02" calcext:value-type="float">
            <text:p>0.0702</text:p>
          </table:table-cell>
          <table:table-cell office:value-type="float" office:value="0" calcext:value-type="float">
            <text:p>0</text:p>
          </table:table-cell>
          <table:table-cell office:value-type="float" office:value="0.324919697262513" calcext:value-type="float">
            <text:p>0.32491969726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YTo06kWkL._SL75_.jpg</text:p>
          </table:table-cell>
          <table:table-cell office:value-type="string" calcext:value-type="string">
            <text:p>https://gloimg.rowcdn.com/ROSE/pdm-product-pic/Distribution/2018/12/12/goods-img/1547165281158261574.jpg</text:p>
          </table:table-cell>
          <table:table-cell office:value-type="string" calcext:value-type="string">
            <text:p>336 <text:s/>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56483513477697" calcext:value-type="float">
            <text:p>0.456483513477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YTo06kWkL._SL75_.jpg</text:p>
          </table:table-cell>
          <table:table-cell office:value-type="string" calcext:value-type="string">
            <text:p>https://gloimg.rowcdn.com/ROSE/pdm-product-pic/Distribution/2018/12/12/goods-img/1547165281158261574.jpg</text:p>
          </table:table-cell>
          <table:table-cell office:value-type="string" calcext:value-type="string">
            <text:p>336 <text:s/>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56483513477697" calcext:value-type="float">
            <text:p>0.456483513477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s%2B1Zg4BML._SL75_.jpg</text:p>
          </table:table-cell>
          <table:table-cell office:value-type="string" calcext:value-type="string">
            <text:p>https://gloimg.rowcdn.com/ROSE/pdm-provider-img/straight-product-img/20181013/T032425/T0324250043/goods-img/153954541450042383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55" calcext:value-type="float">
            <text:p>0.07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PJmprCzhL._SL75_.jpg</text:p>
          </table:table-cell>
          <table:table-cell office:value-type="string" calcext:value-type="string">
            <text:p>https://gloimg.rowcdn.com/ROSE/pdm-provider-img/straight-product-img/20181015/T032425/T0324250045/goods-img/153963293450093772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78" calcext:value-type="float">
            <text:p>0.0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FHMV2yc-L._SL75_.jpg</text:p>
          </table:table-cell>
          <table:table-cell office:value-type="string" calcext:value-type="string">
            <text:p>https://gloimg.rowcdn.com/ROSE/pdm-product-pic/Clothing/2017/12/14/goods-img/151328107505753361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76115137753436" calcext:value-type="float">
            <text:p>0.276115137753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FHMV2yc-L._SL75_.jpg</text:p>
          </table:table-cell>
          <table:table-cell office:value-type="string" calcext:value-type="string">
            <text:p>https://gloimg.rowcdn.com/ROSE/pdm-product-pic/Clothing/2017/12/14/goods-img/151328107505753361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35" calcext:value-type="float">
            <text:p>0.0635</text:p>
          </table:table-cell>
          <table:table-cell office:value-type="float" office:value="0" calcext:value-type="float">
            <text:p>0</text:p>
          </table:table-cell>
          <table:table-cell office:value-type="float" office:value="0.276115137753436" calcext:value-type="float">
            <text:p>0.276115137753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hoIOQC25L._SL75_.jpg</text:p>
          </table:table-cell>
          <table:table-cell office:value-type="string" calcext:value-type="string">
            <text:p>https://gloimg.rowcdn.com/ROSE/pdm-product-pic/Clothing/2016/11/03/goods-img/147819499026641669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39" calcext:value-type="float">
            <text:p>0.0739</text:p>
          </table:table-cell>
          <table:table-cell office:value-type="float" office:value="0" calcext:value-type="float">
            <text:p>0</text:p>
          </table:table-cell>
          <table:table-cell office:value-type="float" office:value="0.311976063025626" calcext:value-type="float">
            <text:p>0.311976063025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scSv8yODL._SL75_.jpg</text:p>
          </table:table-cell>
          <table:table-cell office:value-type="string" calcext:value-type="string">
            <text:p>https://gloimg.rowcdn.com/ROSE/2015/201507/goods-img/1437931232068-P-288179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11" calcext:value-type="float">
            <text:p>0.0911</text:p>
          </table:table-cell>
          <table:table-cell office:value-type="float" office:value="0" calcext:value-type="float">
            <text:p>0</text:p>
          </table:table-cell>
          <table:table-cell office:value-type="float" office:value="0.434789668891267" calcext:value-type="float">
            <text:p>0.434789668891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JkDI3cqkL._SL75_.jpg</text:p>
          </table:table-cell>
          <table:table-cell office:value-type="string" calcext:value-type="string">
            <text:p>https://gloimg.rowcdn.com/ROSE/pdm-product-pic/Clothing/2018/06/04/goods-img/1528140489546877137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26" calcext:value-type="float">
            <text:p>0.0926</text:p>
          </table:table-cell>
          <table:table-cell office:value-type="float" office:value="0" calcext:value-type="float">
            <text:p>0</text:p>
          </table:table-cell>
          <table:table-cell office:value-type="float" office:value="0.406788687225565" calcext:value-type="float">
            <text:p>0.406788687225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mDhLdAYAL._SL75_.jpg</text:p>
          </table:table-cell>
          <table:table-cell office:value-type="string" calcext:value-type="string">
            <text:p>https://imagesprod2.dickssportinggoods.com/is/image/dkscdn/18NIKWRHRCHRNBLKWFTW_Rose_White_is/?$DSG_ProductCard$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14" calcext:value-type="float">
            <text:p>0.0614</text:p>
          </table:table-cell>
          <table:table-cell office:value-type="float" office:value="0" calcext:value-type="float">
            <text:p>0</text:p>
          </table:table-cell>
          <table:table-cell office:value-type="float" office:value="0.157323687421795" calcext:value-type="float">
            <text:p>0.157323687421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iiUX-nLEL._SL75_.jpg</text:p>
          </table:table-cell>
          <table:table-cell office:value-type="string" calcext:value-type="string">
            <text:p>https://imagesprod5.dickssportinggoods.com/is/image/dkscdn/18CMBWWSRNSPLSHTNAPT_Bright_Lavender_Mimosa_Print_is/?$DSG_ProductCard$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354" calcext:value-type="float">
            <text:p>0.0354</text:p>
          </table:table-cell>
          <table:table-cell office:value-type="float" office:value="0" calcext:value-type="float">
            <text:p>0</text:p>
          </table:table-cell>
          <table:table-cell office:value-type="float" office:value="0.408019272154353" calcext:value-type="float">
            <text:p>0.408019272154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d2lUDngJL._SL75_.jpg</text:p>
          </table:table-cell>
          <table:table-cell office:value-type="string" calcext:value-type="string">
            <text:p>https://imagesprod3.dickssportinggoods.com/is/image/dkscdn/17TNOWWWRKTSSTXXXAPT_Bristol_Blue_is/?$DSG_ProductCard$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558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0.524900203694414" calcext:value-type="float">
            <text:p>0.524900203694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Gb-y0o8SL._SL75_.jpg</text:p>
          </table:table-cell>
          <table:table-cell office:value-type="string" calcext:value-type="string">
            <text:p>https://imagesprod.dickssportinggoods.com/is/image/dkscdn/16UARMTHRDBRN3CTWAPT_Blue_Marker_Black_is/?$DSG_ProductCard$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471" calcext:value-type="float">
            <text:p>0.0471</text:p>
          </table:table-cell>
          <table:table-cell office:value-type="float" office:value="0" calcext:value-type="float">
            <text:p>0</text:p>
          </table:table-cell>
          <table:table-cell office:value-type="float" office:value="0.384240668081179" calcext:value-type="float">
            <text:p>0.384240668081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Vl4cZIagL._SL75_.jpg</text:p>
          </table:table-cell>
          <table:table-cell office:value-type="string" calcext:value-type="string">
            <text:p>https://media.entertainmentearth.com/assets/images/45ce5560dec54ba382bb97d5170da0fdmd.jpg</text:p>
          </table:table-cell>
          <table:table-cell office:value-type="string" calcext:value-type="string">
            <text:p>16 <text:s/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3795731444193" calcext:value-type="float">
            <text:p>0.483795731444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YaJf8rhsL._SL75_.jpg</text:p>
          </table:table-cell>
          <table:table-cell office:value-type="string" calcext:value-type="string">
            <text:p>https://gloimg.rowcdn.com/ROSE/pdm-provider-img/straight-product-img/20180409/T013270/T0132701191/goods-img/152330313962725110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43" calcext:value-type="float">
            <text:p>0.08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ZSSVeA%2BTL._SL75_.jpg</text:p>
          </table:table-cell>
          <table:table-cell office:value-type="string" calcext:value-type="string">
            <text:p>https://gloimg.rowcdn.com/ROSE/pdm-provider-img/straight-product-img/20181214/T032989/T0329890319/goods-img/154475074223621666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34" calcext:value-type="float">
            <text:p>0.0934</text:p>
          </table:table-cell>
          <table:table-cell office:value-type="float" office:value="0" calcext:value-type="float">
            <text:p>0</text:p>
          </table:table-cell>
          <table:table-cell office:value-type="float" office:value="0.901375248001571" calcext:value-type="float">
            <text:p>0.901375248001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qGfNQpDIL._SL75_.jpg</text:p>
          </table:table-cell>
          <table:table-cell office:value-type="string" calcext:value-type="string">
            <text:p>https://gloimg.rowcdn.com/ROSE/pdm-provider-img/straight-product-img/20190102/T038281/T0382810140/goods-img/154639244444868359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83" calcext:value-type="float">
            <text:p>0.0783</text:p>
          </table:table-cell>
          <table:table-cell office:value-type="float" office:value="0" calcext:value-type="float">
            <text:p>0</text:p>
          </table:table-cell>
          <table:table-cell office:value-type="float" office:value="0.413940182349322" calcext:value-type="float">
            <text:p>0.413940182349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V-2iew82L._SL75_.jpg</text:p>
          </table:table-cell>
          <table:table-cell office:value-type="string" calcext:value-type="string">
            <text:p>https://gloimg.rowcdn.com/ROSE/pdm-provider-img/straight-product-img/20181226/T011306/T0113063730/goods-img/1545799076846749957.jpg</text:p>
          </table:table-cell>
          <table:table-cell office:value-type="string" calcext:value-type="string">
            <text:p>16 <text:s/>272</text:p>
          </table:table-cell>
          <table:table-cell office:value-type="float" office:value="0" calcext:value-type="float">
            <text:p>0</text:p>
          </table:table-cell>
          <table:table-cell office:value-type="float" office:value="0.0946" calcext:value-type="float">
            <text:p>0.0946</text:p>
          </table:table-cell>
          <table:table-cell office:value-type="float" office:value="0" calcext:value-type="float">
            <text:p>0</text:p>
          </table:table-cell>
          <table:table-cell office:value-type="float" office:value="0.196264258568574" calcext:value-type="float">
            <text:p>0.196264258568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o%2BgXqBk8L._SL75_.jpg</text:p>
          </table:table-cell>
          <table:table-cell office:value-type="string" calcext:value-type="string">
            <text:p>https://gloimg.rowcdn.com/ROSE/pdm-product-pic/Clothing/2018/11/10/goods-img/1541963690852868566.jpg</text:p>
          </table:table-cell>
          <table:table-cell office:value-type="string" calcext:value-type="string">
            <text:p>16 <text:s/>144</text:p>
          </table:table-cell>
          <table:table-cell office:value-type="float" office:value="0" calcext:value-type="float">
            <text:p>0</text:p>
          </table:table-cell>
          <table:table-cell office:value-type="float" office:value="0.0801" calcext:value-type="float">
            <text:p>0.08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q-FTkLbwL._SL75_.jpg</text:p>
          </table:table-cell>
          <table:table-cell office:value-type="string" calcext:value-type="string">
            <text:p>https://gloimg.rowcdn.com/ROSE/pdm-provider-img/straight-product-img/20181105/T034340/T0343400028/goods-img/1541477925719413268.jpg</text:p>
          </table:table-cell>
          <table:table-cell office:value-type="string" calcext:value-type="string">
            <text:p>144 <text:s/>400</text:p>
          </table:table-cell>
          <table:table-cell office:value-type="float" office:value="0" calcext:value-type="float">
            <text:p>0</text:p>
          </table:table-cell>
          <table:table-cell office:value-type="float" office:value="0.0774" calcext:value-type="float">
            <text:p>0.07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4qs346YkL._SL75_.jpg</text:p>
          </table:table-cell>
          <table:table-cell office:value-type="string" calcext:value-type="string">
            <text:p>https://gloimg.rowcdn.com/ROSE/pdm-provider-img/straight-product-img/20181105/T032989/T0329890137/goods-img/154145630355224993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68647860503151" calcext:value-type="float">
            <text:p>0.368647860503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4qs346YkL._SL75_.jpg</text:p>
          </table:table-cell>
          <table:table-cell office:value-type="string" calcext:value-type="string">
            <text:p>https://gloimg.rowcdn.com/ROSE/pdm-provider-img/straight-product-img/20181105/T032989/T0329890137/goods-img/1541456303552249932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18" calcext:value-type="float">
            <text:p>0.0618</text:p>
          </table:table-cell>
          <table:table-cell office:value-type="float" office:value="0" calcext:value-type="float">
            <text:p>0</text:p>
          </table:table-cell>
          <table:table-cell office:value-type="float" office:value="0.368647860503151" calcext:value-type="float">
            <text:p>0.368647860503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vheoNifmL._SL75_.jpg</text:p>
          </table:table-cell>
          <table:table-cell office:value-type="string" calcext:value-type="string">
            <text:p>https://gloimg.rowcdn.com/ROSE/pdm-product-pic/Electronic/2018/10/17/goods-img/154080432257158742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67" calcext:value-type="float">
            <text:p>0.08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kQY7GuwUL._SL75_.jpg</text:p>
          </table:table-cell>
          <table:table-cell office:value-type="string" calcext:value-type="string">
            <text:p>https://gloimg.rowcdn.com/ROSE/pdm-product-pic/Electronic/2018/10/23/goods-img/1540804315273836344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35" calcext:value-type="float">
            <text:p>0.06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IoMBj6NLL._SL75_.jpg</text:p>
          </table:table-cell>
          <table:table-cell office:value-type="string" calcext:value-type="string">
            <text:p>https://gloimg.rowcdn.com/ROSE/pdm-product-pic/Electronic/2018/09/20/goods-img/1540804437098592347.jpg</text:p>
          </table:table-cell>
          <table:table-cell office:value-type="string" calcext:value-type="string">
            <text:p>16 <text:s/>304</text:p>
          </table:table-cell>
          <table:table-cell office:value-type="float" office:value="0" calcext:value-type="float">
            <text:p>0</text:p>
          </table:table-cell>
          <table:table-cell office:value-type="float" office:value="0.0854" calcext:value-type="float">
            <text:p>0.0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ft19O2AyL._SL75_.jpg</text:p>
          </table:table-cell>
          <table:table-cell office:value-type="string" calcext:value-type="string">
            <text:p>https://gloimg.rowcdn.com/ROSE/pdm-product-pic/Electronic/2018/11/21/goods-img/1542744137675696476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881" calcext:value-type="float">
            <text:p>0.08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jOFTC9usL._SL75_.jpg</text:p>
          </table:table-cell>
          <table:table-cell office:value-type="string" calcext:value-type="string">
            <text:p>https://gloimg.rowcdn.com/ROSE/pdm-provider-img/straight-product-img/20181130/T034343/T0343430281/goods-img/1543552655871225141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14" calcext:value-type="float">
            <text:p>0.0714</text:p>
          </table:table-cell>
          <table:table-cell office:value-type="float" office:value="0" calcext:value-type="float">
            <text:p>0</text:p>
          </table:table-cell>
          <table:table-cell office:value-type="float" office:value="0.809947287350519" calcext:value-type="float">
            <text:p>0.809947287350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-u9mgr9LL._SL75_.jpg</text:p>
          </table:table-cell>
          <table:table-cell office:value-type="string" calcext:value-type="string">
            <text:p>https://gloimg.rowcdn.com/ROSE/pdm-product-pic/Electronic/2018/11/28/goods-img/1543350769226859765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924" calcext:value-type="float">
            <text:p>0.0924</text:p>
          </table:table-cell>
          <table:table-cell office:value-type="float" office:value="0" calcext:value-type="float">
            <text:p>0</text:p>
          </table:table-cell>
          <table:table-cell office:value-type="float" office:value="0.18414184142008" calcext:value-type="float">
            <text:p>0.1841418414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FPdHqPUFL._SL75_.jpg</text:p>
          </table:table-cell>
          <table:table-cell office:value-type="string" calcext:value-type="string">
            <text:p>https://gloimg.rowcdn.com/ROSE/pdm-provider-img/straight-product-img/20181107/T034340/T0343400056/goods-img/1541618104306414419.jpg</text:p>
          </table:table-cell>
          <table:table-cell office:value-type="string" calcext:value-type="string">
            <text:p>144 <text:s/>336</text:p>
          </table:table-cell>
          <table:table-cell office:value-type="float" office:value="0" calcext:value-type="float">
            <text:p>0</text:p>
          </table:table-cell>
          <table:table-cell office:value-type="float" office:value="0.0422" calcext:value-type="float">
            <text:p>0.0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95w5qqubL._SL75_.jpg</text:p>
          </table:table-cell>
          <table:table-cell office:value-type="string" calcext:value-type="string">
            <text:p>https://gloimg.rowcdn.com/ROSE/pdm-product-pic/Clothing/2018/11/15/goods-img/1542270597174625289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693" calcext:value-type="float">
            <text:p>0.0693</text:p>
          </table:table-cell>
          <table:table-cell office:value-type="float" office:value="0" calcext:value-type="float">
            <text:p>0</text:p>
          </table:table-cell>
          <table:table-cell office:value-type="float" office:value="0.375333594307485" calcext:value-type="float">
            <text:p>0.375333594307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TOvyhGODL._SL75_.jpg</text:p>
          </table:table-cell>
          <table:table-cell office:value-type="string" calcext:value-type="string">
            <text:p>https://www.revzilla.com/product_images/0348/9262/gerbing7_v_thermogauge_bluetooth_adapter_black_300x300.jpg</text:p>
          </table:table-cell>
          <table:table-cell office:value-type="string" calcext:value-type="string">
            <text:p>16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0.0749" calcext:value-type="float">
            <text:p>0.07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ee7ccjVTL._SL75_.jpg</text:p>
          </table:table-cell>
          <table:table-cell office:value-type="string" calcext:value-type="string">
            <text:p>https://www.etundra.com/images/products/250x250/restaurant-parts/prep-equipment-parts/mixers/univex-1020502-small-mixer-drive-belt/65603-2.jpg</text:p>
          </table:table-cell>
          <table:table-cell office:value-type="string" calcext:value-type="string">
            <text:p>16 <text:s/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S%2BFruN-3L._SL75_.jpg</text:p>
          </table:table-cell>
          <table:table-cell office:value-type="string" calcext:value-type="string">
            <text:p>https://gloimg.rowcdn.com/ROSE/pdm-product-pic/Clothing/2018/05/21/goods-img/1531414463701598325.jpg</text:p>
          </table:table-cell>
          <table:table-cell office:value-type="string" calcext:value-type="string">
            <text:p>176 <text:s/>176</text:p>
          </table:table-cell>
          <table:table-cell office:value-type="float" office:value="1" calcext:value-type="float">
            <text:p>1</text:p>
          </table:table-cell>
          <table:table-cell office:value-type="float" office:value="0.0646" calcext:value-type="float">
            <text:p>0.0646</text:p>
          </table:table-cell>
          <table:table-cell office:value-type="float" office:value="0" calcext:value-type="float">
            <text:p>0</text:p>
          </table:table-cell>
          <table:table-cell office:value-type="float" office:value="0.708028099080675" calcext:value-type="float">
            <text:p>0.708028099080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RCWpVN7tL._SL75_.jpg</text:p>
          </table:table-cell>
          <table:table-cell office:value-type="string" calcext:value-type="string">
            <text:p>https://gloimg.rowcdn.com/ROSE/pdm-product-pic/Electronic/2017/05/22/goods-img/1505065705607878047.jpg</text:p>
          </table:table-cell>
          <table:table-cell office:value-type="string" calcext:value-type="string">
            <text:p>176 <text:s/>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207349109219" calcext:value-type="float">
            <text:p>0.20207349109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RCWpVN7tL._SL75_.jpg</text:p>
          </table:table-cell>
          <table:table-cell office:value-type="string" calcext:value-type="string">
            <text:p>https://gloimg.rowcdn.com/ROSE/pdm-product-pic/Electronic/2017/05/22/goods-img/1505065705607878047.jpg</text:p>
          </table:table-cell>
          <table:table-cell office:value-type="string" calcext:value-type="string">
            <text:p>176 <text:s/>272</text:p>
          </table:table-cell>
          <table:table-cell office:value-type="float" office:value="1" calcext:value-type="float">
            <text:p>1</text:p>
          </table:table-cell>
          <table:table-cell office:value-type="float" office:value="0.0751" calcext:value-type="float">
            <text:p>0.0751</text:p>
          </table:table-cell>
          <table:table-cell office:value-type="float" office:value="0" calcext:value-type="float">
            <text:p>0</text:p>
          </table:table-cell>
          <table:table-cell office:value-type="float" office:value="0.20207349109219" calcext:value-type="float">
            <text:p>0.20207349109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lwfPyHOML._SL75_.jpg</text:p>
          </table:table-cell>
          <table:table-cell office:value-type="string" calcext:value-type="string">
            <text:p>https://gloimg.rowcdn.com/ROSE/pdm-provider-img/straight-product-img/20180108/T015169/T0151690153/goods-img/1525832647321094465.jpg</text:p>
          </table:table-cell>
          <table:table-cell office:value-type="string" calcext:value-type="string">
            <text:p>208 <text:s/>464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164414210900486" calcext:value-type="float">
            <text:p>0.164414210900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DW-TGIKPL._SL75_.jpg</text:p>
          </table:table-cell>
          <table:table-cell office:value-type="string" calcext:value-type="string">
            <text:p>https://gloimg.rowcdn.com/ROSE/pdm-provider-img/straight-product-img/20181017/T031643/T0316430037/goods-img/1540270129622544114.jpg</text:p>
          </table:table-cell>
          <table:table-cell office:value-type="string" calcext:value-type="string">
            <text:p>144 <text:s/>240</text:p>
          </table:table-cell>
          <table:table-cell office:value-type="float" office:value="1" calcext:value-type="float">
            <text:p>1</text:p>
          </table:table-cell>
          <table:table-cell office:value-type="float" office:value="0.0377" calcext:value-type="float">
            <text:p>0.03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xnxRVLs%2BL._SL75_.jpg</text:p>
          </table:table-cell>
          <table:table-cell office:value-type="string" calcext:value-type="string">
            <text:p>https://gloimg.rowcdn.com/ROSE/pdm-product-pic/Clothing/2018/09/06/goods-img/1536196014147357380.jpg</text:p>
          </table:table-cell>
          <table:table-cell office:value-type="string" calcext:value-type="string">
            <text:p>144 <text:s/>304</text:p>
          </table:table-cell>
          <table:table-cell office:value-type="float" office:value="1" calcext:value-type="float">
            <text:p>1</text:p>
          </table:table-cell>
          <table:table-cell office:value-type="float" office:value="0.0674" calcext:value-type="float">
            <text:p>0.06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xnxRVLs%2BL._SL75_.jpg</text:p>
          </table:table-cell>
          <table:table-cell office:value-type="string" calcext:value-type="string">
            <text:p>https://gloimg.rowcdn.com/ROSE/pdm-product-pic/Clothing/2018/09/06/goods-img/1536196014147357380.jpg</text:p>
          </table:table-cell>
          <table:table-cell office:value-type="string" calcext:value-type="string">
            <text:p>144 <text:s/>30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xnxRVLs%2BL._SL75_.jpg</text:p>
          </table:table-cell>
          <table:table-cell office:value-type="string" calcext:value-type="string">
            <text:p>https://gloimg.rowcdn.com/ROSE/pdm-product-pic/Clothing/2018/09/06/goods-img/1536196014147357380.jpg</text:p>
          </table:table-cell>
          <table:table-cell office:value-type="string" calcext:value-type="string">
            <text:p>144 <text:s/>30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LKFLye%2BDL._SL75_.jpg</text:p>
          </table:table-cell>
          <table:table-cell office:value-type="string" calcext:value-type="string">
            <text:p>https://gloimg.rowcdn.com/ROSE/pdm-product-pic/Clothing/2018/10/30/goods-img/1540850052989462488.jpg</text:p>
          </table:table-cell>
          <table:table-cell office:value-type="string" calcext:value-type="string">
            <text:p>144 <text:s/>272</text:p>
          </table:table-cell>
          <table:table-cell office:value-type="float" office:value="1" calcext:value-type="float">
            <text:p>1</text:p>
          </table:table-cell>
          <table:table-cell office:value-type="float" office:value="0.0945" calcext:value-type="float">
            <text:p>0.0945</text:p>
          </table:table-cell>
          <table:table-cell office:value-type="float" office:value="0" calcext:value-type="float">
            <text:p>0</text:p>
          </table:table-cell>
          <table:table-cell office:value-type="float" office:value="0.449223073048878" calcext:value-type="float">
            <text:p>0.449223073048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ik%2B9MtCqL._SL75_.jpg</text:p>
          </table:table-cell>
          <table:table-cell office:value-type="string" calcext:value-type="string">
            <text:p>https://gloimg.rowcdn.com/ROSE/pdm-product-pic/Clothing/2016/11/08/goods-img/1478644395483046851.jpg</text:p>
          </table:table-cell>
          <table:table-cell office:value-type="string" calcext:value-type="string">
            <text:p>144 <text:s/>432</text:p>
          </table:table-cell>
          <table:table-cell office:value-type="float" office:value="1" calcext:value-type="float">
            <text:p>1</text:p>
          </table:table-cell>
          <table:table-cell office:value-type="float" office:value="0.0827" calcext:value-type="float">
            <text:p>0.0827</text:p>
          </table:table-cell>
          <table:table-cell office:value-type="float" office:value="0" calcext:value-type="float">
            <text:p>0</text:p>
          </table:table-cell>
          <table:table-cell office:value-type="float" office:value="0.196264258568373" calcext:value-type="float">
            <text:p>0.196264258568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wX2525tmL._SL75_.jpg</text:p>
          </table:table-cell>
          <table:table-cell office:value-type="string" calcext:value-type="string">
            <text:p>https://gloimg.rowcdn.com/ROSE/pdm-product-pic/Clothing/2016/12/24/goods-img/1482541509180252714.jpg</text:p>
          </table:table-cell>
          <table:table-cell office:value-type="string" calcext:value-type="string">
            <text:p>240 <text:s/>336</text:p>
          </table:table-cell>
          <table:table-cell office:value-type="float" office:value="1" calcext:value-type="float">
            <text:p>1</text:p>
          </table:table-cell>
          <table:table-cell office:value-type="float" office:value="0.0911" calcext:value-type="float">
            <text:p>0.0911</text:p>
          </table:table-cell>
          <table:table-cell office:value-type="float" office:value="0" calcext:value-type="float">
            <text:p>0</text:p>
          </table:table-cell>
          <table:table-cell office:value-type="float" office:value="0.562912026010558" calcext:value-type="float">
            <text:p>0.562912026010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DWXKscsjL._SL75_.jpg</text:p>
          </table:table-cell>
          <table:table-cell office:value-type="string" calcext:value-type="string">
            <text:p>https://gloimg.rowcdn.com/ROSE/pdm-product-pic/Clothing/2017/10/12/goods-img/1510293696251882024.jpg</text:p>
          </table:table-cell>
          <table:table-cell office:value-type="string" calcext:value-type="string">
            <text:p>240 <text:s/>20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DWXKscsjL._SL75_.jpg</text:p>
          </table:table-cell>
          <table:table-cell office:value-type="string" calcext:value-type="string">
            <text:p>https://gloimg.rowcdn.com/ROSE/pdm-product-pic/Clothing/2017/10/12/goods-img/1510293696251882024.jpg</text:p>
          </table:table-cell>
          <table:table-cell office:value-type="string" calcext:value-type="string">
            <text:p>240 <text:s/>208</text:p>
          </table:table-cell>
          <table:table-cell office:value-type="float" office:value="1" calcext:value-type="float">
            <text:p>1</text:p>
          </table:table-cell>
          <table:table-cell office:value-type="float" office:value="0.0259" calcext:value-type="float">
            <text:p>0.02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lVocziTL._SL75_.jpg</text:p>
          </table:table-cell>
          <table:table-cell office:value-type="string" calcext:value-type="string">
            <text:p>https://gloimg.rowcdn.com/ROSE/pdm-product-pic/Clothing/2017/03/17/goods-img/1489772885254656316.jpg</text:p>
          </table:table-cell>
          <table:table-cell office:value-type="string" calcext:value-type="string">
            <text:p>176 <text:s/>272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0.501665746323067" calcext:value-type="float">
            <text:p>0.501665746323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tL9ShUT%2BL._SL75_.jpg</text:p>
          </table:table-cell>
          <table:table-cell office:value-type="string" calcext:value-type="string">
            <text:p>https://gloimg.rowcdn.com/ROSE/pdm-product-pic/Clothing/2018/05/09/goods-img/1525893753527716408.jpg</text:p>
          </table:table-cell>
          <table:table-cell office:value-type="string" calcext:value-type="string">
            <text:p>176 <text:s/>272</text:p>
          </table:table-cell>
          <table:table-cell office:value-type="float" office:value="1" calcext:value-type="float">
            <text:p>1</text:p>
          </table:table-cell>
          <table:table-cell office:value-type="float" office:value="0.0993" calcext:value-type="float">
            <text:p>0.09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LaUCzDitL._SL75_.jpg</text:p>
          </table:table-cell>
          <table:table-cell office:value-type="string" calcext:value-type="string">
            <text:p>https://cdnimg.webstaurantstore.com/images/products/medium/386128/1497309.jpg</text:p>
          </table:table-cell>
          <table:table-cell office:value-type="string" calcext:value-type="string">
            <text:p>144 <text:s/>560</text:p>
          </table:table-cell>
          <table:table-cell office:value-type="float" office:value="1" calcext:value-type="float">
            <text:p>1</text:p>
          </table:table-cell>
          <table:table-cell office:value-type="float" office:value="0.0884" calcext:value-type="float">
            <text:p>0.0884</text:p>
          </table:table-cell>
          <table:table-cell office:value-type="float" office:value="0" calcext:value-type="float">
            <text:p>0</text:p>
          </table:table-cell>
          <table:table-cell office:value-type="float" office:value="0.115859516886438" calcext:value-type="float">
            <text:p>0.115859516886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dmtNOFcwL._SL75_.jpg</text:p>
          </table:table-cell>
          <table:table-cell office:value-type="string" calcext:value-type="string">
            <text:p>https://gloimg.rowcdn.com/ROSE/pdm-product-pic/fromebay/2018/05/07/goods-img/1533089085051515281.jpg</text:p>
          </table:table-cell>
          <table:table-cell office:value-type="string" calcext:value-type="string">
            <text:p>240 <text:s/>272</text:p>
          </table:table-cell>
          <table:table-cell office:value-type="float" office:value="1" calcext:value-type="float">
            <text:p>1</text:p>
          </table:table-cell>
          <table:table-cell office:value-type="float" office:value="0.0648" calcext:value-type="float">
            <text:p>0.0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S3LtLXAdL._SL75_.jpg</text:p>
          </table:table-cell>
          <table:table-cell office:value-type="string" calcext:value-type="string">
            <text:p>https://gloimg.rowcdn.com/ROSE/pdm-product-pic/Clothing/2018/11/21/goods-img/1542789340744199953.jpg</text:p>
          </table:table-cell>
          <table:table-cell office:value-type="string" calcext:value-type="string">
            <text:p>144 <text:s/>496</text:p>
          </table:table-cell>
          <table:table-cell office:value-type="float" office:value="1" calcext:value-type="float">
            <text:p>1</text:p>
          </table:table-cell>
          <table:table-cell office:value-type="float" office:value="0.0656" calcext:value-type="float">
            <text:p>0.0656</text:p>
          </table:table-cell>
          <table:table-cell office:value-type="float" office:value="0" calcext:value-type="float">
            <text:p>0</text:p>
          </table:table-cell>
          <table:table-cell office:value-type="float" office:value="0.301310283863281" calcext:value-type="float">
            <text:p>0.301310283863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cFoGZMSHL._SL75_.jpg</text:p>
          </table:table-cell>
          <table:table-cell office:value-type="string" calcext:value-type="string">
            <text:p>https://www.revzilla.com/product_images/0388/9212/puig_mirror_adapters_bmw20002018_300x300.jpg</text:p>
          </table:table-cell>
          <table:table-cell office:value-type="string" calcext:value-type="string">
            <text:p>240 <text:s/>304</text:p>
          </table:table-cell>
          <table:table-cell office:value-type="float" office:value="1" calcext:value-type="float">
            <text:p>1</text:p>
          </table:table-cell>
          <table:table-cell office:value-type="float" office:value="0.0717" calcext:value-type="float">
            <text:p>0.0717</text:p>
          </table:table-cell>
          <table:table-cell office:value-type="float" office:value="0" calcext:value-type="float">
            <text:p>0</text:p>
          </table:table-cell>
          <table:table-cell office:value-type="float" office:value="0.202073488437379" calcext:value-type="float">
            <text:p>0.202073488437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QMyIFHFL._SL75_.jpg</text:p>
          </table:table-cell>
          <table:table-cell office:value-type="string" calcext:value-type="string">
            <text:p>https://gloimg.rowcdn.com/ROSE/pdm-product-pic/Clothing/2017/08/23/goods-img/1503430022467190715.jpg</text:p>
          </table:table-cell>
          <table:table-cell office:value-type="string" calcext:value-type="string">
            <text:p>144 <text:s/>2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45626223118985" calcext:value-type="float">
            <text:p>0.445626223118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QMyIFHFL._SL75_.jpg</text:p>
          </table:table-cell>
          <table:table-cell office:value-type="string" calcext:value-type="string">
            <text:p>https://gloimg.rowcdn.com/ROSE/pdm-product-pic/Clothing/2017/08/23/goods-img/1503430022467190715.jpg</text:p>
          </table:table-cell>
          <table:table-cell office:value-type="string" calcext:value-type="string">
            <text:p>144 <text:s/>240</text:p>
          </table:table-cell>
          <table:table-cell office:value-type="float" office:value="1" calcext:value-type="float">
            <text:p>1</text:p>
          </table:table-cell>
          <table:table-cell office:value-type="float" office:value="0.0617" calcext:value-type="float">
            <text:p>0.0617</text:p>
          </table:table-cell>
          <table:table-cell office:value-type="float" office:value="0" calcext:value-type="float">
            <text:p>0</text:p>
          </table:table-cell>
          <table:table-cell office:value-type="float" office:value="0.445626223118985" calcext:value-type="float">
            <text:p>0.445626223118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1sFspu3uL._SL75_.jpg</text:p>
          </table:table-cell>
          <table:table-cell office:value-type="string" calcext:value-type="string">
            <text:p>https://gloimg.rowcdn.com/ROSE/pdm-product-pic/Clothing/2017/08/19/goods-img/1503081125838165812.jpg</text:p>
          </table:table-cell>
          <table:table-cell office:value-type="string" calcext:value-type="string">
            <text:p>176 <text:s/>528</text:p>
          </table:table-cell>
          <table:table-cell office:value-type="float" office:value="1" calcext:value-type="float">
            <text:p>1</text:p>
          </table:table-cell>
          <table:table-cell office:value-type="float" office:value="0.0762" calcext:value-type="float">
            <text:p>0.0762</text:p>
          </table:table-cell>
          <table:table-cell office:value-type="float" office:value="0" calcext:value-type="float">
            <text:p>0</text:p>
          </table:table-cell>
          <table:table-cell office:value-type="float" office:value="0.350908682325352" calcext:value-type="float">
            <text:p>0.350908682325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WQXuKQ0JL._SL75_.jpg</text:p>
          </table:table-cell>
          <table:table-cell office:value-type="string" calcext:value-type="string">
            <text:p>https://www.revzilla.com/product_images/0300/0327/o_neal_youth_element_jersey_black_red_300x300.jpg</text:p>
          </table:table-cell>
          <table:table-cell office:value-type="string" calcext:value-type="string">
            <text:p>304 <text:s/>432</text:p>
          </table:table-cell>
          <table:table-cell office:value-type="float" office:value="1" calcext:value-type="float">
            <text:p>1</text:p>
          </table:table-cell>
          <table:table-cell office:value-type="float" office:value="0.0992" calcext:value-type="float">
            <text:p>0.0992</text:p>
          </table:table-cell>
          <table:table-cell office:value-type="float" office:value="0" calcext:value-type="float">
            <text:p>0</text:p>
          </table:table-cell>
          <table:table-cell office:value-type="float" office:value="0.210158310238502" calcext:value-type="float">
            <text:p>0.210158310238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qYyQ6-Z%2BL._SL75_.jpg</text:p>
          </table:table-cell>
          <table:table-cell office:value-type="string" calcext:value-type="string">
            <text:p>https://gloimg.rowcdn.com/ROSE/pdm-product-pic/Clothing/2016/08/17/goods-img/1471402832135173055.jpg</text:p>
          </table:table-cell>
          <table:table-cell office:value-type="string" calcext:value-type="string">
            <text:p>144 <text:s/>240</text:p>
          </table:table-cell>
          <table:table-cell office:value-type="float" office:value="1" calcext:value-type="float">
            <text:p>1</text:p>
          </table:table-cell>
          <table:table-cell office:value-type="float" office:value="0.0697" calcext:value-type="float">
            <text:p>0.0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5z0etXSvL._SL75_.jpg</text:p>
          </table:table-cell>
          <table:table-cell office:value-type="string" calcext:value-type="string">
            <text:p>https://gloimg.rowcdn.com/ROSE/pdm-product-pic/Clothing/2017/10/23/goods-img/1510294410288862613.jpg</text:p>
          </table:table-cell>
          <table:table-cell office:value-type="string" calcext:value-type="string">
            <text:p>208 <text:s/>528</text:p>
          </table:table-cell>
          <table:table-cell office:value-type="float" office:value="1" calcext:value-type="float">
            <text:p>1</text:p>
          </table:table-cell>
          <table:table-cell office:value-type="float" office:value="0.0883" calcext:value-type="float">
            <text:p>0.0883</text:p>
          </table:table-cell>
          <table:table-cell office:value-type="float" office:value="0" calcext:value-type="float">
            <text:p>0</text:p>
          </table:table-cell>
          <table:table-cell office:value-type="float" office:value="0.336240521450221" calcext:value-type="float">
            <text:p>0.336240521450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xJpjoKwdL._SL75_.jpg</text:p>
          </table:table-cell>
          <table:table-cell office:value-type="string" calcext:value-type="string">
            <text:p>https://gloimg.rowcdn.com/ROSE/pdm-product-pic/Clothing/2017/10/26/goods-img/1508992415543079277.jpg</text:p>
          </table:table-cell>
          <table:table-cell office:value-type="string" calcext:value-type="string">
            <text:p>336 <text:s/>304</text:p>
          </table:table-cell>
          <table:table-cell office:value-type="float" office:value="1" calcext:value-type="float">
            <text:p>1</text:p>
          </table:table-cell>
          <table:table-cell office:value-type="float" office:value="0.0933" calcext:value-type="float">
            <text:p>0.09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fYa9IdBBL._SL75_.jpg</text:p>
          </table:table-cell>
          <table:table-cell office:value-type="string" calcext:value-type="string">
            <text:p>https://gloimg.rowcdn.com/ROSE/pdm-product-pic/Clothing/2018/11/01/goods-img/1541045499997117026.jpg</text:p>
          </table:table-cell>
          <table:table-cell office:value-type="string" calcext:value-type="string">
            <text:p>304 <text:s/>368</text:p>
          </table:table-cell>
          <table:table-cell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  <table:table-cell office:value-type="float" office:value="0.713368006138125" calcext:value-type="float">
            <text:p>0.71336800613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zmJHcmvfL._SL75_.jpg</text:p>
          </table:table-cell>
          <table:table-cell office:value-type="string" calcext:value-type="string">
            <text:p>https://gloimg.rowcdn.com/ROSE/pdm-product-pic/Electronic/2018/11/12/goods-img/1542083128949966319.jpg</text:p>
          </table:table-cell>
          <table:table-cell office:value-type="string" calcext:value-type="string">
            <text:p>272 <text:s/>272</text:p>
          </table:table-cell>
          <table:table-cell office:value-type="float" office:value="1" calcext:value-type="float">
            <text:p>1</text:p>
          </table:table-cell>
          <table:table-cell office:value-type="float" office:value="0.0734" calcext:value-type="float">
            <text:p>0.0734</text:p>
          </table:table-cell>
          <table:table-cell office:value-type="float" office:value="0" calcext:value-type="float">
            <text:p>0</text:p>
          </table:table-cell>
          <table:table-cell office:value-type="float" office:value="0.704753646636771" calcext:value-type="float">
            <text:p>0.704753646636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IMTWMxzjL._SL75_.jpg</text:p>
          </table:table-cell>
          <table:table-cell office:value-type="string" calcext:value-type="string">
            <text:p>http://www.miniaturemarket.com/media/catalog/product/cache/1/image/145x145/9df78eab33525d08d6e5fb8d27136e95/f/f/ffgswa47.jpg</text:p>
          </table:table-cell>
          <table:table-cell office:value-type="string" calcext:value-type="string">
            <text:p>336 <text:s/>432</text:p>
          </table:table-cell>
          <table:table-cell office:value-type="float" office:value="1" calcext:value-type="float">
            <text:p>1</text:p>
          </table:table-cell>
          <table:table-cell office:value-type="float" office:value="0.0987" calcext:value-type="float">
            <text:p>0.0987</text:p>
          </table:table-cell>
          <table:table-cell office:value-type="float" office:value="0" calcext:value-type="float">
            <text:p>0</text:p>
          </table:table-cell>
          <table:table-cell office:value-type="float" office:value="0.787354037317133" calcext:value-type="float">
            <text:p>0.787354037317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xaoLED72L._SL75_.jpg</text:p>
          </table:table-cell>
          <table:table-cell office:value-type="string" calcext:value-type="string">
            <text:p>http://www.kirinhobby.com/shop/images/TY18/BI0015020_khs.jpg</text:p>
          </table:table-cell>
          <table:table-cell office:value-type="string" calcext:value-type="string">
            <text:p>272 <text:s/>496</text:p>
          </table:table-cell>
          <table:table-cell office:value-type="float" office:value="1" calcext:value-type="float">
            <text:p>1</text:p>
          </table:table-cell>
          <table:table-cell office:value-type="float" office:value="0.0922" calcext:value-type="float">
            <text:p>0.0922</text:p>
          </table:table-cell>
          <table:table-cell office:value-type="float" office:value="0" calcext:value-type="float">
            <text:p>0</text:p>
          </table:table-cell>
          <table:table-cell office:value-type="float" office:value="0.339951062970923" calcext:value-type="float">
            <text:p>0.339951062970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hz1FVObzL._SL75_.jpg</text:p>
          </table:table-cell>
          <table:table-cell office:value-type="string" calcext:value-type="string">
            <text:p>https://gloimg.rowcdn.com/ROSE/pdm-provider-img/straight-product-img/20180903/T011306/T0113063510/goods-img/1535936944995902647.jpg</text:p>
          </table:table-cell>
          <table:table-cell office:value-type="string" calcext:value-type="string">
            <text:p>144 <text:s/>304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wkHwKdkwL._SL75_.jpg</text:p>
          </table:table-cell>
          <table:table-cell office:value-type="string" calcext:value-type="string">
            <text:p>https://gloimg.rowcdn.com/ROSE/pdm-provider-img/straight-product-img/20180907/T010979/T0109790748/goods-img/1536261130969114514.jpg</text:p>
          </table:table-cell>
          <table:table-cell office:value-type="string" calcext:value-type="string">
            <text:p>176 <text:s/>272</text:p>
          </table:table-cell>
          <table:table-cell office:value-type="float" office:value="1" calcext:value-type="float">
            <text:p>1</text:p>
          </table:table-cell>
          <table:table-cell office:value-type="float" office:value="0.0624" calcext:value-type="float">
            <text:p>0.0624</text:p>
          </table:table-cell>
          <table:table-cell office:value-type="float" office:value="0" calcext:value-type="float">
            <text:p>0</text:p>
          </table:table-cell>
          <table:table-cell office:value-type="float" office:value="0.115859516013911" calcext:value-type="float">
            <text:p>0.115859516013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L5DZ2TKXL._SL75_.jpg</text:p>
          </table:table-cell>
          <table:table-cell office:value-type="string" calcext:value-type="string">
            <text:p>https://gloimg.rowcdn.com/ROSE/pdm-provider-img/straight-product-img/20180203/T012567/T0125670233/goods-img/1517633859465605989.jpg</text:p>
          </table:table-cell>
          <table:table-cell office:value-type="string" calcext:value-type="string">
            <text:p>272 <text:s/>272</text:p>
          </table:table-cell>
          <table:table-cell office:value-type="float" office:value="1" calcext:value-type="float">
            <text:p>1</text:p>
          </table:table-cell>
          <table:table-cell office:value-type="float" office:value="0.0627" calcext:value-type="float">
            <text:p>0.06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kmNjV8IHL._SL75_.jpg</text:p>
          </table:table-cell>
          <table:table-cell office:value-type="string" calcext:value-type="string">
            <text:p>https://gloimg.rowcdn.com/ROSE/pdm-provider-img/straight-product-img/20180112/T015737/T0157370608/goods-img/1515721651089005105.jpg</text:p>
          </table:table-cell>
          <table:table-cell office:value-type="string" calcext:value-type="string">
            <text:p>144 <text:s/>176</text:p>
          </table:table-cell>
          <table:table-cell office:value-type="float" office:value="1" calcext:value-type="float">
            <text:p>1</text:p>
          </table:table-cell>
          <table:table-cell office:value-type="float" office:value="0.0555" calcext:value-type="float">
            <text:p>0.05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p2dO8Ae%2BL._SL75_.jpg</text:p>
          </table:table-cell>
          <table:table-cell office:value-type="string" calcext:value-type="string">
            <text:p>https://gloimg.rowcdn.com/ROSE/pdm-provider-img/straight-product-img/20181205/JX018366/JX0183660164/goods-img/1543983805098243668.jpg</text:p>
          </table:table-cell>
          <table:table-cell office:value-type="string" calcext:value-type="string">
            <text:p>208 <text:s/>272</text:p>
          </table:table-cell>
          <table:table-cell office:value-type="float" office:value="1" calcext:value-type="float">
            <text:p>1</text:p>
          </table:table-cell>
          <table:table-cell office:value-type="float" office:value="0.0789" calcext:value-type="float">
            <text:p>0.07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OHlvfVQCL._SL75_.jpg</text:p>
          </table:table-cell>
          <table:table-cell office:value-type="string" calcext:value-type="string">
            <text:p>https://gloimg.rowcdn.com/ROSE/pdm-product-pic/Clothing/2018/11/02/goods-img/1541132143714802496.jpg</text:p>
          </table:table-cell>
          <table:table-cell office:value-type="string" calcext:value-type="string">
            <text:p>272 <text:s/>176</text:p>
          </table:table-cell>
          <table:table-cell office:value-type="float" office:value="1" calcext:value-type="float">
            <text:p>1</text:p>
          </table:table-cell>
          <table:table-cell office:value-type="float" office:value="0.0877" calcext:value-type="float">
            <text:p>0.0877</text:p>
          </table:table-cell>
          <table:table-cell office:value-type="float" office:value="0" calcext:value-type="float">
            <text:p>0</text:p>
          </table:table-cell>
          <table:table-cell office:value-type="float" office:value="0.545036367156778" calcext:value-type="float">
            <text:p>0.545036367156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ztU3nTvTL._SL75_.jpg</text:p>
          </table:table-cell>
          <table:table-cell office:value-type="string" calcext:value-type="string">
            <text:p>https://gloimg.rowcdn.com/ROSE/pdm-provider-img/straight-product-img/20181105/T034340/T0343400023/goods-img/1541477907566623917.jpg</text:p>
          </table:table-cell>
          <table:table-cell office:value-type="string" calcext:value-type="string">
            <text:p>176 <text:s/>336</text:p>
          </table:table-cell>
          <table:table-cell office:value-type="float" office:value="1" calcext:value-type="float">
            <text:p>1</text:p>
          </table:table-cell>
          <table:table-cell office:value-type="float" office:value="0.0918" calcext:value-type="float">
            <text:p>0.0918</text:p>
          </table:table-cell>
          <table:table-cell office:value-type="float" office:value="0" calcext:value-type="float">
            <text:p>0</text:p>
          </table:table-cell>
          <table:table-cell office:value-type="float" office:value="0.707892895867692" calcext:value-type="float">
            <text:p>0.70789289586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4P-OLSGBL._SL75_.jpg</text:p>
          </table:table-cell>
          <table:table-cell office:value-type="string" calcext:value-type="string">
            <text:p>https://gloimg.rowcdn.com/ROSE/pdm-product-pic/Electronic/2018/09/27/goods-img/1540804382920839920.jpg</text:p>
          </table:table-cell>
          <table:table-cell office:value-type="string" calcext:value-type="string">
            <text:p>176 <text:s/>368</text:p>
          </table:table-cell>
          <table:table-cell office:value-type="float" office:value="1" calcext:value-type="float">
            <text:p>1</text:p>
          </table:table-cell>
          <table:table-cell office:value-type="float" office:value="0.0933" calcext:value-type="float">
            <text:p>0.0933</text:p>
          </table:table-cell>
          <table:table-cell office:value-type="float" office:value="0" calcext:value-type="float">
            <text:p>0</text:p>
          </table:table-cell>
          <table:table-cell office:value-type="float" office:value="0.825972147790277" calcext:value-type="float">
            <text:p>0.825972147790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txNWx3J1L._SL75_.jpg</text:p>
          </table:table-cell>
          <table:table-cell office:value-type="string" calcext:value-type="string">
            <text:p>https://gloimg.rowcdn.com/ROSE/pdm-product-pic/Clothing/2018/12/19/goods-img/1545589488621068433.jpg</text:p>
          </table:table-cell>
          <table:table-cell office:value-type="string" calcext:value-type="string">
            <text:p>208 <text:s/>272</text:p>
          </table:table-cell>
          <table:table-cell office:value-type="float" office:value="2" calcext:value-type="float">
            <text:p>2</text:p>
          </table:table-cell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  <table:table-cell office:value-type="float" office:value="0.360044966244147" calcext:value-type="float">
            <text:p>0.360044966244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kz3oaYy%2BL._SL75_.jpg</text:p>
          </table:table-cell>
          <table:table-cell office:value-type="string" calcext:value-type="string">
            <text:p>https://gloimg.rowcdn.com/ROSE/pdm-product-pic/Clothing/2018/08/16/goods-img/1545130389022089660.jpg</text:p>
          </table:table-cell>
          <table:table-cell office:value-type="string" calcext:value-type="string">
            <text:p>176 <text:s/>176</text:p>
          </table:table-cell>
          <table:table-cell office:value-type="float" office:value="2" calcext:value-type="float">
            <text:p>2</text:p>
          </table:table-cell>
          <table:table-cell office:value-type="float" office:value="0.0674" calcext:value-type="float">
            <text:p>0.0674</text:p>
          </table:table-cell>
          <table:table-cell office:value-type="float" office:value="0" calcext:value-type="float">
            <text:p>0</text:p>
          </table:table-cell>
          <table:table-cell office:value-type="float" office:value="0.287736630050209" calcext:value-type="float">
            <text:p>0.287736630050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E3NAwOfaL._SL75_.jpg</text:p>
          </table:table-cell>
          <table:table-cell office:value-type="string" calcext:value-type="string">
            <text:p>https://c.shld.net/rpx/i/s/pi/mp/1363/prod_3638446603?src=http%3A%2F%2Fsite.unbeatablesale.com%2Fimg584%2Fsy4054589.gif&amp;d=d17530d48a309798f78abde261fe1defb4d2743d&amp;hei=245&amp;wid=245&amp;op_sharpen=1&amp;qlt=85</text:p>
          </table:table-cell>
          <table:table-cell office:value-type="string" calcext:value-type="string">
            <text:p>240 <text:s/>176</text:p>
          </table:table-cell>
          <table:table-cell office:value-type="float" office:value="2" calcext:value-type="float">
            <text:p>2</text:p>
          </table:table-cell>
          <table:table-cell office:value-type="float" office:value="0.0847" calcext:value-type="float">
            <text:p>0.0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XxHkJdjTL._SL75_.jpg</text:p>
          </table:table-cell>
          <table:table-cell office:value-type="string" calcext:value-type="string">
            <text:p>https://gloimg.rowcdn.com/ROSE/pdm-product-pic/Clothing/2016/08/11/goods-img/1475630956607509865.jpg</text:p>
          </table:table-cell>
          <table:table-cell office:value-type="string" calcext:value-type="string">
            <text:p>240 <text:s/>464</text:p>
          </table:table-cell>
          <table:table-cell office:value-type="float" office:value="2" calcext:value-type="float">
            <text:p>2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VguEb5n%2BL._SL75_.jpg</text:p>
          </table:table-cell>
          <table:table-cell office:value-type="string" calcext:value-type="string">
            <text:p>https://gloimg.rowcdn.com/ROSE/pdm-provider-img/straight-product-img/20180111/T014922/T0149220055/goods-img/1515634190314979995.jpg</text:p>
          </table:table-cell>
          <table:table-cell office:value-type="string" calcext:value-type="string">
            <text:p>336 <text:s/>528</text:p>
          </table:table-cell>
          <table:table-cell office:value-type="float" office:value="2" calcext:value-type="float">
            <text:p>2</text:p>
          </table:table-cell>
          <table:table-cell office:value-type="float" office:value="0.0449" calcext:value-type="float">
            <text:p>0.0449</text:p>
          </table:table-cell>
          <table:table-cell office:value-type="float" office:value="0" calcext:value-type="float">
            <text:p>0</text:p>
          </table:table-cell>
          <table:table-cell office:value-type="float" office:value="0.358078499467397" calcext:value-type="float">
            <text:p>0.358078499467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I0l1AeZL._SL75_.jpg</text:p>
          </table:table-cell>
          <table:table-cell office:value-type="string" calcext:value-type="string">
            <text:p>https://gloimg.rowcdn.com/ROSE/pdm-product-pic/Electronic/2018/10/10/goods-img/1540792724205897719.jpg</text:p>
          </table:table-cell>
          <table:table-cell office:value-type="string" calcext:value-type="string">
            <text:p>176 <text:s/>208</text:p>
          </table:table-cell>
          <table:table-cell office:value-type="float" office:value="2" calcext:value-type="float">
            <text:p>2</text:p>
          </table:table-cell>
          <table:table-cell office:value-type="float" office:value="0.0883" calcext:value-type="float">
            <text:p>0.0883</text:p>
          </table:table-cell>
          <table:table-cell office:value-type="float" office:value="0" calcext:value-type="float">
            <text:p>0</text:p>
          </table:table-cell>
          <table:table-cell office:value-type="float" office:value="0.20207348790761" calcext:value-type="float">
            <text:p>0.20207348790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r3BGOQReL._SL75_.jpg</text:p>
          </table:table-cell>
          <table:table-cell office:value-type="string" calcext:value-type="string">
            <text:p>https://gloimg.rowcdn.com/ROSE/pdm-product-pic/Clothing/2018/09/20/goods-img/1538075465575882801.jpg</text:p>
          </table:table-cell>
          <table:table-cell office:value-type="string" calcext:value-type="string">
            <text:p>400 <text:s/>464</text:p>
          </table:table-cell>
          <table:table-cell office:value-type="float" office:value="2" calcext:value-type="float">
            <text:p>2</text:p>
          </table:table-cell>
          <table:table-cell office:value-type="float" office:value="0.0529" calcext:value-type="float">
            <text:p>0.0529</text:p>
          </table:table-cell>
          <table:table-cell office:value-type="float" office:value="0" calcext:value-type="float">
            <text:p>0</text:p>
          </table:table-cell>
          <table:table-cell office:value-type="float" office:value="0.358078498693831" calcext:value-type="float">
            <text:p>0.35807849869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vRdm2T8IL._SL75_.jpg</text:p>
          </table:table-cell>
          <table:table-cell office:value-type="string" calcext:value-type="string">
            <text:p>https://gloimg.rowcdn.com/ROSE/pdm-product-pic/Clothing/2018/04/10/goods-img/1523303457790647307.JPG</text:p>
          </table:table-cell>
          <table:table-cell office:value-type="string" calcext:value-type="string">
            <text:p>304 <text:s/>432</text:p>
          </table:table-cell>
          <table:table-cell office:value-type="float" office:value="2" calcext:value-type="float">
            <text:p>2</text:p>
          </table:table-cell>
          <table:table-cell office:value-type="float" office:value="0.0447" calcext:value-type="float">
            <text:p>0.0447</text:p>
          </table:table-cell>
          <table:table-cell office:value-type="float" office:value="0" calcext:value-type="float">
            <text:p>0</text:p>
          </table:table-cell>
          <table:table-cell office:value-type="float" office:value="0.484438098127109" calcext:value-type="float">
            <text:p>0.484438098127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vRdm2T8IL._SL75_.jpg</text:p>
          </table:table-cell>
          <table:table-cell office:value-type="string" calcext:value-type="string">
            <text:p>https://gloimg.rowcdn.com/ROSE/pdm-product-pic/Clothing/2018/04/10/goods-img/1523303457790647307.JPG</text:p>
          </table:table-cell>
          <table:table-cell office:value-type="string" calcext:value-type="string">
            <text:p>304 <text:s/>4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84438098127109" calcext:value-type="float">
            <text:p>0.484438098127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U12uhp%2B7L._SL75_.jpg</text:p>
          </table:table-cell>
          <table:table-cell office:value-type="string" calcext:value-type="string">
            <text:p>https://c.shld.net/rpx/i/s/pi/mp/1363/prod_3514900803?src=http%3A%2F%2Fsite.unbeatablesale.com%2FMDCO34031.JPG&amp;d=62ffcbcf44fb3baa96d77de210d33bedd5351029&amp;hei=245&amp;wid=245&amp;op_sharpen=1&amp;qlt=85</text:p>
          </table:table-cell>
          <table:table-cell office:value-type="string" calcext:value-type="string">
            <text:p>304 <text:s/>272</text:p>
          </table:table-cell>
          <table:table-cell office:value-type="float" office:value="2" calcext:value-type="float">
            <text:p>2</text:p>
          </table:table-cell>
          <table:table-cell office:value-type="float" office:value="0.0957" calcext:value-type="float">
            <text:p>0.0957</text:p>
          </table:table-cell>
          <table:table-cell office:value-type="float" office:value="0" calcext:value-type="float">
            <text:p>0</text:p>
          </table:table-cell>
          <table:table-cell office:value-type="float" office:value="0.148258914872609" calcext:value-type="float">
            <text:p>0.148258914872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TQk7YKhHL._SL75_.jpg</text:p>
          </table:table-cell>
          <table:table-cell office:value-type="string" calcext:value-type="string">
            <text:p>https://gloimg.rowcdn.com/ROSE/pdm-product-pic/Clothing/2016/10/24/goods-img/1477329550150025993.jpg</text:p>
          </table:table-cell>
          <table:table-cell office:value-type="string" calcext:value-type="string">
            <text:p>176 <text:s/>176</text:p>
          </table:table-cell>
          <table:table-cell office:value-type="float" office:value="2" calcext:value-type="float">
            <text:p>2</text:p>
          </table:table-cell>
          <table:table-cell office:value-type="float" office:value="0.0809" calcext:value-type="float">
            <text:p>0.0809</text:p>
          </table:table-cell>
          <table:table-cell office:value-type="float" office:value="0" calcext:value-type="float">
            <text:p>0</text:p>
          </table:table-cell>
          <table:table-cell office:value-type="float" office:value="0.332555288183908" calcext:value-type="float">
            <text:p>0.332555288183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TQk7YKhHL._SL75_.jpg</text:p>
          </table:table-cell>
          <table:table-cell office:value-type="string" calcext:value-type="string">
            <text:p>https://gloimg.rowcdn.com/ROSE/pdm-product-pic/Clothing/2016/10/24/goods-img/1477329550150025993.jpg</text:p>
          </table:table-cell>
          <table:table-cell office:value-type="string" calcext:value-type="string">
            <text:p>176 <text:s/>1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32555288183908" calcext:value-type="float">
            <text:p>0.332555288183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4ub9ip0PL._SL75_.jpg</text:p>
          </table:table-cell>
          <table:table-cell office:value-type="string" calcext:value-type="string">
            <text:p>https://gloimg.rowcdn.com/ROSE/pdm-product-pic/Clothing/2018/11/24/goods-img/1543028600121954443.jpg</text:p>
          </table:table-cell>
          <table:table-cell office:value-type="string" calcext:value-type="string">
            <text:p>176 <text:s/>208</text:p>
          </table:table-cell>
          <table:table-cell office:value-type="float" office:value="2" calcext:value-type="float">
            <text:p>2</text:p>
          </table:table-cell>
          <table:table-cell office:value-type="float" office:value="0.0378" calcext:value-type="float">
            <text:p>0.0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ChHg6mRyL._SL75_.jpg</text:p>
          </table:table-cell>
          <table:table-cell office:value-type="string" calcext:value-type="string">
            <text:p>https://gloimg.rowcdn.com/ROSE/pdm-product-pic/Clothing/2018/03/13/goods-img/1520904173683243292.jpg</text:p>
          </table:table-cell>
          <table:table-cell office:value-type="string" calcext:value-type="string">
            <text:p>624 <text:s/>336</text:p>
          </table:table-cell>
          <table:table-cell office:value-type="float" office:value="2" calcext:value-type="float">
            <text:p>2</text:p>
          </table:table-cell>
          <table:table-cell office:value-type="float" office:value="0.0972" calcext:value-type="float">
            <text:p>0.0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F18p1VP6L._SL75_.jpg</text:p>
          </table:table-cell>
          <table:table-cell office:value-type="string" calcext:value-type="string">
            <text:p>https://gloimg.rowcdn.com/ROSE/pdm-provider-img/straight-product-img/20181108/T009101/T0091010532/goods-img/1541737002195093792.jpg</text:p>
          </table:table-cell>
          <table:table-cell office:value-type="string" calcext:value-type="string">
            <text:p>240 <text:s/>240</text:p>
          </table:table-cell>
          <table:table-cell office:value-type="float" office:value="2" calcext:value-type="float">
            <text:p>2</text:p>
          </table:table-cell>
          <table:table-cell office:value-type="float" office:value="0.0436" calcext:value-type="float">
            <text:p>0.0436</text:p>
          </table:table-cell>
          <table:table-cell office:value-type="float" office:value="0" calcext:value-type="float">
            <text:p>0</text:p>
          </table:table-cell>
          <table:table-cell office:value-type="float" office:value="0.45648350780871" calcext:value-type="float">
            <text:p>0.45648350780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---1fidqL._SL75_.jpg</text:p>
          </table:table-cell>
          <table:table-cell office:value-type="string" calcext:value-type="string">
            <text:p>https://gloimg.rowcdn.com/ROSE/pdm-product-pic/Electronic/2018/11/23/goods-img/1542915482441379244.jpg</text:p>
          </table:table-cell>
          <table:table-cell office:value-type="string" calcext:value-type="string">
            <text:p>400 <text:s/>432</text:p>
          </table:table-cell>
          <table:table-cell office:value-type="float" office:value="2" calcext:value-type="float">
            <text:p>2</text:p>
          </table:table-cell>
          <table:table-cell office:value-type="float" office:value="0.0499" calcext:value-type="float">
            <text:p>0.04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---1fidqL._SL75_.jpg</text:p>
          </table:table-cell>
          <table:table-cell office:value-type="string" calcext:value-type="string">
            <text:p>https://gloimg.rowcdn.com/ROSE/pdm-product-pic/Electronic/2018/11/23/goods-img/1542915482441379244.jpg</text:p>
          </table:table-cell>
          <table:table-cell office:value-type="string" calcext:value-type="string">
            <text:p>400 <text:s/>43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---1fidqL._SL75_.jpg</text:p>
          </table:table-cell>
          <table:table-cell office:value-type="string" calcext:value-type="string">
            <text:p>https://gloimg.rowcdn.com/ROSE/pdm-product-pic/Electronic/2018/11/23/goods-img/1542915482441379244.jpg</text:p>
          </table:table-cell>
          <table:table-cell office:value-type="string" calcext:value-type="string">
            <text:p>400 <text:s/>43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pTuLESgKL._SL75_.jpg</text:p>
          </table:table-cell>
          <table:table-cell office:value-type="string" calcext:value-type="string">
            <text:p>https://www.acmetoolstore.com/wcsstore/ExtendedSitesCatalogAssetStore/images/catalog/products/thumbnail/B8015470-374A-49CC-BED9-63290659CA0D.jpg</text:p>
          </table:table-cell>
          <table:table-cell office:value-type="string" calcext:value-type="string">
            <text:p>240 <text:s/>240</text:p>
          </table:table-cell>
          <table:table-cell office:value-type="float" office:value="2" calcext:value-type="float">
            <text:p>2</text:p>
          </table:table-cell>
          <table:table-cell office:value-type="float" office:value="0.0699" calcext:value-type="float">
            <text:p>0.0699</text:p>
          </table:table-cell>
          <table:table-cell office:value-type="float" office:value="0" calcext:value-type="float">
            <text:p>0</text:p>
          </table:table-cell>
          <table:table-cell office:value-type="float" office:value="0.096449612799483" calcext:value-type="float">
            <text:p>0.096449612799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2kW6MD7kL._SL75_.jpg</text:p>
          </table:table-cell>
          <table:table-cell office:value-type="string" calcext:value-type="string">
            <text:p>http://www.miniaturemarket.com/media/catalog/product/cache/1/image/145x145/9df78eab33525d08d6e5fb8d27136e95/w/o/wocc43890-pack_1.png</text:p>
          </table:table-cell>
          <table:table-cell office:value-type="string" calcext:value-type="string">
            <text:p>272 <text:s/>400</text:p>
          </table:table-cell>
          <table:table-cell office:value-type="float" office:value="2" calcext:value-type="float">
            <text:p>2</text:p>
          </table:table-cell>
          <table:table-cell office:value-type="float" office:value="0.0226" calcext:value-type="float">
            <text:p>0.0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2kW6MD7kL._SL75_.jpg</text:p>
          </table:table-cell>
          <table:table-cell office:value-type="string" calcext:value-type="string">
            <text:p>http://www.miniaturemarket.com/media/catalog/product/cache/1/image/145x145/9df78eab33525d08d6e5fb8d27136e95/w/o/wocc43890-pack_1.png</text:p>
          </table:table-cell>
          <table:table-cell office:value-type="string" calcext:value-type="string">
            <text:p>272 <text:s/>400</text:p>
          </table:table-cell>
          <table:table-cell office:value-type="float" office:value="2" calcext:value-type="float">
            <text:p>2</text:p>
          </table:table-cell>
          <table:table-cell office:value-type="float" office:value="0.0226" calcext:value-type="float">
            <text:p>0.0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b4KvQhQkL._SL75_.jpg</text:p>
          </table:table-cell>
          <table:table-cell office:value-type="string" calcext:value-type="string">
            <text:p>https://gloimg.rowcdn.com/ROSE/pdm-provider-img/straight-product-img/20180927/T030878/T0308780066/goods-img/1538086101199077531.jpg</text:p>
          </table:table-cell>
          <table:table-cell office:value-type="string" calcext:value-type="string">
            <text:p>272 <text:s/>304</text:p>
          </table:table-cell>
          <table:table-cell office:value-type="float" office:value="2" calcext:value-type="float">
            <text:p>2</text:p>
          </table:table-cell>
          <table:table-cell office:value-type="float" office:value="0.0364" calcext:value-type="float">
            <text:p>0.03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ECd7aZS2L._SL75_.jpg</text:p>
          </table:table-cell>
          <table:table-cell office:value-type="string" calcext:value-type="string">
            <text:p>https://gloimg.rowcdn.com/ROSE/pdm-product-pic/Clothing/2017/11/02/goods-img/1509597639584533621.jpg</text:p>
          </table:table-cell>
          <table:table-cell office:value-type="string" calcext:value-type="string">
            <text:p>304 <text:s/>528</text:p>
          </table:table-cell>
          <table:table-cell office:value-type="float" office:value="2" calcext:value-type="float">
            <text:p>2</text:p>
          </table:table-cell>
          <table:table-cell office:value-type="float" office:value="0.0664" calcext:value-type="float">
            <text:p>0.0664</text:p>
          </table:table-cell>
          <table:table-cell office:value-type="float" office:value="0" calcext:value-type="float">
            <text:p>0</text:p>
          </table:table-cell>
          <table:table-cell office:value-type="float" office:value="0.271729767839221" calcext:value-type="float">
            <text:p>0.271729767839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Tz3GxQsOL._SL75_.jpg</text:p>
          </table:table-cell>
          <table:table-cell office:value-type="string" calcext:value-type="string">
            <text:p>https://gloimg.rowcdn.com/ROSE/pdm-product-pic/Clothing/2017/11/10/goods-img/1510288993347357762.jpg</text:p>
          </table:table-cell>
          <table:table-cell office:value-type="string" calcext:value-type="string">
            <text:p>304 <text:s/>400</text:p>
          </table:table-cell>
          <table:table-cell office:value-type="float" office:value="2" calcext:value-type="float">
            <text:p>2</text:p>
          </table:table-cell>
          <table:table-cell office:value-type="float" office:value="0.0762" calcext:value-type="float">
            <text:p>0.0762</text:p>
          </table:table-cell>
          <table:table-cell office:value-type="float" office:value="0" calcext:value-type="float">
            <text:p>0</text:p>
          </table:table-cell>
          <table:table-cell office:value-type="float" office:value="0.492069293229388" calcext:value-type="float">
            <text:p>0.492069293229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2i8HdARiL._SL75_.jpg</text:p>
          </table:table-cell>
          <table:table-cell office:value-type="string" calcext:value-type="string">
            <text:p>https://gloimg.rowcdn.com/ROSE/pdm-product-pic/Electronic/2018/09/07/goods-img/1536802328983302258.jpg</text:p>
          </table:table-cell>
          <table:table-cell office:value-type="string" calcext:value-type="string">
            <text:p>240 <text:s/>272</text:p>
          </table:table-cell>
          <table:table-cell office:value-type="float" office:value="2" calcext:value-type="float">
            <text:p>2</text:p>
          </table:table-cell>
          <table:table-cell office:value-type="float" office:value="0.0685" calcext:value-type="float">
            <text:p>0.0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zmJHcmvfL._SL75_.jpg</text:p>
          </table:table-cell>
          <table:table-cell office:value-type="string" calcext:value-type="string">
            <text:p>https://gloimg.rowcdn.com/ROSE/pdm-product-pic/Clothing/2018/11/16/goods-img/1545062978359040795.jpg</text:p>
          </table:table-cell>
          <table:table-cell office:value-type="string" calcext:value-type="string">
            <text:p>272 <text:s/>208</text:p>
          </table:table-cell>
          <table:table-cell office:value-type="float" office:value="2" calcext:value-type="float">
            <text:p>2</text:p>
          </table:table-cell>
          <table:table-cell office:value-type="float" office:value="0.0655" calcext:value-type="float">
            <text:p>0.0655</text:p>
          </table:table-cell>
          <table:table-cell office:value-type="float" office:value="0" calcext:value-type="float">
            <text:p>0</text:p>
          </table:table-cell>
          <table:table-cell office:value-type="float" office:value="0.704753646636771" calcext:value-type="float">
            <text:p>0.704753646636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zmJHcmvfL._SL75_.jpg</text:p>
          </table:table-cell>
          <table:table-cell office:value-type="string" calcext:value-type="string">
            <text:p>https://gloimg.rowcdn.com/ROSE/pdm-product-pic/Electronic/2018/11/19/goods-img/1545062989442136293.jpg</text:p>
          </table:table-cell>
          <table:table-cell office:value-type="string" calcext:value-type="string">
            <text:p>272 <text:s/>432</text:p>
          </table:table-cell>
          <table:table-cell office:value-type="float" office:value="2" calcext:value-type="float">
            <text:p>2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float" office:value="0.704753646636771" calcext:value-type="float">
            <text:p>0.704753646636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zmJHcmvfL._SL75_.jpg</text:p>
          </table:table-cell>
          <table:table-cell office:value-type="string" calcext:value-type="string">
            <text:p>https://gloimg.rowcdn.com/ROSE/pdm-product-pic/Clothing/2018/11/19/goods-img/1542601674078547232.jpg</text:p>
          </table:table-cell>
          <table:table-cell office:value-type="string" calcext:value-type="string">
            <text:p>272 <text:s/>336</text:p>
          </table:table-cell>
          <table:table-cell office:value-type="float" office:value="2" calcext:value-type="float">
            <text:p>2</text:p>
          </table:table-cell>
          <table:table-cell office:value-type="float" office:value="0.0875" calcext:value-type="float">
            <text:p>0.0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uXfBCRyZL._SL75_.jpg</text:p>
          </table:table-cell>
          <table:table-cell office:value-type="string" calcext:value-type="string">
            <text:p>http://www.kirinhobby.com/shop/images/TY19/BI0016021_khs.jpg</text:p>
          </table:table-cell>
          <table:table-cell office:value-type="string" calcext:value-type="string">
            <text:p>240 <text:s/>560</text:p>
          </table:table-cell>
          <table:table-cell office:value-type="float" office:value="2" calcext:value-type="float">
            <text:p>2</text:p>
          </table:table-cell>
          <table:table-cell office:value-type="float" office:value="0.0662" calcext:value-type="float">
            <text:p>0.0662</text:p>
          </table:table-cell>
          <table:table-cell office:value-type="float" office:value="0" calcext:value-type="float">
            <text:p>0</text:p>
          </table:table-cell>
          <table:table-cell office:value-type="float" office:value="0.195687747213236" calcext:value-type="float">
            <text:p>0.195687747213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9wE4pJ2FL._SL75_.jpg</text:p>
          </table:table-cell>
          <table:table-cell office:value-type="string" calcext:value-type="string">
            <text:p>https://gloimg.rowcdn.com/ROSE/pdm-product-pic/Clothing/2018/09/12/goods-img/1538950569971076576.jpg</text:p>
          </table:table-cell>
          <table:table-cell office:value-type="string" calcext:value-type="string">
            <text:p>240 <text:s/>208</text:p>
          </table:table-cell>
          <table:table-cell office:value-type="float" office:value="2" calcext:value-type="float">
            <text:p>2</text:p>
          </table:table-cell>
          <table:table-cell office:value-type="float" office:value="0.0614" calcext:value-type="float">
            <text:p>0.0614</text:p>
          </table:table-cell>
          <table:table-cell office:value-type="float" office:value="0" calcext:value-type="float">
            <text:p>0</text:p>
          </table:table-cell>
          <table:table-cell office:value-type="float" office:value="0.398831352734391" calcext:value-type="float">
            <text:p>0.398831352734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KyDoDCMFL._SL75_.jpg</text:p>
          </table:table-cell>
          <table:table-cell office:value-type="string" calcext:value-type="string">
            <text:p>https://media.entertainmentearth.com/assets/images/91adae8d49ca43779eaa8fb06d1fed1amd.jpg</text:p>
          </table:table-cell>
          <table:table-cell office:value-type="string" calcext:value-type="string">
            <text:p>304 <text:s/>208</text:p>
          </table:table-cell>
          <table:table-cell office:value-type="float" office:value="2" calcext:value-type="float">
            <text:p>2</text:p>
          </table:table-cell>
          <table:table-cell office:value-type="float" office:value="0.0278" calcext:value-type="float">
            <text:p>0.0278</text:p>
          </table:table-cell>
          <table:table-cell office:value-type="float" office:value="0" calcext:value-type="float">
            <text:p>0</text:p>
          </table:table-cell>
          <table:table-cell office:value-type="float" office:value="0.223933494301429" calcext:value-type="float">
            <text:p>0.22393349430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zP6hLBhgL._SL75_.jpg</text:p>
          </table:table-cell>
          <table:table-cell office:value-type="string" calcext:value-type="string">
            <text:p>https://gloimg.rowcdn.com/ROSE/pdm-provider-img/straight-product-img/20180908/T010979/T0109790805/goods-img/1536541763286261040.jpg</text:p>
          </table:table-cell>
          <table:table-cell office:value-type="string" calcext:value-type="string">
            <text:p>368 <text:s/>432</text:p>
          </table:table-cell>
          <table:table-cell office:value-type="float" office:value="2" calcext:value-type="float">
            <text:p>2</text:p>
          </table:table-cell>
          <table:table-cell office:value-type="float" office:value="0.0884" calcext:value-type="float">
            <text:p>0.0884</text:p>
          </table:table-cell>
          <table:table-cell office:value-type="float" office:value="0" calcext:value-type="float">
            <text:p>0</text:p>
          </table:table-cell>
          <table:table-cell office:value-type="float" office:value="0.289068945923374" calcext:value-type="float">
            <text:p>0.289068945923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nwF-iUI5L._SL75_.jpg</text:p>
          </table:table-cell>
          <table:table-cell office:value-type="string" calcext:value-type="string">
            <text:p>https://gloimg.rowcdn.com/ROSE/pdm-provider-img/straight-product-img/20180412/T018174/T0181740129/goods-img/1523561902790353457.jpg</text:p>
          </table:table-cell>
          <table:table-cell office:value-type="string" calcext:value-type="string">
            <text:p>208 <text:s/>176</text:p>
          </table:table-cell>
          <table:table-cell office:value-type="float" office:value="2" calcext:value-type="float">
            <text:p>2</text:p>
          </table:table-cell>
          <table:table-cell office:value-type="float" office:value="0.0901" calcext:value-type="float">
            <text:p>0.0901</text:p>
          </table:table-cell>
          <table:table-cell office:value-type="float" office:value="0" calcext:value-type="float">
            <text:p>0</text:p>
          </table:table-cell>
          <table:table-cell office:value-type="float" office:value="0.276115137753436" calcext:value-type="float">
            <text:p>0.276115137753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pX-u%2BKQjL._SL75_.jpg</text:p>
          </table:table-cell>
          <table:table-cell office:value-type="string" calcext:value-type="string">
            <text:p>https://gloimg.rowcdn.com/ROSE/pdm-provider-img/straight-product-img/20180407/T013270/T0132701141/goods-img/1523130049606359963.jpg</text:p>
          </table:table-cell>
          <table:table-cell office:value-type="string" calcext:value-type="string">
            <text:p>272 <text:s/>240</text:p>
          </table:table-cell>
          <table:table-cell office:value-type="float" office:value="2" calcext:value-type="float">
            <text:p>2</text:p>
          </table:table-cell>
          <table:table-cell office:value-type="float" office:value="0.0899" calcext:value-type="float">
            <text:p>0.08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T1h%2B0RqzL._SL75_.jpg</text:p>
          </table:table-cell>
          <table:table-cell office:value-type="string" calcext:value-type="string">
            <text:p>https://gloimg.rowcdn.com/ROSE/pdm-product-pic/Electronic/2018/10/03/goods-img/1540861548177354957.jpg</text:p>
          </table:table-cell>
          <table:table-cell office:value-type="string" calcext:value-type="string">
            <text:p>368 <text:s/>400</text:p>
          </table:table-cell>
          <table:table-cell office:value-type="float" office:value="2" calcext:value-type="float">
            <text:p>2</text:p>
          </table:table-cell>
          <table:table-cell office:value-type="float" office:value="0.0971" calcext:value-type="float">
            <text:p>0.0971</text:p>
          </table:table-cell>
          <table:table-cell office:value-type="float" office:value="0" calcext:value-type="float">
            <text:p>0</text:p>
          </table:table-cell>
          <table:table-cell office:value-type="float" office:value="0.940494521612079" calcext:value-type="float">
            <text:p>0.940494521612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vf0hhX23L._SL75_.jpg</text:p>
          </table:table-cell>
          <table:table-cell office:value-type="string" calcext:value-type="string">
            <text:p>https://cdnimg.webstaurantstore.com/images/products/medium/380480/1378787.jpg</text:p>
          </table:table-cell>
          <table:table-cell office:value-type="string" calcext:value-type="string">
            <text:p>304 <text:s/>336</text:p>
          </table:table-cell>
          <table:table-cell office:value-type="float" office:value="3" calcext:value-type="float">
            <text:p>3</text:p>
          </table:table-cell>
          <table:table-cell office:value-type="float" office:value="0.0605" calcext:value-type="float">
            <text:p>0.0605</text:p>
          </table:table-cell>
          <table:table-cell office:value-type="float" office:value="0" calcext:value-type="float">
            <text:p>0</text:p>
          </table:table-cell>
          <table:table-cell office:value-type="float" office:value="0.068786919289234" calcext:value-type="float">
            <text:p>0.068786919289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va9CKJ5L._SL75_.jpg</text:p>
          </table:table-cell>
          <table:table-cell office:value-type="string" calcext:value-type="string">
            <text:p>https://gloimg.rowcdn.com/ROSE/pdm-product-pic/fromebay/2018/09/01/goods-img/1535769434867574083.jpg</text:p>
          </table:table-cell>
          <table:table-cell office:value-type="string" calcext:value-type="string">
            <text:p>208 <text:s/>176</text:p>
          </table:table-cell>
          <table:table-cell office:value-type="float" office:value="3" calcext:value-type="float">
            <text:p>3</text:p>
          </table:table-cell>
          <table:table-cell office:value-type="float" office:value="0.0392" calcext:value-type="float">
            <text:p>0.0392</text:p>
          </table:table-cell>
          <table:table-cell office:value-type="float" office:value="0" calcext:value-type="float">
            <text:p>0</text:p>
          </table:table-cell>
          <table:table-cell office:value-type="float" office:value="0.202073488170324" calcext:value-type="float">
            <text:p>0.20207348817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va9CKJ5L._SL75_.jpg</text:p>
          </table:table-cell>
          <table:table-cell office:value-type="string" calcext:value-type="string">
            <text:p>https://gloimg.rowcdn.com/ROSE/pdm-product-pic/fromebay/2018/09/01/goods-img/1535769432743112550.jpg</text:p>
          </table:table-cell>
          <table:table-cell office:value-type="string" calcext:value-type="string">
            <text:p>208 <text:s/>176</text:p>
          </table:table-cell>
          <table:table-cell office:value-type="float" office:value="3" calcext:value-type="float">
            <text:p>3</text:p>
          </table:table-cell>
          <table:table-cell office:value-type="float" office:value="0.0368" calcext:value-type="float">
            <text:p>0.0368</text:p>
          </table:table-cell>
          <table:table-cell office:value-type="float" office:value="0" calcext:value-type="float">
            <text:p>0</text:p>
          </table:table-cell>
          <table:table-cell office:value-type="float" office:value="0.202073488170324" calcext:value-type="float">
            <text:p>0.20207348817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QsDDgqk4L._SL75_.jpg</text:p>
          </table:table-cell>
          <table:table-cell office:value-type="string" calcext:value-type="string">
            <text:p>https://gloimg.rowcdn.com/ROSE/pdm-product-pic/fromebay/2018/11/07/goods-img/1541574715036393970.jpg</text:p>
          </table:table-cell>
          <table:table-cell office:value-type="string" calcext:value-type="string">
            <text:p>272 <text:s/>336</text:p>
          </table:table-cell>
          <table:table-cell office:value-type="float" office:value="3" calcext:value-type="float">
            <text:p>3</text:p>
          </table:table-cell>
          <table:table-cell office:value-type="float" office:value="0.0951" calcext:value-type="float">
            <text:p>0.0951</text:p>
          </table:table-cell>
          <table:table-cell office:value-type="float" office:value="0" calcext:value-type="float">
            <text:p>0</text:p>
          </table:table-cell>
          <table:table-cell office:value-type="float" office:value="0.477661288867725" calcext:value-type="float">
            <text:p>0.477661288867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QsDDgqk4L._SL75_.jpg</text:p>
          </table:table-cell>
          <table:table-cell office:value-type="string" calcext:value-type="string">
            <text:p>https://gloimg.rowcdn.com/ROSE/pdm-product-pic/fromebay/2018/11/07/goods-img/1541574715036393970.jpg</text:p>
          </table:table-cell>
          <table:table-cell office:value-type="string" calcext:value-type="string">
            <text:p>272 <text:s/>3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77661288867725" calcext:value-type="float">
            <text:p>0.477661288867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QsDDgqk4L._SL75_.jpg</text:p>
          </table:table-cell>
          <table:table-cell office:value-type="string" calcext:value-type="string">
            <text:p>https://gloimg.rowcdn.com/ROSE/pdm-product-pic/fromebay/2018/11/07/goods-img/1541574715036393970.jpg</text:p>
          </table:table-cell>
          <table:table-cell office:value-type="string" calcext:value-type="string">
            <text:p>272 <text:s/>336</text:p>
          </table:table-cell>
          <table:table-cell office:value-type="float" office:value="3" calcext:value-type="float">
            <text:p>3</text:p>
          </table:table-cell>
          <table:table-cell office:value-type="float" office:value="0.0951" calcext:value-type="float">
            <text:p>0.0951</text:p>
          </table:table-cell>
          <table:table-cell office:value-type="float" office:value="0" calcext:value-type="float">
            <text:p>0</text:p>
          </table:table-cell>
          <table:table-cell office:value-type="float" office:value="0.477661288867725" calcext:value-type="float">
            <text:p>0.477661288867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jm%2BfOSt4L._SL75_.jpg</text:p>
          </table:table-cell>
          <table:table-cell office:value-type="string" calcext:value-type="string">
            <text:p>https://gloimg.rowcdn.com/ROSE/pdm-product-pic/Clothing/2016/03/30/goods-img/1459444753576531453.jpg</text:p>
          </table:table-cell>
          <table:table-cell office:value-type="string" calcext:value-type="string">
            <text:p>368 <text:s/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44490207203438" calcext:value-type="float">
            <text:p>0.644490207203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jm%2BfOSt4L._SL75_.jpg</text:p>
          </table:table-cell>
          <table:table-cell office:value-type="string" calcext:value-type="string">
            <text:p>https://gloimg.rowcdn.com/ROSE/pdm-product-pic/Clothing/2016/03/30/goods-img/1459444753576531453.jpg</text:p>
          </table:table-cell>
          <table:table-cell office:value-type="string" calcext:value-type="string">
            <text:p>368 <text:s/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44490207203438" calcext:value-type="float">
            <text:p>0.644490207203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jm%2BfOSt4L._SL75_.jpg</text:p>
          </table:table-cell>
          <table:table-cell office:value-type="string" calcext:value-type="string">
            <text:p>https://gloimg.rowcdn.com/ROSE/pdm-product-pic/Clothing/2016/03/30/goods-img/1459444753576531453.jpg</text:p>
          </table:table-cell>
          <table:table-cell office:value-type="string" calcext:value-type="string">
            <text:p>368 <text:s/>496</text:p>
          </table:table-cell>
          <table:table-cell office:value-type="float" office:value="3" calcext:value-type="float">
            <text:p>3</text:p>
          </table:table-cell>
          <table:table-cell office:value-type="float" office:value="0.0761" calcext:value-type="float">
            <text:p>0.0761</text:p>
          </table:table-cell>
          <table:table-cell office:value-type="float" office:value="0" calcext:value-type="float">
            <text:p>0</text:p>
          </table:table-cell>
          <table:table-cell office:value-type="float" office:value="0.644490207203438" calcext:value-type="float">
            <text:p>0.644490207203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xRd4e1d%2BL._SL75_.jpg</text:p>
          </table:table-cell>
          <table:table-cell office:value-type="string" calcext:value-type="string">
            <text:p>https://gloimg.rowcdn.com/ROSE/pdm-provider-img/straight-product-img/20180404/T014725/T0147250969/goods-img/1523129663197500161.jpg</text:p>
          </table:table-cell>
          <table:table-cell office:value-type="string" calcext:value-type="string">
            <text:p>496 <text:s/>528</text:p>
          </table:table-cell>
          <table:table-cell office:value-type="float" office:value="3" calcext:value-type="float">
            <text:p>3</text:p>
          </table:table-cell>
          <table:table-cell office:value-type="float" office:value="0.0957" calcext:value-type="float">
            <text:p>0.0957</text:p>
          </table:table-cell>
          <table:table-cell office:value-type="float" office:value="0" calcext:value-type="float">
            <text:p>0</text:p>
          </table:table-cell>
          <table:table-cell office:value-type="float" office:value="0.218653934016641" calcext:value-type="float">
            <text:p>0.218653934016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rws%2BKVsUL._SL75_.jpg</text:p>
          </table:table-cell>
          <table:table-cell office:value-type="string" calcext:value-type="string">
            <text:p>https://images10.newegg.com/NeweggImage/ProductImageCompressAll300/V05M_1_2018062136735175.jpg</text:p>
          </table:table-cell>
          <table:table-cell office:value-type="string" calcext:value-type="string">
            <text:p>336 <text:s/>336</text:p>
          </table:table-cell>
          <table:table-cell office:value-type="float" office:value="3" calcext:value-type="float">
            <text:p>3</text:p>
          </table:table-cell>
          <table:table-cell office:value-type="float" office:value="0.0567" calcext:value-type="float">
            <text:p>0.05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oy1F2232L._SL75_.jpg</text:p>
          </table:table-cell>
          <table:table-cell office:value-type="string" calcext:value-type="string">
            <text:p>https://gloimg.rowcdn.com/ROSE/pdm-product-pic/Clothing/2018/04/13/goods-img/1545122930157062344.jpg</text:p>
          </table:table-cell>
          <table:table-cell office:value-type="string" calcext:value-type="string">
            <text:p>368 <text:s/>208</text:p>
          </table:table-cell>
          <table:table-cell office:value-type="float" office:value="3" calcext:value-type="float">
            <text:p>3</text:p>
          </table:table-cell>
          <table:table-cell office:value-type="float" office:value="0.0812" calcext:value-type="float">
            <text:p>0.0812</text:p>
          </table:table-cell>
          <table:table-cell office:value-type="float" office:value="0" calcext:value-type="float">
            <text:p>0</text:p>
          </table:table-cell>
          <table:table-cell office:value-type="float" office:value="0.223933495353881" calcext:value-type="float">
            <text:p>0.223933495353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swloD5-1L._SL75_.jpg</text:p>
          </table:table-cell>
          <table:table-cell office:value-type="string" calcext:value-type="string">
            <text:p>https://cdnimages.opentip.com/thumbs/SNX/SNX-NS898_160_160.jpg</text:p>
          </table:table-cell>
          <table:table-cell office:value-type="string" calcext:value-type="string">
            <text:p>336 <text:s/>272</text:p>
          </table:table-cell>
          <table:table-cell office:value-type="float" office:value="3" calcext:value-type="float">
            <text:p>3</text:p>
          </table:table-cell>
          <table:table-cell office:value-type="float" office:value="0.0961" calcext:value-type="float">
            <text:p>0.0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t62whmQDL._SL75_.jpg</text:p>
          </table:table-cell>
          <table:table-cell office:value-type="string" calcext:value-type="string">
            <text:p>https://cdnimg.webstaurantstore.com/images/products/medium/428227/1588825.jpg</text:p>
          </table:table-cell>
          <table:table-cell office:value-type="string" calcext:value-type="string">
            <text:p>304 <text:s/>432</text:p>
          </table:table-cell>
          <table:table-cell office:value-type="float" office:value="3" calcext:value-type="float">
            <text:p>3</text:p>
          </table:table-cell>
          <table:table-cell office:value-type="float" office:value="0.0934" calcext:value-type="float">
            <text:p>0.0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CUHLy2iJL._SL75_.jpg</text:p>
          </table:table-cell>
          <table:table-cell office:value-type="string" calcext:value-type="string">
            <text:p>https://gloimg.rowcdn.com/ROSE/pdm-product-pic/Electronic/2018/08/21/goods-img/1540788541255216974.jpg</text:p>
          </table:table-cell>
          <table:table-cell office:value-type="string" calcext:value-type="string">
            <text:p>208 <text:s/>208</text:p>
          </table:table-cell>
          <table:table-cell office:value-type="float" office:value="3" calcext:value-type="float">
            <text:p>3</text:p>
          </table:table-cell>
          <table:table-cell office:value-type="float" office:value="0.0868" calcext:value-type="float">
            <text:p>0.08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NqqjeSw6L._SL75_.jpg</text:p>
          </table:table-cell>
          <table:table-cell office:value-type="string" calcext:value-type="string">
            <text:p>https://gloimg.rowcdn.com/ROSE/pdm-provider-img/straight-product-img/20180402/T016791/T0167910738/goods-img/1522697416439703677.jpg</text:p>
          </table:table-cell>
          <table:table-cell office:value-type="string" calcext:value-type="string">
            <text:p>240 <text:s/>400</text:p>
          </table:table-cell>
          <table:table-cell office:value-type="float" office:value="3" calcext:value-type="float">
            <text:p>3</text:p>
          </table:table-cell>
          <table:table-cell office:value-type="float" office:value="0.0976" calcext:value-type="float">
            <text:p>0.0976</text:p>
          </table:table-cell>
          <table:table-cell office:value-type="float" office:value="0" calcext:value-type="float">
            <text:p>0</text:p>
          </table:table-cell>
          <table:table-cell office:value-type="float" office:value="0.517253071397363" calcext:value-type="float">
            <text:p>0.517253071397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Rd-gtdY9L._SL75_.jpg</text:p>
          </table:table-cell>
          <table:table-cell office:value-type="string" calcext:value-type="string">
            <text:p>https://gloimg.rowcdn.com/ROSE/pdm-product-pic/Electronic/2018/10/19/goods-img/1540788527643579044.jpg</text:p>
          </table:table-cell>
          <table:table-cell office:value-type="string" calcext:value-type="string">
            <text:p>528 <text:s/>176</text:p>
          </table:table-cell>
          <table:table-cell office:value-type="float" office:value="3" calcext:value-type="float">
            <text:p>3</text:p>
          </table:table-cell>
          <table:table-cell office:value-type="float" office:value="0.0626" calcext:value-type="float">
            <text:p>0.0626</text:p>
          </table:table-cell>
          <table:table-cell office:value-type="float" office:value="0" calcext:value-type="float">
            <text:p>0</text:p>
          </table:table-cell>
          <table:table-cell office:value-type="float" office:value="0.546866580269571" calcext:value-type="float">
            <text:p>0.546866580269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Rd-gtdY9L._SL75_.jpg</text:p>
          </table:table-cell>
          <table:table-cell office:value-type="string" calcext:value-type="string">
            <text:p>https://gloimg.rowcdn.com/ROSE/pdm-product-pic/Electronic/2018/10/19/goods-img/1540788527643579044.jpg</text:p>
          </table:table-cell>
          <table:table-cell office:value-type="string" calcext:value-type="string">
            <text:p>528 <text:s/>1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46866580269571" calcext:value-type="float">
            <text:p>0.546866580269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nZCm1%2ByZL._SL75_.jpg</text:p>
          </table:table-cell>
          <table:table-cell office:value-type="string" calcext:value-type="string">
            <text:p>https://www.acmetoolstore.com/wcsstore/ExtendedSitesCatalogAssetStore/images/catalog/products/thumbnail/8797439B-2AC9-4858-A063-9E7E819EE811.jpg</text:p>
          </table:table-cell>
          <table:table-cell office:value-type="string" calcext:value-type="string">
            <text:p>400 <text:s/>336</text:p>
          </table:table-cell>
          <table:table-cell office:value-type="float" office:value="3" calcext:value-type="float">
            <text:p>3</text:p>
          </table:table-cell>
          <table:table-cell office:value-type="float" office:value="0.1687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office:value-type="float" office:value="0.586011513110318" calcext:value-type="float">
            <text:p>0.586011513110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q32rLhmJL._SL75_.jpg</text:p>
          </table:table-cell>
          <table:table-cell office:value-type="string" calcext:value-type="string">
            <text:p>https://www.revzilla.com/product_images/0385/8666/red_line_complete_fuel_system_cleanerfor_motorcycles_300x300.jpg</text:p>
          </table:table-cell>
          <table:table-cell office:value-type="string" calcext:value-type="string">
            <text:p>272 <text:s/>560</text:p>
          </table:table-cell>
          <table:table-cell office:value-type="float" office:value="3" calcext:value-type="float">
            <text:p>3</text:p>
          </table:table-cell>
          <table:table-cell office:value-type="float" office:value="0.0809" calcext:value-type="float">
            <text:p>0.08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qVZLazNtL._SL75_.jpg</text:p>
          </table:table-cell>
          <table:table-cell office:value-type="string" calcext:value-type="string">
            <text:p>https://gloimg.rowcdn.com/ROSE/pdm-product-pic/Electronic/2018/11/21/goods-img/1542861606466230799.jpg</text:p>
          </table:table-cell>
          <table:table-cell office:value-type="string" calcext:value-type="string">
            <text:p>240 <text:s/>2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71226989695586" calcext:value-type="float">
            <text:p>0.171226989695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qVZLazNtL._SL75_.jpg</text:p>
          </table:table-cell>
          <table:table-cell office:value-type="string" calcext:value-type="string">
            <text:p>https://gloimg.rowcdn.com/ROSE/pdm-product-pic/Electronic/2018/11/21/goods-img/1542861606466230799.jpg</text:p>
          </table:table-cell>
          <table:table-cell office:value-type="string" calcext:value-type="string">
            <text:p>240 <text:s/>240</text:p>
          </table:table-cell>
          <table:table-cell office:value-type="float" office:value="3" calcext:value-type="float">
            <text:p>3</text:p>
          </table:table-cell>
          <table:table-cell office:value-type="float" office:value="0.0646" calcext:value-type="float">
            <text:p>0.0646</text:p>
          </table:table-cell>
          <table:table-cell office:value-type="float" office:value="0" calcext:value-type="float">
            <text:p>0</text:p>
          </table:table-cell>
          <table:table-cell office:value-type="float" office:value="0.171226989695586" calcext:value-type="float">
            <text:p>0.171226989695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er5gxmOL._SL75_.jpg</text:p>
          </table:table-cell>
          <table:table-cell office:value-type="string" calcext:value-type="string">
            <text:p>https://gloimg.rowcdn.com/ROSE/pdm-product-pic/Clothing/2016/08/08/goods-img/1470676090758046469.jpg</text:p>
          </table:table-cell>
          <table:table-cell office:value-type="string" calcext:value-type="string">
            <text:p>240 <text:s/>20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32779999399685" calcext:value-type="float">
            <text:p>0.732779999399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er5gxmOL._SL75_.jpg</text:p>
          </table:table-cell>
          <table:table-cell office:value-type="string" calcext:value-type="string">
            <text:p>https://gloimg.rowcdn.com/ROSE/pdm-product-pic/Clothing/2016/08/08/goods-img/1470676090758046469.jpg</text:p>
          </table:table-cell>
          <table:table-cell office:value-type="string" calcext:value-type="string">
            <text:p>240 <text:s/>208</text:p>
          </table:table-cell>
          <table:table-cell office:value-type="float" office:value="3" calcext:value-type="float">
            <text:p>3</text:p>
          </table:table-cell>
          <table:table-cell office:value-type="float" office:value="0.0587" calcext:value-type="float">
            <text:p>0.0587</text:p>
          </table:table-cell>
          <table:table-cell office:value-type="float" office:value="0" calcext:value-type="float">
            <text:p>0</text:p>
          </table:table-cell>
          <table:table-cell office:value-type="float" office:value="0.732779999399685" calcext:value-type="float">
            <text:p>0.732779999399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WQXuKQ0JL._SL75_.jpg</text:p>
          </table:table-cell>
          <table:table-cell office:value-type="string" calcext:value-type="string">
            <text:p>https://www.revzilla.com/product_images/0300/0429/o_neal_youth_element_burnout_jersey_black_hi_viz_orange_300x300.jpg</text:p>
          </table:table-cell>
          <table:table-cell office:value-type="string" calcext:value-type="string">
            <text:p>304 <text:s/>240</text:p>
          </table:table-cell>
          <table:table-cell office:value-type="float" office:value="3" calcext:value-type="float">
            <text:p>3</text:p>
          </table:table-cell>
          <table:table-cell office:value-type="float" office:value="0.0734" calcext:value-type="float">
            <text:p>0.0734</text:p>
          </table:table-cell>
          <table:table-cell office:value-type="float" office:value="0" calcext:value-type="float">
            <text:p>0</text:p>
          </table:table-cell>
          <table:table-cell office:value-type="float" office:value="0.230612626051992" calcext:value-type="float">
            <text:p>0.230612626051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fbu1xW9DL._SL75_.jpg</text:p>
          </table:table-cell>
          <table:table-cell office:value-type="string" calcext:value-type="string">
            <text:p>https://gloimg.rowcdn.com/ROSE/pdm-product-pic/Electronic/2018/11/12/goods-img/1541998482101701037.jpg</text:p>
          </table:table-cell>
          <table:table-cell office:value-type="string" calcext:value-type="string">
            <text:p>272 <text:s/>432</text:p>
          </table:table-cell>
          <table:table-cell office:value-type="float" office:value="3" calcext:value-type="float">
            <text:p>3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office:value-type="float" office:value="0.105704944536749" calcext:value-type="float">
            <text:p>0.105704944536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iAWpHqJ6L._SL75_.jpg</text:p>
          </table:table-cell>
          <table:table-cell office:value-type="string" calcext:value-type="string">
            <text:p>https://gloimg.rowcdn.com/ROSE/pdm-provider-img/straight-product-img/20180930/T030878/T0308780154/goods-img/1538695802701443155.jpg</text:p>
          </table:table-cell>
          <table:table-cell office:value-type="string" calcext:value-type="string">
            <text:p>464 <text:s/>368</text:p>
          </table:table-cell>
          <table:table-cell office:value-type="float" office:value="3" calcext:value-type="float">
            <text:p>3</text:p>
          </table:table-cell>
          <table:table-cell office:value-type="float" office:value="0.0946" calcext:value-type="float">
            <text:p>0.09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CjHrBckIL._SL75_.jpg</text:p>
          </table:table-cell>
          <table:table-cell office:value-type="string" calcext:value-type="string">
            <text:p>https://gloimg.rowcdn.com/ROSE/pdm-product-pic/Clothing/2017/11/21/goods-img/1511229648716103819.jpg</text:p>
          </table:table-cell>
          <table:table-cell office:value-type="string" calcext:value-type="string">
            <text:p>400 <text:s/>176</text:p>
          </table:table-cell>
          <table:table-cell office:value-type="float" office:value="3" calcext:value-type="float">
            <text:p>3</text:p>
          </table:table-cell>
          <table:table-cell office:value-type="float" office:value="0.0795" calcext:value-type="float">
            <text:p>0.0795</text:p>
          </table:table-cell>
          <table:table-cell office:value-type="float" office:value="0" calcext:value-type="float">
            <text:p>0</text:p>
          </table:table-cell>
          <table:table-cell office:value-type="float" office:value="0.52810012746959" calcext:value-type="float">
            <text:p>0.52810012746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MIMOCME5L._SL75_.jpg</text:p>
          </table:table-cell>
          <table:table-cell office:value-type="string" calcext:value-type="string">
            <text:p>https://gloimg.rowcdn.com/ROSE/pdm-product-pic/Clothing/2018/11/19/goods-img/1545054677213815592.jpg</text:p>
          </table:table-cell>
          <table:table-cell office:value-type="string" calcext:value-type="string">
            <text:p>208 <text:s/>400</text:p>
          </table:table-cell>
          <table:table-cell office:value-type="float" office:value="3" calcext:value-type="float">
            <text:p>3</text:p>
          </table:table-cell>
          <table:table-cell office:value-type="float" office:value="0.0713" calcext:value-type="float">
            <text:p>0.0713</text:p>
          </table:table-cell>
          <table:table-cell office:value-type="float" office:value="0" calcext:value-type="float">
            <text:p>0</text:p>
          </table:table-cell>
          <table:table-cell office:value-type="float" office:value="0.556553673261505" calcext:value-type="float">
            <text:p>0.556553673261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qGPhpQgwL._SL75_.jpg</text:p>
          </table:table-cell>
          <table:table-cell office:value-type="string" calcext:value-type="string">
            <text:p>https://gloimg.rowcdn.com/ROSE/pdm-product-pic/Clothing/2016/11/22/goods-img/1479865875073669693.jpg</text:p>
          </table:table-cell>
          <table:table-cell office:value-type="string" calcext:value-type="string">
            <text:p>272 <text:s/>3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4176529106459" calcext:value-type="float">
            <text:p>0.354176529106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qGPhpQgwL._SL75_.jpg</text:p>
          </table:table-cell>
          <table:table-cell office:value-type="string" calcext:value-type="string">
            <text:p>https://gloimg.rowcdn.com/ROSE/pdm-product-pic/Clothing/2016/11/22/goods-img/1479865875073669693.jpg</text:p>
          </table:table-cell>
          <table:table-cell office:value-type="string" calcext:value-type="string">
            <text:p>272 <text:s/>304</text:p>
          </table:table-cell>
          <table:table-cell office:value-type="float" office:value="3" calcext:value-type="float">
            <text:p>3</text:p>
          </table:table-cell>
          <table:table-cell office:value-type="float" office:value="0.0808" calcext:value-type="float">
            <text:p>0.0808</text:p>
          </table:table-cell>
          <table:table-cell office:value-type="float" office:value="0" calcext:value-type="float">
            <text:p>0</text:p>
          </table:table-cell>
          <table:table-cell office:value-type="float" office:value="0.354176529106459" calcext:value-type="float">
            <text:p>0.354176529106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OCpSIWPyL._SL75_.jpg</text:p>
          </table:table-cell>
          <table:table-cell office:value-type="string" calcext:value-type="string">
            <text:p>http://www.kirinhobby.com/shop/images/TY19/BI0016078_khs.jpg</text:p>
          </table:table-cell>
          <table:table-cell office:value-type="string" calcext:value-type="string">
            <text:p>368 <text:s/>176</text:p>
          </table:table-cell>
          <table:table-cell office:value-type="float" office:value="3" calcext:value-type="float">
            <text:p>3</text:p>
          </table:table-cell>
          <table:table-cell office:value-type="float" office:value="0.0815" calcext:value-type="float">
            <text:p>0.0815</text:p>
          </table:table-cell>
          <table:table-cell office:value-type="float" office:value="0" calcext:value-type="float">
            <text:p>0</text:p>
          </table:table-cell>
          <table:table-cell office:value-type="float" office:value="0.32491970394123" calcext:value-type="float">
            <text:p>0.32491970394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p1CEeVb1L._SL75_.jpg</text:p>
          </table:table-cell>
          <table:table-cell office:value-type="string" calcext:value-type="string">
            <text:p>https://mediacdn.bellacor.com/images/500/979ES2611AL.jpg</text:p>
          </table:table-cell>
          <table:table-cell office:value-type="string" calcext:value-type="string">
            <text:p>272 <text:s/>304</text:p>
          </table:table-cell>
          <table:table-cell office:value-type="float" office:value="3" calcext:value-type="float">
            <text:p>3</text:p>
          </table:table-cell>
          <table:table-cell office:value-type="float" office:value="0.0582" calcext:value-type="float">
            <text:p>0.0582</text:p>
          </table:table-cell>
          <table:table-cell office:value-type="float" office:value="0" calcext:value-type="float">
            <text:p>0</text:p>
          </table:table-cell>
          <table:table-cell office:value-type="float" office:value="0.313289073828942" calcext:value-type="float">
            <text:p>0.313289073828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GCRSUXjWL._SL75_.jpg</text:p>
          </table:table-cell>
          <table:table-cell office:value-type="string" calcext:value-type="string">
            <text:p>https://imagesprod3.dickssportinggoods.com/is/image/dkscdn/16CONWCTSHDYBRKPNLFS_Blue_is/?$DSG_ProductCard$</text:p>
          </table:table-cell>
          <table:table-cell office:value-type="string" calcext:value-type="string">
            <text:p>304 <text:s/>304</text:p>
          </table:table-cell>
          <table:table-cell office:value-type="float" office:value="3" calcext:value-type="float">
            <text:p>3</text:p>
          </table:table-cell>
          <table:table-cell office:value-type="float" office:value="0.0599" calcext:value-type="float">
            <text:p>0.05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YTo06kWkL._SL75_.jpg</text:p>
          </table:table-cell>
          <table:table-cell office:value-type="string" calcext:value-type="string">
            <text:p>https://gloimg.rowcdn.com/ROSE/pdm-provider-img/straight-product-img/20181001/T010979/T0109790893/goods-img/1538707085167678786.jpg</text:p>
          </table:table-cell>
          <table:table-cell office:value-type="string" calcext:value-type="string">
            <text:p>336 <text:s/>400</text:p>
          </table:table-cell>
          <table:table-cell office:value-type="float" office:value="3" calcext:value-type="float">
            <text:p>3</text:p>
          </table:table-cell>
          <table:table-cell office:value-type="float" office:value="0.0553" calcext:value-type="float">
            <text:p>0.0553</text:p>
          </table:table-cell>
          <table:table-cell office:value-type="float" office:value="0" calcext:value-type="float">
            <text:p>0</text:p>
          </table:table-cell>
          <table:table-cell office:value-type="float" office:value="0.456483513477697" calcext:value-type="float">
            <text:p>0.456483513477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aAgRbcpEL._SL75_.jpg</text:p>
          </table:table-cell>
          <table:table-cell office:value-type="string" calcext:value-type="string">
            <text:p>https://gloimg.rowcdn.com/ROSE/pdm-product-pic/Clothing/2018/10/09/goods-img/1539109338040849450.jpg</text:p>
          </table:table-cell>
          <table:table-cell office:value-type="string" calcext:value-type="string">
            <text:p>368 <text:s/>304</text:p>
          </table:table-cell>
          <table:table-cell office:value-type="float" office:value="3" calcext:value-type="float">
            <text:p>3</text:p>
          </table:table-cell>
          <table:table-cell office:value-type="float" office:value="0.0814" calcext:value-type="float">
            <text:p>0.0814</text:p>
          </table:table-cell>
          <table:table-cell office:value-type="float" office:value="0" calcext:value-type="float">
            <text:p>0</text:p>
          </table:table-cell>
          <table:table-cell office:value-type="float" office:value="0.606254456074349" calcext:value-type="float">
            <text:p>0.606254456074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0DHiPoVXL._SL75_.jpg</text:p>
          </table:table-cell>
          <table:table-cell office:value-type="string" calcext:value-type="string">
            <text:p>https://gloimg.rowcdn.com/ROSE/pdm-provider-img/straight-product-img/20171229/T015737/T0157370536/goods-img/1514868357166791408.jpg</text:p>
          </table:table-cell>
          <table:table-cell office:value-type="string" calcext:value-type="string">
            <text:p>272 <text:s/>272</text:p>
          </table:table-cell>
          <table:table-cell office:value-type="float" office:value="3" calcext:value-type="float">
            <text:p>3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0DHiPoVXL._SL75_.jpg</text:p>
          </table:table-cell>
          <table:table-cell office:value-type="string" calcext:value-type="string">
            <text:p>https://gloimg.rowcdn.com/ROSE/pdm-provider-img/straight-product-img/20171229/T015737/T0157370536/goods-img/1514868357166791408.jpg</text:p>
          </table:table-cell>
          <table:table-cell office:value-type="string" calcext:value-type="string">
            <text:p>272 <text:s/>27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gHr5RGZHL._SL75_.jpg</text:p>
          </table:table-cell>
          <table:table-cell office:value-type="string" calcext:value-type="string">
            <text:p>https://media.entertainmentearth.com/assets/images/d7e07f6d3aa54b6aae91714575e00b3fmd.jpg</text:p>
          </table:table-cell>
          <table:table-cell office:value-type="string" calcext:value-type="string">
            <text:p>272 <text:s/>4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8515294418238" calcext:value-type="float">
            <text:p>0.698515294418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wrQtnl6VL._SL75_.jpg</text:p>
          </table:table-cell>
          <table:table-cell office:value-type="string" calcext:value-type="string">
            <text:p>https://gloimg.rowcdn.com/ROSE/pdm-provider-img/straight-product-img/20181121/JX018366/JX0183660081/goods-img/1542741809108429003.jpg</text:p>
          </table:table-cell>
          <table:table-cell office:value-type="string" calcext:value-type="string">
            <text:p>240 <text:s/>592</text:p>
          </table:table-cell>
          <table:table-cell office:value-type="float" office:value="3" calcext:value-type="float">
            <text:p>3</text:p>
          </table:table-cell>
          <table:table-cell office:value-type="float" office:value="0.0603" calcext:value-type="float">
            <text:p>0.0603</text:p>
          </table:table-cell>
          <table:table-cell office:value-type="float" office:value="0" calcext:value-type="float">
            <text:p>0</text:p>
          </table:table-cell>
          <table:table-cell office:value-type="float" office:value="0.750224916783882" calcext:value-type="float">
            <text:p>0.750224916783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dsMscCpPL._SL75_.jpg</text:p>
          </table:table-cell>
          <table:table-cell office:value-type="string" calcext:value-type="string">
            <text:p>http://prodimage.images-bn.com/pimages/0050087146962_p0_v1_s192x300.jpg</text:p>
          </table:table-cell>
          <table:table-cell office:value-type="string" calcext:value-type="string">
            <text:p>528 <text:s/>6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528885782424" calcext:value-type="float">
            <text:p>0.400528885782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8Y36bVchL._SL75_.jpg</text:p>
          </table:table-cell>
          <table:table-cell office:value-type="string" calcext:value-type="string">
            <text:p>https://www.revzilla.com/product_images/0306/3729/fox_racing180_mastar_jersey_navy_blue_300x300.jpg</text:p>
          </table:table-cell>
          <table:table-cell office:value-type="string" calcext:value-type="string">
            <text:p>208 <text:s/>176</text:p>
          </table:table-cell>
          <table:table-cell office:value-type="float" office:value="3" calcext:value-type="float">
            <text:p>3</text:p>
          </table:table-cell>
          <table:table-cell office:value-type="float" office:value="0.0333" calcext:value-type="float">
            <text:p>0.0333</text:p>
          </table:table-cell>
          <table:table-cell office:value-type="float" office:value="0" calcext:value-type="float">
            <text:p>0</text:p>
          </table:table-cell>
          <table:table-cell office:value-type="float" office:value="0.133935342343362" calcext:value-type="float">
            <text:p>0.133935342343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t0QBeZeyL._SL75_.jpg</text:p>
          </table:table-cell>
          <table:table-cell office:value-type="string" calcext:value-type="string">
            <text:p>https://imagesprod3.dickssportinggoods.com/is/image/dkscdn/17MAJMMLBDDGRSRYLAPTF_is/?$DSG_ProductCard$</text:p>
          </table:table-cell>
          <table:table-cell office:value-type="string" calcext:value-type="string">
            <text:p>304 <text:s/>240</text:p>
          </table:table-cell>
          <table:table-cell office:value-type="float" office:value="3" calcext:value-type="float">
            <text:p>3</text:p>
          </table:table-cell>
          <table:table-cell office:value-type="float" office:value="0.0407" calcext:value-type="float">
            <text:p>0.0407</text:p>
          </table:table-cell>
          <table:table-cell office:value-type="float" office:value="0" calcext:value-type="float">
            <text:p>0</text:p>
          </table:table-cell>
          <table:table-cell office:value-type="float" office:value="0.164414207693059" calcext:value-type="float">
            <text:p>0.164414207693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8g21NCCKL._SL75_.jpg</text:p>
          </table:table-cell>
          <table:table-cell office:value-type="string" calcext:value-type="string">
            <text:p>https://images10.newegg.com/NeweggImage/ProductImageCompressAll300/AH5N_131745639556198301GSrq4wgUqJ.jpg</text:p>
          </table:table-cell>
          <table:table-cell office:value-type="string" calcext:value-type="string">
            <text:p>464 <text:s/>208</text:p>
          </table:table-cell>
          <table:table-cell office:value-type="float" office:value="4" calcext:value-type="float">
            <text:p>4</text:p>
          </table:table-cell>
          <table:table-cell office:value-type="float" office:value="0.0972" calcext:value-type="float">
            <text:p>0.0972</text:p>
          </table:table-cell>
          <table:table-cell office:value-type="float" office:value="0" calcext:value-type="float">
            <text:p>0</text:p>
          </table:table-cell>
          <table:table-cell office:value-type="float" office:value="0.170269456972411" calcext:value-type="float">
            <text:p>0.170269456972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JvKxgB-3L._SL75_.jpg</text:p>
          </table:table-cell>
          <table:table-cell office:value-type="string" calcext:value-type="string">
            <text:p>https://target.scene7.com/is/image/Target/51403495?wid=325&amp;hei=325&amp;qlt=80&amp;fmt=pjpeg</text:p>
          </table:table-cell>
          <table:table-cell office:value-type="string" calcext:value-type="string">
            <text:p>240 <text:s/>496</text:p>
          </table:table-cell>
          <table:table-cell office:value-type="float" office:value="4" calcext:value-type="float">
            <text:p>4</text:p>
          </table:table-cell>
          <table:table-cell office:value-type="float" office:value="0.0823" calcext:value-type="float">
            <text:p>0.08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rksW4OouL._SL75_.jpg</text:p>
          </table:table-cell>
          <table:table-cell office:value-type="string" calcext:value-type="string">
            <text:p>https://gloimg.rowcdn.com/ROSE/2015/201511/goods-img/1447182283103-P-3413934.jpg</text:p>
          </table:table-cell>
          <table:table-cell office:value-type="string" calcext:value-type="string">
            <text:p>368 <text:s/>4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9989564255439" calcext:value-type="float">
            <text:p>0.429989564255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rksW4OouL._SL75_.jpg</text:p>
          </table:table-cell>
          <table:table-cell office:value-type="string" calcext:value-type="string">
            <text:p>https://gloimg.rowcdn.com/ROSE/2015/201511/goods-img/1447182283103-P-3413934.jpg</text:p>
          </table:table-cell>
          <table:table-cell office:value-type="string" calcext:value-type="string">
            <text:p>368 <text:s/>432</text:p>
          </table:table-cell>
          <table:table-cell office:value-type="float" office:value="4" calcext:value-type="float">
            <text:p>4</text:p>
          </table:table-cell>
          <table:table-cell office:value-type="float" office:value="0.0722" calcext:value-type="float">
            <text:p>0.0722</text:p>
          </table:table-cell>
          <table:table-cell office:value-type="float" office:value="0" calcext:value-type="float">
            <text:p>0</text:p>
          </table:table-cell>
          <table:table-cell office:value-type="float" office:value="0.429989564255439" calcext:value-type="float">
            <text:p>0.429989564255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LsyOl2l4L._SL75_.jpg</text:p>
          </table:table-cell>
          <table:table-cell office:value-type="string" calcext:value-type="string">
            <text:p>https://gloimg.rowcdn.com/ROSE/pdm-product-pic/fromebay/2018/11/07/goods-img/1541574851163761802.jpg</text:p>
          </table:table-cell>
          <table:table-cell office:value-type="string" calcext:value-type="string">
            <text:p>336 <text:s/>272</text:p>
          </table:table-cell>
          <table:table-cell office:value-type="float" office:value="4" calcext:value-type="float">
            <text:p>4</text:p>
          </table:table-cell>
          <table:table-cell office:value-type="float" office:value="0.0496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office:value-type="float" office:value="0.31054393594756" calcext:value-type="float">
            <text:p>0.31054393594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LsyOl2l4L._SL75_.jpg</text:p>
          </table:table-cell>
          <table:table-cell office:value-type="string" calcext:value-type="string">
            <text:p>https://gloimg.rowcdn.com/ROSE/pdm-product-pic/fromebay/2018/11/07/goods-img/1541574851163761802.jpg</text:p>
          </table:table-cell>
          <table:table-cell office:value-type="string" calcext:value-type="string">
            <text:p>336 <text:s/>272</text:p>
          </table:table-cell>
          <table:table-cell office:value-type="float" office:value="4" calcext:value-type="float">
            <text:p>4</text:p>
          </table:table-cell>
          <table:table-cell office:value-type="float" office:value="0.0496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office:value-type="float" office:value="0.31054393594756" calcext:value-type="float">
            <text:p>0.31054393594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d7MKGsE4L._SL75_.jpg</text:p>
          </table:table-cell>
          <table:table-cell office:value-type="string" calcext:value-type="string">
            <text:p>https://gloimg.rowcdn.com/ROSE/pdm-product-pic/fromebay/2018/11/07/goods-img/1541574100083198734.jpg</text:p>
          </table:table-cell>
          <table:table-cell office:value-type="string" calcext:value-type="string">
            <text:p>432 <text:s/>464</text:p>
          </table:table-cell>
          <table:table-cell office:value-type="float" office:value="4" calcext:value-type="float">
            <text:p>4</text:p>
          </table:table-cell>
          <table:table-cell office:value-type="float" office:value="0.0549" calcext:value-type="float">
            <text:p>0.0549</text:p>
          </table:table-cell>
          <table:table-cell office:value-type="float" office:value="0" calcext:value-type="float">
            <text:p>0</text:p>
          </table:table-cell>
          <table:table-cell office:value-type="float" office:value="0.258198893825018" calcext:value-type="float">
            <text:p>0.258198893825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d7MKGsE4L._SL75_.jpg</text:p>
          </table:table-cell>
          <table:table-cell office:value-type="string" calcext:value-type="string">
            <text:p>https://gloimg.rowcdn.com/ROSE/pdm-product-pic/fromebay/2018/11/07/goods-img/1541574100083198734.jpg</text:p>
          </table:table-cell>
          <table:table-cell office:value-type="string" calcext:value-type="string">
            <text:p>432 <text:s/>464</text:p>
          </table:table-cell>
          <table:table-cell office:value-type="float" office:value="4" calcext:value-type="float">
            <text:p>4</text:p>
          </table:table-cell>
          <table:table-cell office:value-type="float" office:value="0.0549" calcext:value-type="float">
            <text:p>0.0549</text:p>
          </table:table-cell>
          <table:table-cell office:value-type="float" office:value="0" calcext:value-type="float">
            <text:p>0</text:p>
          </table:table-cell>
          <table:table-cell office:value-type="float" office:value="0.258198893825018" calcext:value-type="float">
            <text:p>0.258198893825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0BTDqrnAL._SL75_.jpg</text:p>
          </table:table-cell>
          <table:table-cell office:value-type="string" calcext:value-type="string">
            <text:p>https://target.scene7.com/is/image/Target/GUEST_6f10a2f5-adf9-450f-bcea-1e25775dca4b?wid=325&amp;hei=325&amp;qlt=80&amp;fmt=pjpeg</text:p>
          </table:table-cell>
          <table:table-cell office:value-type="string" calcext:value-type="string">
            <text:p>368 <text:s/>304</text:p>
          </table:table-cell>
          <table:table-cell office:value-type="float" office:value="4" calcext:value-type="float">
            <text:p>4</text:p>
          </table:table-cell>
          <table:table-cell office:value-type="float" office:value="0.0356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office:value-type="float" office:value="0.133935337074922" calcext:value-type="float">
            <text:p>0.133935337074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YutIIEyML._SL75_.jpg</text:p>
          </table:table-cell>
          <table:table-cell office:value-type="string" calcext:value-type="string">
            <text:p>https://gloimg.rowcdn.com/ROSE/pdm-provider-img/straight-product-img/20180723/goods-img/1532310657033541517.jpg</text:p>
          </table:table-cell>
          <table:table-cell office:value-type="string" calcext:value-type="string">
            <text:p>464 <text:s/>272</text:p>
          </table:table-cell>
          <table:table-cell office:value-type="float" office:value="4" calcext:value-type="float">
            <text:p>4</text:p>
          </table:table-cell>
          <table:table-cell office:value-type="float" office:value="0.0337" calcext:value-type="float">
            <text:p>0.0337</text:p>
          </table:table-cell>
          <table:table-cell office:value-type="float" office:value="0" calcext:value-type="float">
            <text:p>0</text:p>
          </table:table-cell>
          <table:table-cell office:value-type="float" office:value="0.347284133946913" calcext:value-type="float">
            <text:p>0.347284133946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tyu%2Brfw0L._SL75_.jpg</text:p>
          </table:table-cell>
          <table:table-cell office:value-type="string" calcext:value-type="string">
            <text:p>https://gloimg.rowcdn.com/ROSE/pdm-provider-img/straight-product-img/20180404/T021928/T0219280032/goods-img/1540368793037871831.jpg</text:p>
          </table:table-cell>
          <table:table-cell office:value-type="string" calcext:value-type="string">
            <text:p>592 <text:s/>432</text:p>
          </table:table-cell>
          <table:table-cell office:value-type="float" office:value="4" calcext:value-type="float">
            <text:p>4</text:p>
          </table:table-cell>
          <table:table-cell office:value-type="float" office:value="0.0495" calcext:value-type="float">
            <text:p>0.0495</text:p>
          </table:table-cell>
          <table:table-cell office:value-type="float" office:value="0" calcext:value-type="float">
            <text:p>0</text:p>
          </table:table-cell>
          <table:table-cell office:value-type="float" office:value="0.288937468200769" calcext:value-type="float">
            <text:p>0.28893746820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wEWInjM-L._SL75_.jpg</text:p>
          </table:table-cell>
          <table:table-cell office:value-type="string" calcext:value-type="string">
            <text:p>https://gloimg.rowcdn.com/ROSE/pdm-product-pic/Electronic/2018/08/28/goods-img/1540793775734859344.jpg</text:p>
          </table:table-cell>
          <table:table-cell office:value-type="string" calcext:value-type="string">
            <text:p>432 <text:s/>208</text:p>
          </table:table-cell>
          <table:table-cell office:value-type="float" office:value="4" calcext:value-type="float">
            <text:p>4</text:p>
          </table:table-cell>
          <table:table-cell office:value-type="float" office:value="0.0573" calcext:value-type="float">
            <text:p>0.0573</text:p>
          </table:table-cell>
          <table:table-cell office:value-type="float" office:value="0" calcext:value-type="float">
            <text:p>0</text:p>
          </table:table-cell>
          <table:table-cell office:value-type="float" office:value="0.368647854822252" calcext:value-type="float">
            <text:p>0.368647854822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WN9qxWU3L._SL75_.jpg</text:p>
          </table:table-cell>
          <table:table-cell office:value-type="string" calcext:value-type="string">
            <text:p>https://gloimg.rowcdn.com/ROSE/pdm-product-pic/2018/09/06/goods-img/1538014988045144028.jpg</text:p>
          </table:table-cell>
          <table:table-cell office:value-type="string" calcext:value-type="string">
            <text:p>272 <text:s/>208</text:p>
          </table:table-cell>
          <table:table-cell office:value-type="float" office:value="4" calcext:value-type="float">
            <text:p>4</text:p>
          </table:table-cell>
          <table:table-cell office:value-type="float" office:value="0.0596" calcext:value-type="float">
            <text:p>0.05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0iGGR2oZL._SL75_.jpg</text:p>
          </table:table-cell>
          <table:table-cell office:value-type="string" calcext:value-type="string">
            <text:p>https://cdnimages.opentip.com/thumbs/GCD/GCD-REP719_160_160.jpg</text:p>
          </table:table-cell>
          <table:table-cell office:value-type="string" calcext:value-type="string">
            <text:p>304 <text:s/>688</text:p>
          </table:table-cell>
          <table:table-cell office:value-type="float" office:value="4" calcext:value-type="float">
            <text:p>4</text:p>
          </table:table-cell>
          <table:table-cell office:value-type="float" office:value="0.0683" calcext:value-type="float">
            <text:p>0.0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xEyOnqogL._SL75_.jpg</text:p>
          </table:table-cell>
          <table:table-cell office:value-type="string" calcext:value-type="string">
            <text:p>https://gloimg.rowcdn.com/ROSE/pdm-product-pic/Clothing/2018/09/30/goods-img/1538269991929040137.jpg</text:p>
          </table:table-cell>
          <table:table-cell office:value-type="string" calcext:value-type="string">
            <text:p>400 <text:s/>432</text:p>
          </table:table-cell>
          <table:table-cell office:value-type="float" office:value="4" calcext:value-type="float">
            <text:p>4</text:p>
          </table:table-cell>
          <table:table-cell office:value-type="float" office:value="0.0753" calcext:value-type="float">
            <text:p>0.0753</text:p>
          </table:table-cell>
          <table:table-cell office:value-type="float" office:value="0" calcext:value-type="float">
            <text:p>0</text:p>
          </table:table-cell>
          <table:table-cell office:value-type="float" office:value="0.116448695720841" calcext:value-type="float">
            <text:p>0.116448695720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Iq0O4OUjL._SL75_.jpg</text:p>
          </table:table-cell>
          <table:table-cell office:value-type="string" calcext:value-type="string">
            <text:p>https://gloimg.rowcdn.com/ROSE/pdm-product-pic/Distribution/2018/06/05/goods-img/1535589927457218711.jpg</text:p>
          </table:table-cell>
          <table:table-cell office:value-type="string" calcext:value-type="string">
            <text:p>336 <text:s/>432</text:p>
          </table:table-cell>
          <table:table-cell office:value-type="float" office:value="4" calcext:value-type="float">
            <text:p>4</text:p>
          </table:table-cell>
          <table:table-cell office:value-type="float" office:value="0.0969" calcext:value-type="float">
            <text:p>0.0969</text:p>
          </table:table-cell>
          <table:table-cell office:value-type="float" office:value="0" calcext:value-type="float">
            <text:p>0</text:p>
          </table:table-cell>
          <table:table-cell office:value-type="float" office:value="0.081786539458093" calcext:value-type="float">
            <text:p>0.081786539458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Iq0O4OUjL._SL75_.jpg</text:p>
          </table:table-cell>
          <table:table-cell office:value-type="string" calcext:value-type="string">
            <text:p>https://gloimg.rowcdn.com/ROSE/pdm-product-pic/Distribution/2018/06/05/goods-img/1535589927457218711.jpg</text:p>
          </table:table-cell>
          <table:table-cell office:value-type="string" calcext:value-type="string">
            <text:p>336 <text:s/>4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1786539458093" calcext:value-type="float">
            <text:p>0.081786539458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F%2BXOtlGmL._SL75_.jpg</text:p>
          </table:table-cell>
          <table:table-cell office:value-type="string" calcext:value-type="string">
            <text:p>https://gloimg.rowcdn.com/ROSE/pdm-product-pic/Electronic/2018/10/18/goods-img/1540788397260343595.jpg</text:p>
          </table:table-cell>
          <table:table-cell office:value-type="string" calcext:value-type="string">
            <text:p>336 <text:s/>336</text:p>
          </table:table-cell>
          <table:table-cell office:value-type="float" office:value="4" calcext:value-type="float">
            <text:p>4</text:p>
          </table:table-cell>
          <table:table-cell office:value-type="float" office:value="0.0652" calcext:value-type="float">
            <text:p>0.0652</text:p>
          </table:table-cell>
          <table:table-cell office:value-type="float" office:value="0" calcext:value-type="float">
            <text:p>0</text:p>
          </table:table-cell>
          <table:table-cell office:value-type="float" office:value="0.223933497296888" calcext:value-type="float">
            <text:p>0.223933497296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jpiml1RoL._SL75_.jpg</text:p>
          </table:table-cell>
          <table:table-cell office:value-type="string" calcext:value-type="string">
            <text:p>https://cdnimg.webstaurantstore.com/images/products/medium/126854/388643.jpg</text:p>
          </table:table-cell>
          <table:table-cell office:value-type="string" calcext:value-type="string">
            <text:p>336 <text:s/>336</text:p>
          </table:table-cell>
          <table:table-cell office:value-type="float" office:value="4" calcext:value-type="float">
            <text:p>4</text:p>
          </table:table-cell>
          <table:table-cell office:value-type="float" office:value="0.0816" calcext:value-type="float">
            <text:p>0.08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0HpeymjBL._SL75_.jpg</text:p>
          </table:table-cell>
          <table:table-cell office:value-type="string" calcext:value-type="string">
            <text:p>https://gloimg.rowcdn.com/ROSE/pdm-product-pic/Clothing/2016/04/25/goods-img/1461556622884294737.jpg</text:p>
          </table:table-cell>
          <table:table-cell office:value-type="string" calcext:value-type="string">
            <text:p>304 <text:s/>20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12054918739228" calcext:value-type="float">
            <text:p>0.612054918739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0HpeymjBL._SL75_.jpg</text:p>
          </table:table-cell>
          <table:table-cell office:value-type="string" calcext:value-type="string">
            <text:p>https://gloimg.rowcdn.com/ROSE/pdm-product-pic/Clothing/2016/04/25/goods-img/1461556622884294737.jpg</text:p>
          </table:table-cell>
          <table:table-cell office:value-type="string" calcext:value-type="string">
            <text:p>304 <text:s/>208</text:p>
          </table:table-cell>
          <table:table-cell office:value-type="float" office:value="4" calcext:value-type="float">
            <text:p>4</text:p>
          </table:table-cell>
          <table:table-cell office:value-type="float" office:value="0.0623" calcext:value-type="float">
            <text:p>0.0623</text:p>
          </table:table-cell>
          <table:table-cell office:value-type="float" office:value="0" calcext:value-type="float">
            <text:p>0</text:p>
          </table:table-cell>
          <table:table-cell office:value-type="float" office:value="0.612054918739228" calcext:value-type="float">
            <text:p>0.612054918739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xjIwtWDNL._SL75_.jpg</text:p>
          </table:table-cell>
          <table:table-cell office:value-type="string" calcext:value-type="string">
            <text:p>https://gloimg.rowcdn.com/ROSE/pdm-product-pic/Clothing/2016/10/12/goods-img/1476318125687216608.jpg</text:p>
          </table:table-cell>
          <table:table-cell office:value-type="string" calcext:value-type="string">
            <text:p>272 <text:s/>240</text:p>
          </table:table-cell>
          <table:table-cell office:value-type="float" office:value="4" calcext:value-type="float">
            <text:p>4</text:p>
          </table:table-cell>
          <table:table-cell office:value-type="float" office:value="0.0667" calcext:value-type="float">
            <text:p>0.0667</text:p>
          </table:table-cell>
          <table:table-cell office:value-type="float" office:value="0" calcext:value-type="float">
            <text:p>0</text:p>
          </table:table-cell>
          <table:table-cell office:value-type="float" office:value="0.047166691925998" calcext:value-type="float">
            <text:p>0.047166691925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xjIwtWDNL._SL75_.jpg</text:p>
          </table:table-cell>
          <table:table-cell office:value-type="string" calcext:value-type="string">
            <text:p>https://gloimg.rowcdn.com/ROSE/pdm-product-pic/Clothing/2016/10/12/goods-img/1476318125687216608.jpg</text:p>
          </table:table-cell>
          <table:table-cell office:value-type="string" calcext:value-type="string">
            <text:p>272 <text:s/>2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7166691925998" calcext:value-type="float">
            <text:p>0.047166691925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1naC9TGyL._SL75_.jpg</text:p>
          </table:table-cell>
          <table:table-cell office:value-type="string" calcext:value-type="string">
            <text:p>https://gloimg.rowcdn.com/ROSE/pdm-product-pic/Clothing/2016/10/20/goods-img/1477017101610545598.jpg</text:p>
          </table:table-cell>
          <table:table-cell office:value-type="string" calcext:value-type="string">
            <text:p>240 <text:s/>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01310282613421" calcext:value-type="float">
            <text:p>0.301310282613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1naC9TGyL._SL75_.jpg</text:p>
          </table:table-cell>
          <table:table-cell office:value-type="string" calcext:value-type="string">
            <text:p>https://gloimg.rowcdn.com/ROSE/pdm-product-pic/Clothing/2016/10/20/goods-img/1477017101610545598.jpg</text:p>
          </table:table-cell>
          <table:table-cell office:value-type="string" calcext:value-type="string">
            <text:p>240 <text:s/>400</text:p>
          </table:table-cell>
          <table:table-cell office:value-type="float" office:value="4" calcext:value-type="float">
            <text:p>4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  <table:table-cell office:value-type="float" office:value="0.301310282613421" calcext:value-type="float">
            <text:p>0.301310282613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ir7pOYZVL._SL75_.jpg</text:p>
          </table:table-cell>
          <table:table-cell office:value-type="string" calcext:value-type="string">
            <text:p>https://gloimg.rowcdn.com/ROSE/pdm-product-pic/Clothing/2018/02/27/goods-img/1520364419611768246.jpg</text:p>
          </table:table-cell>
          <table:table-cell office:value-type="string" calcext:value-type="string">
            <text:p>240 <text:s/>17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65965045852325" calcext:value-type="float">
            <text:p>0.365965045852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ir7pOYZVL._SL75_.jpg</text:p>
          </table:table-cell>
          <table:table-cell office:value-type="string" calcext:value-type="string">
            <text:p>https://gloimg.rowcdn.com/ROSE/pdm-product-pic/Clothing/2018/02/27/goods-img/1520364419611768246.jpg</text:p>
          </table:table-cell>
          <table:table-cell office:value-type="string" calcext:value-type="string">
            <text:p>240 <text:s/>176</text:p>
          </table:table-cell>
          <table:table-cell office:value-type="float" office:value="4" calcext:value-type="float">
            <text:p>4</text:p>
          </table:table-cell>
          <table:table-cell office:value-type="float" office:value="0.0409" calcext:value-type="float">
            <text:p>0.0409</text:p>
          </table:table-cell>
          <table:table-cell office:value-type="float" office:value="0" calcext:value-type="float">
            <text:p>0</text:p>
          </table:table-cell>
          <table:table-cell office:value-type="float" office:value="0.365965045852325" calcext:value-type="float">
            <text:p>0.365965045852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ir7pOYZVL._SL75_.jpg</text:p>
          </table:table-cell>
          <table:table-cell office:value-type="string" calcext:value-type="string">
            <text:p>https://gloimg.rowcdn.com/ROSE/pdm-product-pic/Clothing/2018/02/27/goods-img/1520364419611768246.jpg</text:p>
          </table:table-cell>
          <table:table-cell office:value-type="string" calcext:value-type="string">
            <text:p>240 <text:s/>17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65965045852325" calcext:value-type="float">
            <text:p>0.365965045852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Hc19O%2BHIL._SL75_.jpg</text:p>
          </table:table-cell>
          <table:table-cell office:value-type="string" calcext:value-type="string">
            <text:p>https://gloimg.rowcdn.com/ROSE/pdm-product-pic/Clothing/2016/10/18/goods-img/1476756722502925194.jpg</text:p>
          </table:table-cell>
          <table:table-cell office:value-type="string" calcext:value-type="string">
            <text:p>304 <text:s/>432</text:p>
          </table:table-cell>
          <table:table-cell office:value-type="float" office:value="4" calcext:value-type="float">
            <text:p>4</text:p>
          </table:table-cell>
          <table:table-cell office:value-type="float" office:value="0.0528" calcext:value-type="float">
            <text:p>0.0528</text:p>
          </table:table-cell>
          <table:table-cell office:value-type="float" office:value="0" calcext:value-type="float">
            <text:p>0</text:p>
          </table:table-cell>
          <table:table-cell office:value-type="float" office:value="0.904059293627779" calcext:value-type="float">
            <text:p>0.904059293627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Hc19O%2BHIL._SL75_.jpg</text:p>
          </table:table-cell>
          <table:table-cell office:value-type="string" calcext:value-type="string">
            <text:p>https://gloimg.rowcdn.com/ROSE/pdm-product-pic/Clothing/2016/10/18/goods-img/1547512391703911596.jpg</text:p>
          </table:table-cell>
          <table:table-cell office:value-type="string" calcext:value-type="string">
            <text:p>304 <text:s/>4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04059293627779" calcext:value-type="float">
            <text:p>0.904059293627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Hc19O%2BHIL._SL75_.jpg</text:p>
          </table:table-cell>
          <table:table-cell office:value-type="string" calcext:value-type="string">
            <text:p>https://gloimg.rowcdn.com/ROSE/pdm-product-pic/Clothing/2016/10/18/goods-img/1547512391703911596.jpg</text:p>
          </table:table-cell>
          <table:table-cell office:value-type="string" calcext:value-type="string">
            <text:p>304 <text:s/>4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04059293627779" calcext:value-type="float">
            <text:p>0.904059293627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Hc19O%2BHIL._SL75_.jpg</text:p>
          </table:table-cell>
          <table:table-cell office:value-type="string" calcext:value-type="string">
            <text:p>https://gloimg.rowcdn.com/ROSE/pdm-product-pic/Clothing/2016/10/18/goods-img/1547512391703911596.jpg</text:p>
          </table:table-cell>
          <table:table-cell office:value-type="string" calcext:value-type="string">
            <text:p>304 <text:s/>4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04059293627779" calcext:value-type="float">
            <text:p>0.904059293627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jc20Rd7aL._SL75_.jpg</text:p>
          </table:table-cell>
          <table:table-cell office:value-type="string" calcext:value-type="string">
            <text:p>https://gloimg.rowcdn.com/ROSE/pdm-product-pic/Clothing/2018/10/07/goods-img/1538932948239557882.jpg</text:p>
          </table:table-cell>
          <table:table-cell office:value-type="string" calcext:value-type="string">
            <text:p>368 <text:s/>464</text:p>
          </table:table-cell>
          <table:table-cell office:value-type="float" office:value="4" calcext:value-type="float">
            <text:p>4</text:p>
          </table:table-cell>
          <table:table-cell office:value-type="float" office:value="0.0811" calcext:value-type="float">
            <text:p>0.0811</text:p>
          </table:table-cell>
          <table:table-cell office:value-type="float" office:value="0" calcext:value-type="float">
            <text:p>0</text:p>
          </table:table-cell>
          <table:table-cell office:value-type="float" office:value="0.892159915886415" calcext:value-type="float">
            <text:p>0.892159915886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T0%2BHA2lXL._SL75_.jpg</text:p>
          </table:table-cell>
          <table:table-cell office:value-type="string" calcext:value-type="string">
            <text:p>https://gloimg.rowcdn.com/ROSE/pdm-product-pic/Clothing/2018/10/25/goods-img/1545169627815043498.jpg</text:p>
          </table:table-cell>
          <table:table-cell office:value-type="string" calcext:value-type="string">
            <text:p>464 <text:s/>5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417274479015" calcext:value-type="float">
            <text:p>0.23417274479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T0%2BHA2lXL._SL75_.jpg</text:p>
          </table:table-cell>
          <table:table-cell office:value-type="string" calcext:value-type="string">
            <text:p>https://gloimg.rowcdn.com/ROSE/pdm-product-pic/Clothing/2018/10/25/goods-img/1545169627815043498.jpg</text:p>
          </table:table-cell>
          <table:table-cell office:value-type="string" calcext:value-type="string">
            <text:p>464 <text:s/>528</text:p>
          </table:table-cell>
          <table:table-cell office:value-type="float" office:value="4" calcext:value-type="float">
            <text:p>4</text:p>
          </table:table-cell>
          <table:table-cell office:value-type="float" office:value="0.0612" calcext:value-type="float">
            <text:p>0.0612</text:p>
          </table:table-cell>
          <table:table-cell office:value-type="float" office:value="0" calcext:value-type="float">
            <text:p>0</text:p>
          </table:table-cell>
          <table:table-cell office:value-type="float" office:value="0.23417274479015" calcext:value-type="float">
            <text:p>0.23417274479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fsfSIU49L._SL75_.jpg</text:p>
          </table:table-cell>
          <table:table-cell office:value-type="string" calcext:value-type="string">
            <text:p>https://gloimg.rowcdn.com/ROSE/pdm-product-pic/Electronic/2018/11/22/goods-img/1542953983911646113.jpg</text:p>
          </table:table-cell>
          <table:table-cell office:value-type="string" calcext:value-type="string">
            <text:p>464 <text:s/>432</text:p>
          </table:table-cell>
          <table:table-cell office:value-type="float" office:value="4" calcext:value-type="float">
            <text:p>4</text:p>
          </table:table-cell>
          <table:table-cell office:value-type="float" office:value="0.0546" calcext:value-type="float">
            <text:p>0.0546</text:p>
          </table:table-cell>
          <table:table-cell office:value-type="float" office:value="0" calcext:value-type="float">
            <text:p>0</text:p>
          </table:table-cell>
          <table:table-cell office:value-type="float" office:value="0.248830964182361" calcext:value-type="float">
            <text:p>0.248830964182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fsfSIU49L._SL75_.jpg</text:p>
          </table:table-cell>
          <table:table-cell office:value-type="string" calcext:value-type="string">
            <text:p>https://gloimg.rowcdn.com/ROSE/pdm-product-pic/Electronic/2018/11/22/goods-img/1542953983911646113.jpg</text:p>
          </table:table-cell>
          <table:table-cell office:value-type="string" calcext:value-type="string">
            <text:p>464 <text:s/>4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48830964182361" calcext:value-type="float">
            <text:p>0.248830964182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fsfSIU49L._SL75_.jpg</text:p>
          </table:table-cell>
          <table:table-cell office:value-type="string" calcext:value-type="string">
            <text:p>https://gloimg.rowcdn.com/ROSE/pdm-product-pic/Electronic/2018/11/22/goods-img/1542953983911646113.jpg</text:p>
          </table:table-cell>
          <table:table-cell office:value-type="string" calcext:value-type="string">
            <text:p>464 <text:s/>4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48830964182361" calcext:value-type="float">
            <text:p>0.248830964182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fsfSIU49L._SL75_.jpg</text:p>
          </table:table-cell>
          <table:table-cell office:value-type="string" calcext:value-type="string">
            <text:p>https://gloimg.rowcdn.com/ROSE/pdm-product-pic/Electronic/2018/11/22/goods-img/1542953983911646113.jpg</text:p>
          </table:table-cell>
          <table:table-cell office:value-type="string" calcext:value-type="string">
            <text:p>464 <text:s/>4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48830964182361" calcext:value-type="float">
            <text:p>0.248830964182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XjJeAAVaL._SL75_.jpg</text:p>
          </table:table-cell>
          <table:table-cell office:value-type="string" calcext:value-type="string">
            <text:p>http://www.miniaturemarket.com/media/catalog/product/cache/1/image/145x145/9df78eab33525d08d6e5fb8d27136e95/f/f/ffguswe47.jpg</text:p>
          </table:table-cell>
          <table:table-cell office:value-type="string" calcext:value-type="string">
            <text:p>336 <text:s/>464</text:p>
          </table:table-cell>
          <table:table-cell office:value-type="float" office:value="4" calcext:value-type="float">
            <text:p>4</text:p>
          </table:table-cell>
          <table:table-cell office:value-type="float" office:value="0.0856" calcext:value-type="float">
            <text:p>0.0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XjJeAAVaL._SL75_.jpg</text:p>
          </table:table-cell>
          <table:table-cell office:value-type="string" calcext:value-type="string">
            <text:p>http://www.miniaturemarket.com/media/catalog/product/cache/1/image/145x145/9df78eab33525d08d6e5fb8d27136e95/f/f/ffguswe47.jpg</text:p>
          </table:table-cell>
          <table:table-cell office:value-type="string" calcext:value-type="string">
            <text:p>336 <text:s/>4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DfMgBTOyL._SL75_.jpg</text:p>
          </table:table-cell>
          <table:table-cell office:value-type="string" calcext:value-type="string">
            <text:p>https://cdnimg.webstaurantstore.com/images/products/medium/106406/191364.jpg</text:p>
          </table:table-cell>
          <table:table-cell office:value-type="string" calcext:value-type="string">
            <text:p>368 <text:s/>272</text:p>
          </table:table-cell>
          <table:table-cell office:value-type="float" office:value="4" calcext:value-type="float">
            <text:p>4</text:p>
          </table:table-cell>
          <table:table-cell office:value-type="float" office:value="0.0688" calcext:value-type="float">
            <text:p>0.06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2lAeXv0OL._SL75_.jpg</text:p>
          </table:table-cell>
          <table:table-cell office:value-type="string" calcext:value-type="string">
            <text:p>https://gloimg.rowcdn.com/ROSE/pdm-product-pic/Clothing/2018/06/07/goods-img/1529858952094449199.jpg</text:p>
          </table:table-cell>
          <table:table-cell office:value-type="string" calcext:value-type="string">
            <text:p>368 <text:s/>176</text:p>
          </table:table-cell>
          <table:table-cell office:value-type="float" office:value="4" calcext:value-type="float">
            <text:p>4</text:p>
          </table:table-cell>
          <table:table-cell office:value-type="float" office:value="0.0799" calcext:value-type="float">
            <text:p>0.0799</text:p>
          </table:table-cell>
          <table:table-cell office:value-type="float" office:value="0" calcext:value-type="float">
            <text:p>0</text:p>
          </table:table-cell>
          <table:table-cell office:value-type="float" office:value="0.066741030046794" calcext:value-type="float">
            <text:p>0.066741030046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byyNXLmUL._SL75_.jpg</text:p>
          </table:table-cell>
          <table:table-cell office:value-type="string" calcext:value-type="string">
            <text:p>https://www.lakeside.com/images/product/72236_mn.jpg</text:p>
          </table:table-cell>
          <table:table-cell office:value-type="string" calcext:value-type="string">
            <text:p>528 <text:s/>560</text:p>
          </table:table-cell>
          <table:table-cell office:value-type="float" office:value="4" calcext:value-type="float">
            <text:p>4</text:p>
          </table:table-cell>
          <table:table-cell office:value-type="float" office:value="0.0868" calcext:value-type="float">
            <text:p>0.0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byyNXLmUL._SL75_.jpg</text:p>
          </table:table-cell>
          <table:table-cell office:value-type="string" calcext:value-type="string">
            <text:p>https://www.lakeside.com/images/product/72236_mn.jpg</text:p>
          </table:table-cell>
          <table:table-cell office:value-type="string" calcext:value-type="string">
            <text:p>528 <text:s/>560</text:p>
          </table:table-cell>
          <table:table-cell office:value-type="float" office:value="4" calcext:value-type="float">
            <text:p>4</text:p>
          </table:table-cell>
          <table:table-cell office:value-type="float" office:value="0.0868" calcext:value-type="float">
            <text:p>0.0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uSb7s0m7L._SL75_.jpg</text:p>
          </table:table-cell>
          <table:table-cell office:value-type="string" calcext:value-type="string">
            <text:p>https://mediacdn.bellacor.com/images/500/743-84570EN3-71.jpg</text:p>
          </table:table-cell>
          <table:table-cell office:value-type="string" calcext:value-type="string">
            <text:p>304 <text:s/>240</text:p>
          </table:table-cell>
          <table:table-cell office:value-type="float" office:value="4" calcext:value-type="float">
            <text:p>4</text:p>
          </table:table-cell>
          <table:table-cell office:value-type="float" office:value="0.0856" calcext:value-type="float">
            <text:p>0.0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ngg18FcOL._SL75_.jpg</text:p>
          </table:table-cell>
          <table:table-cell office:value-type="string" calcext:value-type="string">
            <text:p>http://www.kirinhobby.com/shop/images/TY17/BI0014741_khs.jpg</text:p>
          </table:table-cell>
          <table:table-cell office:value-type="string" calcext:value-type="string">
            <text:p>272 <text:s/>176</text:p>
          </table:table-cell>
          <table:table-cell office:value-type="float" office:value="4" calcext:value-type="float">
            <text:p>4</text:p>
          </table:table-cell>
          <table:table-cell office:value-type="float" office:value="0.0926" calcext:value-type="float">
            <text:p>0.0926</text:p>
          </table:table-cell>
          <table:table-cell office:value-type="float" office:value="0" calcext:value-type="float">
            <text:p>0</text:p>
          </table:table-cell>
          <table:table-cell office:value-type="float" office:value="0.190292352659143" calcext:value-type="float">
            <text:p>0.190292352659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%2BRn9oC4kL._SL75_.jpg</text:p>
          </table:table-cell>
          <table:table-cell office:value-type="string" calcext:value-type="string">
            <text:p>https://media.entertainmentearth.com/assets/images/856862370b6441ad8a954de60c31c115md.jpg</text:p>
          </table:table-cell>
          <table:table-cell office:value-type="string" calcext:value-type="string">
            <text:p>432 <text:s/>464</text:p>
          </table:table-cell>
          <table:table-cell office:value-type="float" office:value="4" calcext:value-type="float">
            <text:p>4</text:p>
          </table:table-cell>
          <table:table-cell office:value-type="float" office:value="0.0571" calcext:value-type="float">
            <text:p>0.05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C2RK5JhTL._SL75_.jpg</text:p>
          </table:table-cell>
          <table:table-cell office:value-type="string" calcext:value-type="string">
            <text:p>https://media.entertainmentearth.com/assets/images/299789baf0c243aeb1615d4658b4be38md.jpg</text:p>
          </table:table-cell>
          <table:table-cell office:value-type="string" calcext:value-type="string">
            <text:p>368 <text:s/>464</text:p>
          </table:table-cell>
          <table:table-cell office:value-type="float" office:value="4" calcext:value-type="float">
            <text:p>4</text:p>
          </table:table-cell>
          <table:table-cell office:value-type="float" office:value="0.0698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0.115859515604028" calcext:value-type="float">
            <text:p>0.115859515604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kz0baiMPL._SL75_.jpg</text:p>
          </table:table-cell>
          <table:table-cell office:value-type="string" calcext:value-type="string">
            <text:p>https://cdnimg.webstaurantstore.com/images/products/medium/44067/1044462.jpg</text:p>
          </table:table-cell>
          <table:table-cell office:value-type="string" calcext:value-type="string">
            <text:p>272 <text:s/>208</text:p>
          </table:table-cell>
          <table:table-cell office:value-type="float" office:value="4" calcext:value-type="float">
            <text:p>4</text:p>
          </table:table-cell>
          <table:table-cell office:value-type="float" office:value="0.0526" calcext:value-type="float">
            <text:p>0.0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v-nrIZgiL._SL75_.jpg</text:p>
          </table:table-cell>
          <table:table-cell office:value-type="string" calcext:value-type="string">
            <text:p>https://gloimg.rowcdn.com/ROSE/pdm-provider-img/straight-product-img/20181015/T032425/T0324250047/goods-img/1539632942016242003.jpg</text:p>
          </table:table-cell>
          <table:table-cell office:value-type="string" calcext:value-type="string">
            <text:p>464 <text:s/>464</text:p>
          </table:table-cell>
          <table:table-cell office:value-type="float" office:value="4" calcext:value-type="float">
            <text:p>4</text:p>
          </table:table-cell>
          <table:table-cell office:value-type="float" office:value="0.075" calcext:value-type="float">
            <text:p>0.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jjMrT3-L._SL75_.jpg</text:p>
          </table:table-cell>
          <table:table-cell office:value-type="string" calcext:value-type="string">
            <text:p>https://gloimg.rowcdn.com/ROSE/pdm-provider-img/straight-product-img/20180108/T015411/T0154110348/goods-img/1517774315757677217.jpg</text:p>
          </table:table-cell>
          <table:table-cell office:value-type="string" calcext:value-type="string">
            <text:p>368 <text:s/>432</text:p>
          </table:table-cell>
          <table:table-cell office:value-type="float" office:value="4" calcext:value-type="float">
            <text:p>4</text:p>
          </table:table-cell>
          <table:table-cell office:value-type="float" office:value="0.0504" calcext:value-type="float">
            <text:p>0.0504</text:p>
          </table:table-cell>
          <table:table-cell office:value-type="float" office:value="0" calcext:value-type="float">
            <text:p>0</text:p>
          </table:table-cell>
          <table:table-cell office:value-type="float" office:value="0.281056920522787" calcext:value-type="float">
            <text:p>0.281056920522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fIBYqHG9L._SL75_.jpg</text:p>
          </table:table-cell>
          <table:table-cell office:value-type="string" calcext:value-type="string">
            <text:p>https://gloimg.rowcdn.com/ROSE/pdm-provider-img/straight-product-img/20180412/T015737/T0157370979/goods-img/1523572700288290468.jpg</text:p>
          </table:table-cell>
          <table:table-cell office:value-type="string" calcext:value-type="string">
            <text:p>464 <text:s/>400</text:p>
          </table:table-cell>
          <table:table-cell office:value-type="float" office:value="4" calcext:value-type="float">
            <text:p>4</text:p>
          </table:table-cell>
          <table:table-cell office:value-type="float" office:value="0.0982" calcext:value-type="float">
            <text:p>0.09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8NHsmXQSL._SL75_.jpg</text:p>
          </table:table-cell>
          <table:table-cell office:value-type="string" calcext:value-type="string">
            <text:p>https://imagesprod.dickssportinggoods.com/is/image/dkscdn/17BSTM2017TRBXSXXGBL_is/?$DSG_ProductCard$</text:p>
          </table:table-cell>
          <table:table-cell office:value-type="string" calcext:value-type="string">
            <text:p>272 <text:s/>240</text:p>
          </table:table-cell>
          <table:table-cell office:value-type="float" office:value="4" calcext:value-type="float">
            <text:p>4</text:p>
          </table:table-cell>
          <table:table-cell office:value-type="float" office:value="0.0283" calcext:value-type="float">
            <text:p>0.02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1HTtnA0%2BL._SL75_.jpg</text:p>
          </table:table-cell>
          <table:table-cell office:value-type="string" calcext:value-type="string">
            <text:p>https://gloimg.rowcdn.com/ROSE/pdm-provider-img/straight-product-img/20181105/T034340/T0343400021/goods-img/1541477903578449133.jpg</text:p>
          </table:table-cell>
          <table:table-cell office:value-type="string" calcext:value-type="string">
            <text:p>336 <text:s/>368</text:p>
          </table:table-cell>
          <table:table-cell office:value-type="float" office:value="4" calcext:value-type="float">
            <text:p>4</text:p>
          </table:table-cell>
          <table:table-cell office:value-type="float" office:value="0.0734" calcext:value-type="float">
            <text:p>0.0734</text:p>
          </table:table-cell>
          <table:table-cell office:value-type="float" office:value="0" calcext:value-type="float">
            <text:p>0</text:p>
          </table:table-cell>
          <table:table-cell office:value-type="float" office:value="0.733566484074968" calcext:value-type="float">
            <text:p>0.733566484074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1HTtnA0%2BL._SL75_.jpg</text:p>
          </table:table-cell>
          <table:table-cell office:value-type="string" calcext:value-type="string">
            <text:p>https://gloimg.rowcdn.com/ROSE/pdm-provider-img/straight-product-img/20181105/T034340/T0343400021/goods-img/1541477903578449133.jpg</text:p>
          </table:table-cell>
          <table:table-cell office:value-type="string" calcext:value-type="string">
            <text:p>336 <text:s/>3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33566484074968" calcext:value-type="float">
            <text:p>0.733566484074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SFUB7oPQL._SL75_.jpg</text:p>
          </table:table-cell>
          <table:table-cell office:value-type="string" calcext:value-type="string">
            <text:p>https://media.entertainmentearth.com/assets/images/5b6031faadae4be58cb623600547fd84md.jpg</text:p>
          </table:table-cell>
          <table:table-cell office:value-type="string" calcext:value-type="string">
            <text:p>368 <text:s/>240</text:p>
          </table:table-cell>
          <table:table-cell office:value-type="float" office:value="4" calcext:value-type="float">
            <text:p>4</text:p>
          </table:table-cell>
          <table:table-cell office:value-type="float" office:value="0.0821" calcext:value-type="float">
            <text:p>0.0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kt0OWyCJL._SL75_.jpg</text:p>
          </table:table-cell>
          <table:table-cell table:style-name="ce1" office:value-type="string" calcext:value-type="string">
            <text:p>https://gloimg.rowcdn.com/ROSE/pdm-product-pic/Clothing/2017/06/06/goods-img/1496711191988030137.jpg</text:p>
          </table:table-cell>
          <table:table-cell table:style-name="ce1" office:value-type="string" calcext:value-type="string">
            <text:p>272 <text:s/>27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0886581252376" calcext:value-type="float">
            <text:p>0.808865812523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kt0OWyCJL._SL75_.jpg</text:p>
          </table:table-cell>
          <table:table-cell table:style-name="ce1" office:value-type="string" calcext:value-type="string">
            <text:p>https://gloimg.rowcdn.com/ROSE/pdm-product-pic/Clothing/2017/06/06/goods-img/1496711191988030137.jpg</text:p>
          </table:table-cell>
          <table:table-cell table:style-name="ce1" office:value-type="string" calcext:value-type="string">
            <text:p>272 <text:s/>27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0886581252376" calcext:value-type="float">
            <text:p>0.808865812523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kt0OWyCJL._SL75_.jpg</text:p>
          </table:table-cell>
          <table:table-cell table:style-name="ce1" office:value-type="string" calcext:value-type="string">
            <text:p>https://gloimg.rowcdn.com/ROSE/pdm-product-pic/Clothing/2017/06/06/goods-img/1496711191988030137.jpg</text:p>
          </table:table-cell>
          <table:table-cell table:style-name="ce1" office:value-type="string" calcext:value-type="string">
            <text:p>272 <text:s/>27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0886581252376" calcext:value-type="float">
            <text:p>0.808865812523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kt0OWyCJL._SL75_.jpg</text:p>
          </table:table-cell>
          <table:table-cell table:style-name="ce1" office:value-type="string" calcext:value-type="string">
            <text:p>https://gloimg.rowcdn.com/ROSE/pdm-product-pic/Clothing/2017/06/06/goods-img/1496711191988030137.jpg</text:p>
          </table:table-cell>
          <table:table-cell table:style-name="ce1" office:value-type="string" calcext:value-type="string">
            <text:p>272 <text:s/>27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0886581252376" calcext:value-type="float">
            <text:p>0.808865812523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kt0OWyCJL._SL75_.jpg</text:p>
          </table:table-cell>
          <table:table-cell table:style-name="ce1" office:value-type="string" calcext:value-type="string">
            <text:p>https://gloimg.rowcdn.com/ROSE/pdm-product-pic/Clothing/2017/06/06/goods-img/1496711191988030137.jpg</text:p>
          </table:table-cell>
          <table:table-cell table:style-name="ce1" office:value-type="string" calcext:value-type="string">
            <text:p>272 <text:s/>27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0886581252376" calcext:value-type="float">
            <text:p>0.808865812523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kt0OWyCJL._SL75_.jpg</text:p>
          </table:table-cell>
          <table:table-cell table:style-name="ce1" office:value-type="string" calcext:value-type="string">
            <text:p>https://gloimg.rowcdn.com/ROSE/pdm-product-pic/Clothing/2017/06/06/goods-img/1496711191988030137.jpg</text:p>
          </table:table-cell>
          <table:table-cell table:style-name="ce1" office:value-type="string" calcext:value-type="string">
            <text:p>272 <text:s/>2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678" calcext:value-type="float">
            <text:p>0.06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0886581252376" calcext:value-type="float">
            <text:p>0.808865812523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kt0OWyCJL._SL75_.jpg</text:p>
          </table:table-cell>
          <table:table-cell table:style-name="ce1" office:value-type="string" calcext:value-type="string">
            <text:p>https://gloimg.rowcdn.com/ROSE/pdm-product-pic/Clothing/2017/06/06/goods-img/1496711191988030137.jpg</text:p>
          </table:table-cell>
          <table:table-cell table:style-name="ce1" office:value-type="string" calcext:value-type="string">
            <text:p>272 <text:s/>27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0886581252376" calcext:value-type="float">
            <text:p>0.808865812523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kt0OWyCJL._SL75_.jpg</text:p>
          </table:table-cell>
          <table:table-cell table:style-name="ce1" office:value-type="string" calcext:value-type="string">
            <text:p>https://gloimg.rowcdn.com/ROSE/pdm-product-pic/Clothing/2017/06/06/goods-img/1496711191988030137.jpg</text:p>
          </table:table-cell>
          <table:table-cell table:style-name="ce1" office:value-type="string" calcext:value-type="string">
            <text:p>272 <text:s/>27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0886581252376" calcext:value-type="float">
            <text:p>0.808865812523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kt0OWyCJL._SL75_.jpg</text:p>
          </table:table-cell>
          <table:table-cell table:style-name="ce1" office:value-type="string" calcext:value-type="string">
            <text:p>https://gloimg.rowcdn.com/ROSE/pdm-product-pic/Clothing/2017/06/06/goods-img/1496711191988030137.jpg</text:p>
          </table:table-cell>
          <table:table-cell table:style-name="ce1" office:value-type="string" calcext:value-type="string">
            <text:p>272 <text:s/>27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0886581252376" calcext:value-type="float">
            <text:p>0.808865812523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kt0OWyCJL._SL75_.jpg</text:p>
          </table:table-cell>
          <table:table-cell table:style-name="ce1" office:value-type="string" calcext:value-type="string">
            <text:p>https://gloimg.rowcdn.com/ROSE/pdm-product-pic/Clothing/2017/06/06/goods-img/1496711191988030137.jpg</text:p>
          </table:table-cell>
          <table:table-cell table:style-name="ce1" office:value-type="string" calcext:value-type="string">
            <text:p>272 <text:s/>27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0886581252376" calcext:value-type="float">
            <text:p>0.808865812523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kt0OWyCJL._SL75_.jpg</text:p>
          </table:table-cell>
          <table:table-cell table:style-name="ce1" office:value-type="string" calcext:value-type="string">
            <text:p>https://gloimg.rowcdn.com/ROSE/pdm-product-pic/Clothing/2017/06/06/goods-img/1496711191988030137.jpg</text:p>
          </table:table-cell>
          <table:table-cell table:style-name="ce1" office:value-type="string" calcext:value-type="string">
            <text:p>272 <text:s/>27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0886581252376" calcext:value-type="float">
            <text:p>0.8088658125237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ttp://ecx.images-amazon.com/images/I/41tMaveXJjL._SL75_.jpg</text:p>
          </table:table-cell>
          <table:table-cell table:style-name="ce3" office:value-type="string" calcext:value-type="string">
            <text:p>https://di.shotfarm.com/img/12006?src=WTD1010.png&amp;sqr=130&amp;fmt=jpeg</text:p>
          </table:table-cell>
          <table:table-cell table:style-name="ce1" office:value-type="string" calcext:value-type="string">
            <text:p>272 <text:s/>27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0886581252376" calcext:value-type="float">
            <text:p>0.8088658125237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ttp://ecx.images-amazon.com/images/I/41tMaveXJjL._SL75_.jpg</text:p>
          </table:table-cell>
          <table:table-cell table:style-name="ce3" office:value-type="string" calcext:value-type="string">
            <text:p>https://di.shotfarm.com/img/12006?src=WTD1010.png&amp;sqr=130&amp;fmt=jpeg</text:p>
          </table:table-cell>
          <table:table-cell table:style-name="ce1" office:value-type="string" calcext:value-type="string">
            <text:p>272 <text:s/>27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0886581252376" calcext:value-type="float">
            <text:p>0.8088658125237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ttp://ecx.images-amazon.com/images/I/41io2rWJUYL._SL75_.jpg</text:p>
          </table:table-cell>
          <table:table-cell table:style-name="ce3" office:value-type="string" calcext:value-type="string">
            <text:p>https://ak1.ostkcdn.com/images/products/23055956/P28612721.jpg?imwidth=320&amp;impolicy=medium</text:p>
          </table:table-cell>
          <table:table-cell table:style-name="ce1" office:value-type="string" calcext:value-type="string">
            <text:p>272 <text:s/>27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0886581252376" calcext:value-type="float">
            <text:p>0.8088658125237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ttp://ecx.images-amazon.com/images/I/41-w6P-xoyL._SL75_.jpg</text:p>
          </table:table-cell>
          <table:table-cell table:style-name="ce3" office:value-type="string" calcext:value-type="string">
            <text:p>http://images.samsclubresources.com/is/image/samsclub/0019002129390_A?$img_size_222x222$</text:p>
          </table:table-cell>
          <table:table-cell table:style-name="ce1" office:value-type="string" calcext:value-type="string">
            <text:p>272 <text:s/>27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0886581252376" calcext:value-type="float">
            <text:p>0.8088658125237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ttp://ecx.images-amazon.com/images/I/41M99jtC5IL._SL75_.jpg</text:p>
          </table:table-cell>
          <table:table-cell table:style-name="ce3" office:value-type="string" calcext:value-type="string">
            <text:p>https://cdnimg.webstaurantstore.com/images/products/medium/382058/1417571.jpg</text:p>
          </table:table-cell>
          <table:table-cell table:style-name="ce1" office:value-type="string" calcext:value-type="string">
            <text:p>272 <text:s/>27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80886581252376" calcext:value-type="float">
            <text:p>0.8088658125237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ttp://ecx.images-amazon.com/images/I/41PoMa7gv0L._SL75_.jpg</text:p>
          </table:table-cell>
          <table:table-cell table:style-name="ce3" office:value-type="string" calcext:value-type="string">
            <text:p>https://pisces.bbystatic.com/image2/BestBuy_US/images/products/6333/6333418_sd.jpg</text:p>
          </table:table-cell>
          <table:table-cell table:style-name="ce1" office:value-type="string" calcext:value-type="string">
            <text:p>368 <text:s/>2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361" calcext:value-type="float">
            <text:p>0.03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ttp://ecx.images-amazon.com/images/I/51voizdT2iL._SL75_.jpg</text:p>
          </table:table-cell>
          <table:table-cell table:style-name="ce3" office:value-type="string" calcext:value-type="string">
            <text:p>https://d2ul0w83gls0j4.cloudfront.net/products/10/200/1069955.jpg</text:p>
          </table:table-cell>
          <table:table-cell table:style-name="ce1" office:value-type="string" calcext:value-type="string">
            <text:p>400 <text:s/>1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069" calcext:value-type="float">
            <text:p>0.10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39704235098101" calcext:value-type="float">
            <text:p>0.53970423509810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ttp://ecx.images-amazon.com/images/I/41lL9b2WzNL._SL75_.jpg</text:p>
          </table:table-cell>
          <table:table-cell table:style-name="ce3" office:value-type="string" calcext:value-type="string">
            <text:p>https://cdlnws.a.ssl.fastly.net/image/upload/c_limit,dpr_auto,f_auto,q_auto,w_auto/content/okgngv0y2nbkof60ajln.jpg</text:p>
          </table:table-cell>
          <table:table-cell table:style-name="ce1" office:value-type="string" calcext:value-type="string">
            <text:p>400 <text:s/>1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907" calcext:value-type="float">
            <text:p>0.09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39704235098101" calcext:value-type="float">
            <text:p>0.53970423509810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ttp://ecx.images-amazon.com/images/I/41lL9b2WzNL._SL75_.jpg</text:p>
          </table:table-cell>
          <table:table-cell table:style-name="ce3" office:value-type="string" calcext:value-type="string">
            <text:p>https://cdlnws.a.ssl.fastly.net/image/upload/c_limit,dpr_auto,f_auto,q_auto,w_auto/content/okgngv0y2nbkof60ajln.jpg</text:p>
          </table:table-cell>
          <table:table-cell table:style-name="ce1" office:value-type="string" calcext:value-type="string">
            <text:p>400 <text:s/>1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307" calcext:value-type="float">
            <text:p>0.13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39704235098101" calcext:value-type="float">
            <text:p>0.53970423509810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ttp://ecx.images-amazon.com/images/I/51hkkoaidUL._SL75_.jpg</text:p>
          </table:table-cell>
          <table:table-cell table:style-name="ce3" office:value-type="string" calcext:value-type="string">
            <text:p>https://www.brandsmartusa.com/images/product/small/20237671.jpg</text:p>
          </table:table-cell>
          <table:table-cell table:style-name="ce1" office:value-type="string" calcext:value-type="string">
            <text:p>400 <text:s/>3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699" calcext:value-type="float">
            <text:p>0.06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ttp://ecx.images-amazon.com/images/I/312DKXN5iZL._SL75_.jpg</text:p>
          </table:table-cell>
          <table:table-cell table:style-name="ce3" office:value-type="string" calcext:value-type="string">
            <text:p>https://images.fun.com/products/13614/1-21/boys-white-footwear-costume-boots.jpg</text:p>
          </table:table-cell>
          <table:table-cell table:style-name="ce1" office:value-type="string" calcext:value-type="string">
            <text:p>304 <text:s/>1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929" calcext:value-type="float">
            <text:p>0.09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18812822864948" calcext:value-type="float">
            <text:p>0.5188128228649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xjWFF5GqL._SL75_.jpg</text:p>
          </table:table-cell>
          <table:table-cell table:style-name="ce1" office:value-type="string" calcext:value-type="string">
            <text:p>https://gloimg.rowcdn.com/ROSE/pdm-provider-img/straight-product-img/20180404/T014725/T0147250968/goods-img/1523129686230485931.jpg</text:p>
          </table:table-cell>
          <table:table-cell table:style-name="ce1" office:value-type="string" calcext:value-type="string">
            <text:p>464 <text:s/>4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994" calcext:value-type="float">
            <text:p>0.09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48830966008966" calcext:value-type="float">
            <text:p>0.2488309660089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s1%2BxUqejL._SL75_.jpg</text:p>
          </table:table-cell>
          <table:table-cell table:style-name="ce1" office:value-type="string" calcext:value-type="string">
            <text:p>https://gloimg.rowcdn.com/ROSE/pdm-provider-img/straight-product-img/20181030/T014725/T0147251457/goods-img/1540960207612884448.jpg</text:p>
          </table:table-cell>
          <table:table-cell table:style-name="ce1" office:value-type="string" calcext:value-type="string">
            <text:p>368 <text:s/>5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635" calcext:value-type="float">
            <text:p>0.06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2748570529841" calcext:value-type="float">
            <text:p>0.3327485705298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m01-0CBnL._SL75_.jpg</text:p>
          </table:table-cell>
          <table:table-cell table:style-name="ce1" office:value-type="string" calcext:value-type="string">
            <text:p>https://gloimg.rowcdn.com/ROSE/pdm-product-pic/Clothing/2018/07/03/goods-img/1530581882264144392.jpg</text:p>
          </table:table-cell>
          <table:table-cell table:style-name="ce1" office:value-type="string" calcext:value-type="string">
            <text:p>336 <text:s/>20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629529713235702" calcext:value-type="float">
            <text:p>0.6295297132357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m01-0CBnL._SL75_.jpg</text:p>
          </table:table-cell>
          <table:table-cell table:style-name="ce1" office:value-type="string" calcext:value-type="string">
            <text:p>https://gloimg.rowcdn.com/ROSE/pdm-product-pic/Clothing/2018/07/03/goods-img/1530581882264144392.jpg</text:p>
          </table:table-cell>
          <table:table-cell table:style-name="ce1" office:value-type="string" calcext:value-type="string">
            <text:p>336 <text:s/>2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687" calcext:value-type="float">
            <text:p>0.06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29529713235702" calcext:value-type="float">
            <text:p>0.6295297132357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EljL9XLKL._SL75_.jpg</text:p>
          </table:table-cell>
          <table:table-cell table:style-name="ce1" office:value-type="string" calcext:value-type="string">
            <text:p>https://gloimg.rowcdn.com/ROSE/pdm-product-pic/Clothing/2016/10/18/goods-img/1476744520165530166.jpg</text:p>
          </table:table-cell>
          <table:table-cell table:style-name="ce1" office:value-type="string" calcext:value-type="string">
            <text:p>368 <text:s/>3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979" calcext:value-type="float">
            <text:p>0.09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7fIAvM41L._SL75_.jpg</text:p>
          </table:table-cell>
          <table:table-cell table:style-name="ce1" office:value-type="string" calcext:value-type="string">
            <text:p>https://img.dealspluscdn.com/ai/220x220/dealimage/20000/7744000/7744630_1538780202.jpg</text:p>
          </table:table-cell>
          <table:table-cell table:style-name="ce1" office:value-type="string" calcext:value-type="string">
            <text:p>336 <text:s/>3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781" calcext:value-type="float">
            <text:p>0.07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VneACu6TL._SL75_.jpg</text:p>
          </table:table-cell>
          <table:table-cell table:style-name="ce1" office:value-type="string" calcext:value-type="string">
            <text:p>https://gloimg.rowcdn.com/ROSE/pdm-product-pic/Electronic/2018/08/23/goods-img/1541393222115726927.jpg</text:p>
          </table:table-cell>
          <table:table-cell table:style-name="ce1" office:value-type="string" calcext:value-type="string">
            <text:p>432 <text:s/>43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641261217896723" calcext:value-type="float">
            <text:p>0.6412612178967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VneACu6TL._SL75_.jpg</text:p>
          </table:table-cell>
          <table:table-cell table:style-name="ce1" office:value-type="string" calcext:value-type="string">
            <text:p>https://gloimg.rowcdn.com/ROSE/pdm-product-pic/Electronic/2018/08/23/goods-img/1541393222115726927.jpg</text:p>
          </table:table-cell>
          <table:table-cell table:style-name="ce1" office:value-type="string" calcext:value-type="string">
            <text:p>432 <text:s/>4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516" calcext:value-type="float">
            <text:p>0.05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41261217896723" calcext:value-type="float">
            <text:p>0.6412612178967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VneACu6TL._SL75_.jpg</text:p>
          </table:table-cell>
          <table:table-cell table:style-name="ce1" office:value-type="string" calcext:value-type="string">
            <text:p>https://gloimg.rowcdn.com/ROSE/pdm-product-pic/Electronic/2018/08/23/goods-img/1541393222115726927.jpg</text:p>
          </table:table-cell>
          <table:table-cell table:style-name="ce1" office:value-type="string" calcext:value-type="string">
            <text:p>432 <text:s/>43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641261217896723" calcext:value-type="float">
            <text:p>0.6412612178967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oJ8kJYX%2BL._SL75_.jpg</text:p>
          </table:table-cell>
          <table:table-cell table:style-name="ce1" office:value-type="string" calcext:value-type="string">
            <text:p>http://www.kirinhobby.com/shop/images/TY24/DI0020483_khs.jpg</text:p>
          </table:table-cell>
          <table:table-cell table:style-name="ce1" office:value-type="string" calcext:value-type="string">
            <text:p>400 <text:s/>5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539" calcext:value-type="float">
            <text:p>0.05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24557242882328" calcext:value-type="float">
            <text:p>0.5245572428823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oJ8kJYX%2BL._SL75_.jpg</text:p>
          </table:table-cell>
          <table:table-cell table:style-name="ce1" office:value-type="string" calcext:value-type="string">
            <text:p>http://www.kirinhobby.com/shop/images/TY24/DI0020483_khs.jpg</text:p>
          </table:table-cell>
          <table:table-cell table:style-name="ce1" office:value-type="string" calcext:value-type="string">
            <text:p>400 <text:s/>5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741" calcext:value-type="float">
            <text:p>0.07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24557242882328" calcext:value-type="float">
            <text:p>0.5245572428823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IEXODrQ8L._SL75_.jpg</text:p>
          </table:table-cell>
          <table:table-cell table:style-name="ce1" office:value-type="string" calcext:value-type="string">
            <text:p>https://mediacdn.bellacor.com/images/500/2051547886.jpg</text:p>
          </table:table-cell>
          <table:table-cell table:style-name="ce1" office:value-type="string" calcext:value-type="string">
            <text:p>528 <text:s/>5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948" calcext:value-type="float">
            <text:p>0.09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60501794195758" calcext:value-type="float">
            <text:p>0.7605017941957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JHMF0Z80L._SL75_.jpg</text:p>
          </table:table-cell>
          <table:table-cell table:style-name="ce1" office:value-type="string" calcext:value-type="string">
            <text:p>https://gloimg.rowcdn.com/ROSE/pdm-provider-img/straight-product-img/20181114/T026214/T0262140198/goods-img/1542170608421915613.jpg</text:p>
          </table:table-cell>
          <table:table-cell table:style-name="ce1" office:value-type="string" calcext:value-type="string">
            <text:p>464 <text:s/>3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631" calcext:value-type="float">
            <text:p>0.06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h7zFTecaL._SL75_.jpg</text:p>
          </table:table-cell>
          <table:table-cell table:style-name="ce1" office:value-type="string" calcext:value-type="string">
            <text:p>https://gloimg.rowcdn.com/ROSE/pdm-product-pic/Clothing/2016/09/28/goods-img/1475032578162427449.jpg</text:p>
          </table:table-cell>
          <table:table-cell table:style-name="ce1" office:value-type="string" calcext:value-type="string">
            <text:p>400 <text:s/>5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531" calcext:value-type="float">
            <text:p>0.05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5366937082403" calcext:value-type="float">
            <text:p>0.2553669370824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zmJHcmvfL._SL75_.jpg</text:p>
          </table:table-cell>
          <table:table-cell table:style-name="ce1" office:value-type="string" calcext:value-type="string">
            <text:p>https://gloimg.rowcdn.com/ROSE/pdm-product-pic/Electronic/2018/11/19/goods-img/1542600842257082749.jpg</text:p>
          </table:table-cell>
          <table:table-cell table:style-name="ce1" office:value-type="string" calcext:value-type="string">
            <text:p>272 <text:s/>1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884" calcext:value-type="float">
            <text:p>0.08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04753646636771" calcext:value-type="float">
            <text:p>0.7047536466367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6Xg1u9KYL._SL75_.jpg</text:p>
          </table:table-cell>
          <table:table-cell table:style-name="ce1" office:value-type="string" calcext:value-type="string">
            <text:p>https://gloimg.rowcdn.com/ROSE/pdm-product-pic/Electronic/2018/11/20/goods-img/1545054681342057024.jpg</text:p>
          </table:table-cell>
          <table:table-cell table:style-name="ce1" office:value-type="string" calcext:value-type="string">
            <text:p>560 <text:s/>2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847" calcext:value-type="float">
            <text:p>0.08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07138209221783" calcext:value-type="float">
            <text:p>0.7071382092217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SypIcdZSL._SL75_.jpg</text:p>
          </table:table-cell>
          <table:table-cell table:style-name="ce1" office:value-type="string" calcext:value-type="string">
            <text:p>http://www.kirinhobby.com/shop/images/TY19/BI0016436_khs.jpg</text:p>
          </table:table-cell>
          <table:table-cell table:style-name="ce1" office:value-type="string" calcext:value-type="string">
            <text:p>400 <text:s/>27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SypIcdZSL._SL75_.jpg</text:p>
          </table:table-cell>
          <table:table-cell table:style-name="ce1" office:value-type="string" calcext:value-type="string">
            <text:p>http://www.kirinhobby.com/shop/images/TY19/BI0016436_khs.jpg</text:p>
          </table:table-cell>
          <table:table-cell table:style-name="ce1" office:value-type="string" calcext:value-type="string">
            <text:p>400 <text:s/>2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424" calcext:value-type="float">
            <text:p>0.04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EZt7ulXTL._SL75_.jpg</text:p>
          </table:table-cell>
          <table:table-cell table:style-name="ce1" office:value-type="string" calcext:value-type="string">
            <text:p>https://gloimg.rowcdn.com/ROSE/pdm-provider-img/straight-product-img/20180911/T010979/T0109790813/goods-img/1536639180653416922.jpg</text:p>
          </table:table-cell>
          <table:table-cell table:style-name="ce1" office:value-type="string" calcext:value-type="string">
            <text:p>368 <text:s/>2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878" calcext:value-type="float">
            <text:p>0.08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23445471595863" calcext:value-type="float">
            <text:p>0.2234454715958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EZt7ulXTL._SL75_.jpg</text:p>
          </table:table-cell>
          <table:table-cell table:style-name="ce1" office:value-type="string" calcext:value-type="string">
            <text:p>https://gloimg.rowcdn.com/ROSE/pdm-provider-img/straight-product-img/20180911/T010979/T0109790813/goods-img/1536639180653416922.jpg</text:p>
          </table:table-cell>
          <table:table-cell table:style-name="ce1" office:value-type="string" calcext:value-type="string">
            <text:p>368 <text:s/>24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23445471595863" calcext:value-type="float">
            <text:p>0.2234454715958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8NHsmXQSL._SL75_.jpg</text:p>
          </table:table-cell>
          <table:table-cell table:style-name="ce1" office:value-type="string" calcext:value-type="string">
            <text:p>https://imagesprod4.dickssportinggoods.com/is/image/dkscdn/17BSTM2017TRBRXXXGBL_is/?$DSG_ProductCard$</text:p>
          </table:table-cell>
          <table:table-cell table:style-name="ce1" office:value-type="string" calcext:value-type="string">
            <text:p>272 <text:s/>2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446" calcext:value-type="float">
            <text:p>0.04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yFCnlF5PL._SL75_.jpg</text:p>
          </table:table-cell>
          <table:table-cell table:style-name="ce1" office:value-type="string" calcext:value-type="string">
            <text:p>https://media.entertainmentearth.com/assets/images/24a5d14839714a3f85e05ec956035a6cmd.jpg</text:p>
          </table:table-cell>
          <table:table-cell table:style-name="ce1" office:value-type="string" calcext:value-type="string">
            <text:p>368 <text:s/>4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64" calcext:value-type="float">
            <text:p>0.0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249196982913" calcext:value-type="float">
            <text:p>0.32491969829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H09e9ytoL._SL75_.jpg</text:p>
          </table:table-cell>
          <table:table-cell table:style-name="ce1" office:value-type="string" calcext:value-type="string">
            <text:p>https://gloimg.rowcdn.com/ROSE/pdm-provider-img/straight-product-img/20181222/JX018366/JX0183660256/goods-img/1545764583638223411.jpg</text:p>
          </table:table-cell>
          <table:table-cell table:style-name="ce1" office:value-type="string" calcext:value-type="string">
            <text:p>432 <text:s/>4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755" calcext:value-type="float">
            <text:p>0.07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04228241137349" calcext:value-type="float">
            <text:p>0.9042282411373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88p1MoaiL._SL75_.jpg</text:p>
          </table:table-cell>
          <table:table-cell table:style-name="ce1" office:value-type="string" calcext:value-type="string">
            <text:p>https://media.entertainmentearth.com/assets/images/5a6273ea921242b58d157f5c61877981md.jpg</text:p>
          </table:table-cell>
          <table:table-cell table:style-name="ce1" office:value-type="string" calcext:value-type="string">
            <text:p>464 <text:s/>52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8691049085509" calcext:value-type="float">
            <text:p>0.2186910490855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54v33gIqL._SL75_.jpg</text:p>
          </table:table-cell>
          <table:table-cell table:style-name="ce1" office:value-type="string" calcext:value-type="string">
            <text:p>https://www.etundra.com/images/products/250x250/restaurant-parts/dishwasher-parts/bar-maid-brs-976-electric-glass-washer-pilsner-brush/barbrs976-3.jpg</text:p>
          </table:table-cell>
          <table:table-cell table:style-name="ce1" office:value-type="string" calcext:value-type="string">
            <text:p>368 <text:s/>3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739" calcext:value-type="float">
            <text:p>0.07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A-aNfGh-L._SL75_.jpg</text:p>
          </table:table-cell>
          <table:table-cell table:style-name="ce1" office:value-type="string" calcext:value-type="string">
            <text:p>https://gloimg.rowcdn.com/ROSE/pdm-product-pic/Clothing/2018/06/27/goods-img/1530301990578417920.jpg</text:p>
          </table:table-cell>
          <table:table-cell table:style-name="ce1" office:value-type="string" calcext:value-type="string">
            <text:p>496 <text:s/>59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951692752818596" calcext:value-type="float">
            <text:p>0.9516927528185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A-aNfGh-L._SL75_.jpg</text:p>
          </table:table-cell>
          <table:table-cell table:style-name="ce1" office:value-type="string" calcext:value-type="string">
            <text:p>https://gloimg.rowcdn.com/ROSE/pdm-product-pic/Clothing/2018/06/27/goods-img/1530301990578417920.jpg</text:p>
          </table:table-cell>
          <table:table-cell table:style-name="ce1" office:value-type="string" calcext:value-type="string">
            <text:p>496 <text:s/>59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942" calcext:value-type="float">
            <text:p>0.09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51692752818596" calcext:value-type="float">
            <text:p>0.9516927528185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M-rxI8rlL._SL75_.jpg</text:p>
          </table:table-cell>
          <table:table-cell table:style-name="ce1" office:value-type="string" calcext:value-type="string">
            <text:p>https://gloimg.rowcdn.com/ROSE/pdm-product-pic/Clothing/2017/05/16/goods-img/1495069708288624289.jpg</text:p>
          </table:table-cell>
          <table:table-cell table:style-name="ce1" office:value-type="string" calcext:value-type="string">
            <text:p>336 <text:s/>20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M-rxI8rlL._SL75_.jpg</text:p>
          </table:table-cell>
          <table:table-cell table:style-name="ce1" office:value-type="string" calcext:value-type="string">
            <text:p>https://gloimg.rowcdn.com/ROSE/pdm-product-pic/Clothing/2017/05/16/goods-img/1495069708288624289.jpg</text:p>
          </table:table-cell>
          <table:table-cell table:style-name="ce1" office:value-type="string" calcext:value-type="string">
            <text:p>336 <text:s/>2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559" calcext:value-type="float">
            <text:p>0.05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Go7NOAHQL._SL75_.jpg</text:p>
          </table:table-cell>
          <table:table-cell table:style-name="ce1" office:value-type="string" calcext:value-type="string">
            <text:p>https://www.toolbarn.com/media/catalog/product/cache/1/small_image/245x/9df78eab33525d08d6e5fb8d27136e95/i/m/image_14858.jpg</text:p>
          </table:table-cell>
          <table:table-cell table:style-name="ce1" office:value-type="string" calcext:value-type="string">
            <text:p>400 <text:s/>17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963" calcext:value-type="float">
            <text:p>0.09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39704235098101" calcext:value-type="float">
            <text:p>0.5397042350981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Go7NOAHQL._SL75_.jpg</text:p>
          </table:table-cell>
          <table:table-cell table:style-name="ce1" office:value-type="string" calcext:value-type="string">
            <text:p>https://www.toolbarn.com/media/catalog/product/cache/1/small_image/245x/9df78eab33525d08d6e5fb8d27136e95/i/m/image_14858.jpg</text:p>
          </table:table-cell>
          <table:table-cell table:style-name="ce1" office:value-type="string" calcext:value-type="string">
            <text:p>400 <text:s/>17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882" calcext:value-type="float">
            <text:p>0.08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39704235098101" calcext:value-type="float">
            <text:p>0.5397042350981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bBByoaXqL._SL75_.jpg</text:p>
          </table:table-cell>
          <table:table-cell table:style-name="ce1" office:value-type="string" calcext:value-type="string">
            <text:p>https://gloimg.rowcdn.com/ROSE/pdm-product-pic/fromebay/2018/11/11/goods-img/1541918118369062365.jpg</text:p>
          </table:table-cell>
          <table:table-cell table:style-name="ce1" office:value-type="string" calcext:value-type="string">
            <text:p>432 <text:s/>3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409" calcext:value-type="float">
            <text:p>0.04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01310281665583" calcext:value-type="float">
            <text:p>0.3013102816655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ePtc1tHyL._SL75_.jpg</text:p>
          </table:table-cell>
          <table:table-cell table:style-name="ce1" office:value-type="string" calcext:value-type="string">
            <text:p>https://gloimg.rowcdn.com/ROSE/pdm-product-pic/fromebay/2018/11/07/goods-img/1541574072652317763.jpg</text:p>
          </table:table-cell>
          <table:table-cell table:style-name="ce1" office:value-type="string" calcext:value-type="string">
            <text:p>464 <text:s/>59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89" calcext:value-type="float">
            <text:p>0.0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2691677798784" calcext:value-type="float">
            <text:p>0.1926916777987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GyAzIqHkL._SL75_.jpg</text:p>
          </table:table-cell>
          <table:table-cell table:style-name="ce1" office:value-type="string" calcext:value-type="string">
            <text:p>https://qvc.scene7.com/is/image/QVC/e/23/e295723.001?$aemprodgallery$</text:p>
          </table:table-cell>
          <table:table-cell table:style-name="ce1" office:value-type="string" calcext:value-type="string">
            <text:p>336 <text:s/>17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777" calcext:value-type="float">
            <text:p>0.07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wfYXVQJqL._SL75_.jpg</text:p>
          </table:table-cell>
          <table:table-cell table:style-name="ce1" office:value-type="string" calcext:value-type="string">
            <text:p>https://gloimg.rowcdn.com/ROSE/pdm-product-pic/Clothing/2018/01/10/goods-img/1515547237942801433.jpg</text:p>
          </table:table-cell>
          <table:table-cell table:style-name="ce1" office:value-type="string" calcext:value-type="string">
            <text:p>464 <text:s/>4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95" calcext:value-type="float">
            <text:p>0.0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98515291961872" calcext:value-type="float">
            <text:p>0.69851529196187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3hcaEiqvL._SL75_.jpg</text:p>
          </table:table-cell>
          <table:table-cell table:style-name="ce1" office:value-type="string" calcext:value-type="string">
            <text:p>https://gloimg.rowcdn.com/ROSE/pdm-provider-img/straight-product-img/20181012/T004949/T0049490129/goods-img/1539632648425802123.jpg</text:p>
          </table:table-cell>
          <table:table-cell table:style-name="ce1" office:value-type="string" calcext:value-type="string">
            <text:p>496 <text:s/>5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516" calcext:value-type="float">
            <text:p>0.05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15321118640256" calcext:value-type="float">
            <text:p>0.5153211186402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ia836g3SL._SL75_.jpg</text:p>
          </table:table-cell>
          <table:table-cell table:style-name="ce1" office:value-type="string" calcext:value-type="string">
            <text:p>https://gloimg.rowcdn.com/ROSE/pdm-provider-img/straight-product-img/20181024/T004186/T0041860527/goods-img/1540426557082881761.jpg</text:p>
          </table:table-cell>
          <table:table-cell table:style-name="ce1" office:value-type="string" calcext:value-type="string">
            <text:p>496 <text:s/>6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657" calcext:value-type="float">
            <text:p>0.06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YPEjfbBPL._SL75_.jpg</text:p>
          </table:table-cell>
          <table:table-cell table:style-name="ce1" office:value-type="string" calcext:value-type="string">
            <text:p>https://gloimg.rowcdn.com/ROSE/pdm-provider-img/straight-product-img/20180930/T004186/T0041860458/goods-img/1539632893483029871.jpg</text:p>
          </table:table-cell>
          <table:table-cell table:style-name="ce1" office:value-type="string" calcext:value-type="string">
            <text:p>368 <text:s/>2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673" calcext:value-type="float">
            <text:p>0.06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14771515694853" calcext:value-type="float">
            <text:p>0.4147715156948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Ql0FJvN6L._SL75_.jpg</text:p>
          </table:table-cell>
          <table:table-cell table:style-name="ce1" office:value-type="string" calcext:value-type="string">
            <text:p>https://gloimg.rowcdn.com/ROSE/pdm-provider-img/straight-product-img/20180224/T019715/T0197150047/goods-img/1519586632830137891.jpg</text:p>
          </table:table-cell>
          <table:table-cell table:style-name="ce1" office:value-type="string" calcext:value-type="string">
            <text:p>528 <text:s/>4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394" calcext:value-type="float">
            <text:p>0.03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CqymDDZiL._SL75_.jpg</text:p>
          </table:table-cell>
          <table:table-cell table:style-name="ce1" office:value-type="string" calcext:value-type="string">
            <text:p>https://gloimg.rowcdn.com/ROSE/pdm-provider-img/straight-product-img/20180120/T016832/T0168320407/goods-img/1516424473435884355.jpg</text:p>
          </table:table-cell>
          <table:table-cell table:style-name="ce1" office:value-type="string" calcext:value-type="string">
            <text:p>464 <text:s/>4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324" calcext:value-type="float">
            <text:p>0.03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82426593538708" calcext:value-type="float">
            <text:p>0.3824265935387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UCI75ZgIL._SL75_.jpg</text:p>
          </table:table-cell>
          <table:table-cell table:style-name="ce1" office:value-type="string" calcext:value-type="string">
            <text:p>https://gloimg.rowcdn.com/ROSE/pdm-product-pic/Electronic/2018/08/01/goods-img/1540793777830422882.jpg</text:p>
          </table:table-cell>
          <table:table-cell table:style-name="ce1" office:value-type="string" calcext:value-type="string">
            <text:p>336 <text:s/>17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658" calcext:value-type="float">
            <text:p>0.06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7166691925998" calcext:value-type="float">
            <text:p>0.0471666919259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gMpdOH1VL._SL75_.jpg</text:p>
          </table:table-cell>
          <table:table-cell table:style-name="ce1" office:value-type="string" calcext:value-type="string">
            <text:p>https://qvc.scene7.com/is/image/QVC/k/69/k375369.001?$aemprodgallery$</text:p>
          </table:table-cell>
          <table:table-cell table:style-name="ce1" office:value-type="string" calcext:value-type="string">
            <text:p>464 <text:s/>2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486" calcext:value-type="float">
            <text:p>0.04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5859516066732" calcext:value-type="float">
            <text:p>0.1158595160667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MDE1OeVQL._SL75_.jpg</text:p>
          </table:table-cell>
          <table:table-cell table:style-name="ce1" office:value-type="string" calcext:value-type="string">
            <text:p>https://gloimg.rowcdn.com/ROSE/pdm-product-pic/Clothing/2018/10/31/goods-img/1540959286722067177.jpg</text:p>
          </table:table-cell>
          <table:table-cell table:style-name="ce1" office:value-type="string" calcext:value-type="string">
            <text:p>432 <text:s/>2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924" calcext:value-type="float">
            <text:p>0.09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04753649223496" calcext:value-type="float">
            <text:p>0.7047536492234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PXUAneXWL._SL75_.jpg</text:p>
          </table:table-cell>
          <table:table-cell table:style-name="ce1" office:value-type="string" calcext:value-type="string">
            <text:p>https://gloimg.rowcdn.com/ROSE/pdm-product-pic/Electronic/2018/09/01/goods-img/1541393221158535892.jpg</text:p>
          </table:table-cell>
          <table:table-cell table:style-name="ce1" office:value-type="string" calcext:value-type="string">
            <text:p>368 <text:s/>24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PXUAneXWL._SL75_.jpg</text:p>
          </table:table-cell>
          <table:table-cell table:style-name="ce1" office:value-type="string" calcext:value-type="string">
            <text:p>https://gloimg.rowcdn.com/ROSE/pdm-product-pic/Electronic/2018/09/01/goods-img/1541393221158535892.jpg</text:p>
          </table:table-cell>
          <table:table-cell table:style-name="ce1" office:value-type="string" calcext:value-type="string">
            <text:p>368 <text:s/>24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PXUAneXWL._SL75_.jpg</text:p>
          </table:table-cell>
          <table:table-cell table:style-name="ce1" office:value-type="string" calcext:value-type="string">
            <text:p>https://gloimg.rowcdn.com/ROSE/pdm-product-pic/Electronic/2018/09/01/goods-img/1541393221158535892.jpg</text:p>
          </table:table-cell>
          <table:table-cell table:style-name="ce1" office:value-type="string" calcext:value-type="string">
            <text:p>368 <text:s/>2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82" calcext:value-type="float">
            <text:p>0.0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1GsqcePGL._SL75_.jpg</text:p>
          </table:table-cell>
          <table:table-cell table:style-name="ce1" office:value-type="string" calcext:value-type="string">
            <text:p>https://gloimg.rowcdn.com/ROSE/pdm-product-pic/Electronic/2018/11/01/goods-img/1541026639550748765.jpg</text:p>
          </table:table-cell>
          <table:table-cell table:style-name="ce1" office:value-type="string" calcext:value-type="string">
            <text:p>368 <text:s/>2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791" calcext:value-type="float">
            <text:p>0.07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71664813459554" calcext:value-type="float">
            <text:p>0.6716648134595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-zEb6DQmL._SL75_.jpg</text:p>
          </table:table-cell>
          <table:table-cell table:style-name="ce1" office:value-type="string" calcext:value-type="string">
            <text:p>https://dnm8jy24zqiqb.cloudfront.net/prodpics/100x100/121005-P3187.JPG</text:p>
          </table:table-cell>
          <table:table-cell table:style-name="ce1" office:value-type="string" calcext:value-type="string">
            <text:p>496 <text:s/>5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477" calcext:value-type="float">
            <text:p>0.04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0208538848316" calcext:value-type="float">
            <text:p>0.302085388483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21uk-QKAE2L._SL75_.jpg</text:p>
          </table:table-cell>
          <table:table-cell table:style-name="ce1" office:value-type="string" calcext:value-type="string">
            <text:p>https://www.acmetoolstore.com/wcsstore/ExtendedSitesCatalogAssetStore/images/catalog/products/thumbnail/657CBA86-ED36-45E7-8596-FDCCADAD7D2A.jpg</text:p>
          </table:table-cell>
          <table:table-cell table:style-name="ce1" office:value-type="string" calcext:value-type="string">
            <text:p>336 <text:s/>2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47" calcext:value-type="float">
            <text:p>0.0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ACPfN6%2BlL._SL75_.jpg</text:p>
          </table:table-cell>
          <table:table-cell table:style-name="ce1" office:value-type="string" calcext:value-type="string">
            <text:p>https://gloimg.rowcdn.com/ROSE/pdm-product-pic/Clothing/2018/09/13/goods-img/1536822378594361637.jpg</text:p>
          </table:table-cell>
          <table:table-cell table:style-name="ce1" office:value-type="string" calcext:value-type="string">
            <text:p>528 <text:s/>4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66" calcext:value-type="float">
            <text:p>0.0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05813675279554" calcext:value-type="float">
            <text:p>0.4058136752795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F62%2BCXNZL._SL75_.jpg</text:p>
          </table:table-cell>
          <table:table-cell table:style-name="ce1" office:value-type="string" calcext:value-type="string">
            <text:p>https://gloimg.rowcdn.com/ROSE/pdm-product-pic/Electronic/2018/11/10/goods-img/1541823072260169556.jpg</text:p>
          </table:table-cell>
          <table:table-cell table:style-name="ce1" office:value-type="string" calcext:value-type="string">
            <text:p>496 <text:s/>4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814" calcext:value-type="float">
            <text:p>0.08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00071907794563" calcext:value-type="float">
            <text:p>0.7000719077945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GafYIT-dL._SL75_.jpg</text:p>
          </table:table-cell>
          <table:table-cell table:style-name="ce1" office:value-type="string" calcext:value-type="string">
            <text:p>https://gloimg.rowcdn.com/ROSE/pdm-product-pic/Maiyang/2017/09/07/goods-img/1504985134889977063.jpg</text:p>
          </table:table-cell>
          <table:table-cell table:style-name="ce1" office:value-type="string" calcext:value-type="string">
            <text:p>464 <text:s/>4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543" calcext:value-type="float">
            <text:p>0.05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75356415102698" calcext:value-type="float">
            <text:p>0.3753564151026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viXUNHYXL._SL75_.jpg</text:p>
          </table:table-cell>
          <table:table-cell table:style-name="ce1" office:value-type="string" calcext:value-type="string">
            <text:p>https://www.revzilla.com/product_images/0157/0153/leatt20_trail_wp_hydration_system_black_grey_300x300.jpg</text:p>
          </table:table-cell>
          <table:table-cell table:style-name="ce1" office:value-type="string" calcext:value-type="string">
            <text:p>368 <text:s/>2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802" calcext:value-type="float">
            <text:p>0.08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88129317446207" calcext:value-type="float">
            <text:p>0.3881293174462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EqOgoT5aL._SL75_.jpg</text:p>
          </table:table-cell>
          <table:table-cell table:style-name="ce1" office:value-type="string" calcext:value-type="string">
            <text:p>https://dnm8jy24zqiqb.cloudfront.net/prodpics/100x100/161118-P16996.JPG</text:p>
          </table:table-cell>
          <table:table-cell table:style-name="ce1" office:value-type="string" calcext:value-type="string">
            <text:p>368 <text:s/>3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497" calcext:value-type="float">
            <text:p>0.04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4439868846771" calcext:value-type="float">
            <text:p>0.544398688467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91mRH4qQL._SL75_.jpg</text:p>
          </table:table-cell>
          <table:table-cell table:style-name="ce1" office:value-type="string" calcext:value-type="string">
            <text:p>http://www.kirinhobby.com/shop/images/TY19/BI0016074_khs.jpg</text:p>
          </table:table-cell>
          <table:table-cell table:style-name="ce1" office:value-type="string" calcext:value-type="string">
            <text:p>528 <text:s/>4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956" calcext:value-type="float">
            <text:p>0.09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zYn3ugtvL._SL75_.jpg</text:p>
          </table:table-cell>
          <table:table-cell table:style-name="ce1" office:value-type="string" calcext:value-type="string">
            <text:p>https://gloimg.rowcdn.com/ROSE/pdm-product-pic/Clothing/2016/09/07/goods-img/1473215465041102112.jpg</text:p>
          </table:table-cell>
          <table:table-cell table:style-name="ce1" office:value-type="string" calcext:value-type="string">
            <text:p>432 <text:s/>4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421" calcext:value-type="float">
            <text:p>0.04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Gh6vnhH8L._SL75_.jpg</text:p>
          </table:table-cell>
          <table:table-cell table:style-name="ce1" office:value-type="string" calcext:value-type="string">
            <text:p>https://media.entertainmentearth.com/assets/images/f72ba57cae1946b9bb67bdba0f21c0camd.jpg</text:p>
          </table:table-cell>
          <table:table-cell table:style-name="ce1" office:value-type="string" calcext:value-type="string">
            <text:p>336 <text:s/>20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1786540551612" calcext:value-type="float">
            <text:p>0.0817865405516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Gh6vnhH8L._SL75_.jpg</text:p>
          </table:table-cell>
          <table:table-cell table:style-name="ce1" office:value-type="string" calcext:value-type="string">
            <text:p>https://media.entertainmentearth.com/assets/images/f72ba57cae1946b9bb67bdba0f21c0camd.jpg</text:p>
          </table:table-cell>
          <table:table-cell table:style-name="ce1" office:value-type="string" calcext:value-type="string">
            <text:p>336 <text:s/>2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952" calcext:value-type="float">
            <text:p>0.09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1786540551612" calcext:value-type="float">
            <text:p>0.0817865405516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ASHn4x7uL._SL75_.jpg</text:p>
          </table:table-cell>
          <table:table-cell table:style-name="ce1" office:value-type="string" calcext:value-type="string">
            <text:p>http://www.acmetoolstore.com/wcsstore/ExtendedSitesCatalogAssetStore/images/catalog/products/thumbnail/95CAC0DC-BC6C-4F67-BBCB-7FBA11901B96.jpg</text:p>
          </table:table-cell>
          <table:table-cell table:style-name="ce1" office:value-type="string" calcext:value-type="string">
            <text:p>400 <text:s/>3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753" calcext:value-type="float">
            <text:p>0.07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59553442657786" calcext:value-type="float">
            <text:p>0.4595534426577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31tdCFx9mkL._SL75_.jpg</text:p>
          </table:table-cell>
          <table:table-cell table:style-name="ce1" office:value-type="string" calcext:value-type="string">
            <text:p>https://gloimg.rowcdn.com/ROSE/pdm-product-pic/fromebay/2018/07/07/goods-img/1534978627558610770.jpg</text:p>
          </table:table-cell>
          <table:table-cell table:style-name="ce1" office:value-type="string" calcext:value-type="string">
            <text:p>336 <text:s/>2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258" calcext:value-type="float">
            <text:p>0.02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rmdFIcBRL._SL75_.jpg</text:p>
          </table:table-cell>
          <table:table-cell table:style-name="ce1" office:value-type="string" calcext:value-type="string">
            <text:p>https://gloimg.rowcdn.com/ROSE/pdm-provider-img/straight-product-img/20180810/T011306/T0113062805/goods-img/1534133452395088676.jpg</text:p>
          </table:table-cell>
          <table:table-cell table:style-name="ce1" office:value-type="string" calcext:value-type="string">
            <text:p>528 <text:s/>3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556" calcext:value-type="float">
            <text:p>0.05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KjYsY1o3L._SL75_.jpg</text:p>
          </table:table-cell>
          <table:table-cell table:style-name="ce1" office:value-type="string" calcext:value-type="string">
            <text:p>https://gloimg.rowcdn.com/ROSE/pdm-product-pic/Clothing/2017/05/11/goods-img/1494548404698455717.jpg</text:p>
          </table:table-cell>
          <table:table-cell table:style-name="ce1" office:value-type="string" calcext:value-type="string">
            <text:p>368 <text:s/>2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397" calcext:value-type="float">
            <text:p>0.03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yAoS8iaoL._SL75_.jpg</text:p>
          </table:table-cell>
          <table:table-cell table:style-name="ce1" office:value-type="string" calcext:value-type="string">
            <text:p>https://gloimg.rowcdn.com/ROSE/pdm-provider-img/straight-product-img/20180409/T018174/T0181740109/goods-img/1523216786523200090.jpg</text:p>
          </table:table-cell>
          <table:table-cell table:style-name="ce1" office:value-type="string" calcext:value-type="string">
            <text:p>560 <text:s/>2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846" calcext:value-type="float">
            <text:p>0.08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KfVmmVNpL._SL75_.jpg</text:p>
          </table:table-cell>
          <table:table-cell table:style-name="ce1" office:value-type="string" calcext:value-type="string">
            <text:p>https://gloimg.rowcdn.com/ROSE/pdm-provider-img/straight-product-img/20190102/T038281/T0382810136/goods-img/1546381538477410605.jpg</text:p>
          </table:table-cell>
          <table:table-cell table:style-name="ce1" office:value-type="string" calcext:value-type="string">
            <text:p>528 <text:s/>4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681" calcext:value-type="float">
            <text:p>0.06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tDd0SXXpL._SL75_.jpg</text:p>
          </table:table-cell>
          <table:table-cell table:style-name="ce1" office:value-type="string" calcext:value-type="string">
            <text:p>https://gloimg.rowcdn.com/ROSE/pdm-provider-img/straight-product-img/20181102/goods-img/1541132385058601548.jpg</text:p>
          </table:table-cell>
          <table:table-cell table:style-name="ce1" office:value-type="string" calcext:value-type="string">
            <text:p>464 <text:s/>3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727" calcext:value-type="float">
            <text:p>0.07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tDd0SXXpL._SL75_.jpg</text:p>
          </table:table-cell>
          <table:table-cell table:style-name="ce1" office:value-type="string" calcext:value-type="string">
            <text:p>https://gloimg.rowcdn.com/ROSE/pdm-provider-img/straight-product-img/20181102/goods-img/1541132385058601548.jpg</text:p>
          </table:table-cell>
          <table:table-cell table:style-name="ce1" office:value-type="string" calcext:value-type="string">
            <text:p>464 <text:s/>33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tDd0SXXpL._SL75_.jpg</text:p>
          </table:table-cell>
          <table:table-cell table:style-name="ce1" office:value-type="string" calcext:value-type="string">
            <text:p>https://gloimg.rowcdn.com/ROSE/pdm-provider-img/straight-product-img/20181102/goods-img/1541132385058601548.jpg</text:p>
          </table:table-cell>
          <table:table-cell table:style-name="ce1" office:value-type="string" calcext:value-type="string">
            <text:p>464 <text:s/>33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ekuY4OeJL._SL75_.jpg</text:p>
          </table:table-cell>
          <table:table-cell table:style-name="ce1" office:value-type="string" calcext:value-type="string">
            <text:p>https://gloimg.rowcdn.com/ROSE/pdm-provider-img/straight-product-img/20181030/T032425/T0324250096/goods-img/1540851512324517886.jpg</text:p>
          </table:table-cell>
          <table:table-cell table:style-name="ce1" office:value-type="string" calcext:value-type="string">
            <text:p>528 <text:s/>3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527" calcext:value-type="float">
            <text:p>0.05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58078497648195" calcext:value-type="float">
            <text:p>0.3580784976481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hTdrPddjL._SL75_.jpg</text:p>
          </table:table-cell>
          <table:table-cell table:style-name="ce1" office:value-type="string" calcext:value-type="string">
            <text:p>https://gloimg.rowcdn.com/ROSE/pdm-provider-img/straight-product-img/20181112/JX011681/JX0116810003/goods-img/1541974693950324733.jpg</text:p>
          </table:table-cell>
          <table:table-cell table:style-name="ce1" office:value-type="string" calcext:value-type="string">
            <text:p>368 <text:s/>4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76" calcext:value-type="float">
            <text:p>0.0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17016065783418" calcext:value-type="float">
            <text:p>0.6170160657834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YdNPu-lyL._SL75_.jpg</text:p>
          </table:table-cell>
          <table:table-cell table:style-name="ce1" office:value-type="string" calcext:value-type="string">
            <text:p>https://gloimg.rowcdn.com/ROSE/pdm-product-pic/fromebay/2018/10/26/goods-img/1542786387259579860.jpg</text:p>
          </table:table-cell>
          <table:table-cell table:style-name="ce1" office:value-type="string" calcext:value-type="string">
            <text:p>400 <text:s/>3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355" calcext:value-type="float">
            <text:p>0.03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776284239208" calcext:value-type="float">
            <text:p>0.217762842392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V177b06dL._SL75_.jpg</text:p>
          </table:table-cell>
          <table:table-cell table:style-name="ce1" office:value-type="string" calcext:value-type="string">
            <text:p>https://gloimg.rowcdn.com/ROSE/pdm-provider-img/straight-product-img/20180326/T015206/T0152060649/goods-img/1522027927799847557.jpg</text:p>
          </table:table-cell>
          <table:table-cell table:style-name="ce1" office:value-type="string" calcext:value-type="string">
            <text:p>432 <text:s/>4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416" calcext:value-type="float">
            <text:p>0.04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5807849550855" calcext:value-type="float">
            <text:p>0.358078495508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PXUAneXWL._SL75_.jpg</text:p>
          </table:table-cell>
          <table:table-cell table:style-name="ce1" office:value-type="string" calcext:value-type="string">
            <text:p>https://gloimg.rowcdn.com/ROSE/pdm-product-pic/Electronic/2018/10/03/goods-img/1541393222470298855.jpg</text:p>
          </table:table-cell>
          <table:table-cell table:style-name="ce1" office:value-type="string" calcext:value-type="string">
            <text:p>368 <text:s/>33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PXUAneXWL._SL75_.jpg</text:p>
          </table:table-cell>
          <table:table-cell table:style-name="ce1" office:value-type="string" calcext:value-type="string">
            <text:p>https://gloimg.rowcdn.com/ROSE/pdm-product-pic/Electronic/2018/10/03/goods-img/1541393222470298855.jpg</text:p>
          </table:table-cell>
          <table:table-cell table:style-name="ce1" office:value-type="string" calcext:value-type="string">
            <text:p>368 <text:s/>3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858" calcext:value-type="float">
            <text:p>0.08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sf-xHtz0L._SL75_.jpg</text:p>
          </table:table-cell>
          <table:table-cell table:style-name="ce1" office:value-type="string" calcext:value-type="string">
            <text:p>https://gloimg.rowcdn.com/ROSE/pdm-product-pic/Electronic/2018/10/12/goods-img/1541452666637760616.jpg</text:p>
          </table:table-cell>
          <table:table-cell table:style-name="ce1" office:value-type="string" calcext:value-type="string">
            <text:p>496 <text:s/>304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4414208271705" calcext:value-type="float">
            <text:p>0.1644142082717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sf-xHtz0L._SL75_.jpg</text:p>
          </table:table-cell>
          <table:table-cell table:style-name="ce1" office:value-type="string" calcext:value-type="string">
            <text:p>https://gloimg.rowcdn.com/ROSE/pdm-product-pic/Electronic/2018/10/12/goods-img/1541452666637760616.jpg</text:p>
          </table:table-cell>
          <table:table-cell table:style-name="ce1" office:value-type="string" calcext:value-type="string">
            <text:p>496 <text:s/>3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759" calcext:value-type="float">
            <text:p>0.07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4414208271705" calcext:value-type="float">
            <text:p>0.1644142082717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gf0RpowrL._SL75_.jpg</text:p>
          </table:table-cell>
          <table:table-cell table:style-name="ce1" office:value-type="string" calcext:value-type="string">
            <text:p>https://www.acmetoolstore.com/wcsstore/ExtendedSitesCatalogAssetStore/images/catalog/products/thumbnail/4DE13FD8-E414-49BB-8ACC-A2EB6E3333F5.jpg</text:p>
          </table:table-cell>
          <table:table-cell table:style-name="ce1" office:value-type="string" calcext:value-type="string">
            <text:p>432 <text:s/>4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873" calcext:value-type="float">
            <text:p>0.08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kAVycvZiL._SL75_.jpg</text:p>
          </table:table-cell>
          <table:table-cell table:style-name="ce1" office:value-type="string" calcext:value-type="string">
            <text:p>https://dnm8jy24zqiqb.cloudfront.net/prodpics/100x100/180615-P44951.JPG</text:p>
          </table:table-cell>
          <table:table-cell table:style-name="ce1" office:value-type="string" calcext:value-type="string">
            <text:p>592 <text:s/>40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75735293363947" calcext:value-type="float">
            <text:p>0.4757352933639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9GUCf2aoL._SL75_.jpg</text:p>
          </table:table-cell>
          <table:table-cell table:style-name="ce1" office:value-type="string" calcext:value-type="string">
            <text:p>https://www.revzilla.com/product_images/0160/3081/nik_wax_direct_wash_in_300x300.jpg</text:p>
          </table:table-cell>
          <table:table-cell table:style-name="ce1" office:value-type="string" calcext:value-type="string">
            <text:p>464 <text:s/>36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551" calcext:value-type="float">
            <text:p>0.05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I0tHlZ3HL._SL75_.jpg</text:p>
          </table:table-cell>
          <table:table-cell table:style-name="ce1" office:value-type="string" calcext:value-type="string">
            <text:p>https://gloimg.rowcdn.com/ROSE/pdm-product-pic/Clothing/2016/05/02/goods-img/1462131722616647405.jpg</text:p>
          </table:table-cell>
          <table:table-cell table:style-name="ce1" office:value-type="string" calcext:value-type="string">
            <text:p>368 <text:s/>3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514" calcext:value-type="float">
            <text:p>0.05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81066472887567" calcext:value-type="float">
            <text:p>0.4810664728875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I0tHlZ3HL._SL75_.jpg</text:p>
          </table:table-cell>
          <table:table-cell table:style-name="ce1" office:value-type="string" calcext:value-type="string">
            <text:p>https://gloimg.rowcdn.com/ROSE/pdm-product-pic/Clothing/2016/05/02/goods-img/1462131722616647405.jpg</text:p>
          </table:table-cell>
          <table:table-cell table:style-name="ce1" office:value-type="string" calcext:value-type="string">
            <text:p>368 <text:s/>33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481066472887567" calcext:value-type="float">
            <text:p>0.4810664728875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02LKePRmL._SL75_.jpg</text:p>
          </table:table-cell>
          <table:table-cell table:style-name="ce1" office:value-type="string" calcext:value-type="string">
            <text:p>https://gloimg.rowcdn.com/ROSE/pdm-provider-img/straight-product-img/20180601/T015220/T0152200862/goods-img/1528065264976898051.jpg</text:p>
          </table:table-cell>
          <table:table-cell table:style-name="ce1" office:value-type="string" calcext:value-type="string">
            <text:p>464 <text:s/>33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441421362599" calcext:value-type="float">
            <text:p>0.164414213625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02LKePRmL._SL75_.jpg</text:p>
          </table:table-cell>
          <table:table-cell table:style-name="ce1" office:value-type="string" calcext:value-type="string">
            <text:p>https://gloimg.rowcdn.com/ROSE/pdm-provider-img/straight-product-img/20180601/T015220/T0152200862/goods-img/1528065264976898051.jpg</text:p>
          </table:table-cell>
          <table:table-cell table:style-name="ce1" office:value-type="string" calcext:value-type="string">
            <text:p>464 <text:s/>3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601" calcext:value-type="float">
            <text:p>0.06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441421362599" calcext:value-type="float">
            <text:p>0.164414213625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hEP2VKXVL._SL75_.jpg</text:p>
          </table:table-cell>
          <table:table-cell table:style-name="ce1" office:value-type="string" calcext:value-type="string">
            <text:p>https://gloimg.rowcdn.com/ROSE/pdm-product-pic/Clothing/2018/10/17/goods-img/1539814038440049491.jpg</text:p>
          </table:table-cell>
          <table:table-cell table:style-name="ce1" office:value-type="string" calcext:value-type="string">
            <text:p>400 <text:s/>27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662" calcext:value-type="float">
            <text:p>0.06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96421858348843" calcext:value-type="float">
            <text:p>0.5964218583488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XjJeAAVaL._SL75_.jpg</text:p>
          </table:table-cell>
          <table:table-cell table:style-name="ce1" office:value-type="string" calcext:value-type="string">
            <text:p>http://www.miniaturemarket.com/media/catalog/product/cache/1/image/145x145/9df78eab33525d08d6e5fb8d27136e95/f/f/ffguswe50.jpg</text:p>
          </table:table-cell>
          <table:table-cell table:style-name="ce1" office:value-type="string" calcext:value-type="string">
            <text:p>336 <text:s/>3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638" calcext:value-type="float">
            <text:p>0.06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XjJeAAVaL._SL75_.jpg</text:p>
          </table:table-cell>
          <table:table-cell table:style-name="ce1" office:value-type="string" calcext:value-type="string">
            <text:p>http://www.miniaturemarket.com/media/catalog/product/cache/1/image/145x145/9df78eab33525d08d6e5fb8d27136e95/f/f/ffguswe50.jpg</text:p>
          </table:table-cell>
          <table:table-cell table:style-name="ce1" office:value-type="string" calcext:value-type="string">
            <text:p>336 <text:s/>304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8jAa2izJL._SL75_.jpg</text:p>
          </table:table-cell>
          <table:table-cell table:style-name="ce1" office:value-type="string" calcext:value-type="string">
            <text:p>https://dnm8jy24zqiqb.cloudfront.net/prodpics/100x100/130502-P27960.JPG</text:p>
          </table:table-cell>
          <table:table-cell table:style-name="ce1" office:value-type="string" calcext:value-type="string">
            <text:p>560 <text:s/>46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498" calcext:value-type="float">
            <text:p>0.04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83124068754202" calcext:value-type="float">
            <text:p>0.5831240687542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BYOqrrFTL._SL75_.jpg</text:p>
          </table:table-cell>
          <table:table-cell table:style-name="ce1" office:value-type="string" calcext:value-type="string">
            <text:p>https://gloimg.rowcdn.com/ROSE/pdm-product-pic/Clothing/2016/11/15/goods-img/1539396959243958098.jpg</text:p>
          </table:table-cell>
          <table:table-cell table:style-name="ce1" office:value-type="string" calcext:value-type="string">
            <text:p>528 <text:s/>20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865393114775" calcext:value-type="float">
            <text:p>0.218653931147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BYOqrrFTL._SL75_.jpg</text:p>
          </table:table-cell>
          <table:table-cell table:style-name="ce1" office:value-type="string" calcext:value-type="string">
            <text:p>https://gloimg.rowcdn.com/ROSE/pdm-product-pic/Clothing/2016/11/15/goods-img/1539396959243958098.jpg</text:p>
          </table:table-cell>
          <table:table-cell table:style-name="ce1" office:value-type="string" calcext:value-type="string">
            <text:p>528 <text:s/>2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499" calcext:value-type="float">
            <text:p>0.04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865393114775" calcext:value-type="float">
            <text:p>0.218653931147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ZkE-FQhLL._SL75_.jpg</text:p>
          </table:table-cell>
          <table:table-cell table:style-name="ce1" office:value-type="string" calcext:value-type="string">
            <text:p>https://gloimg.rowcdn.com/ROSE/pdm-provider-img/straight-product-img/20180403/T011306/T0113060228/goods-img/1522730235216322025.jpg</text:p>
          </table:table-cell>
          <table:table-cell table:style-name="ce1" office:value-type="string" calcext:value-type="string">
            <text:p>400 <text:s/>43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ZkE-FQhLL._SL75_.jpg</text:p>
          </table:table-cell>
          <table:table-cell table:style-name="ce1" office:value-type="string" calcext:value-type="string">
            <text:p>https://gloimg.rowcdn.com/ROSE/pdm-provider-img/straight-product-img/20180403/T011306/T0113060228/goods-img/1522730235216322025.jpg</text:p>
          </table:table-cell>
          <table:table-cell table:style-name="ce1" office:value-type="string" calcext:value-type="string">
            <text:p>400 <text:s/>43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636" calcext:value-type="float">
            <text:p>0.06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qbdchcaRL._SL75_.jpg</text:p>
          </table:table-cell>
          <table:table-cell table:style-name="ce1" office:value-type="string" calcext:value-type="string">
            <text:p>https://gloimg.rowcdn.com/ROSE/pdm-product-pic/Clothing/2018/11/23/goods-img/1542957631932709139.jpg</text:p>
          </table:table-cell>
          <table:table-cell table:style-name="ce1" office:value-type="string" calcext:value-type="string">
            <text:p>336 <text:s/>27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65" calcext:value-type="float">
            <text:p>0.0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joYRy3gnL._SL75_.jpg</text:p>
          </table:table-cell>
          <table:table-cell table:style-name="ce1" office:value-type="string" calcext:value-type="string">
            <text:p>https://gloimg.rowcdn.com/ROSE/pdm-product-pic/Clothing/2018/07/25/goods-img/1545129006106523175.jpg</text:p>
          </table:table-cell>
          <table:table-cell table:style-name="ce1" office:value-type="string" calcext:value-type="string">
            <text:p>592 <text:s/>65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74" calcext:value-type="float">
            <text:p>0.0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35496255284213" calcext:value-type="float">
            <text:p>0.4354962552842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n4QrrhSTL._SL75_.jpg</text:p>
          </table:table-cell>
          <table:table-cell table:style-name="ce1" office:value-type="string" calcext:value-type="string">
            <text:p>https://www.toolbarn.com/media/catalog/product/cache/1/small_image/245x/9df78eab33525d08d6e5fb8d27136e95/i/m/image_14859.jpg</text:p>
          </table:table-cell>
          <table:table-cell table:style-name="ce1" office:value-type="string" calcext:value-type="string">
            <text:p>368 <text:s/>17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991" calcext:value-type="float">
            <text:p>0.09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02073487772995" calcext:value-type="float">
            <text:p>0.2020734877729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-MOT0n5LL._SL75_.jpg</text:p>
          </table:table-cell>
          <table:table-cell table:style-name="ce1" office:value-type="string" calcext:value-type="string">
            <text:p>https://tshop.r10s.com/627/f56/2735/0b0e/808f/1a30/ddbd/1120e889a554ab3a295840.jpg</text:p>
          </table:table-cell>
          <table:table-cell table:style-name="ce1" office:value-type="string" calcext:value-type="string">
            <text:p>432 <text:s/>2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529" calcext:value-type="float">
            <text:p>0.05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38309382333365" calcext:value-type="float">
            <text:p>0.7383093823333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-6Pgru2UL._SL75_.jpg</text:p>
          </table:table-cell>
          <table:table-cell table:style-name="ce1" office:value-type="string" calcext:value-type="string">
            <text:p>https://gloimg.rowcdn.com/ROSE/pdm-product-pic/fromebay/2018/10/26/goods-img/1541651888818819866.jpg</text:p>
          </table:table-cell>
          <table:table-cell table:style-name="ce1" office:value-type="string" calcext:value-type="string">
            <text:p>464 <text:s/>3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57323690031281" calcext:value-type="float">
            <text:p>0.1573236900312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-6Pgru2UL._SL75_.jpg</text:p>
          </table:table-cell>
          <table:table-cell table:style-name="ce1" office:value-type="string" calcext:value-type="string">
            <text:p>https://gloimg.rowcdn.com/ROSE/pdm-product-pic/fromebay/2018/10/26/goods-img/1541651888818819866.jpg</text:p>
          </table:table-cell>
          <table:table-cell table:style-name="ce1" office:value-type="string" calcext:value-type="string">
            <text:p>464 <text:s/>304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57323690031281" calcext:value-type="float">
            <text:p>0.1573236900312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-6Pgru2UL._SL75_.jpg</text:p>
          </table:table-cell>
          <table:table-cell table:style-name="ce1" office:value-type="string" calcext:value-type="string">
            <text:p>https://gloimg.rowcdn.com/ROSE/pdm-product-pic/fromebay/2018/10/26/goods-img/1541651888818819866.jpg</text:p>
          </table:table-cell>
          <table:table-cell table:style-name="ce1" office:value-type="string" calcext:value-type="string">
            <text:p>464 <text:s/>304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57323690031281" calcext:value-type="float">
            <text:p>0.1573236900312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-6Pgru2UL._SL75_.jpg</text:p>
          </table:table-cell>
          <table:table-cell table:style-name="ce1" office:value-type="string" calcext:value-type="string">
            <text:p>https://gloimg.rowcdn.com/ROSE/pdm-product-pic/fromebay/2018/10/26/goods-img/1541651888818819866.jpg</text:p>
          </table:table-cell>
          <table:table-cell table:style-name="ce1" office:value-type="string" calcext:value-type="string">
            <text:p>464 <text:s/>304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57323690031281" calcext:value-type="float">
            <text:p>0.1573236900312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-6Pgru2UL._SL75_.jpg</text:p>
          </table:table-cell>
          <table:table-cell table:style-name="ce1" office:value-type="string" calcext:value-type="string">
            <text:p>https://gloimg.rowcdn.com/ROSE/pdm-product-pic/fromebay/2018/10/26/goods-img/1541651888818819866.jpg</text:p>
          </table:table-cell>
          <table:table-cell table:style-name="ce1" office:value-type="string" calcext:value-type="string">
            <text:p>464 <text:s/>304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57323690031281" calcext:value-type="float">
            <text:p>0.1573236900312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-6Pgru2UL._SL75_.jpg</text:p>
          </table:table-cell>
          <table:table-cell table:style-name="ce1" office:value-type="string" calcext:value-type="string">
            <text:p>https://gloimg.rowcdn.com/ROSE/pdm-product-pic/fromebay/2018/10/26/goods-img/1540521803703573254.jpg</text:p>
          </table:table-cell>
          <table:table-cell table:style-name="ce1" office:value-type="string" calcext:value-type="string">
            <text:p>464 <text:s/>3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505" calcext:value-type="float">
            <text:p>0.05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57323690031281" calcext:value-type="float">
            <text:p>0.1573236900312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-6Pgru2UL._SL75_.jpg</text:p>
          </table:table-cell>
          <table:table-cell table:style-name="ce1" office:value-type="string" calcext:value-type="string">
            <text:p>https://gloimg.rowcdn.com/ROSE/pdm-product-pic/fromebay/2018/10/26/goods-img/1541651888818819866.jpg</text:p>
          </table:table-cell>
          <table:table-cell table:style-name="ce1" office:value-type="string" calcext:value-type="string">
            <text:p>464 <text:s/>304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57323690031281" calcext:value-type="float">
            <text:p>0.1573236900312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ig3D6DrXL._SL75_.jpg</text:p>
          </table:table-cell>
          <table:table-cell table:style-name="ce1" office:value-type="string" calcext:value-type="string">
            <text:p>https://gloimg.rowcdn.com/ROSE/pdm-provider-img/straight-product-img/20180919/T011306/T0113063497/goods-img/1539632381151868500.jpg</text:p>
          </table:table-cell>
          <table:table-cell table:style-name="ce1" office:value-type="string" calcext:value-type="string">
            <text:p>688 <text:s/>5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647" calcext:value-type="float">
            <text:p>0.06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34172745599848" calcext:value-type="float">
            <text:p>0.2341727455998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hc0QnkzAL._SL75_.jpg</text:p>
          </table:table-cell>
          <table:table-cell table:style-name="ce1" office:value-type="string" calcext:value-type="string">
            <text:p>https://gloimg.rowcdn.com/ROSE/pdm-product-pic/Electronic/2018/06/29/goods-img/1531438732806343661.jpg</text:p>
          </table:table-cell>
          <table:table-cell table:style-name="ce1" office:value-type="string" calcext:value-type="string">
            <text:p>560 <text:s/>2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616" calcext:value-type="float">
            <text:p>0.06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0292355942041" calcext:value-type="float">
            <text:p>0.1902923559420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31nF%2Bl0fGHL._SL75_.jpg</text:p>
          </table:table-cell>
          <table:table-cell table:style-name="ce1" office:value-type="string" calcext:value-type="string">
            <text:p>https://gloimg.rowcdn.com/ROSE/pdm-provider-img/straight-product-img/20180326/T015206/T0152060646/goods-img/1522027930040236563.jpg</text:p>
          </table:table-cell>
          <table:table-cell table:style-name="ce1" office:value-type="string" calcext:value-type="string">
            <text:p>432 <text:s/>46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682" calcext:value-type="float">
            <text:p>0.06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84141839136857" calcext:value-type="float">
            <text:p>0.1841418391368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PawIQxJ%2BL._SL75_.jpg</text:p>
          </table:table-cell>
          <table:table-cell table:style-name="ce1" office:value-type="string" calcext:value-type="string">
            <text:p>https://gloimg.rowcdn.com/ROSE/pdm-product-pic/Clothing/2017/07/25/goods-img/1513814325422841034.jpg</text:p>
          </table:table-cell>
          <table:table-cell table:style-name="ce1" office:value-type="string" calcext:value-type="string">
            <text:p>528 <text:s/>3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768" calcext:value-type="float">
            <text:p>0.07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5859516013911" calcext:value-type="float">
            <text:p>0.1158595160139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qkOY6hZOL._SL75_.jpg</text:p>
          </table:table-cell>
          <table:table-cell table:style-name="ce1" office:value-type="string" calcext:value-type="string">
            <text:p>https://gloimg.rowcdn.com/ROSE/pdm-provider-img/straight-product-img/20180906/T016647/T0166470445/goods-img/1536282693715053738.jpg</text:p>
          </table:table-cell>
          <table:table-cell table:style-name="ce1" office:value-type="string" calcext:value-type="string">
            <text:p>432 <text:s/>36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956" calcext:value-type="float">
            <text:p>0.09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qkOY6hZOL._SL75_.jpg</text:p>
          </table:table-cell>
          <table:table-cell table:style-name="ce1" office:value-type="string" calcext:value-type="string">
            <text:p>https://gloimg.rowcdn.com/ROSE/pdm-provider-img/straight-product-img/20180906/T016647/T0166470445/goods-img/1536282693715053738.jpg</text:p>
          </table:table-cell>
          <table:table-cell table:style-name="ce1" office:value-type="string" calcext:value-type="string">
            <text:p>432 <text:s/>36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kSF5i%2B3PL._SL75_.jpg</text:p>
          </table:table-cell>
          <table:table-cell table:style-name="ce1" office:value-type="string" calcext:value-type="string">
            <text:p>https://dnm8jy24zqiqb.cloudfront.net/prodpics/100x100/170607-P24009.JPG</text:p>
          </table:table-cell>
          <table:table-cell table:style-name="ce1" office:value-type="string" calcext:value-type="string">
            <text:p>560 <text:s/>4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572" calcext:value-type="float">
            <text:p>0.05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15889136003792" calcext:value-type="float">
            <text:p>0.5158891360037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qEcLp22eL._SL75_.jpg</text:p>
          </table:table-cell>
          <table:table-cell table:style-name="ce1" office:value-type="string" calcext:value-type="string">
            <text:p>https://gloimg.rowcdn.com/ROSE/pdm-product-pic/Clothing/2018/09/30/goods-img/1543022414092542985.jpg</text:p>
          </table:table-cell>
          <table:table-cell table:style-name="ce1" office:value-type="string" calcext:value-type="string">
            <text:p>592 <text:s/>49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645" calcext:value-type="float">
            <text:p>0.0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62613864549068" calcext:value-type="float">
            <text:p>0.4626138645490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d1z4IPZYL._SL75_.jpg</text:p>
          </table:table-cell>
          <table:table-cell table:style-name="ce1" office:value-type="string" calcext:value-type="string">
            <text:p>https://gloimg.rowcdn.com/ROSE/pdm-provider-img/straight-product-img/20181012/T000653/T0006530265/goods-img/1539372715792101960.jpg</text:p>
          </table:table-cell>
          <table:table-cell table:style-name="ce1" office:value-type="string" calcext:value-type="string">
            <text:p>400 <text:s/>33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698572068680869" calcext:value-type="float">
            <text:p>0.6985720686808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d1z4IPZYL._SL75_.jpg</text:p>
          </table:table-cell>
          <table:table-cell table:style-name="ce1" office:value-type="string" calcext:value-type="string">
            <text:p>https://gloimg.rowcdn.com/ROSE/pdm-provider-img/straight-product-img/20181012/T000653/T0006530265/goods-img/1539372715792101960.jpg</text:p>
          </table:table-cell>
          <table:table-cell table:style-name="ce1" office:value-type="string" calcext:value-type="string">
            <text:p>400 <text:s/>33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728" calcext:value-type="float">
            <text:p>0.0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98572068680869" calcext:value-type="float">
            <text:p>0.6985720686808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FngTBnBFL._SL75_.jpg</text:p>
          </table:table-cell>
          <table:table-cell table:style-name="ce1" office:value-type="string" calcext:value-type="string">
            <text:p>https://gloimg.rowcdn.com/ROSE/pdm-product-pic/Electronic/2018/11/20/goods-img/1542657605816171161.jpg</text:p>
          </table:table-cell>
          <table:table-cell table:style-name="ce1" office:value-type="string" calcext:value-type="string">
            <text:p>560 <text:s/>36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FngTBnBFL._SL75_.jpg</text:p>
          </table:table-cell>
          <table:table-cell table:style-name="ce1" office:value-type="string" calcext:value-type="string">
            <text:p>https://gloimg.rowcdn.com/ROSE/pdm-product-pic/Electronic/2018/11/20/goods-img/1542657605816171161.jpg</text:p>
          </table:table-cell>
          <table:table-cell table:style-name="ce1" office:value-type="string" calcext:value-type="string">
            <text:p>560 <text:s/>36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FngTBnBFL._SL75_.jpg</text:p>
          </table:table-cell>
          <table:table-cell table:style-name="ce1" office:value-type="string" calcext:value-type="string">
            <text:p>https://gloimg.rowcdn.com/ROSE/pdm-product-pic/Electronic/2018/11/20/goods-img/1542657605816171161.jpg</text:p>
          </table:table-cell>
          <table:table-cell table:style-name="ce1" office:value-type="string" calcext:value-type="string">
            <text:p>560 <text:s/>36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662" calcext:value-type="float">
            <text:p>0.06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FngTBnBFL._SL75_.jpg</text:p>
          </table:table-cell>
          <table:table-cell table:style-name="ce1" office:value-type="string" calcext:value-type="string">
            <text:p>https://gloimg.rowcdn.com/ROSE/pdm-product-pic/Electronic/2018/11/20/goods-img/1542657605816171161.jpg</text:p>
          </table:table-cell>
          <table:table-cell table:style-name="ce1" office:value-type="string" calcext:value-type="string">
            <text:p>560 <text:s/>36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FngTBnBFL._SL75_.jpg</text:p>
          </table:table-cell>
          <table:table-cell table:style-name="ce1" office:value-type="string" calcext:value-type="string">
            <text:p>https://gloimg.rowcdn.com/ROSE/pdm-product-pic/Electronic/2018/11/20/goods-img/1542657605816171161.jpg</text:p>
          </table:table-cell>
          <table:table-cell table:style-name="ce1" office:value-type="string" calcext:value-type="string">
            <text:p>560 <text:s/>36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6V6-c8NpL._SL75_.jpg</text:p>
          </table:table-cell>
          <table:table-cell table:style-name="ce1" office:value-type="string" calcext:value-type="string">
            <text:p>https://gloimg.rowcdn.com/ROSE/pdm-product-pic/Clothing/2016/11/15/goods-img/1479167929638861401.jpg</text:p>
          </table:table-cell>
          <table:table-cell table:style-name="ce1" office:value-type="string" calcext:value-type="string">
            <text:p>528 <text:s/>4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849" calcext:value-type="float">
            <text:p>0.08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4546160279527" calcext:value-type="float">
            <text:p>0.345461602795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6V6-c8NpL._SL75_.jpg</text:p>
          </table:table-cell>
          <table:table-cell table:style-name="ce1" office:value-type="string" calcext:value-type="string">
            <text:p>https://gloimg.rowcdn.com/ROSE/pdm-product-pic/Clothing/2016/11/15/goods-img/1479167929638861401.jpg</text:p>
          </table:table-cell>
          <table:table-cell table:style-name="ce1" office:value-type="string" calcext:value-type="string">
            <text:p>528 <text:s/>432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34546160279527" calcext:value-type="float">
            <text:p>0.345461602795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ntf6bz-vL._SL75_.jpg</text:p>
          </table:table-cell>
          <table:table-cell table:style-name="ce1" office:value-type="string" calcext:value-type="string">
            <text:p>https://media.entertainmentearth.com/assets/images/e30c496737a34ebe81cd8f26c768a1b7md.jpg</text:p>
          </table:table-cell>
          <table:table-cell table:style-name="ce1" office:value-type="string" calcext:value-type="string">
            <text:p>496 <text:s/>30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4172745662582" calcext:value-type="float">
            <text:p>0.2341727456625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ZtwqlXwjL._SL75_.jpg</text:p>
          </table:table-cell>
          <table:table-cell table:style-name="ce1" office:value-type="string" calcext:value-type="string">
            <text:p>https://gloimg.rowcdn.com/ROSE/pdm-product-pic/Electronic/2018/10/30/goods-img/1540853822565606294.jpg</text:p>
          </table:table-cell>
          <table:table-cell table:style-name="ce1" office:value-type="string" calcext:value-type="string">
            <text:p>496 <text:s/>17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0658" calcext:value-type="float">
            <text:p>0.06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J1WfToU5L._SL75_.jpg</text:p>
          </table:table-cell>
          <table:table-cell table:style-name="ce1" office:value-type="string" calcext:value-type="string">
            <text:p>http://www.kirinhobby.com/shop/images/TY22/EL0019510_khs.jpg</text:p>
          </table:table-cell>
          <table:table-cell table:style-name="ce1" office:value-type="string" calcext:value-type="string">
            <text:p>528 <text:s/>368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358078497236182" calcext:value-type="float">
            <text:p>0.3580784972361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J1WfToU5L._SL75_.jpg</text:p>
          </table:table-cell>
          <table:table-cell table:style-name="ce1" office:value-type="string" calcext:value-type="string">
            <text:p>http://www.kirinhobby.com/shop/images/TY22/EL0019510_khs.jpg</text:p>
          </table:table-cell>
          <table:table-cell table:style-name="ce1" office:value-type="string" calcext:value-type="string">
            <text:p>528 <text:s/>36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0891" calcext:value-type="float">
            <text:p>0.08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58078497236182" calcext:value-type="float">
            <text:p>0.3580784972361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J1WfToU5L._SL75_.jpg</text:p>
          </table:table-cell>
          <table:table-cell table:style-name="ce1" office:value-type="string" calcext:value-type="string">
            <text:p>http://www.kirinhobby.com/shop/images/TY22/EL0019510_khs.jpg</text:p>
          </table:table-cell>
          <table:table-cell table:style-name="ce1" office:value-type="string" calcext:value-type="string">
            <text:p>528 <text:s/>36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011" calcext:value-type="float">
            <text:p>0.10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58078497236182" calcext:value-type="float">
            <text:p>0.3580784972361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P2jJDjqYL._SL75_.jpg</text:p>
          </table:table-cell>
          <table:table-cell table:style-name="ce1" office:value-type="string" calcext:value-type="string">
            <text:p>https://mediacdn.bellacor.com/images/500/2051594279.jpg</text:p>
          </table:table-cell>
          <table:table-cell table:style-name="ce1" office:value-type="string" calcext:value-type="string">
            <text:p>560 <text:s/>30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18782605855719" calcext:value-type="float">
            <text:p>0.4187826058557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YHYRw6vIL._SL75_.jpg</text:p>
          </table:table-cell>
          <table:table-cell table:style-name="ce1" office:value-type="string" calcext:value-type="string">
            <text:p>https://gloimg.rowcdn.com/ROSE/pdm-provider-img/straight-product-img/20180112/T012727/T0127270164/goods-img/1515980951453385156.jpg</text:p>
          </table:table-cell>
          <table:table-cell table:style-name="ce1" office:value-type="string" calcext:value-type="string">
            <text:p>528 <text:s/>36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0714" calcext:value-type="float">
            <text:p>0.0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54298871047104" calcext:value-type="float">
            <text:p>0.6542988710471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41hHc6GytqL._SL75_.jpg</text:p>
          </table:table-cell>
          <table:table-cell table:style-name="ce1" office:value-type="string" calcext:value-type="string">
            <text:p>https://gloimg.rowcdn.com/ROSE/pdm-product-pic/Clothing/2018/01/15/goods-img/1515968523169243293.jpg</text:p>
          </table:table-cell>
          <table:table-cell table:style-name="ce1" office:value-type="string" calcext:value-type="string">
            <text:p>496 <text:s/>17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0831" calcext:value-type="float">
            <text:p>0.08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urb1QgAeL._SL75_.jpg</text:p>
          </table:table-cell>
          <table:table-cell table:style-name="ce1" office:value-type="string" calcext:value-type="string">
            <text:p>https://www.acmetoolstore.com/wcsstore/ExtendedSitesCatalogAssetStore/images/catalog/products/thumbnail/9A65938D-B3D0-4D13-B51F-92574AE0FC8D.jpg</text:p>
          </table:table-cell>
          <table:table-cell table:style-name="ce1" office:value-type="string" calcext:value-type="string">
            <text:p>624 <text:s/>3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0922" calcext:value-type="float">
            <text:p>0.09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93108715916545" calcext:value-type="float">
            <text:p>0.2931087159165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5CY9ktMuL._SL75_.jpg</text:p>
          </table:table-cell>
          <table:table-cell table:style-name="ce1" office:value-type="string" calcext:value-type="string">
            <text:p>https://gloimg.rowcdn.com/ROSE/pdm-provider-img/straight-product-img/20180108/T015169/T0151690185/goods-img/1515364090347579419.jpg</text:p>
          </table:table-cell>
          <table:table-cell table:style-name="ce1" office:value-type="string" calcext:value-type="string">
            <text:p>560 <text:s/>36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81" calcext:value-type="float">
            <text:p>0.0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59798621321568" calcext:value-type="float">
            <text:p>0.4597986213215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UCD%2BOnIPL._SL75_.jpg</text:p>
          </table:table-cell>
          <table:table-cell table:style-name="ce1" office:value-type="string" calcext:value-type="string">
            <text:p>https://gloimg.rowcdn.com/ROSE/pdm-product-pic/Electronic/2018/06/27/goods-img/1543072019969905836.jpg</text:p>
          </table:table-cell>
          <table:table-cell table:style-name="ce1" office:value-type="string" calcext:value-type="string">
            <text:p>720 <text:s/>2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405" calcext:value-type="float">
            <text:p>0.04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61UCD%2BOnIPL._SL75_.jpg</text:p>
          </table:table-cell>
          <table:table-cell table:style-name="ce1" office:value-type="string" calcext:value-type="string">
            <text:p>https://gloimg.rowcdn.com/ROSE/pdm-product-pic/Electronic/2018/06/27/goods-img/1543072019969905836.jpg</text:p>
          </table:table-cell>
          <table:table-cell table:style-name="ce1" office:value-type="string" calcext:value-type="string">
            <text:p>720 <text:s/>24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g7Dmyxn0L._SL75_.jpg</text:p>
          </table:table-cell>
          <table:table-cell table:style-name="ce1" office:value-type="string" calcext:value-type="string">
            <text:p>https://www.acmetoolstore.com/wcsstore/ExtendedSitesCatalogAssetStore/images/catalog/products/thumbnail/69F54B98-B52C-47E5-8DB5-73C95628029C.jpg</text:p>
          </table:table-cell>
          <table:table-cell table:style-name="ce1" office:value-type="string" calcext:value-type="string">
            <text:p>528 <text:s/>2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349" calcext:value-type="float">
            <text:p>0.03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6240520120583" calcext:value-type="float">
            <text:p>0.3362405201205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v-e-ftBlL._SL75_.jpg</text:p>
          </table:table-cell>
          <table:table-cell table:style-name="ce1" office:value-type="string" calcext:value-type="string">
            <text:p>https://dnm8jy24zqiqb.cloudfront.net/prodpics/100x100/111208-P22239.JPG</text:p>
          </table:table-cell>
          <table:table-cell table:style-name="ce1" office:value-type="string" calcext:value-type="string">
            <text:p>592 <text:s/>59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0742" calcext:value-type="float">
            <text:p>0.07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34701042206455" calcext:value-type="float">
            <text:p>0.4347010422064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ttp://ecx.images-amazon.com/images/I/51f3IczrnEL._SL75_.jpg</text:p>
          </table:table-cell>
          <table:table-cell table:style-name="ce1" office:value-type="string" calcext:value-type="string">
            <text:p>https://cdnimg.webstaurantstore.com/images/products/medium/194131/687796.jpg</text:p>
          </table:table-cell>
          <table:table-cell table:style-name="ce1" office:value-type="string" calcext:value-type="string">
            <text:p>496 <text:s/>5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067" calcext:value-type="float">
            <text:p>0.0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33509921953493" calcext:value-type="float">
            <text:p>0.63350992195349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ttp://ecx.images-amazon.com/images/I/316v1MzpVcL._SL75_.jpg</text:p>
          </table:table-cell>
          <table:table-cell table:style-name="ce3" office:value-type="string" calcext:value-type="string">
            <text:p>https://pisces.bbystatic.com/image2/BestBuy_US/images/products/6326/6326991_sd.jpg</text:p>
          </table:table-cell>
          <table:table-cell table:style-name="ce1" office:value-type="string" calcext:value-type="string">
            <text:p>624 <text:s/>27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854" calcext:value-type="float">
            <text:p>0.08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61153993897826" calcext:value-type="float">
            <text:p>0.36115399389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GVmxMivzL._SL75_.jpg</text:p>
          </table:table-cell>
          <table:table-cell office:value-type="string" calcext:value-type="string">
            <text:p>https://pisces.bbystatic.com/image2/BestBuy_US/images/products/6315/6315927_sd.jpg</text:p>
          </table:table-cell>
          <table:table-cell office:value-type="string" calcext:value-type="string">
            <text:p>maxHeight=200</text:p>
          </table:table-cell>
          <table:table-cell office:value-type="string" calcext:value-type="string">
            <text:p>maxWidth=300</text:p>
          </table:table-cell>
          <table:table-cell office:value-type="string" calcext:value-type="string">
            <text:p>176 <text:s/>144</text:p>
          </table:table-cell>
          <table:table-cell office:value-type="string" calcext:value-type="string">
            <text:p>NOT_MATCHED</text:p>
          </table:table-cell>
          <table:table-cell office:value-type="float" office:value="0.0678" calcext:value-type="float">
            <text:p>0.0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ecx.images-amazon.com/images/I/41qIHGs4nuL._SL75_.jpg</text:p>
          </table:table-cell>
          <table:table-cell office:value-type="string" calcext:value-type="string">
            <text:p>https://css.rowcdn.com/imagecache/RW_V3/images/domeimg/loading.gif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ci8QwNveL._SL75_.jpg</text:p>
          </table:table-cell>
          <table:table-cell office:value-type="string" calcext:value-type="string">
            <text:p>//c.shld.net/rpx/i/s/pi/mp/28723/prod_5637363123?src=http%3A%2F%2Fimages-1.edealszone.com%2FImages%2FW%2F51zHBkr26PL.jpg&amp;d=b9d5c9a691945b81097a7f86331617a37aeab946&amp;hei=245&amp;wid=245&amp;op_sharpen=1&amp;qlt=85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5-MxkvxxL._SL75_.jpg</text:p>
          </table:table-cell>
          <table:table-cell office:value-type="string" calcext:value-type="string">
            <text:p>https://target.scene7.com/is/image/Target/53023415?wid=325&amp;hei=325&amp;qlt=80&amp;fmt=webp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919" calcext:value-type="float">
            <text:p>0.09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JZlxQJqIL._SL75_.jpg</text:p>
          </table:table-cell>
          <table:table-cell office:value-type="string" calcext:value-type="string">
            <text:p>https://css.rowcdn.com/imagecache/RW_V3/images/domeimg/loading.gif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512" calcext:value-type="float">
            <text:p>0.0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9k1oaOuGL._SL75_.jpg</text:p>
          </table:table-cell>
          <table:table-cell office:value-type="string" calcext:value-type="string">
            <text:p>https://css.rowcdn.com/imagecache/RW_V3/images/domeimg/loading.gif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TvFDQB2yL._SL75_.jpg</text:p>
          </table:table-cell>
          <table:table-cell office:value-type="string" calcext:value-type="string">
            <text:p>https://css.rowcdn.com/imagecache/RW_V3/images/domeimg/loading.gif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691" calcext:value-type="float">
            <text:p>0.06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Zex-t60%2BL._SL75_.jpg</text:p>
          </table:table-cell>
          <table:table-cell office:value-type="string" calcext:value-type="string">
            <text:p>//c.shld.net/rpx/i/s/i/spin/image/spin_prod_1071606812?hei=245&amp;wid=245&amp;op_sharpen=1&amp;qlt=85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cOzymqgfL._SL75_.jpg</text:p>
          </table:table-cell>
          <table:table-cell office:value-type="string" calcext:value-type="string">
            <text:p>https://target.scene7.com/is/image/Target/GUEST_9b8b758d-a670-464a-9588-0ba921a795ca?wid=325&amp;hei=325&amp;qlt=80&amp;fmt=webp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535" calcext:value-type="float">
            <text:p>0.0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7C3PM4rL._SL75_.jpg</text:p>
          </table:table-cell>
          <table:table-cell office:value-type="string" calcext:value-type="string">
            <text:p>https://c1.neweggimages.com/WebResource/Themes/2005/Nest/blank.gif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867" calcext:value-type="float">
            <text:p>0.08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P4Xr4rwOL._SL75_.jpg</text:p>
          </table:table-cell>
          <table:table-cell office:value-type="string" calcext:value-type="string">
            <text:p>https://css.rowcdn.com/imagecache/RW_V3/images/domeimg/loading.gif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758" calcext:value-type="float">
            <text:p>0.07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8hYyOzgSL._SL75_.jpg</text:p>
          </table:table-cell>
          <table:table-cell office:value-type="string" calcext:value-type="string">
            <text:p>https://css.rowcdn.com/imagecache/RW_V3/images/domeimg/loading.gif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342" calcext:value-type="float">
            <text:p>0.03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nXijQEYL._SL75_.jpg</text:p>
          </table:table-cell>
          <table:table-cell/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pXXWkiAwL._SL75_.jpg</text:p>
          </table:table-cell>
          <table:table-cell/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XyzI9kSML._SL75_.jpg</text:p>
          </table:table-cell>
          <table:table-cell office:value-type="string" calcext:value-type="string">
            <text:p>//c.shld.net/rpx/i/s/i/spin/10000595/prod_12224338412?hei=245&amp;wid=245&amp;op_sharpen=1&amp;qlt=85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RkFNjJBOL._SL75_.jpg</text:p>
          </table:table-cell>
          <table:table-cell office:value-type="string" calcext:value-type="string">
            <text:p>https:https://c.shld.net/rpx/i/s/i/spin/10000595/prod_1913988312?hei=245&amp;wid=245&amp;op_sharpen=1&amp;qlt=85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GqFmJAuL._SL75_.jpg</text:p>
          </table:table-cell>
          <table:table-cell office:value-type="string" calcext:value-type="string">
            <text:p>//c.shld.net/rpx/i/s/i/spin/10005481/prod_1500265412?hei=245&amp;wid=245&amp;op_sharpen=1&amp;qlt=85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iqmhZWIOL._SL75_.jpg</text:p>
          </table:table-cell>
          <table:table-cell office:value-type="string" calcext:value-type="string">
            <text:p>https://target.scene7.com/is/image/Target/GUEST_ce7d666c-b324-47d8-88c4-4622c77cd432?wid=325&amp;hei=325&amp;qlt=80&amp;fmt=webp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764" calcext:value-type="float">
            <text:p>0.07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9izo3x%2BdL._SL75_.jpg</text:p>
          </table:table-cell>
          <table:table-cell/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fclfHAEL._SL75_.jpg</text:p>
          </table:table-cell>
          <table:table-cell/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8fSDGCgRL._SL75_.jpg</text:p>
          </table:table-cell>
          <table:table-cell office:value-type="string" calcext:value-type="string">
            <text:p>https:data:image/gif;base64,R0lGODlhAQABAIAAAP///wAAACH5BAEAAAAALAAAAAABAAEAAAICRAEAOw==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huoUAFFtL._SL75_.jpg</text:p>
          </table:table-cell>
          <table:table-cell office:value-type="string" calcext:value-type="string">
            <text:p>https:data:image/gif;base64,R0lGODlhAQABAIAAAP///wAAACH5BAEAAAAALAAAAAABAAEAAAICRAEAOw==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RCsOW1aqL._SL75_.jpg</text:p>
          </table:table-cell>
          <table:table-cell office:value-type="string" calcext:value-type="string">
            <text:p>http://newcontent.westmarine.com/content/images/catalog/full/P018758979_NAVY_FUL.jp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576" calcext:value-type="float">
            <text:p>0.05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CDApv96aL._SL75_.jpg</text:p>
          </table:table-cell>
          <table:table-cell office:value-type="string" calcext:value-type="string">
            <text:p>http://newcontent.westmarine.com/content/images/catalog/full/P019347970_MAKO_BLUE_FUL.04012019010211.jp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762" calcext:value-type="float">
            <text:p>0.07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jK8IuSMnL._SL75_.jpg</text:p>
          </table:table-cell>
          <table:table-cell office:value-type="string" calcext:value-type="string">
            <text:p>http://newcontent.westmarine.com/content/images/catalog/full/13961792S-WHITE.jp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354" calcext:value-type="float">
            <text:p>0.03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EDqmr1ML._SL75_.jpg</text:p>
          </table:table-cell>
          <table:table-cell office:value-type="string" calcext:value-type="string">
            <text:p>http://newcontent.westmarine.com/content/images/catalog/full/13850326_FUL.jp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726" calcext:value-type="float">
            <text:p>0.07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eghZNUvNL._SL75_.jpg</text:p>
          </table:table-cell>
          <table:table-cell office:value-type="string" calcext:value-type="string">
            <text:p>http://newcontent.westmarine.com/content/images/catalog/full/P018931568_EBONY_FUL.20062018033138.jp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701" calcext:value-type="float">
            <text:p>0.07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Af%2BL0lomL._SL75_.jpg</text:p>
          </table:table-cell>
          <table:table-cell office:value-type="string" calcext:value-type="string">
            <text:p>https://css.rowcdn.com/imagecache/RW_V3/images/domeimg/loading.gif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622" calcext:value-type="float">
            <text:p>0.06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vO1UHjGbL._SL75_.jpg</text:p>
          </table:table-cell>
          <table:table-cell office:value-type="string" calcext:value-type="string">
            <text:p>https://css.rowcdn.com/imagecache/RW_V3/images/domeimg/loading.gif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418" calcext:value-type="float">
            <text:p>0.04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c40Lr2ZPL._SL75_.jpg</text:p>
          </table:table-cell>
          <table:table-cell office:value-type="string" calcext:value-type="string">
            <text:p>http://cdn1-79cf.kxcdn.com/wcsstore/ExtendedSitesCatalogAssetStore/images/catalog/products/thumbnail/8797439B-2AC9-4858-A063-9E7E819EE811.jp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jqXAhzFPL._SL75_.jpg</text:p>
          </table:table-cell>
          <table:table-cell office:value-type="string" calcext:value-type="string">
            <text:p>http://cdn1-79cf.kxcdn.com/wcsstore/ExtendedSitesCatalogAssetStore/images/catalog/products/thumbnail/4BD96672-058B-41E0-B6F2-43C7E749C816.jp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ypT5xY8OL._SL75_.jpg</text:p>
          </table:table-cell>
          <table:table-cell office:value-type="string" calcext:value-type="string">
            <text:p>http://cdn1-79cf.kxcdn.com/wcsstore/ExtendedSitesCatalogAssetStore/images/catalog/products/thumbnail/7E82A52E-D19C-4F78-87FA-6B315511A099.jp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0VXxTrxbL._SL75_.jpg</text:p>
          </table:table-cell>
          <table:table-cell office:value-type="string" calcext:value-type="string">
            <text:p>http://cdn1-79cf.kxcdn.com/wcsstore/ExtendedSitesCatalogAssetStore/images/catalog/products/thumbnail/A16835A4-A706-45B8-8C1B-5AB00B1386CE.jp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61UmUHzJL._SL75_.jpg</text:p>
          </table:table-cell>
          <table:table-cell office:value-type="string" calcext:value-type="string">
            <text:p>http://cdn1-79cf.kxcdn.com/wcsstore/ExtendedSitesCatalogAssetStore/images/catalog/products/thumbnail/CD3A2B97-AE43-4975-AF32-8208DFDE60BC.jp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wtyZ2h0mL._SL75_.jpg</text:p>
          </table:table-cell>
          <table:table-cell office:value-type="string" calcext:value-type="string">
            <text:p>https://image.s5a.com/is/image/saksoff5th/0400096405981_247x329.jp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888" calcext:value-type="float">
            <text:p>0.0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6Xg1u9KYL._SL75_.jpg</text:p>
          </table:table-cell>
          <table:table-cell office:value-type="string" calcext:value-type="string">
            <text:p>https://css.rowcdn.com/imagecache/RW_V3/images/domeimg/loading.gif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77" calcext:value-type="float">
            <text:p>0.0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lmZM0QvWL._SL75_.jpg</text:p>
          </table:table-cell>
          <table:table-cell office:value-type="string" calcext:value-type="string">
            <text:p>https://css.rowcdn.com/imagecache/RW_V3/images/domeimg/loading.gif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673" calcext:value-type="float">
            <text:p>0.06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gaN0B4rwL._SL75_.jpg</text:p>
          </table:table-cell>
          <table:table-cell office:value-type="string" calcext:value-type="string">
            <text:p>https://image.s5a.com/is/image/saksoff5th/0400097164888_247x329.jp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723" calcext:value-type="float">
            <text:p>0.07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J6DtarKeL._SL75_.jpg</text:p>
          </table:table-cell>
          <table:table-cell office:value-type="string" calcext:value-type="string">
            <text:p>https://image.s5a.com/is/image/saksoff5th/0400097707461_247x329.jp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728" calcext:value-type="float">
            <text:p>0.07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G5xSzS4WL._SL75_.jpg</text:p>
          </table:table-cell>
          <table:table-cell office:value-type="string" calcext:value-type="string">
            <text:p>https://image.s5a.com/is/image/saksoff5th/0400095546094_247x329.jp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622" calcext:value-type="float">
            <text:p>0.06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r1XVLFgL._SL75_.jpg</text:p>
          </table:table-cell>
          <table:table-cell office:value-type="string" calcext:value-type="string">
            <text:p>https://image.s5a.com/is/image/saksoff5th/0400097574050_247x329.jp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941" calcext:value-type="float">
            <text:p>0.09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vOPBWTFlL._SL75_.jpg</text:p>
          </table:table-cell>
          <table:table-cell office:value-type="string" calcext:value-type="string">
            <text:p>/images/nopic100x100.gif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%2BdRRuvWAL._SL75_.jpg</text:p>
          </table:table-cell>
          <table:table-cell office:value-type="string" calcext:value-type="string">
            <text:p>https://css.rowcdn.com/imagecache/RW_V3/images/domeimg/loading.gif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869" calcext:value-type="float">
            <text:p>0.08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e4R882UrL._SL75_.jpg</text:p>
          </table:table-cell>
          <table:table-cell office:value-type="string" calcext:value-type="string">
            <text:p>https://css.rowcdn.com/imagecache/RW_V3/images/domeimg/loading.gif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734" calcext:value-type="float">
            <text:p>0.0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UqNUFXJmL._SL75_.jpg</text:p>
          </table:table-cell>
          <table:table-cell office:value-type="string" calcext:value-type="string">
            <text:p>http://cdn1-79cf.kxcdn.com/wcsstore/ExtendedSitesCatalogAssetStore/images/catalog/products/thumbnail/D6BD3298-4153-4E21-88C2-B2F74088BC5B.jp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DzEwcU8oL._SL75_.jpg</text:p>
          </table:table-cell>
          <table:table-cell office:value-type="string" calcext:value-type="string">
            <text:p>https://www.lakeside.comdata:image/gif;base64,R0lGODlhAQABAID/AMDAwAAAACH5BAEAAAAALAAAAAABAAEAQAICRAEAOw==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DzEwcU8oL._SL75_.jpg</text:p>
          </table:table-cell>
          <table:table-cell office:value-type="string" calcext:value-type="string">
            <text:p>https://www.lakeside.comdata:image/gif;base64,R0lGODlhAQABAID/AMDAwAAAACH5BAEAAAAALAAAAAABAAEAQAICRAEAOw==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VgotxeftL._SL75_.jpg</text:p>
          </table:table-cell>
          <table:table-cell office:value-type="string" calcext:value-type="string">
            <text:p>https://media.entertainmentearth.com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Gh6vnhH8L._SL75_.jpg</text:p>
          </table:table-cell>
          <table:table-cell office:value-type="string" calcext:value-type="string">
            <text:p>https:data:image/gif;base64,R0lGODlhAQABAIAAAP///wAAACH5BAEAAAAALAAAAAABAAEAAAICRAEAOw==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Gh6vnhH8L._SL75_.jpg</text:p>
          </table:table-cell>
          <table:table-cell office:value-type="string" calcext:value-type="string">
            <text:p>https:data:image/gif;base64,R0lGODlhAQABAIAAAP///wAAACH5BAEAAAAALAAAAAABAAEAAAICRAEAOw==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Gh6vnhH8L._SL75_.jpg</text:p>
          </table:table-cell>
          <table:table-cell office:value-type="string" calcext:value-type="string">
            <text:p>https:data:image/gif;base64,R0lGODlhAQABAIAAAP///wAAACH5BAEAAAAALAAAAAABAAEAAAICRAEAOw==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Gh6vnhH8L._SL75_.jpg</text:p>
          </table:table-cell>
          <table:table-cell office:value-type="string" calcext:value-type="string">
            <text:p>https:data:image/gif;base64,R0lGODlhAQABAIAAAP///wAAACH5BAEAAAAALAAAAAABAAEAAAICRAEAOw==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Gh6vnhH8L._SL75_.jpg</text:p>
          </table:table-cell>
          <table:table-cell office:value-type="string" calcext:value-type="string">
            <text:p>https:data:image/gif;base64,R0lGODlhAQABAIAAAP///wAAACH5BAEAAAAALAAAAAABAAEAAAICRAEAOw==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EfdexMurL._SL75_.jpg</text:p>
          </table:table-cell>
          <table:table-cell office:value-type="string" calcext:value-type="string">
            <text:p>https://dks.scene7.com/is/image/dkscdn/16SUAUSGRRDLBL30LTER_Clear_is/?$DSG_ProductCard$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687" calcext:value-type="float">
            <text:p>0.06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0AM4Fw3NL._SL75_.jpg</text:p>
          </table:table-cell>
          <table:table-cell office:value-type="string" calcext:value-type="string">
            <text:p>NO_IMAGE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4B9sLG9CL._SL75_.jpg</text:p>
          </table:table-cell>
          <table:table-cell office:value-type="string" calcext:value-type="string">
            <text:p>https:data:image/gif;base64,R0lGODlhAQABAIAAAP///wAAACH5BAEAAAAALAAAAAABAAEAAAICRAEAOw==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4B9sLG9CL._SL75_.jpg</text:p>
          </table:table-cell>
          <table:table-cell office:value-type="string" calcext:value-type="string">
            <text:p>https://media.entertainmentearth.com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4B9sLG9CL._SL75_.jpg</text:p>
          </table:table-cell>
          <table:table-cell office:value-type="string" calcext:value-type="string">
            <text:p>https:data:image/gif;base64,R0lGODlhAQABAIAAAP///wAAACH5BAEAAAAALAAAAAABAAEAAAICRAEAOw==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fDUbFmi6L._SL75_.jpg</text:p>
          </table:table-cell>
          <table:table-cell office:value-type="string" calcext:value-type="string">
            <text:p>NO_IMAGE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Mt0yxK66L._SL75_.jpg</text:p>
          </table:table-cell>
          <table:table-cell office:value-type="string" calcext:value-type="string">
            <text:p>https:data:image/gif;base64,R0lGODlhAQABAIAAAP///wAAACH5BAEAAAAALAAAAAABAAEAAAICRAEAOw==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RiST9zD2L._SL75_.jpg</text:p>
          </table:table-cell>
          <table:table-cell office:value-type="string" calcext:value-type="string">
            <text:p>https://dks.scene7.com/is/image/dkscdn/16COFUCPPRFT2PKCRAPA_Grey_is/?$DSG_ProductCard$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RiST9zD2L._SL75_.jpg</text:p>
          </table:table-cell>
          <table:table-cell office:value-type="string" calcext:value-type="string">
            <text:p>https://dks.scene7.com/is/image/dkscdn/16COFUCPPRFT2PKCRAPA_Grey_is/?$DSG_ProductCard$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WRgnkkGRL._SL75_.jpg</text:p>
          </table:table-cell>
          <table:table-cell office:value-type="string" calcext:value-type="string">
            <text:p>https://dks.scene7.com/is/image/dkscdn/16UARUTMFTBLLTCXXAPA_Red_is/?$DSG_ProductCard$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972" calcext:value-type="float">
            <text:p>0.0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1WXYk%2B8aL._SL75_.jpg</text:p>
          </table:table-cell>
          <table:table-cell office:value-type="string" calcext:value-type="string">
            <text:p>https:/wcsstore/DicksSportingGoods/Attachment/Asset/BadgeImages/DicksExclusive/fam_DicksExclusive.pn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5OEoNf9ZL._SL75_.jpg</text:p>
          </table:table-cell>
          <table:table-cell office:value-type="string" calcext:value-type="string">
            <text:p>https:/wcsstore/DicksSportingGoods/Attachment/Asset/BadgeImages/DicksExclusive/fam_DicksExclusive.pn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5OEoNf9ZL._SL75_.jpg</text:p>
          </table:table-cell>
          <table:table-cell office:value-type="string" calcext:value-type="string">
            <text:p>https:/wcsstore/DicksSportingGoods/Attachment/Asset/BadgeImages/DicksExclusive/fam_DicksExclusive.png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Vl4cZIagL._SL75_.jpg</text:p>
          </table:table-cell>
          <table:table-cell office:value-type="string" calcext:value-type="string">
            <text:p>https:data:image/gif;base64,R0lGODlhAQABAIAAAP///wAAACH5BAEAAAAALAAAAAABAAEAAAICRAEAOw==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7u7%2B5KvfL._SL75_.jpg</text:p>
          </table:table-cell>
          <table:table-cell office:value-type="string" calcext:value-type="string">
            <text:p>https:data:image/gif;base64,R0lGODlhAQABAIAAAP///wAAACH5BAEAAAAALAAAAAABAAEAAAICRAEAOw==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7u7%2B5KvfL._SL75_.jpg</text:p>
          </table:table-cell>
          <table:table-cell office:value-type="string" calcext:value-type="string">
            <text:p>https:data:image/gif;base64,R0lGODlhAQABAIAAAP///wAAACH5BAEAAAAALAAAAAABAAEAAAICRAEAOw==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7u7%2B5KvfL._SL75_.jpg</text:p>
          </table:table-cell>
          <table:table-cell office:value-type="string" calcext:value-type="string">
            <text:p>https:data:image/gif;base64,R0lGODlhAQABAIAAAP///wAAACH5BAEAAAAALAAAAAABAAEAAAICRAEAOw==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dfrRbpn1L._SL75_.jpg</text:p>
          </table:table-cell>
          <table:table-cell office:value-type="string" calcext:value-type="string">
            <text:p>https://css.rowcdn.com/imagecache/RW_V3/images/domeimg/loading.gif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845" calcext:value-type="float">
            <text:p>0.08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88p1MoaiL._SL75_.jpg</text:p>
          </table:table-cell>
          <table:table-cell office:value-type="string" calcext:value-type="string">
            <text:p>https:data:image/gif;base64,R0lGODlhAQABAIAAAP///wAAACH5BAEAAAAALAAAAAABAAEAAAICRAEAOw==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ESQtlzm5L._SL75_.jpg</text:p>
          </table:table-cell>
          <table:table-cell office:value-type="string" calcext:value-type="string">
            <text:p>https:data:image/gif;base64,R0lGODlhAQABAIAAAP///wAAACH5BAEAAAAALAAAAAABAAEAAAICRAEAOw==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kGkyeU74L._SL75_.jpg</text:p>
          </table:table-cell>
          <table:table-cell office:value-type="string" calcext:value-type="string">
            <text:p>https://dks.scene7.com/is/image/dkscdn/18BAUSHLS19XLSPCRRHS_is/?$DSG_ProductCard$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KmhtOj%2BVL._SL75_.jpg</text:p>
          </table:table-cell>
          <table:table-cell office:value-type="string" calcext:value-type="string">
            <text:p>https://dks.scene7.com/is/image/dkscdn/16NIKWVCTRYSKRTXXBTT_Black__White_is/?$DSG_ProductCard$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1037" calcext:value-type="float">
            <text:p>0.1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KmhtOj%2BVL._SL75_.jpg</text:p>
          </table:table-cell>
          <table:table-cell office:value-type="string" calcext:value-type="string">
            <text:p>https://dks.scene7.com/is/image/dkscdn/16NIKWVCTRYSKRTXXBTT_Black__White_is/?$DSG_ProductCard$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AtWfkykxL._SL75_.jpg</text:p>
          </table:table-cell>
          <table:table-cell office:value-type="string" calcext:value-type="string">
            <text:p>https://dks.scene7.com/is/image/dkscdn/16NIKMNKTMCRTCRWXTPS_Black_Cool_Grey_White_Wht_is/?$DSG_ProductCard$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589" calcext:value-type="float">
            <text:p>0.0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AtWfkykxL._SL75_.jpg</text:p>
          </table:table-cell>
          <table:table-cell office:value-type="string" calcext:value-type="string">
            <text:p>https://dks.scene7.com/is/image/dkscdn/16NIKMNKTMCRTCRWXTPS_Black_Cool_Grey_White_Wht_is/?$DSG_ProductCard$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589" calcext:value-type="float">
            <text:p>0.0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HGwFAeItL._SL75_.jpg</text:p>
          </table:table-cell>
          <table:table-cell office:value-type="string" calcext:value-type="string">
            <text:p>https://dks.scene7.com/is/image/dkscdn/1747BWMLBNGLSRDWLAPT_is/?$DSG_ProductCard$</text:p>
          </table:table-cell>
          <table:table-cell office:value-type="string" calcext:value-type="string">
            <text:p>24 <text:s/>24</text:p>
          </table:table-cell>
          <table:table-cell office:value-type="string" calcext:value-type="string">
            <text:p>None</text:p>
          </table:table-cell>
          <table:table-cell office:value-type="float" office:value="0.0664" calcext:value-type="float">
            <text:p>0.0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oxTe-%2BtuL._SL75_.jpg</text:p>
          </table:table-cell>
          <table:table-cell office:value-type="string" calcext:value-type="string">
            <text:p>https://gloimg.rowcdn.com/ROSE/pdm-product-pic/Clothing/2018/08/15/goods-img/1545130267357867117.jpg</text:p>
          </table:table-cell>
          <table:table-cell office:value-type="string" calcext:value-type="string">
            <text:p>496 <text:s/>16</text:p>
          </table:table-cell>
          <table:table-cell office:value-type="string" calcext:value-type="string">
            <text:p>NOT_MATCHED</text:p>
          </table:table-cell>
          <table:table-cell office:value-type="float" office:value="0.0548" calcext:value-type="float">
            <text:p>0.0548</text:p>
          </table:table-cell>
          <table:table-cell office:value-type="float" office:value="0" calcext:value-type="float">
            <text:p>0</text:p>
          </table:table-cell>
          <table:table-cell office:value-type="float" office:value="0.955699653675505" calcext:value-type="float">
            <text:p>0.955699653675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FH9VqMLuL._SL75_.jpg</text:p>
          </table:table-cell>
          <table:table-cell office:value-type="string" calcext:value-type="string">
            <text:p>https://cdnimg.webstaurantstore.com/uploads/design/2014/1/blank.png</text:p>
          </table:table-cell>
          <table:table-cell office:value-type="string" calcext:value-type="string">
            <text:p>240 <text:s/>16</text:p>
          </table:table-cell>
          <table:table-cell office:value-type="string" calcext:value-type="string">
            <text:p>NOT_MAT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Go7NOAHQL._SL75_.jpg</text:p>
          </table:table-cell>
          <table:table-cell office:value-type="string" calcext:value-type="string">
            <text:p>https://www.toolbarn.com/media/catalog/product/cache/1/small_image/245x/9df78eab33525d08d6e5fb8d27136e95/i/m/image_14784.jpg</text:p>
          </table:table-cell>
          <table:table-cell office:value-type="string" calcext:value-type="string">
            <text:p>400 <text:s/>144</text:p>
          </table:table-cell>
          <table:table-cell office:value-type="string" calcext:value-type="string">
            <text:p>NOT_MATCHED</text:p>
          </table:table-cell>
          <table:table-cell office:value-type="float" office:value="0.0944" calcext:value-type="float">
            <text:p>0.0944</text:p>
          </table:table-cell>
          <table:table-cell office:value-type="float" office:value="0" calcext:value-type="float">
            <text:p>0</text:p>
          </table:table-cell>
          <table:table-cell office:value-type="float" office:value="0.558943534102183" calcext:value-type="float">
            <text:p>0.558943534102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Go7NOAHQL._SL75_.jpg</text:p>
          </table:table-cell>
          <table:table-cell office:value-type="string" calcext:value-type="string">
            <text:p>https://www.toolbarn.com/media/catalog/product/cache/1/small_image/245x/9df78eab33525d08d6e5fb8d27136e95/i/m/image_14784.jpg</text:p>
          </table:table-cell>
          <table:table-cell office:value-type="string" calcext:value-type="string">
            <text:p>400 <text:s/>144</text:p>
          </table:table-cell>
          <table:table-cell office:value-type="string" calcext:value-type="string">
            <text:p>NOT_MATCHED</text:p>
          </table:table-cell>
          <table:table-cell office:value-type="float" office:value="0.0791" calcext:value-type="float">
            <text:p>0.0791</text:p>
          </table:table-cell>
          <table:table-cell office:value-type="float" office:value="0" calcext:value-type="float">
            <text:p>0</text:p>
          </table:table-cell>
          <table:table-cell office:value-type="float" office:value="0.558943534102183" calcext:value-type="float">
            <text:p>0.558943534102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nK9ZJY54L._SL75_.jpg</text:p>
          </table:table-cell>
          <table:table-cell office:value-type="string" calcext:value-type="string">
            <text:p>https://gloimg.rowcdn.com/ROSE/pdm-product-pic/Clothing/2016/09/27/goods-img/1474909802758818375.jpg</text:p>
          </table:table-cell>
          <table:table-cell office:value-type="string" calcext:value-type="string">
            <text:p>176 <text:s/>144</text:p>
          </table:table-cell>
          <table:table-cell office:value-type="string" calcext:value-type="string">
            <text:p>NOT_MATCHED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0.421118864771173" calcext:value-type="float">
            <text:p>0.42111886477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nK9ZJY54L._SL75_.jpg</text:p>
          </table:table-cell>
          <table:table-cell office:value-type="string" calcext:value-type="string">
            <text:p>https://gloimg.rowcdn.com/ROSE/pdm-product-pic/Clothing/2016/09/27/goods-img/1474909802758818375.jpg</text:p>
          </table:table-cell>
          <table:table-cell office:value-type="string" calcext:value-type="string">
            <text:p>176 <text:s/>144</text:p>
          </table:table-cell>
          <table:table-cell office:value-type="string" calcext:value-type="string">
            <text:p>NOT_MAT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1118864771173" calcext:value-type="float">
            <text:p>0.42111886477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tLRuxY5bL._SL75_.jpg</text:p>
          </table:table-cell>
          <table:table-cell office:value-type="string" calcext:value-type="string">
            <text:p>https://gloimg.rowcdn.com/ROSE/pdm-product-pic/Clothing/2016/08/23/goods-img/1473303373839902314.jpg</text:p>
          </table:table-cell>
          <table:table-cell office:value-type="string" calcext:value-type="string">
            <text:p>144 <text:s/>144</text:p>
          </table:table-cell>
          <table:table-cell office:value-type="string" calcext:value-type="string">
            <text:p>NOT_MATCHED</text:p>
          </table:table-cell>
          <table:table-cell office:value-type="float" office:value="0.0651" calcext:value-type="float">
            <text:p>0.0651</text:p>
          </table:table-cell>
          <table:table-cell office:value-type="float" office:value="0" calcext:value-type="float">
            <text:p>0</text:p>
          </table:table-cell>
          <table:table-cell office:value-type="float" office:value="0.297232305403074" calcext:value-type="float">
            <text:p>0.297232305403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5SZEbH8L._SL75_.jpg</text:p>
          </table:table-cell>
          <table:table-cell office:value-type="string" calcext:value-type="string">
            <text:p>https://gloimg.rowcdn.com/ROSE/pdm-product-pic/Clothing/2016/08/24/goods-img/1472059167670132717.jpg</text:p>
          </table:table-cell>
          <table:table-cell office:value-type="string" calcext:value-type="string">
            <text:p>496 <text:s/>16</text:p>
          </table:table-cell>
          <table:table-cell office:value-type="string" calcext:value-type="string">
            <text:p>NOT_MATCHED</text:p>
          </table:table-cell>
          <table:table-cell office:value-type="float" office:value="0.0917" calcext:value-type="float">
            <text:p>0.0917</text:p>
          </table:table-cell>
          <table:table-cell office:value-type="float" office:value="0" calcext:value-type="float">
            <text:p>0</text:p>
          </table:table-cell>
          <table:table-cell office:value-type="float" office:value="0.478058911916926" calcext:value-type="float">
            <text:p>0.478058911916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b5SZEbH8L._SL75_.jpg</text:p>
          </table:table-cell>
          <table:table-cell office:value-type="string" calcext:value-type="string">
            <text:p>https://gloimg.rowcdn.com/ROSE/pdm-product-pic/Clothing/2016/08/24/goods-img/1472059167670132717.jpg</text:p>
          </table:table-cell>
          <table:table-cell office:value-type="string" calcext:value-type="string">
            <text:p>496 <text:s/>16</text:p>
          </table:table-cell>
          <table:table-cell office:value-type="string" calcext:value-type="string">
            <text:p>NOT_MAT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78058911916926" calcext:value-type="float">
            <text:p>0.478058911916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B%2BWYrzgQL._SL75_.jpg</text:p>
          </table:table-cell>
          <table:table-cell office:value-type="string" calcext:value-type="string">
            <text:p>https://gloimg.rowcdn.com/ROSE/pdm-product-pic/Clothing/2016/08/01/goods-img/1470019202984165260.jpg</text:p>
          </table:table-cell>
          <table:table-cell office:value-type="string" calcext:value-type="string">
            <text:p>144 <text:s/>144</text:p>
          </table:table-cell>
          <table:table-cell office:value-type="string" calcext:value-type="string">
            <text:p>NOT_MATCHED</text:p>
          </table:table-cell>
          <table:table-cell office:value-type="float" office:value="0.0667" calcext:value-type="float">
            <text:p>0.0667</text:p>
          </table:table-cell>
          <table:table-cell office:value-type="float" office:value="0" calcext:value-type="float">
            <text:p>0</text:p>
          </table:table-cell>
          <table:table-cell office:value-type="float" office:value="0.346750264290071" calcext:value-type="float">
            <text:p>0.34675026429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-NXYtG6NL._SL75_.jpg</text:p>
          </table:table-cell>
          <table:table-cell office:value-type="string" calcext:value-type="string">
            <text:p>https://gloimg.rowcdn.com/ROSE/pdm-product-pic/Clothing/2016/05/24/goods-img/1464055622086458563.JPG</text:p>
          </table:table-cell>
          <table:table-cell office:value-type="string" calcext:value-type="string">
            <text:p>272 <text:s/>144</text:p>
          </table:table-cell>
          <table:table-cell office:value-type="string" calcext:value-type="string">
            <text:p>NOT_MAT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17866295735849" calcext:value-type="float">
            <text:p>0.617866295735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hSikvujL._SL75_.jpg</text:p>
          </table:table-cell>
          <table:table-cell office:value-type="string" calcext:value-type="string">
            <text:p>https://gloimg.rowcdn.com/ROSE/2015/201510/goods-img/1445987955975-P-3332204.jpg</text:p>
          </table:table-cell>
          <table:table-cell office:value-type="string" calcext:value-type="string">
            <text:p>240 <text:s/>16</text:p>
          </table:table-cell>
          <table:table-cell office:value-type="string" calcext:value-type="string">
            <text:p>NOT_MATCHED</text:p>
          </table:table-cell>
          <table:table-cell office:value-type="float" office:value="0.0694" calcext:value-type="float">
            <text:p>0.0694</text:p>
          </table:table-cell>
          <table:table-cell office:value-type="float" office:value="0" calcext:value-type="float">
            <text:p>0</text:p>
          </table:table-cell>
          <table:table-cell office:value-type="float" office:value="0.670605311394116" calcext:value-type="float">
            <text:p>0.670605311394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-NXYtG6NL._SL75_.jpg</text:p>
          </table:table-cell>
          <table:table-cell office:value-type="string" calcext:value-type="string">
            <text:p>https://gloimg.rowcdn.com/ROSE/pdm-product-pic/Clothing/2016/05/24/goods-img/1464055622086458563.JPG</text:p>
          </table:table-cell>
          <table:table-cell office:value-type="string" calcext:value-type="string">
            <text:p>272 <text:s/>144</text:p>
          </table:table-cell>
          <table:table-cell office:value-type="string" calcext:value-type="string">
            <text:p>NOT_MATCHED</text:p>
          </table:table-cell>
          <table:table-cell office:value-type="float" office:value="0.0432" calcext:value-type="float">
            <text:p>0.0432</text:p>
          </table:table-cell>
          <table:table-cell office:value-type="float" office:value="0" calcext:value-type="float">
            <text:p>0</text:p>
          </table:table-cell>
          <table:table-cell office:value-type="float" office:value="0.617866295735849" calcext:value-type="float">
            <text:p>0.617866295735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i87pmNaIL._SL75_.jpg</text:p>
          </table:table-cell>
          <table:table-cell office:value-type="string" calcext:value-type="string">
            <text:p>https://gloimg.rowcdn.com/ROSE/2014/201409/goods-img/1454612947810850318.jpg</text:p>
          </table:table-cell>
          <table:table-cell office:value-type="string" calcext:value-type="string">
            <text:p>144 <text:s/>16</text:p>
          </table:table-cell>
          <table:table-cell office:value-type="string" calcext:value-type="string">
            <text:p>NOT_MATCHED</text:p>
          </table:table-cell>
          <table:table-cell office:value-type="float" office:value="0.0566" calcext:value-type="float">
            <text:p>0.0566</text:p>
          </table:table-cell>
          <table:table-cell office:value-type="float" office:value="0" calcext:value-type="float">
            <text:p>0</text:p>
          </table:table-cell>
          <table:table-cell office:value-type="float" office:value="0.695415137369552" calcext:value-type="float">
            <text:p>0.695415137369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TvFDQB2yL._SL75_.jpg</text:p>
          </table:table-cell>
          <table:table-cell office:value-type="string" calcext:value-type="string">
            <text:p>https://gloimg.rowcdn.com/ROSE/pdm-provider-img/straight-product-img/20181013/T032151/T0321510036/goods-img/1539633081284018284.jpg</text:p>
          </table:table-cell>
          <table:table-cell office:value-type="string" calcext:value-type="string">
            <text:p>272 <text:s/>144</text:p>
          </table:table-cell>
          <table:table-cell office:value-type="string" calcext:value-type="string">
            <text:p>NOT_MAT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4172747261228" calcext:value-type="float">
            <text:p>0.234172747261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ORRds9%2BaL._SL75_.jpg</text:p>
          </table:table-cell>
          <table:table-cell office:value-type="string" calcext:value-type="string">
            <text:p>https://gloimg.rowcdn.com/ROSE/pdm-provider-img/straight-product-img/20181126/T030482/T0304820405/goods-img/1543184747299810397.jpg</text:p>
          </table:table-cell>
          <table:table-cell office:value-type="string" calcext:value-type="string">
            <text:p>144 <text:s/>144</text:p>
          </table:table-cell>
          <table:table-cell office:value-type="string" calcext:value-type="string">
            <text:p>NOT_MATCHED</text:p>
          </table:table-cell>
          <table:table-cell office:value-type="float" office:value="0.0612" calcext:value-type="float">
            <text:p>0.0612</text:p>
          </table:table-cell>
          <table:table-cell office:value-type="float" office:value="0" calcext:value-type="float">
            <text:p>0</text:p>
          </table:table-cell>
          <table:table-cell office:value-type="float" office:value="0.301310282770722" calcext:value-type="float">
            <text:p>0.301310282770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gdlt%2BQsGL._SL75_.jpg</text:p>
          </table:table-cell>
          <table:table-cell office:value-type="string" calcext:value-type="string">
            <text:p>https://c.shld.net/rpx/i/s/i/spin/10159174/prod_20041621512?hei=245&amp;wid=245&amp;op_sharpen=1&amp;qlt=85</text:p>
          </table:table-cell>
          <table:table-cell office:value-type="string" calcext:value-type="string">
            <text:p>464 <text:s/>144</text:p>
          </table:table-cell>
          <table:table-cell office:value-type="string" calcext:value-type="string">
            <text:p>NOT_MATCHED</text:p>
          </table:table-cell>
          <table:table-cell office:value-type="float" office:value="0.0594" calcext:value-type="float">
            <text:p>0.05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kFUYWLgEL._SL75_.jpg</text:p>
          </table:table-cell>
          <table:table-cell office:value-type="string" calcext:value-type="string">
            <text:p>https://gloimg.rowcdn.com/ROSE/pdm-product-pic/Electronic/2018/10/15/goods-img/1540767124574786882.jpg</text:p>
          </table:table-cell>
          <table:table-cell office:value-type="string" calcext:value-type="string">
            <text:p>240 <text:s/>144</text:p>
          </table:table-cell>
          <table:table-cell office:value-type="string" calcext:value-type="string">
            <text:p>NOT_MAT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50313907060073" calcext:value-type="float">
            <text:p>0.450313907060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kFUYWLgEL._SL75_.jpg</text:p>
          </table:table-cell>
          <table:table-cell office:value-type="string" calcext:value-type="string">
            <text:p>https://gloimg.rowcdn.com/ROSE/pdm-product-pic/Electronic/2018/10/15/goods-img/1540767124574786882.jpg</text:p>
          </table:table-cell>
          <table:table-cell office:value-type="string" calcext:value-type="string">
            <text:p>240 <text:s/>144</text:p>
          </table:table-cell>
          <table:table-cell office:value-type="string" calcext:value-type="string">
            <text:p>NOT_MATCHED</text:p>
          </table:table-cell>
          <table:table-cell office:value-type="float" office:value="0.0708" calcext:value-type="float">
            <text:p>0.0708</text:p>
          </table:table-cell>
          <table:table-cell office:value-type="float" office:value="0" calcext:value-type="float">
            <text:p>0</text:p>
          </table:table-cell>
          <table:table-cell office:value-type="float" office:value="0.450313907060073" calcext:value-type="float">
            <text:p>0.450313907060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kFUYWLgEL._SL75_.jpg</text:p>
          </table:table-cell>
          <table:table-cell office:value-type="string" calcext:value-type="string">
            <text:p>https://gloimg.rowcdn.com/ROSE/pdm-product-pic/Electronic/2018/10/15/goods-img/1540767124574786882.jpg</text:p>
          </table:table-cell>
          <table:table-cell office:value-type="string" calcext:value-type="string">
            <text:p>240 <text:s/>144</text:p>
          </table:table-cell>
          <table:table-cell office:value-type="string" calcext:value-type="string">
            <text:p>NOT_MAT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50313907060073" calcext:value-type="float">
            <text:p>0.450313907060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To8TFalLL._SL75_.jpg</text:p>
          </table:table-cell>
          <table:table-cell office:value-type="string" calcext:value-type="string">
            <text:p>https://gloimg.rowcdn.com/ROSE/pdm-product-pic/Electronic/2018/06/09/goods-img/1540793751481658138.JPG</text:p>
          </table:table-cell>
          <table:table-cell office:value-type="string" calcext:value-type="string">
            <text:p>272 <text:s/>16</text:p>
          </table:table-cell>
          <table:table-cell office:value-type="string" calcext:value-type="string">
            <text:p>NOT_MATCHED</text:p>
          </table:table-cell>
          <table:table-cell office:value-type="float" office:value="0.0784" calcext:value-type="float">
            <text:p>0.0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HQVgM8q9L._SL75_.jpg</text:p>
          </table:table-cell>
          <table:table-cell office:value-type="string" calcext:value-type="string">
            <text:p>https://gloimg.rowcdn.com/ROSE/pdm-product-pic/Clothing/2018/09/06/goods-img/1536195969146537031.jpg</text:p>
          </table:table-cell>
          <table:table-cell office:value-type="string" calcext:value-type="string">
            <text:p>336 <text:s/>16</text:p>
          </table:table-cell>
          <table:table-cell office:value-type="string" calcext:value-type="string">
            <text:p>NOT_MATCH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HQVgM8q9L._SL75_.jpg</text:p>
          </table:table-cell>
          <table:table-cell office:value-type="string" calcext:value-type="string">
            <text:p>https://gloimg.rowcdn.com/ROSE/pdm-product-pic/Clothing/2018/09/06/goods-img/1536195969146537031.jpg</text:p>
          </table:table-cell>
          <table:table-cell office:value-type="string" calcext:value-type="string">
            <text:p>336 <text:s/>16</text:p>
          </table:table-cell>
          <table:table-cell office:value-type="string" calcext:value-type="string">
            <text:p>NOT_MATCHED</text:p>
          </table:table-cell>
          <table:table-cell office:value-type="float" office:value="0.0704" calcext:value-type="float">
            <text:p>0.07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8Z-9wmfUL._SL75_.jpg</text:p>
          </table:table-cell>
          <table:table-cell office:value-type="string" calcext:value-type="string">
            <text:p>https://cdnimg.webstaurantstore.com/uploads/design/2014/1/blank.png</text:p>
          </table:table-cell>
          <table:table-cell office:value-type="string" calcext:value-type="string">
            <text:p>176 <text:s/>16</text:p>
          </table:table-cell>
          <table:table-cell office:value-type="string" calcext:value-type="string">
            <text:p>NOT_MATCHED</text:p>
          </table:table-cell>
          <table:table-cell office:value-type="float" office:value="0.0566" calcext:value-type="float">
            <text:p>0.0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RiHAe%2B%2BQL._SL75_.jpg</text:p>
          </table:table-cell>
          <table:table-cell office:value-type="string" calcext:value-type="string">
            <text:p>https://gloimg.rowcdn.com/ROSE/pdm-product-pic/Clothing/2018/04/13/goods-img/1545122889536976778.jpg</text:p>
          </table:table-cell>
          <table:table-cell office:value-type="string" calcext:value-type="string">
            <text:p>144 <text:s/>16</text:p>
          </table:table-cell>
          <table:table-cell office:value-type="string" calcext:value-type="string">
            <text:p>NOT_MATCHED</text:p>
          </table:table-cell>
          <table:table-cell office:value-type="float" office:value="0.0834" calcext:value-type="float">
            <text:p>0.0834</text:p>
          </table:table-cell>
          <table:table-cell office:value-type="float" office:value="0" calcext:value-type="float">
            <text:p>0</text:p>
          </table:table-cell>
          <table:table-cell office:value-type="float" office:value="0.693208133852331" calcext:value-type="float">
            <text:p>0.693208133852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MZbldxucL._SL75_.jpg</text:p>
          </table:table-cell>
          <table:table-cell office:value-type="string" calcext:value-type="string">
            <text:p>https://gloimg.rowcdn.com/ROSE/pdm-product-pic/Clothing/2016/12/23/goods-img/1482454954750264121.jpg</text:p>
          </table:table-cell>
          <table:table-cell office:value-type="string" calcext:value-type="string">
            <text:p>432 <text:s/>144</text:p>
          </table:table-cell>
          <table:table-cell office:value-type="string" calcext:value-type="string">
            <text:p>NOT_MATCHED</text:p>
          </table:table-cell>
          <table:table-cell office:value-type="float" office:value="0.0713" calcext:value-type="float">
            <text:p>0.0713</text:p>
          </table:table-cell>
          <table:table-cell office:value-type="float" office:value="0" calcext:value-type="float">
            <text:p>0</text:p>
          </table:table-cell>
          <table:table-cell office:value-type="float" office:value="0.142141136694082" calcext:value-type="float">
            <text:p>0.142141136694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LuUBfSu%2BL._SL75_.jpg</text:p>
          </table:table-cell>
          <table:table-cell office:value-type="string" calcext:value-type="string">
            <text:p>https://gloimg.rowcdn.com/ROSE/pdm-product-pic/Clothing/2017/09/20/goods-img/1510292507749961673.jpg</text:p>
          </table:table-cell>
          <table:table-cell office:value-type="string" calcext:value-type="string">
            <text:p>240 <text:s/>16</text:p>
          </table:table-cell>
          <table:table-cell office:value-type="string" calcext:value-type="string">
            <text:p>NOT_MATCHED</text:p>
          </table:table-cell>
          <table:table-cell office:value-type="float" office:value="0.0704" calcext:value-type="float">
            <text:p>0.07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lQC1QrmwL._SL75_.jpg</text:p>
          </table:table-cell>
          <table:table-cell office:value-type="string" calcext:value-type="string">
            <text:p>https://gloimg.rowcdn.com/ROSE/pdm-product-pic/Clothing/2017/08/11/goods-img/1510289019311177909.jpg</text:p>
          </table:table-cell>
          <table:table-cell office:value-type="string" calcext:value-type="string">
            <text:p>144 <text:s/>16</text:p>
          </table:table-cell>
          <table:table-cell office:value-type="string" calcext:value-type="string">
            <text:p>NOT_MATCHED</text:p>
          </table:table-cell>
          <table:table-cell office:value-type="float" office:value="0.0768" calcext:value-type="float">
            <text:p>0.07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sxMbgs6sL._SL75_.jpg</text:p>
          </table:table-cell>
          <table:table-cell office:value-type="string" calcext:value-type="string">
            <text:p>https://gloimg.rowcdn.com/ROSE/pdm-product-pic/Clothing/2017/10/13/goods-img/1510293685750284669.jpg</text:p>
          </table:table-cell>
          <table:table-cell office:value-type="string" calcext:value-type="string">
            <text:p>336 <text:s/>144</text:p>
          </table:table-cell>
          <table:table-cell office:value-type="string" calcext:value-type="string">
            <text:p>NOT_MATCHED</text:p>
          </table:table-cell>
          <table:table-cell office:value-type="float" office:value="0.0589" calcext:value-type="float">
            <text:p>0.0589</text:p>
          </table:table-cell>
          <table:table-cell office:value-type="float" office:value="0" calcext:value-type="float">
            <text:p>0</text:p>
          </table:table-cell>
          <table:table-cell office:value-type="float" office:value="0.437846573223808" calcext:value-type="float">
            <text:p>0.437846573223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sxMbgs6sL._SL75_.jpg</text:p>
          </table:table-cell>
          <table:table-cell office:value-type="string" calcext:value-type="string">
            <text:p>https://gloimg.rowcdn.com/ROSE/pdm-product-pic/Clothing/2017/10/13/goods-img/1510293685750284669.jpg</text:p>
          </table:table-cell>
          <table:table-cell office:value-type="string" calcext:value-type="string">
            <text:p>336 <text:s/>144</text:p>
          </table:table-cell>
          <table:table-cell office:value-type="string" calcext:value-type="string">
            <text:p>NOT_MAT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37846573223808" calcext:value-type="float">
            <text:p>0.437846573223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8R7TncbVL._SL75_.jpg</text:p>
          </table:table-cell>
          <table:table-cell office:value-type="string" calcext:value-type="string">
            <text:p>https://gloimg.rowcdn.com/ROSE/2015/201506/goods-img/1484789345903017113.jpg</text:p>
          </table:table-cell>
          <table:table-cell office:value-type="string" calcext:value-type="string">
            <text:p>144 <text:s/>16</text:p>
          </table:table-cell>
          <table:table-cell office:value-type="string" calcext:value-type="string">
            <text:p>NOT_MATCHED</text:p>
          </table:table-cell>
          <table:table-cell office:value-type="float" office:value="0.0546" calcext:value-type="float">
            <text:p>0.05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gO-QI7yML._SL75_.jpg</text:p>
          </table:table-cell>
          <table:table-cell office:value-type="string" calcext:value-type="string">
            <text:p>https://gloimg.rowcdn.com/ROSE/pdm-product-pic/Clothing/2016/09/01/goods-img/1480622410249882277.jpg</text:p>
          </table:table-cell>
          <table:table-cell office:value-type="string" calcext:value-type="string">
            <text:p>144 <text:s/>144</text:p>
          </table:table-cell>
          <table:table-cell office:value-type="string" calcext:value-type="string">
            <text:p>NOT_MATCHED</text:p>
          </table:table-cell>
          <table:table-cell office:value-type="float" office:value="0.0833" calcext:value-type="float">
            <text:p>0.08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s1VdNKyTL._SL75_.jpg</text:p>
          </table:table-cell>
          <table:table-cell office:value-type="string" calcext:value-type="string">
            <text:p>https://cdnimages.opentip.com/thumbs/GDT/GDT-CS022-AP_160_160.jpg</text:p>
          </table:table-cell>
          <table:table-cell office:value-type="string" calcext:value-type="string">
            <text:p>176 <text:s/>16</text:p>
          </table:table-cell>
          <table:table-cell office:value-type="string" calcext:value-type="string">
            <text:p>NOT_MATCHED</text:p>
          </table:table-cell>
          <table:table-cell office:value-type="float" office:value="0.0764" calcext:value-type="float">
            <text:p>0.07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qOUwcXN4L._SL75_.jpg</text:p>
          </table:table-cell>
          <table:table-cell office:value-type="string" calcext:value-type="string">
            <text:p>https://gloimg.rowcdn.com/ROSE/pdm-product-pic/Clothing/2017/10/11/goods-img/1507696023725529411.jpg</text:p>
          </table:table-cell>
          <table:table-cell office:value-type="string" calcext:value-type="string">
            <text:p>240 <text:s/>144</text:p>
          </table:table-cell>
          <table:table-cell office:value-type="string" calcext:value-type="string">
            <text:p>NOT_MAT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8831041940584" calcext:value-type="float">
            <text:p>0.428831041940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qOUwcXN4L._SL75_.jpg</text:p>
          </table:table-cell>
          <table:table-cell office:value-type="string" calcext:value-type="string">
            <text:p>https://gloimg.rowcdn.com/ROSE/pdm-product-pic/Clothing/2017/10/11/goods-img/1507696023725529411.jpg</text:p>
          </table:table-cell>
          <table:table-cell office:value-type="string" calcext:value-type="string">
            <text:p>240 <text:s/>144</text:p>
          </table:table-cell>
          <table:table-cell office:value-type="string" calcext:value-type="string">
            <text:p>NOT_MATCHED</text:p>
          </table:table-cell>
          <table:table-cell office:value-type="float" office:value="0.0785" calcext:value-type="float">
            <text:p>0.0785</text:p>
          </table:table-cell>
          <table:table-cell office:value-type="float" office:value="0" calcext:value-type="float">
            <text:p>0</text:p>
          </table:table-cell>
          <table:table-cell office:value-type="float" office:value="0.428831041940584" calcext:value-type="float">
            <text:p>0.428831041940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qOUwcXN4L._SL75_.jpg</text:p>
          </table:table-cell>
          <table:table-cell office:value-type="string" calcext:value-type="string">
            <text:p>https://gloimg.rowcdn.com/ROSE/pdm-product-pic/Clothing/2017/10/11/goods-img/1507696023725529411.jpg</text:p>
          </table:table-cell>
          <table:table-cell office:value-type="string" calcext:value-type="string">
            <text:p>240 <text:s/>144</text:p>
          </table:table-cell>
          <table:table-cell office:value-type="string" calcext:value-type="string">
            <text:p>NOT_MAT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8831041940584" calcext:value-type="float">
            <text:p>0.428831041940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70MWf%2Bb2L._SL75_.jpg</text:p>
          </table:table-cell>
          <table:table-cell office:value-type="string" calcext:value-type="string">
            <text:p>https://gloimg.rowcdn.com/ROSE/pdm-product-pic/Clothing/2016/02/29/goods-img/1456851728961739528.jpg</text:p>
          </table:table-cell>
          <table:table-cell office:value-type="string" calcext:value-type="string">
            <text:p>144 <text:s/>144</text:p>
          </table:table-cell>
          <table:table-cell office:value-type="string" calcext:value-type="string">
            <text:p>NOT_MATCHED</text:p>
          </table:table-cell>
          <table:table-cell office:value-type="float" office:value="0.0985" calcext:value-type="float">
            <text:p>0.0985</text:p>
          </table:table-cell>
          <table:table-cell office:value-type="float" office:value="0" calcext:value-type="float">
            <text:p>0</text:p>
          </table:table-cell>
          <table:table-cell office:value-type="float" office:value="0.314853045613492" calcext:value-type="float">
            <text:p>0.314853045613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Eu2jIfmL._SL75_.jpg</text:p>
          </table:table-cell>
          <table:table-cell office:value-type="string" calcext:value-type="string">
            <text:p>https://gloimg.rowcdn.com/ROSE/pdm-provider-img/straight-product-img/20181104/T028996/T0289960210/goods-img/1541392086212562302.jpg</text:p>
          </table:table-cell>
          <table:table-cell office:value-type="string" calcext:value-type="string">
            <text:p>304 <text:s/>16</text:p>
          </table:table-cell>
          <table:table-cell office:value-type="string" calcext:value-type="string">
            <text:p>NOT_MATCHED</text:p>
          </table:table-cell>
          <table:table-cell office:value-type="float" office:value="0.0581" calcext:value-type="float">
            <text:p>0.0581</text:p>
          </table:table-cell>
          <table:table-cell office:value-type="float" office:value="0" calcext:value-type="float">
            <text:p>0</text:p>
          </table:table-cell>
          <table:table-cell office:value-type="float" office:value="0.30652474992581" calcext:value-type="float">
            <text:p>0.3065247499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PL1F8hrbL._SL75_.jpg</text:p>
          </table:table-cell>
          <table:table-cell office:value-type="string" calcext:value-type="string">
            <text:p>https://case-mate.com/media/catalog/product/cache/d73a5018306142840707bd616a4ef293/c/m/cmi_tablet_folio_8.0_edition_rose_gold_cm035916_1.png</text:p>
          </table:table-cell>
          <table:table-cell office:value-type="string" calcext:value-type="string">
            <text:p>336 <text:s/>16</text:p>
          </table:table-cell>
          <table:table-cell office:value-type="string" calcext:value-type="string">
            <text:p>NOT_MATCHED</text:p>
          </table:table-cell>
          <table:table-cell office:value-type="float" office:value="0.0988" calcext:value-type="float">
            <text:p>0.09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UgLVUwxiL._SL75_.jpg</text:p>
          </table:table-cell>
          <table:table-cell office:value-type="string" calcext:value-type="string">
            <text:p>https://gloimg.rowcdn.com/ROSE/pdm-provider-img/straight-product-img/20180930/T023062/T0230620320/goods-img/1538270637585515195.jpg</text:p>
          </table:table-cell>
          <table:table-cell office:value-type="string" calcext:value-type="string">
            <text:p>368 <text:s/>144</text:p>
          </table:table-cell>
          <table:table-cell office:value-type="string" calcext:value-type="string">
            <text:p>NOT_MATCHED</text:p>
          </table:table-cell>
          <table:table-cell office:value-type="float" office:value="0.0591" calcext:value-type="float">
            <text:p>0.05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UgLVUwxiL._SL75_.jpg</text:p>
          </table:table-cell>
          <table:table-cell office:value-type="string" calcext:value-type="string">
            <text:p>https://gloimg.rowcdn.com/ROSE/pdm-provider-img/straight-product-img/20180930/T023062/T0230620320/goods-img/1538270637585515195.jpg</text:p>
          </table:table-cell>
          <table:table-cell office:value-type="string" calcext:value-type="string">
            <text:p>368 <text:s/>144</text:p>
          </table:table-cell>
          <table:table-cell office:value-type="string" calcext:value-type="string">
            <text:p>NOT_MATCH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y01L0oaKL._SL75_.jpg</text:p>
          </table:table-cell>
          <table:table-cell office:value-type="string" calcext:value-type="string">
            <text:p>https://gloimg.rowcdn.com/ROSE/pdm-product-pic/Clothing/2018/10/26/goods-img/1540540103457476097.jpg</text:p>
          </table:table-cell>
          <table:table-cell office:value-type="string" calcext:value-type="string">
            <text:p>176 <text:s/>16</text:p>
          </table:table-cell>
          <table:table-cell office:value-type="string" calcext:value-type="string">
            <text:p>NOT_MATCHED</text:p>
          </table:table-cell>
          <table:table-cell office:value-type="float" office:value="0.0999" calcext:value-type="float">
            <text:p>0.0999</text:p>
          </table:table-cell>
          <table:table-cell office:value-type="float" office:value="0" calcext:value-type="float">
            <text:p>0</text:p>
          </table:table-cell>
          <table:table-cell office:value-type="float" office:value="0.248830968258708" calcext:value-type="float">
            <text:p>0.248830968258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y01L0oaKL._SL75_.jpg</text:p>
          </table:table-cell>
          <table:table-cell office:value-type="string" calcext:value-type="string">
            <text:p>https://gloimg.rowcdn.com/ROSE/pdm-product-pic/Clothing/2018/10/26/goods-img/1540540103457476097.jpg</text:p>
          </table:table-cell>
          <table:table-cell office:value-type="string" calcext:value-type="string">
            <text:p>176 <text:s/>16</text:p>
          </table:table-cell>
          <table:table-cell office:value-type="string" calcext:value-type="string">
            <text:p>NOT_MAT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48830968258708" calcext:value-type="float">
            <text:p>0.248830968258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g9qQdeFL._SL75_.jpg</text:p>
          </table:table-cell>
          <table:table-cell office:value-type="string" calcext:value-type="string">
            <text:p>https://gloimg.rowcdn.com/ROSE/pdm-product-pic/fromebay/2018/10/18/goods-img/1540407134607470159.jpg</text:p>
          </table:table-cell>
          <table:table-cell office:value-type="string" calcext:value-type="string">
            <text:p>144 <text:s/>144</text:p>
          </table:table-cell>
          <table:table-cell office:value-type="string" calcext:value-type="string">
            <text:p>NOT_MATCHED</text:p>
          </table:table-cell>
          <table:table-cell office:value-type="float" office:value="0.0902" calcext:value-type="float">
            <text:p>0.0902</text:p>
          </table:table-cell>
          <table:table-cell office:value-type="float" office:value="0" calcext:value-type="float">
            <text:p>0</text:p>
          </table:table-cell>
          <table:table-cell office:value-type="float" office:value="0.267284082700544" calcext:value-type="float">
            <text:p>0.267284082700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lVNOgR7aL._SL75_.jpg</text:p>
          </table:table-cell>
          <table:table-cell office:value-type="string" calcext:value-type="string">
            <text:p>https://gloimg.rowcdn.com/ROSE/2015/201504/goods-img/1539827966638543831.jpg</text:p>
          </table:table-cell>
          <table:table-cell office:value-type="string" calcext:value-type="string">
            <text:p>208 <text:s/>144</text:p>
          </table:table-cell>
          <table:table-cell office:value-type="string" calcext:value-type="string">
            <text:p>NOT_MATCHED</text:p>
          </table:table-cell>
          <table:table-cell office:value-type="float" office:value="0.0455" calcext:value-type="float">
            <text:p>0.0455</text:p>
          </table:table-cell>
          <table:table-cell office:value-type="float" office:value="0" calcext:value-type="float">
            <text:p>0</text:p>
          </table:table-cell>
          <table:table-cell office:value-type="float" office:value="0.184141839136857" calcext:value-type="float">
            <text:p>0.184141839136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lVNOgR7aL._SL75_.jpg</text:p>
          </table:table-cell>
          <table:table-cell office:value-type="string" calcext:value-type="string">
            <text:p>https://gloimg.rowcdn.com/ROSE/2015/201504/goods-img/1539827966638543831.jpg</text:p>
          </table:table-cell>
          <table:table-cell office:value-type="string" calcext:value-type="string">
            <text:p>208 <text:s/>144</text:p>
          </table:table-cell>
          <table:table-cell office:value-type="string" calcext:value-type="string">
            <text:p>NOT_MAT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4141839136857" calcext:value-type="float">
            <text:p>0.184141839136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J1WfToU5L._SL75_.jpg</text:p>
          </table:table-cell>
          <table:table-cell office:value-type="string" calcext:value-type="string">
            <text:p>http://www.kirinhobby.com/shop/images/TY22/EL0019509_khs.jpg</text:p>
          </table:table-cell>
          <table:table-cell office:value-type="string" calcext:value-type="string">
            <text:p>528 <text:s/>16</text:p>
          </table:table-cell>
          <table:table-cell office:value-type="string" calcext:value-type="string">
            <text:p>NOT_MAT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8078497236182" calcext:value-type="float">
            <text:p>0.358078497236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J1WfToU5L._SL75_.jpg</text:p>
          </table:table-cell>
          <table:table-cell office:value-type="string" calcext:value-type="string">
            <text:p>http://www.kirinhobby.com/shop/images/TY22/EL0019509_khs.jpg</text:p>
          </table:table-cell>
          <table:table-cell office:value-type="string" calcext:value-type="string">
            <text:p>528 <text:s/>16</text:p>
          </table:table-cell>
          <table:table-cell office:value-type="string" calcext:value-type="string">
            <text:p>NOT_MATCHED</text:p>
          </table:table-cell>
          <table:table-cell office:value-type="float" office:value="0.0943" calcext:value-type="float">
            <text:p>0.0943</text:p>
          </table:table-cell>
          <table:table-cell office:value-type="float" office:value="0" calcext:value-type="float">
            <text:p>0</text:p>
          </table:table-cell>
          <table:table-cell office:value-type="float" office:value="0.358078497236182" calcext:value-type="float">
            <text:p>0.358078497236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J1WfToU5L._SL75_.jpg</text:p>
          </table:table-cell>
          <table:table-cell office:value-type="string" calcext:value-type="string">
            <text:p>http://www.kirinhobby.com/shop/images/TY22/EL0019509_khs.jpg</text:p>
          </table:table-cell>
          <table:table-cell office:value-type="string" calcext:value-type="string">
            <text:p>528 <text:s/>16</text:p>
          </table:table-cell>
          <table:table-cell office:value-type="string" calcext:value-type="string">
            <text:p>NOT_MATCHED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  <table:table-cell office:value-type="float" office:value="0.358078497236182" calcext:value-type="float">
            <text:p>0.358078497236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Dv-AomNGL._SL75_.jpg</text:p>
          </table:table-cell>
          <table:table-cell office:value-type="string" calcext:value-type="string">
            <text:p>https://gloimg.rowcdn.com/ROSE/pdm-provider-img/straight-product-img/20180801/T009211/T0092110075/goods-img/1533150488245486954.jpg</text:p>
          </table:table-cell>
          <table:table-cell office:value-type="string" calcext:value-type="string">
            <text:p>464 <text:s/>16</text:p>
          </table:table-cell>
          <table:table-cell office:value-type="string" calcext:value-type="string">
            <text:p>NOT_MATCHED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0.421993050580695" calcext:value-type="float">
            <text:p>0.421993050580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dxGA3pIHL._SL75_.jpg</text:p>
          </table:table-cell>
          <table:table-cell office:value-type="string" calcext:value-type="string">
            <text:p>https://gloimg.rowcdn.com/ROSE/pdm-provider-img/straight-product-img/20181011/T012017/T0120170598/goods-img/1539232983442369288.jpg</text:p>
          </table:table-cell>
          <table:table-cell office:value-type="string" calcext:value-type="string">
            <text:p>240 <text:s/>16</text:p>
          </table:table-cell>
          <table:table-cell office:value-type="string" calcext:value-type="string">
            <text:p>NOT_MATCHED</text:p>
          </table:table-cell>
          <table:table-cell office:value-type="float" office:value="0.0604" calcext:value-type="float">
            <text:p>0.06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ZFro5w6fL._SL75_.jpg</text:p>
          </table:table-cell>
          <table:table-cell office:value-type="string" calcext:value-type="string">
            <text:p>https://gloimg.rowcdn.com/ROSE/pdm-provider-img/straight-product-img/20180530/T025441/T0254410007/goods-img/1528223773781574960.jpg</text:p>
          </table:table-cell>
          <table:table-cell office:value-type="string" calcext:value-type="string">
            <text:p>240 <text:s/>16</text:p>
          </table:table-cell>
          <table:table-cell office:value-type="string" calcext:value-type="string">
            <text:p>NOT_MATCHED</text:p>
          </table:table-cell>
          <table:table-cell office:value-type="float" office:value="0.0369" calcext:value-type="float">
            <text:p>0.03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mz-EIQi1L._SL75_.jpg</text:p>
          </table:table-cell>
          <table:table-cell office:value-type="string" calcext:value-type="string">
            <text:p>https://gloimg.rowcdn.com/ROSE/pdm-product-pic/Electronic/2018/07/06/goods-img/1540788514157943098.jpg</text:p>
          </table:table-cell>
          <table:table-cell office:value-type="string" calcext:value-type="string">
            <text:p>432 <text:s/>16</text:p>
          </table:table-cell>
          <table:table-cell office:value-type="string" calcext:value-type="string">
            <text:p>NOT_MAT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18782608906833" calcext:value-type="float">
            <text:p>0.418782608906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mz-EIQi1L._SL75_.jpg</text:p>
          </table:table-cell>
          <table:table-cell office:value-type="string" calcext:value-type="string">
            <text:p>https://gloimg.rowcdn.com/ROSE/pdm-product-pic/Electronic/2018/07/06/goods-img/1540788514157943098.jpg</text:p>
          </table:table-cell>
          <table:table-cell office:value-type="string" calcext:value-type="string">
            <text:p>432 <text:s/>16</text:p>
          </table:table-cell>
          <table:table-cell office:value-type="string" calcext:value-type="string">
            <text:p>NOT_MATCHED</text:p>
          </table:table-cell>
          <table:table-cell office:value-type="float" office:value="0.0507" calcext:value-type="float">
            <text:p>0.0507</text:p>
          </table:table-cell>
          <table:table-cell office:value-type="float" office:value="0" calcext:value-type="float">
            <text:p>0</text:p>
          </table:table-cell>
          <table:table-cell office:value-type="float" office:value="0.418782608906833" calcext:value-type="float">
            <text:p>0.418782608906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1Wcgy2SQL._SL75_.jpg</text:p>
          </table:table-cell>
          <table:table-cell office:value-type="string" calcext:value-type="string">
            <text:p>https://gloimg.rowcdn.com/ROSE/pdm-product-pic/Electronic/2018/10/31/goods-img/1541026716356970295.jpg</text:p>
          </table:table-cell>
          <table:table-cell office:value-type="string" calcext:value-type="string">
            <text:p>144 <text:s/>16</text:p>
          </table:table-cell>
          <table:table-cell office:value-type="string" calcext:value-type="string">
            <text:p>NOT_MATCHED</text:p>
          </table:table-cell>
          <table:table-cell office:value-type="float" office:value="0.0953" calcext:value-type="float">
            <text:p>0.0953</text:p>
          </table:table-cell>
          <table:table-cell office:value-type="float" office:value="0" calcext:value-type="float">
            <text:p>0</text:p>
          </table:table-cell>
          <table:table-cell office:value-type="float" office:value="0.297232307736963" calcext:value-type="float">
            <text:p>0.297232307736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zcllZ1HBL._SL75_.jpg</text:p>
          </table:table-cell>
          <table:table-cell office:value-type="string" calcext:value-type="string">
            <text:p>http://www.kirinhobby.com/shop/images/TY23/FU0020168_khs.jpg</text:p>
          </table:table-cell>
          <table:table-cell office:value-type="string" calcext:value-type="string">
            <text:p>176 <text:s/>16</text:p>
          </table:table-cell>
          <table:table-cell office:value-type="string" calcext:value-type="string">
            <text:p>NOT_MATCHED</text:p>
          </table:table-cell>
          <table:table-cell office:value-type="float" office:value="0.0222" calcext:value-type="float">
            <text:p>0.0222</text:p>
          </table:table-cell>
          <table:table-cell office:value-type="float" office:value="0" calcext:value-type="float">
            <text:p>0</text:p>
          </table:table-cell>
          <table:table-cell office:value-type="float" office:value="0.520702424405568" calcext:value-type="float">
            <text:p>0.520702424405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zcllZ1HBL._SL75_.jpg</text:p>
          </table:table-cell>
          <table:table-cell office:value-type="string" calcext:value-type="string">
            <text:p>http://www.kirinhobby.com/shop/images/TY23/FU0020168_khs.jpg</text:p>
          </table:table-cell>
          <table:table-cell office:value-type="string" calcext:value-type="string">
            <text:p>176 <text:s/>16</text:p>
          </table:table-cell>
          <table:table-cell office:value-type="string" calcext:value-type="string">
            <text:p>NOT_MAT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20702424405568" calcext:value-type="float">
            <text:p>0.520702424405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7sosA31ZL._SL75_.jpg</text:p>
          </table:table-cell>
          <table:table-cell office:value-type="string" calcext:value-type="string">
            <text:p>http://www.kirinhobby.com/shop/images/TY20/FU0017086_khs.jpg</text:p>
          </table:table-cell>
          <table:table-cell office:value-type="string" calcext:value-type="string">
            <text:p>272 <text:s/>144</text:p>
          </table:table-cell>
          <table:table-cell office:value-type="string" calcext:value-type="string">
            <text:p>NOT_MATCHED</text:p>
          </table:table-cell>
          <table:table-cell office:value-type="float" office:value="0.0889" calcext:value-type="float">
            <text:p>0.0889</text:p>
          </table:table-cell>
          <table:table-cell office:value-type="float" office:value="0" calcext:value-type="float">
            <text:p>0</text:p>
          </table:table-cell>
          <table:table-cell office:value-type="float" office:value="0.348543728110811" calcext:value-type="float">
            <text:p>0.348543728110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7sosA31ZL._SL75_.jpg</text:p>
          </table:table-cell>
          <table:table-cell office:value-type="string" calcext:value-type="string">
            <text:p>http://www.kirinhobby.com/shop/images/TY20/FU0017086_khs.jpg</text:p>
          </table:table-cell>
          <table:table-cell office:value-type="string" calcext:value-type="string">
            <text:p>272 <text:s/>144</text:p>
          </table:table-cell>
          <table:table-cell office:value-type="string" calcext:value-type="string">
            <text:p>NOT_MATCHED</text:p>
          </table:table-cell>
          <table:table-cell office:value-type="float" office:value="0.0187" calcext:value-type="float">
            <text:p>0.0187</text:p>
          </table:table-cell>
          <table:table-cell office:value-type="float" office:value="0" calcext:value-type="float">
            <text:p>0</text:p>
          </table:table-cell>
          <table:table-cell office:value-type="float" office:value="0.348543728110811" calcext:value-type="float">
            <text:p>0.348543728110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3npTUZTeL._SL75_.jpg</text:p>
          </table:table-cell>
          <table:table-cell office:value-type="string" calcext:value-type="string">
            <text:p>https://www.revzilla.com/product_images/0336/4330/rinehart_exhaust18mm_to12mm_o2_sensor_bung_adapter_kit_for_harley_300x300.jpg</text:p>
          </table:table-cell>
          <table:table-cell office:value-type="string" calcext:value-type="string">
            <text:p>176 <text:s/>144</text:p>
          </table:table-cell>
          <table:table-cell office:value-type="string" calcext:value-type="string">
            <text:p>NOT_MATCHED</text:p>
          </table:table-cell>
          <table:table-cell office:value-type="float" office:value="0.0906" calcext:value-type="float">
            <text:p>0.09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3npTUZTeL._SL75_.jpg</text:p>
          </table:table-cell>
          <table:table-cell office:value-type="string" calcext:value-type="string">
            <text:p>https://www.revzilla.com/product_images/0336/4330/rinehart_exhaust18mm_to12mm_o2_sensor_bung_adapter_kit_for_harley_300x300.jpg</text:p>
          </table:table-cell>
          <table:table-cell office:value-type="string" calcext:value-type="string">
            <text:p>176 <text:s/>144</text:p>
          </table:table-cell>
          <table:table-cell office:value-type="string" calcext:value-type="string">
            <text:p>NOT_MATCHED</text:p>
          </table:table-cell>
          <table:table-cell office:value-type="float" office:value="0.0739" calcext:value-type="float">
            <text:p>0.07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WfBrSSVBL._SL75_.jpg</text:p>
          </table:table-cell>
          <table:table-cell office:value-type="string" calcext:value-type="string">
            <text:p>https://dnm8jy24zqiqb.cloudfront.net/prodpics/100x100/170425-P28535.JPG</text:p>
          </table:table-cell>
          <table:table-cell office:value-type="string" calcext:value-type="string">
            <text:p>496 <text:s/>144</text:p>
          </table:table-cell>
          <table:table-cell office:value-type="string" calcext:value-type="string">
            <text:p>NOT_MATCHED</text:p>
          </table:table-cell>
          <table:table-cell office:value-type="float" office:value="0.0943" calcext:value-type="float">
            <text:p>0.0943</text:p>
          </table:table-cell>
          <table:table-cell office:value-type="float" office:value="0" calcext:value-type="float">
            <text:p>0</text:p>
          </table:table-cell>
          <table:table-cell office:value-type="float" office:value="0.727045720307568" calcext:value-type="float">
            <text:p>0.727045720307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6S5s%2BZVrL._SL75_.jpg</text:p>
          </table:table-cell>
          <table:table-cell office:value-type="string" calcext:value-type="string">
            <text:p>https://gloimg.rowcdn.com/ROSE/pdm-product-pic/Clothing/2016/05/24/goods-img/1464055202309082463.JPG</text:p>
          </table:table-cell>
          <table:table-cell office:value-type="string" calcext:value-type="string">
            <text:p>144 <text:s/>16</text:p>
          </table:table-cell>
          <table:table-cell office:value-type="string" calcext:value-type="string">
            <text:p>NOT_MAT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24543953085921" calcext:value-type="float">
            <text:p>0.724543953085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6S5s%2BZVrL._SL75_.jpg</text:p>
          </table:table-cell>
          <table:table-cell office:value-type="string" calcext:value-type="string">
            <text:p>https://gloimg.rowcdn.com/ROSE/pdm-product-pic/Clothing/2016/05/24/goods-img/1464055202309082463.JPG</text:p>
          </table:table-cell>
          <table:table-cell office:value-type="string" calcext:value-type="string">
            <text:p>144 <text:s/>16</text:p>
          </table:table-cell>
          <table:table-cell office:value-type="string" calcext:value-type="string">
            <text:p>NOT_MATCHED</text:p>
          </table:table-cell>
          <table:table-cell office:value-type="float" office:value="0.0868" calcext:value-type="float">
            <text:p>0.0868</text:p>
          </table:table-cell>
          <table:table-cell office:value-type="float" office:value="0" calcext:value-type="float">
            <text:p>0</text:p>
          </table:table-cell>
          <table:table-cell office:value-type="float" office:value="0.724543953085921" calcext:value-type="float">
            <text:p>0.724543953085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xjIwtWDNL._SL75_.jpg</text:p>
          </table:table-cell>
          <table:table-cell office:value-type="string" calcext:value-type="string">
            <text:p>https://gloimg.rowcdn.com/ROSE/pdm-product-pic/Clothing/2016/10/13/goods-img/1476323777387370193.jpg</text:p>
          </table:table-cell>
          <table:table-cell office:value-type="string" calcext:value-type="string">
            <text:p>272 <text:s/>16</text:p>
          </table:table-cell>
          <table:table-cell office:value-type="string" calcext:value-type="string">
            <text:p>NOT_MATCHED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0.047166691925998" calcext:value-type="float">
            <text:p>0.047166691925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xjIwtWDNL._SL75_.jpg</text:p>
          </table:table-cell>
          <table:table-cell office:value-type="string" calcext:value-type="string">
            <text:p>https://gloimg.rowcdn.com/ROSE/pdm-product-pic/Clothing/2016/10/13/goods-img/1476323777387370193.jpg</text:p>
          </table:table-cell>
          <table:table-cell office:value-type="string" calcext:value-type="string">
            <text:p>272 <text:s/>16</text:p>
          </table:table-cell>
          <table:table-cell office:value-type="string" calcext:value-type="string">
            <text:p>NOT_MAT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7166691925998" calcext:value-type="float">
            <text:p>0.047166691925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k65JK28L._SL75_.jpg</text:p>
          </table:table-cell>
          <table:table-cell office:value-type="string" calcext:value-type="string">
            <text:p>https://cdnimg.webstaurantstore.com/images/products/medium/413760/1585903.jpg</text:p>
          </table:table-cell>
          <table:table-cell office:value-type="string" calcext:value-type="string">
            <text:p>144 <text:s/>16</text:p>
          </table:table-cell>
          <table:table-cell office:value-type="string" calcext:value-type="string">
            <text:p>NOT_MATCHED</text:p>
          </table:table-cell>
          <table:table-cell office:value-type="float" office:value="0.0854" calcext:value-type="float">
            <text:p>0.0854</text:p>
          </table:table-cell>
          <table:table-cell office:value-type="float" office:value="0" calcext:value-type="float">
            <text:p>0</text:p>
          </table:table-cell>
          <table:table-cell office:value-type="float" office:value="0.800617897019318" calcext:value-type="float">
            <text:p>0.800617897019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E2jx1te7L._SL75_.jpg</text:p>
          </table:table-cell>
          <table:table-cell office:value-type="string" calcext:value-type="string">
            <text:p>http://www.kirinhobby.com/shop/images/TY15/BI0012347_khs.jpg</text:p>
          </table:table-cell>
          <table:table-cell office:value-type="string" calcext:value-type="string">
            <text:p>176 <text:s/>144</text:p>
          </table:table-cell>
          <table:table-cell office:value-type="string" calcext:value-type="string">
            <text:p>NOT_MATCHED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379013400098759" calcext:value-type="float">
            <text:p>0.379013400098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LZeoSSVAL._SL75_.jpg</text:p>
          </table:table-cell>
          <table:table-cell office:value-type="string" calcext:value-type="string">
            <text:p>https://gloimg.rowcdn.com/ROSE/pdm-product-pic/Clothing/2016/11/03/goods-img/1482896409064900017.jpg</text:p>
          </table:table-cell>
          <table:table-cell office:value-type="string" calcext:value-type="string">
            <text:p>208 <text:s/>144</text:p>
          </table:table-cell>
          <table:table-cell office:value-type="string" calcext:value-type="string">
            <text:p>NOT_MATCHED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0.498703142016644" calcext:value-type="float">
            <text:p>0.498703142016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fsulaIZwL._SL75_.jpg</text:p>
          </table:table-cell>
          <table:table-cell office:value-type="string" calcext:value-type="string">
            <text:p>https://gloimg.rowcdn.com/ROSE/pdm-provider-img/straight-product-img/20181007/T029011/T0290110208/goods-img/1538933294099716730.jpg</text:p>
          </table:table-cell>
          <table:table-cell office:value-type="string" calcext:value-type="string">
            <text:p>144 <text:s/>144</text:p>
          </table:table-cell>
          <table:table-cell office:value-type="string" calcext:value-type="string">
            <text:p>NOT_MATCHED</text:p>
          </table:table-cell>
          <table:table-cell office:value-type="float" office:value="0.0423" calcext:value-type="float">
            <text:p>0.0423</text:p>
          </table:table-cell>
          <table:table-cell office:value-type="float" office:value="0" calcext:value-type="float">
            <text:p>0</text:p>
          </table:table-cell>
          <table:table-cell office:value-type="float" office:value="0.081786539458093" calcext:value-type="float">
            <text:p>0.081786539458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6Xg1u9KYL._SL75_.jpg</text:p>
          </table:table-cell>
          <table:table-cell office:value-type="string" calcext:value-type="string">
            <text:p>https://gloimg.rowcdn.com/ROSE/pdm-product-pic/Electronic/2018/11/20/goods-img/1542654822089201449.jpg</text:p>
          </table:table-cell>
          <table:table-cell office:value-type="string" calcext:value-type="string">
            <text:p>560 <text:s/>16</text:p>
          </table:table-cell>
          <table:table-cell office:value-type="string" calcext:value-type="string">
            <text:p>NOT_MATCHED</text:p>
          </table:table-cell>
          <table:table-cell office:value-type="float" office:value="0.0942" calcext:value-type="float">
            <text:p>0.0942</text:p>
          </table:table-cell>
          <table:table-cell office:value-type="float" office:value="0" calcext:value-type="float">
            <text:p>0</text:p>
          </table:table-cell>
          <table:table-cell office:value-type="float" office:value="0.707138214084336" calcext:value-type="float">
            <text:p>0.707138214084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3bQfMYO%2BL._SL75_.jpg</text:p>
          </table:table-cell>
          <table:table-cell office:value-type="string" calcext:value-type="string">
            <text:p>https://mediacdn.bellacor.com/images/500/743-16148EN3-962.jpg</text:p>
          </table:table-cell>
          <table:table-cell office:value-type="string" calcext:value-type="string">
            <text:p>144 <text:s/>16</text:p>
          </table:table-cell>
          <table:table-cell office:value-type="string" calcext:value-type="string">
            <text:p>NOT_MATCHED</text:p>
          </table:table-cell>
          <table:table-cell office:value-type="float" office:value="0.0558" calcext:value-type="float">
            <text:p>0.05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SP%2B4ZF0PL._SL75_.jpg</text:p>
          </table:table-cell>
          <table:table-cell office:value-type="string" calcext:value-type="string">
            <text:p>https://gloimg.rowcdn.com/ROSE/pdm-product-pic/Clothing/2018/05/21/goods-img/1545036229507250330.jpg</text:p>
          </table:table-cell>
          <table:table-cell office:value-type="string" calcext:value-type="string">
            <text:p>560 <text:s/>144</text:p>
          </table:table-cell>
          <table:table-cell office:value-type="string" calcext:value-type="string">
            <text:p>NOT_MATCHED</text:p>
          </table:table-cell>
          <table:table-cell office:value-type="float" office:value="0.0536" calcext:value-type="float">
            <text:p>0.0536</text:p>
          </table:table-cell>
          <table:table-cell office:value-type="float" office:value="0" calcext:value-type="float">
            <text:p>0</text:p>
          </table:table-cell>
          <table:table-cell office:value-type="float" office:value="0.366862554168482" calcext:value-type="float">
            <text:p>0.366862554168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TMnhEgSlL._SL75_.jpg</text:p>
          </table:table-cell>
          <table:table-cell office:value-type="string" calcext:value-type="string">
            <text:p>http://www.kirinhobby.com/shop/images/TY19/BI0016059_khs.jpg</text:p>
          </table:table-cell>
          <table:table-cell office:value-type="string" calcext:value-type="string">
            <text:p>208 <text:s/>16</text:p>
          </table:table-cell>
          <table:table-cell office:value-type="string" calcext:value-type="string">
            <text:p>NOT_MATCHED</text:p>
          </table:table-cell>
          <table:table-cell office:value-type="float" office:value="0.0848" calcext:value-type="float">
            <text:p>0.0848</text:p>
          </table:table-cell>
          <table:table-cell office:value-type="float" office:value="0" calcext:value-type="float">
            <text:p>0</text:p>
          </table:table-cell>
          <table:table-cell office:value-type="float" office:value="0.16441420965064" calcext:value-type="float">
            <text:p>0.16441420965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31f0K7mqPgL._SL75_.jpg</text:p>
          </table:table-cell>
          <table:table-cell office:value-type="string" calcext:value-type="string">
            <text:p>https://mediacdn.bellacor.com/images/500/743-4449EN3-15.jpg</text:p>
          </table:table-cell>
          <table:table-cell office:value-type="string" calcext:value-type="string">
            <text:p>432 <text:s/>16</text:p>
          </table:table-cell>
          <table:table-cell office:value-type="string" calcext:value-type="string">
            <text:p>NOT_MATCHED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37B8CjlLL._SL75_.jpg</text:p>
          </table:table-cell>
          <table:table-cell office:value-type="string" calcext:value-type="string">
            <text:p>https://www.revzilla.com/product_images/0151/2881/interphone_samsung_galaxy_note34_tubular_handlebar_pro_case_300x300.jpg</text:p>
          </table:table-cell>
          <table:table-cell office:value-type="string" calcext:value-type="string">
            <text:p>368 <text:s/>144</text:p>
          </table:table-cell>
          <table:table-cell office:value-type="string" calcext:value-type="string">
            <text:p>NOT_MATCHED</text:p>
          </table:table-cell>
          <table:table-cell office:value-type="float" office:value="0.0927" calcext:value-type="float">
            <text:p>0.09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lqVJTa2TL._SL75_.jpg</text:p>
          </table:table-cell>
          <table:table-cell office:value-type="string" calcext:value-type="string">
            <text:p>https://gloimg.rowcdn.com/ROSE/pdm-product-pic/Clothing/2018/09/30/goods-img/1538933064827837832.jpg</text:p>
          </table:table-cell>
          <table:table-cell office:value-type="string" calcext:value-type="string">
            <text:p>432 <text:s/>144</text:p>
          </table:table-cell>
          <table:table-cell office:value-type="string" calcext:value-type="string">
            <text:p>NOT_MATCHED</text:p>
          </table:table-cell>
          <table:table-cell office:value-type="float" office:value="0.0802" calcext:value-type="float">
            <text:p>0.0802</text:p>
          </table:table-cell>
          <table:table-cell office:value-type="float" office:value="0" calcext:value-type="float">
            <text:p>0</text:p>
          </table:table-cell>
          <table:table-cell office:value-type="float" office:value="0.405794355745801" calcext:value-type="float">
            <text:p>0.405794355745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Mz93feiPL._SL75_.jpg</text:p>
          </table:table-cell>
          <table:table-cell office:value-type="string" calcext:value-type="string">
            <text:p>https://gloimg.rowcdn.com/ROSE/pdm-product-pic/Electronic/2018/10/23/goods-img/1540804136946975273.jpg</text:p>
          </table:table-cell>
          <table:table-cell office:value-type="string" calcext:value-type="string">
            <text:p>368 <text:s/>16</text:p>
          </table:table-cell>
          <table:table-cell office:value-type="string" calcext:value-type="string">
            <text:p>NOT_MATCHED</text:p>
          </table:table-cell>
          <table:table-cell office:value-type="float" office:value="0.0696" calcext:value-type="float">
            <text:p>0.0696</text:p>
          </table:table-cell>
          <table:table-cell office:value-type="float" office:value="0" calcext:value-type="float">
            <text:p>0</text:p>
          </table:table-cell>
          <table:table-cell office:value-type="float" office:value="0.202073488503806" calcext:value-type="float">
            <text:p>0.202073488503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tskyVj5RL._SL75_.jpg</text:p>
          </table:table-cell>
          <table:table-cell office:value-type="string" calcext:value-type="string">
            <text:p>https://media.entertainmentearth.com/assets/images/1637f9d4944f4a65ac0949ecc052f091md.jpg</text:p>
          </table:table-cell>
          <table:table-cell office:value-type="string" calcext:value-type="string">
            <text:p>336 <text:s/>16</text:p>
          </table:table-cell>
          <table:table-cell office:value-type="string" calcext:value-type="string">
            <text:p>NOT_MATCHED</text:p>
          </table:table-cell>
          <table:table-cell office:value-type="float" office:value="0.0746" calcext:value-type="float">
            <text:p>0.0746</text:p>
          </table:table-cell>
          <table:table-cell office:value-type="float" office:value="0" calcext:value-type="float">
            <text:p>0</text:p>
          </table:table-cell>
          <table:table-cell office:value-type="float" office:value="0.418782602285829" calcext:value-type="float">
            <text:p>0.418782602285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oMUmPl6yL._SL75_.jpg</text:p>
          </table:table-cell>
          <table:table-cell office:value-type="string" calcext:value-type="string">
            <text:p>https://media.entertainmentearth.com/assets/images/1d83656d0a9644dc99c95a19160c5435md.jpg</text:p>
          </table:table-cell>
          <table:table-cell office:value-type="string" calcext:value-type="string">
            <text:p>368 <text:s/>144</text:p>
          </table:table-cell>
          <table:table-cell office:value-type="string" calcext:value-type="string">
            <text:p>NOT_MATCHED</text:p>
          </table:table-cell>
          <table:table-cell office:value-type="float" office:value="0.0925" calcext:value-type="float">
            <text:p>0.0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HWUViC%2BqL._SL75_.jpg</text:p>
          </table:table-cell>
          <table:table-cell office:value-type="string" calcext:value-type="string">
            <text:p>http://www.kirinhobby.com/shop/images/TY12/BA0009255_khs.jpg</text:p>
          </table:table-cell>
          <table:table-cell office:value-type="string" calcext:value-type="string">
            <text:p>144 <text:s/>144</text:p>
          </table:table-cell>
          <table:table-cell office:value-type="string" calcext:value-type="string">
            <text:p>NOT_MATCHED</text:p>
          </table:table-cell>
          <table:table-cell office:value-type="float" office:value="0.0415" calcext:value-type="float">
            <text:p>0.04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kz0baiMPL._SL75_.jpg</text:p>
          </table:table-cell>
          <table:table-cell office:value-type="string" calcext:value-type="string">
            <text:p>https://cdnimg.webstaurantstore.com/uploads/design/2014/1/blank.png</text:p>
          </table:table-cell>
          <table:table-cell office:value-type="string" calcext:value-type="string">
            <text:p>272 <text:s/>16</text:p>
          </table:table-cell>
          <table:table-cell office:value-type="string" calcext:value-type="string">
            <text:p>NOT_MATCHED</text:p>
          </table:table-cell>
          <table:table-cell office:value-type="float" office:value="0.0902" calcext:value-type="float">
            <text:p>0.0902</text:p>
          </table:table-cell>
          <table:table-cell office:value-type="float" office:value="0" calcext:value-type="float">
            <text:p>0</text:p>
          </table:table-cell>
          <table:table-cell office:value-type="float" office:value="0.771239125627685" calcext:value-type="float">
            <text:p>0.771239125627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k9GevtcRL._SL75_.jpg</text:p>
          </table:table-cell>
          <table:table-cell office:value-type="string" calcext:value-type="string">
            <text:p>https://www.acmetoolstore.com/wcsstore/ExtendedSitesCatalogAssetStore/images/catalog/products/thumbnail/B575732C-F962-49A9-958E-FC4DAFF50753.jpg</text:p>
          </table:table-cell>
          <table:table-cell office:value-type="string" calcext:value-type="string">
            <text:p>176 <text:s/>144</text:p>
          </table:table-cell>
          <table:table-cell office:value-type="string" calcext:value-type="string">
            <text:p>NOT_MATCHED</text:p>
          </table:table-cell>
          <table:table-cell office:value-type="float" office:value="0.0574" calcext:value-type="float">
            <text:p>0.0574</text:p>
          </table:table-cell>
          <table:table-cell office:value-type="float" office:value="0" calcext:value-type="float">
            <text:p>0</text:p>
          </table:table-cell>
          <table:table-cell office:value-type="float" office:value="0.15280551030038" calcext:value-type="float">
            <text:p>0.15280551030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CmQvfwzgL._SL75_.jpg</text:p>
          </table:table-cell>
          <table:table-cell office:value-type="string" calcext:value-type="string">
            <text:p>https://gloimg.rowcdn.com/ROSE/pdm-provider-img/straight-product-img/20180827/T010979/T0109790735/goods-img/1535418674672931142.jpg</text:p>
          </table:table-cell>
          <table:table-cell office:value-type="string" calcext:value-type="string">
            <text:p>240 <text:s/>16</text:p>
          </table:table-cell>
          <table:table-cell office:value-type="string" calcext:value-type="string">
            <text:p>NOT_MATCHED</text:p>
          </table:table-cell>
          <table:table-cell office:value-type="float" office:value="0.0721" calcext:value-type="float">
            <text:p>0.0721</text:p>
          </table:table-cell>
          <table:table-cell office:value-type="float" office:value="0" calcext:value-type="float">
            <text:p>0</text:p>
          </table:table-cell>
          <table:table-cell office:value-type="float" office:value="0.115859516013911" calcext:value-type="float">
            <text:p>0.115859516013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ZLDjVjZoL._SL75_.jpg</text:p>
          </table:table-cell>
          <table:table-cell office:value-type="string" calcext:value-type="string">
            <text:p>https://gloimg.rowcdn.com/ROSE/pdm-provider-img/straight-product-img/20181016/T013181/T0131810381/goods-img/1539663787517481306.jpg</text:p>
          </table:table-cell>
          <table:table-cell office:value-type="string" calcext:value-type="string">
            <text:p>432 <text:s/>16</text:p>
          </table:table-cell>
          <table:table-cell office:value-type="string" calcext:value-type="string">
            <text:p>NOT_MATCHED</text:p>
          </table:table-cell>
          <table:table-cell office:value-type="float" office:value="0.0656" calcext:value-type="float">
            <text:p>0.06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KeyHzCHaL._SL75_.jpg</text:p>
          </table:table-cell>
          <table:table-cell office:value-type="string" calcext:value-type="string">
            <text:p>https://gloimg.rowcdn.com/ROSE/pdm-provider-img/straight-product-img/20181009/T032425/T0324250009/goods-img/1539049105454209989.jpg</text:p>
          </table:table-cell>
          <table:table-cell office:value-type="string" calcext:value-type="string">
            <text:p>432 <text:s/>16</text:p>
          </table:table-cell>
          <table:table-cell office:value-type="string" calcext:value-type="string">
            <text:p>NOT_MATCHED</text:p>
          </table:table-cell>
          <table:table-cell office:value-type="float" office:value="0.0539" calcext:value-type="float">
            <text:p>0.05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X3fUCeqLL._SL75_.jpg</text:p>
          </table:table-cell>
          <table:table-cell office:value-type="string" calcext:value-type="string">
            <text:p>https://gloimg.rowcdn.com/ROSE/pdm-provider-img/straight-product-img/20180115/T015737/T0157370622/goods-img/1516046574484070379.jpg</text:p>
          </table:table-cell>
          <table:table-cell office:value-type="string" calcext:value-type="string">
            <text:p>240 <text:s/>16</text:p>
          </table:table-cell>
          <table:table-cell office:value-type="string" calcext:value-type="string">
            <text:p>NOT_MATCHED</text:p>
          </table:table-cell>
          <table:table-cell office:value-type="float" office:value="0.0924" calcext:value-type="float">
            <text:p>0.09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BX4zZiIqL._SL75_.jpg</text:p>
          </table:table-cell>
          <table:table-cell office:value-type="string" calcext:value-type="string">
            <text:p>https://www.revzilla.com/images/sites/revzilla/support/product_images/missing_300x300.png</text:p>
          </table:table-cell>
          <table:table-cell office:value-type="string" calcext:value-type="string">
            <text:p>272 <text:s/>16</text:p>
          </table:table-cell>
          <table:table-cell office:value-type="string" calcext:value-type="string">
            <text:p>NOT_MATCHED</text:p>
          </table:table-cell>
          <table:table-cell office:value-type="float" office:value="0.0814" calcext:value-type="float">
            <text:p>0.0814</text:p>
          </table:table-cell>
          <table:table-cell office:value-type="float" office:value="0" calcext:value-type="float">
            <text:p>0</text:p>
          </table:table-cell>
          <table:table-cell office:value-type="float" office:value="0.456483513366032" calcext:value-type="float">
            <text:p>0.456483513366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BX4zZiIqL._SL75_.jpg</text:p>
          </table:table-cell>
          <table:table-cell office:value-type="string" calcext:value-type="string">
            <text:p>https://www.revzilla.com/images/sites/revzilla/support/product_images/missing_300x300.png</text:p>
          </table:table-cell>
          <table:table-cell office:value-type="string" calcext:value-type="string">
            <text:p>272 <text:s/>16</text:p>
          </table:table-cell>
          <table:table-cell office:value-type="string" calcext:value-type="string">
            <text:p>NOT_MATCHED</text:p>
          </table:table-cell>
          <table:table-cell office:value-type="float" office:value="0.0814" calcext:value-type="float">
            <text:p>0.0814</text:p>
          </table:table-cell>
          <table:table-cell office:value-type="float" office:value="0" calcext:value-type="float">
            <text:p>0</text:p>
          </table:table-cell>
          <table:table-cell office:value-type="float" office:value="0.456483513366032" calcext:value-type="float">
            <text:p>0.456483513366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GwNs5wMKL._SL75_.jpg</text:p>
          </table:table-cell>
          <table:table-cell office:value-type="string" calcext:value-type="string">
            <text:p>https://imagesprod5.dickssportinggoods.com/is/image/dkscdn/17TNOMMSSBKRSHRTXAPT_Mid_Grey_is/?$DSG_ProductCard$</text:p>
          </table:table-cell>
          <table:table-cell office:value-type="string" calcext:value-type="string">
            <text:p>304 <text:s/>144</text:p>
          </table:table-cell>
          <table:table-cell office:value-type="string" calcext:value-type="string">
            <text:p>NOT_MATCHED</text:p>
          </table:table-cell>
          <table:table-cell office:value-type="float" office:value="0.0798" calcext:value-type="float">
            <text:p>0.0798</text:p>
          </table:table-cell>
          <table:table-cell office:value-type="float" office:value="0" calcext:value-type="float">
            <text:p>0</text:p>
          </table:table-cell>
          <table:table-cell office:value-type="float" office:value="0.336240519504509" calcext:value-type="float">
            <text:p>0.336240519504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0iN3JlQUL._SL75_.jpg</text:p>
          </table:table-cell>
          <table:table-cell office:value-type="string" calcext:value-type="string">
            <text:p>https://imagesprod4.dickssportinggoods.com/is/image/dkscdn/16COFUCPPRFTPRSRSSPMXX_Cardinal_is/?$DSG_ProductCard$</text:p>
          </table:table-cell>
          <table:table-cell office:value-type="string" calcext:value-type="string">
            <text:p>144 <text:s/>144</text:p>
          </table:table-cell>
          <table:table-cell office:value-type="string" calcext:value-type="string">
            <text:p>NOT_MATCHED</text:p>
          </table:table-cell>
          <table:table-cell office:value-type="float" office:value="0.0626" calcext:value-type="float">
            <text:p>0.0626</text:p>
          </table:table-cell>
          <table:table-cell office:value-type="float" office:value="0" calcext:value-type="float">
            <text:p>0</text:p>
          </table:table-cell>
          <table:table-cell office:value-type="float" office:value="0.253026196915448" calcext:value-type="float">
            <text:p>0.253026196915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Piigt2XKL._SL75_.jpg</text:p>
          </table:table-cell>
          <table:table-cell office:value-type="string" calcext:value-type="string">
            <text:p>https://imagesprod1.dickssportinggoods.com/is/image/dkscdn/18RAWUNCBXVRLLYPYXAV_is/?$DSG_ProductCard$</text:p>
          </table:table-cell>
          <table:table-cell office:value-type="string" calcext:value-type="string">
            <text:p>144 <text:s/>16</text:p>
          </table:table-cell>
          <table:table-cell office:value-type="string" calcext:value-type="string">
            <text:p>NOT_MATCHED</text:p>
          </table:table-cell>
          <table:table-cell office:value-type="float" office:value="0.0475" calcext:value-type="float">
            <text:p>0.0475</text:p>
          </table:table-cell>
          <table:table-cell office:value-type="float" office:value="0" calcext:value-type="float">
            <text:p>0</text:p>
          </table:table-cell>
          <table:table-cell office:value-type="float" office:value="0.402900309779613" calcext:value-type="float">
            <text:p>0.402900309779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uyxeotkVL._SL75_.jpg</text:p>
          </table:table-cell>
          <table:table-cell office:value-type="string" calcext:value-type="string">
            <text:p>https://media.entertainmentearth.com/assets/images/e167739d0d354bbf86e7af6040d9ccdfmd.jpg</text:p>
          </table:table-cell>
          <table:table-cell office:value-type="string" calcext:value-type="string">
            <text:p>464 <text:s/>144</text:p>
          </table:table-cell>
          <table:table-cell office:value-type="string" calcext:value-type="string">
            <text:p>NOT_MATCHED</text:p>
          </table:table-cell>
          <table:table-cell office:value-type="float" office:value="0.0604" calcext:value-type="float">
            <text:p>0.0604</text:p>
          </table:table-cell>
          <table:table-cell office:value-type="float" office:value="0" calcext:value-type="float">
            <text:p>0</text:p>
          </table:table-cell>
          <table:table-cell office:value-type="float" office:value="0.164414211010574" calcext:value-type="float">
            <text:p>0.164414211010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H3XjPdVjL._SL75_.jpg</text:p>
          </table:table-cell>
          <table:table-cell office:value-type="string" calcext:value-type="string">
            <text:p>https://media.entertainmentearth.com/assets/images/c796c8296d154df7a18ded4ee9e61d2dmd.jpg</text:p>
          </table:table-cell>
          <table:table-cell office:value-type="string" calcext:value-type="string">
            <text:p>432 <text:s/>144</text:p>
          </table:table-cell>
          <table:table-cell office:value-type="string" calcext:value-type="string">
            <text:p>NOT_MATCHED</text:p>
          </table:table-cell>
          <table:table-cell office:value-type="float" office:value="0.0496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office:value-type="float" office:value="0.047166691925998" calcext:value-type="float">
            <text:p>0.047166691925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51H3XjPdVjL._SL75_.jpg</text:p>
          </table:table-cell>
          <table:table-cell office:value-type="string" calcext:value-type="string">
            <text:p>https://media.entertainmentearth.com/assets/images/c796c8296d154df7a18ded4ee9e61d2dmd.jpg</text:p>
          </table:table-cell>
          <table:table-cell office:value-type="string" calcext:value-type="string">
            <text:p>432 <text:s/>144</text:p>
          </table:table-cell>
          <table:table-cell office:value-type="string" calcext:value-type="string">
            <text:p>NOT_MATCHED</text:p>
          </table:table-cell>
          <table:table-cell office:value-type="float" office:value="0.0496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office:value-type="float" office:value="0.047166691925998" calcext:value-type="float">
            <text:p>0.047166691925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J9CZv22L._SL75_.jpg</text:p>
          </table:table-cell>
          <table:table-cell office:value-type="string" calcext:value-type="string">
            <text:p>https://gloimg.rowcdn.com/ROSE/pdm-provider-img/straight-product-img/20181203/JX011681/JX0116810161/goods-img/1543799974695036051.jpg</text:p>
          </table:table-cell>
          <table:table-cell office:value-type="string" calcext:value-type="string">
            <text:p>144 <text:s/>144</text:p>
          </table:table-cell>
          <table:table-cell office:value-type="string" calcext:value-type="string">
            <text:p>NOT_MATCH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93978217731046" calcext:value-type="float">
            <text:p>0.993978217731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aJ9CZv22L._SL75_.jpg</text:p>
          </table:table-cell>
          <table:table-cell office:value-type="string" calcext:value-type="string">
            <text:p>https://gloimg.rowcdn.com/ROSE/pdm-provider-img/straight-product-img/20181203/JX011681/JX0116810161/goods-img/1543799974695036051.jpg</text:p>
          </table:table-cell>
          <table:table-cell office:value-type="string" calcext:value-type="string">
            <text:p>144 <text:s/>144</text:p>
          </table:table-cell>
          <table:table-cell office:value-type="string" calcext:value-type="string">
            <text:p>NOT_MATCHED</text:p>
          </table:table-cell>
          <table:table-cell office:value-type="float" office:value="0.0464" calcext:value-type="float">
            <text:p>0.0464</text:p>
          </table:table-cell>
          <table:table-cell office:value-type="float" office:value="0" calcext:value-type="float">
            <text:p>0</text:p>
          </table:table-cell>
          <table:table-cell office:value-type="float" office:value="0.993978217731046" calcext:value-type="float">
            <text:p>0.993978217731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l-AdeTUJL._SL75_.jpg</text:p>
          </table:table-cell>
          <table:table-cell office:value-type="string" calcext:value-type="string">
            <text:p>https://gloimg.rowcdn.com/ROSE/pdm-provider-img/straight-product-img/20190102/T011306/T0113063808/goods-img/1546393525107650577.jpg</text:p>
          </table:table-cell>
          <table:table-cell office:value-type="string" calcext:value-type="string">
            <text:p>272 <text:s/>16</text:p>
          </table:table-cell>
          <table:table-cell office:value-type="string" calcext:value-type="string">
            <text:p>NOT_MATCHED</text:p>
          </table:table-cell>
          <table:table-cell office:value-type="float" office:value="0.0583" calcext:value-type="float">
            <text:p>0.05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NKWAjHSgL._SL75_.jpg</text:p>
          </table:table-cell>
          <table:table-cell office:value-type="string" calcext:value-type="string">
            <text:p>https://gloimg.rowcdn.com/ROSE/pdm-provider-img/straight-product-img/20181115/T034343/T0343430187/goods-img/1542342483004532241.jpg</text:p>
          </table:table-cell>
          <table:table-cell office:value-type="string" calcext:value-type="string">
            <text:p>176 <text:s/>16</text:p>
          </table:table-cell>
          <table:table-cell office:value-type="string" calcext:value-type="string">
            <text:p>NOT_MATCHED</text:p>
          </table:table-cell>
          <table:table-cell office:value-type="float" office:value="0.0698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0.199641632898386" calcext:value-type="float">
            <text:p>0.199641632898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61NKWAjHSgL._SL75_.jpg</text:p>
          </table:table-cell>
          <table:table-cell office:value-type="string" calcext:value-type="string">
            <text:p>https://gloimg.rowcdn.com/ROSE/pdm-provider-img/straight-product-img/20181107/T034343/T0343430137/goods-img/1541618168363316081.jpg</text:p>
          </table:table-cell>
          <table:table-cell office:value-type="string" calcext:value-type="string">
            <text:p>176 <text:s/>16</text:p>
          </table:table-cell>
          <table:table-cell office:value-type="string" calcext:value-type="string">
            <text:p>NOT_MATCHED</text:p>
          </table:table-cell>
          <table:table-cell office:value-type="float" office:value="0.0527" calcext:value-type="float">
            <text:p>0.0527</text:p>
          </table:table-cell>
          <table:table-cell office:value-type="float" office:value="0" calcext:value-type="float">
            <text:p>0</text:p>
          </table:table-cell>
          <table:table-cell office:value-type="float" office:value="0.199641632898386" calcext:value-type="float">
            <text:p>0.199641632898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da28aCKOL._SL75_.jpg</text:p>
          </table:table-cell>
          <table:table-cell office:value-type="string" calcext:value-type="string">
            <text:p>https://gloimg.rowcdn.com/ROSE/pdm-product-pic/Clothing/2018/11/16/goods-img/1544684748119645993.jpg</text:p>
          </table:table-cell>
          <table:table-cell office:value-type="string" calcext:value-type="string">
            <text:p>240 <text:s/>144</text:p>
          </table:table-cell>
          <table:table-cell office:value-type="string" calcext:value-type="string">
            <text:p>NOT_MATCHED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x.images-amazon.com/images/I/415GBiR-EtL._SL75_.jpg</text:p>
          </table:table-cell>
          <table:table-cell office:value-type="string" calcext:value-type="string">
            <text:p>https://www.etundra.com/images/products/250x250/restaurant-parts/gas-parts/fittings/american-range-a28016-three-sixteenths-tube-brass-nut/8001225-1.jpg</text:p>
          </table:table-cell>
          <table:table-cell office:value-type="string" calcext:value-type="string">
            <text:p>336 <text:s/>144</text:p>
          </table:table-cell>
          <table:table-cell office:value-type="string" calcext:value-type="string">
            <text:p>NOT_MATCHED</text:p>
          </table:table-cell>
          <table:table-cell office:value-type="float" office:value="0.0848" calcext:value-type="float">
            <text:p>0.0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1:13:46.142588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1T11:17:01.967743388</dc:date>
    <meta:editing-duration>PT4M31S</meta:editing-duration>
    <meta:editing-cycles>5</meta:editing-cycles>
    <meta:generator>LibreOffice/6.0.7.3$Linux_X86_64 LibreOffice_project/00m0$Build-3</meta:generator>
    <meta:document-statistic meta:table-count="1" meta:cell-count="6775" meta:object-count="0"/>
  </office:meta>
</office:document-meta>
</file>